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智库: 德国在某些领域严重依赖于中国产品</text:span>
</text:h>
      <text:p text:style-name="P4">
Author: None (Language: zh)</text:p>
      <text:p text:style-name="P4">
Publisher: None</text:p>
      <text:p text:style-name="P4">
Time: 2023-06-25T-13:27:00Z</text:p>
      <text:p text:style-name="P4">
Description: 据德国经济研究所本周发布的研究报告，德国在很多领域严重依赖于中国进口，其中包括一些原材料、化学原料和电子元件。该报告呼吁经济界尽快采取行动，减少这些领域的对华依赖性，否则“所谓的去风险就只是一句空话”。</text:p>
      <text:p text:style-name="P4">
Videos: []</text:p>
      <text:p text:style-name="P4">
Images: []</text:p>
      <text:p text:style-name="P4">
Subject: 经济纵横</text:p>
      <text:p text:style-name="P4">
Subjects: ['德中关系', '岛屿主权争端', '专题报道：全景观看“习马会”', '中国', '中共十九大']</text:p>
      <text:p text:style-name="P4">
Keywords: ['德国经济研究所', 'IW', '德中关系贸易', '中国', '进口', '电子产品', '原材料', '化学原料', '依赖性', '去风险', '对华脱钩']</text:p>
      <text:p text:style-name="P4">
ID: 65986796</text:p>
      <!--METADATA-->
      <text:p text:style-name="P4">
<text:a xlink:type="simple" xlink:href="https://www.dw.com/zh/overlay/image/article/65986796/61460618" text:style-name="Internet_20_link" text:visited-style-name="Visited_20_Internet_20_Link">
 </text:a>
</text:p>
      <text:p text:style-name="P4">
德国经济研究所（IW）最新发布的研究报告指出，在笔记本电脑、磁铁、键盘以及维生素C、镁和咖啡因这些产品领域，从中国进口的产品所占份额尤其之高，在这些领域，目前完全看不到进口渠道多元化的发展趋势</text:p>
      <text:p text:style-name="P4">
（德国之声中文网）2022年德国从中国进口的商品总量达到了历史最高水平。“在一些产品领域，这是相当危险的——因为中国在这些产品的市场上几乎是独霸一方”，德国经济研究所（IW）最新发布的研究报告指出，尤其是一些原材料、化学原料和电子元件，除了中国之外几乎找不到其它可以替代的供应方。</text:p>
      <text:p text:style-name="P4">
德国政府呼吁 <text:a xlink:type="simple" xlink:href="https://www.dw.com/zh/zh/德国对华经济依赖持续加深-问题出在哪/a-65259582" text:style-name="Internet_20_link" text:visited-style-name="Visited_20_Internet_20_Link">
 德国经济界降低对于中国的依赖性 </text:a>
 。但是对于很多工业企业以及出口导向型企业来说， <text:a xlink:type="simple" xlink:href="https://www.dw.com/zh/zh/德语媒体中国市场不可替代/a-65198442" text:style-name="Internet_20_link" text:visited-style-name="Visited_20_Internet_20_Link">
 中国是一个极其重要的市场</text:a>
 。中国总理 <text:a xlink:type="simple" xlink:href="https://www.dw.com/zh/zh/德中政府磋商不能提问的总理新闻发布会/a-65978567" text:style-name="Internet_20_link" text:visited-style-name="Visited_20_Internet_20_Link">
 李强本周访问了德国</text:a>
，并和总理肖尔茨及其内阁成员举行了德中政府磋商。</text:p>
      <text:h text:style-name="P12" text:outline-level="3">
<text:span text:style-name="T4">
德中贸易往来中新的发展动向</text:span>
</text:h>
      <text:p text:style-name="P4">
不过，根据德国经济研究所的观察，近几年来德中贸易往来中出现了新的发展动向：“从中国运来德国的商品越来越多，而相反德国对中国的出口增长却几乎陷入了停滞。”该机构的研究人员找出了严重依赖从中国进口的产品种类。</text:p>
      <text:p text:style-name="P4">
以2021年的数据为例，在298种分别价值超过1000万欧元的产品当中，德国超过50%的进口都来自中国。2022年，在这些产品当中有211种的中国份额都明显增加。</text:p>
      <text:p text:style-name="P4">
根据德国经济研究所的调查，在笔记本电脑、磁铁、键盘以及维生素C、镁和咖啡因这些产品领域，从中国进口的产品所占份额尤其之高。“从总体上看，在一些原材料、化学原料和电子元件领域，可以观察到中国影响力的日益提升。”在这些领域，目前完全看不到进口渠道多元化的发展趋势。</text:p>
      <text:p text:style-name="P4">
<text:span text:style-name="T4">
更多阅读：<text:a xlink:type="simple" xlink:href="https://www.dw.com/zh/zh/德国在哪方面依赖中国脱钩是否可行/a-65492863" text:style-name="Internet_20_link" text:visited-style-name="Visited_20_Internet_20_Link">
 德国在哪方面依赖中国？ </text:a>
</text:span>
</text:p>
      <text:h text:style-name="P12" text:outline-level="3">
<text:span text:style-name="T4">
不应该让“去风险”成为一句空话</text:span>
</text:h>
      <text:p text:style-name="P4">
研究人员指出，当某些产品对于企业来说是不可或缺的，而且在可见的未来几乎无法被其它供应方的产品所替代时，这样的发展趋势是相当危险的。在这种情况下，德国会陷入一种危险的依赖关系中。</text:p>
      <text:p text:style-name="P4">
德国经济研究所该研究报告的作者还表示，完全与中国脱钩或者彻底与中国告别并不是应该讨论的话题，“主要是在那些确实非常危险的依赖关系中，我们应该减少与中国之间的贸易”，至于哪些领域存在这样的危险，企业应该现在就在政界的支持下把它们找出来，“否则的话，所谓的去风险就只是一句空话。”</text:p>
      <text:p text:style-name="P4">
（路透社）</text:p>
      <text:p text:style-name="P4">
Source: <text:a xlink:type="simple" xlink:href="https://www.dw.com/zh/智库-德国在某些领域严重依赖于中国产品/a-65986796" text:style-name="Internet_20_link" text:visited-style-name="Visited_20_Internet_20_Link">
https://www.dw.com/zh/智库-德国在某些领域严重依赖于中国产品/a-65986796?maca=chi-rss-chi-all-1127-rdf</text:a>
</text:p>
      <!--NEWS-->
      <text:h text:style-name="P10" text:outline-level="1">
<text:span text:style-name="T4">
本世纪末喜马拉雅冰川大半将融化</text:span>
</text:h>
      <text:p text:style-name="P4">
Author: None (Language: zh)</text:p>
      <text:p text:style-name="P4">
Publisher: None</text:p>
      <text:p text:style-name="P4">
Time: 2023-06-25T-15:27:00Z</text:p>
      <text:p text:style-name="P4">
Description: 一项新的研究报告显示，由于气候变暖，到本世纪末，兴都库什/喜马拉雅山区的冰川总体积的75%可能消融。这将让当地2.4亿居民面临洪水和干旱的威胁。</text:p>
      <text:p text:style-name="P4">
Videos: []</text:p>
      <text:p text:style-name="P4">
Images: []</text:p>
      <text:p text:style-name="P4">
Subject: 科技环境</text:p>
      <text:p text:style-name="P4">
Subjects: ['喜马拉雅山', '兴都库什', '高原', '冰川', '气候变暖', '水源', '河流']</text:p>
      <text:p text:style-name="P4">
Keywords: ['意见反馈']</text:p>
      <text:p text:style-name="P4">
ID: 65999366</text:p>
      <!--METADATA-->
      <text:p text:style-name="P4">
<text:a xlink:type="simple" xlink:href="https://www.dw.com/zh/overlay/image/article/65999366/62372756" text:style-name="Internet_20_link" text:visited-style-name="Visited_20_Internet_20_Link">
 </text:a>
</text:p>
      <text:p text:style-name="P4">
到本世纪末，喜马拉雅山脉的大部分冰川将消融</text:p>
      <text:p text:style-name="P4">
（德国之声中文网）一个国际科学家团队的研究表明，喜马拉雅山区的冰雪正在加速融化。根据设在尼泊尔加德满都的国际高山发展中心（ICIMOD）的评估，在2010年代，这以地区的冰雪融化的速度比之前数十年提高了65%。</text:p>
      <text:p text:style-name="P4">
“我们正在失去冰川，100年后这些冰川将不复存在。”该中心的环境科学家、报告主笔韦斯特（Philippus Wester）说。</text:p>
      <text:p text:style-name="P4">
兴都库什/喜马拉雅山脉绵延3500公里，穿越阿富汗、孟加拉、不丹、中国、印度、缅甸、尼泊尔和巴基斯坦8个国家。</text:p>
      <text:p text:style-name="P4">
报告指出，如果气温比前工业化时代升高1.5摄氏度到2摄氏度，到2100年，整个地区的冰川将损失其原有体积的30%-50%。</text:p>
      <text:p text:style-name="P4">
哪里的 <text:a xlink:type="simple" xlink:href="https://www.dw.com/zh/zh/全球冰川消融速度正在加快/a-57375682" text:style-name="Internet_20_link" text:visited-style-name="Visited_20_Internet_20_Link">
 冰川融化 </text:a>
得最多，取决于其具体位置。如果气温上升3摄氏度——这是目前全球的气候政策若延续将导致的结果，喜马拉雅山脉东段，即尼泊尔和不丹境内的冰川到本世纪末将损失其体积的75%。</text:p>
      <text:h text:style-name="P12" text:outline-level="3">
<text:span text:style-name="T4">
喜馬拉雅冰川斷裂 咆哮的山洪沖垮印度大壩</text:span>
</text:h>
      <text:h text:style-name="P12" text:outline-level="3">
<text:span text:style-name="T4">
亚洲两亿人的水源</text:span>
</text:h>
      <text:p text:style-name="P4">
生活在兴都库什-喜马拉雅地区的居民有2.4亿人。这一地区的冰川还是世界上10大河流的发源头地，包括恒河、印度河、湄公河、黄河、长江、伊洛瓦底江等，这些大河流域的人口总数更高达16.5亿，农业灌溉、粮食、能源和经济发展都依赖上述河流。</text:p>
      <text:p text:style-name="P4">
国际高山发展中心副主任科齐尔（Izabella Koziell）说，亚洲有两亿人口的水源要依赖这些冰川和积雪，一旦失去这一冰雪圈，后果是“无法想象”的。</text:p>
      <text:p text:style-name="P4">
报告指出，发源于该地区的12条河流的流量可能在本世纪中叶达到峰值。“虽然听起来我们会有更多的水，因为冰川融化的速度加快......但是，水经常以洪水的形式出现，而不是稳定的水流。”韦斯特说，流量峰值过去后，河流水量会越来越少。</text:p>
      <text:p text:style-name="P4">
目前，许多高山地区的居民利用冰川水和融雪来灌溉农作物。但是，降雪的时间变得更加不稳定，而且越来越少。这种情况对牧业也很不利。一些当地人已经从山村迁往其他地方谋生。二大量冰雪融化，对下游的定居点也构成危险。</text:p>
      <text:p text:style-name="P4">
专家们表示，这种情况突出了“采取紧急行动保护气候的必要性"，韦斯特说。"每一个小的增量都将产生巨大的影响，我们真的需要在减缓气候变暖方面做出努力......这是我们的迫切请求。"</text:p>
      <ul>
        <li>
</li>
      </ul>
      <h5>
喜马拉雅——亚洲之源</h5>
      <text:h text:style-name="P12" text:outline-level="3">
<text:span text:style-name="T4">
布拉马普特拉河</text:span>
</text:h>
      <text:p text:style-name="P4">
人口大国中国和印度都在面临水资源减少的困境。今年10月中国总理李克强与印度总理辛格共同签署《中印水利部加强跨境河流合作谅解备忘录》。但是这份谅解备忘录显然不会解决所有冲突问题。布拉马普特拉河在中国境内被称作雅鲁藏布江，中国计划在这条河流的上游段修建多座大坝，这有可能对印度渔业构成威胁。</text:p>
      <ul>
        <li>
</li>
      </ul>
      <h5>
喜马拉雅——亚洲之源</h5>
      <text:h text:style-name="P12" text:outline-level="3">
<text:span text:style-name="T4">
长江</text:span>
</text:h>
      <text:p text:style-name="P4">
中国境内最长的河流长江在部分流段已经变成了排水沟。工业废水、农业废水和各类垃圾被倾倒进长江。在长江上游段建成的三峡大坝可以防治洪涝灾害、提供电力能源并且为船运交通提供便利。但是这一浩大的工程却造成近200万人移民。</text:p>
      <ul>
        <li>
</li>
      </ul>
      <h5>
喜马拉雅——亚洲之源</h5>
      <text:h text:style-name="P12" text:outline-level="3">
<text:span text:style-name="T4">
黄河</text:span>
</text:h>
      <text:p text:style-name="P4">
超过1亿人居住在黄河两岸。黄河在中国也被称为“母亲河”。这条“母亲河”三分之二的水域已经遭到污染，不仅鱼群生存受到威胁，一些河段的黄河水甚至已经不再适合农田灌溉。</text:p>
      <ul>
        <li>
</li>
      </ul>
      <h5>
喜马拉雅——亚洲之源</h5>
      <text:h text:style-name="P12" text:outline-level="3">
<text:span text:style-name="T4">
恒河</text:span>
</text:h>
      <text:p text:style-name="P4">
今年年初在亚穆纳河汇入恒河的安拉哈巴德，1亿多印度人在河水中洗涤身上罪孽和污垢。但是在“大壶节”参加朝圣的人们跳入的河水却是受到污染最为严重的河流。城市生活垃圾、甚至印度传统火葬结束后的残渣都被倾倒进河流中。</text:p>
      <ul>
        <li>
</li>
      </ul>
      <h5>
喜马拉雅——亚洲之源</h5>
      <text:h text:style-name="P12" text:outline-level="3">
<text:span text:style-name="T4">
印度河</text:span>
</text:h>
      <text:p text:style-name="P4">
印度河流经巴基斯坦和印度。这条河既是水源又是排污管道。虽然印度和巴基斯坦在上世纪60年代签署了印度河条约，但是双方的争端却未能由此得到解决。巴基斯坦方面指责印度修建大坝掐断了巴基斯坦农民种田的水源。</text:p>
      <ul>
        <li>
</li>
      </ul>
      <h5>
喜马拉雅——亚洲之源</h5>
      <text:h text:style-name="P12" text:outline-level="3">
<text:span text:style-name="T4">
湄公河</text:span>
</text:h>
      <text:p text:style-name="P4">
湄公河流经6个国家。其中4个国家属于签署了《湄公河流域持续发展合作协定》的湄公河委员会成员国。这4个国家包括柬埔寨、老挝、越南和泰国。老挝曾计划在湄公河下游修建Xayaburi大坝，遭到来自泰国国内的抗议。</text:p>
      <ul>
        <li>
</li>
      </ul>
      <h5>
喜马拉雅——亚洲之源</h5>
      <text:h text:style-name="P12" text:outline-level="3">
<text:span text:style-name="T4">
伊洛瓦底江</text:span>
</text:h>
      <text:p text:style-name="P4">
伊洛瓦底江是缅甸的生命之河。2007年缅甸军政府同中国方面签署协议在伊洛瓦底江修建密松水电站。按照协议水电站投入使用后也向中国境内输电。2011年缅甸新政府宣布这项协议无效，因为这份协议“违背了人民的意志”。</text:p>
      <ul>
        <li>
</li>
      </ul>
      <h5>
喜马拉雅——亚洲之源</h5>
      <text:h text:style-name="P12" text:outline-level="3">
<text:span text:style-name="T4">
萨尔温江</text:span>
</text:h>
      <text:p text:style-name="P4">
缅甸少数民族克钦族同政府军之间的战争持续了几乎65年。计划中的萨尔温江水电项目将造成上千克钦族人被迫迁徙。涉及到经济利益的时候，当地百姓的利益常常会被忽视掉。</text:p>
      <text:p text:style-name="P4">
作者: Helle Jeppesen/洪沙</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法新社）</text:p>
      <text:p text:style-name="P4">
Source: <text:a xlink:type="simple" xlink:href="https://www.dw.com/zh/本世纪末喜马拉雅冰川大半将融化/a-65999366" text:style-name="Internet_20_link" text:visited-style-name="Visited_20_Internet_20_Link">
https://www.dw.com/zh/本世纪末喜马拉雅冰川大半将融化/a-65999366?maca=chi-rss-chi-all-1127-rdf</text:a>
</text:p>
      <!--NEWS-->
      <text:h text:style-name="P10" text:outline-level="1">
<text:span text:style-name="T4">
厄尔尼诺现象可能抬升食品价格</text:span>
</text:h>
      <text:p text:style-name="P4">
Author: None (Language: zh)</text:p>
      <text:p text:style-name="P4">
Publisher: None</text:p>
      <text:p text:style-name="P4">
Time: 2023-06-25T-19:24:00Z</text:p>
      <text:p text:style-name="P4">
Description: 新一次厄尔尼诺气候现象已经到来，将会给世界上一些地区带来洪水，同时给另外一些地区造成干旱。过去的此类破坏性天气现象给全球经济造成了数万亿美元的损失，并引发了通货膨胀。</text:p>
      <text:p text:style-name="P4">
Videos: []</text:p>
      <text:p text:style-name="P4">
Images: []</text:p>
      <text:p text:style-name="P4">
Subject: 科技环境</text:p>
      <text:p text:style-name="P4">
Subjects: []</text:p>
      <text:p text:style-name="P4">
Keywords: ['气候变化', '通货膨胀', '洪水', '环境保护']</text:p>
      <text:p text:style-name="P4">
ID: 66016431</text:p>
      <!--METADATA-->
      <text:p text:style-name="P4">
<text:a xlink:type="simple" xlink:href="https://www.dw.com/zh/overlay/image/article/66016431/65903456" text:style-name="Internet_20_link" text:visited-style-name="Visited_20_Internet_20_Link">
 </text:a>
</text:p>
      <text:p text:style-name="P4">
印度孟买的热带风暴（2023年6月）</text:p>
      <text:p text:style-name="P4">
（德国之声中文网）厄尔尼诺现象是一种改变全球天气模式的自然现象。时隔四年之后卷土重来，可能加剧本已高企的食品通胀。</text:p>
      <text:p text:style-name="P4">
上周，美国国家海洋和大气管理局（NOAA）气候预测中心表示，厄尔尼诺现象已经存在，预计将在未来六到九个月内"逐渐加强"，给全球大部分地区带来新的极端天气期。</text:p>
      <text:p text:style-name="P4">
"（再次发生强厄尔尼诺现象的）可能性相当高。" 德国卡尔斯鲁厄理工大学气象与气候研究所（IMK-IFU)）教授昆斯特曼 (Harald Kunstmann)表示，"如果发生这种情况，可以预计会出现通常与这种现象相伴的极端气候和异常现象。"</text:p>
      <text:p text:style-name="P4">
厄尔尼诺现象的命名来自西班牙语ElNiño（男孩），是指东太平洋海水每隔数年就会异常升温的现象。它助长了美洲的洪水、太平洋的热带风暴，并给包括南部非洲在内的世界许多地区带来了干旱。</text:p>
      <text:p text:style-name="P4">
这些自然灾害对渔业、农业和其他经济部门造成严重破坏，并且还会加剧气候变化的影响。2016 年，厄尔尼诺现象造成了有记录以来最热的年度，科学家担心它可能会导致<text:a xlink:type="simple" xlink:href="https://www.dw.com/zh/zh/世界气象组织警告未来五年将创下最热记录/a-65668526" text:style-name="Internet_20_link" text:visited-style-name="Visited_20_Internet_20_Link">
 全球气温再创新高 </text:a>
 。</text:p>
      <text:p text:style-name="P4">
</text:p>
      <text:p text:style-name="P4">
厄尔尼诺现象给一些地区带来了洪水灾害</text:p>
      <text:p text:style-name="P4">
本月早些时候，欧盟哥白尼气候变化服务中心的研究人员发现，全球地表气温首次比工业化前水平上升了1.5摄氏度，而这正是2015年巴黎气候峰会各国达成共识的未来升温极限。</text:p>
      <text:p text:style-name="P4">
"6月份就达到1.5摄氏度的升温非同小可。" 昆斯特曼告诉德国之声，"我们可能很快就会超过这个门槛，不仅持续几周，而且是更长的一段时间。"</text:p>
      <text:h text:style-name="P12" text:outline-level="3">
<text:span text:style-name="T4">
<text:span text:style-name="T4">
厄尔尼诺现象带来巨大经济损失</text:span>
</text:span>
</text:h>
      <text:p text:style-name="P4">
即使在最极端的天气过去之后，厄尔尼诺季节造成的经济影响往往仍将持续。</text:p>
      <text:p text:style-name="P4">
根据美国达特茅斯学院的研究，继 1982-83 年厄尔尼诺现象之后，经济影响持续了五年之久，总计损失达到大约 4.1 万亿美元（3.7 万亿欧元）。</text:p>
      <text:p text:style-name="P4">
研究人员在美国《科学》杂志上发表的一篇论文中表示，1997-98年厄尔尼诺季节过后，全球经济增长受到的损失达5.7万亿美元。</text:p>
      <text:p text:style-name="P4">
达特茅斯学院生态系统和社会项目的博士生克里卡拉汉 (Christopher Callahan)表示："我们可以肯定地说，社会和经济受到打击后绝对不会很快恢复。"他说，厄尔尼诺现象发生后，增长可能会受到长达 14 年的影响，甚至可能更久。</text:p>
      <text:p text:style-name="P4">
达特茅斯学院的研究人员发现，1982-83 年和 1997-98 年的厄尔尼诺现象导致美国 1988 年和 2003 年的国内生产总值 (GDP) 下降了约3%。秘鲁和印度尼西亚等农业占国民生产总值15%的国家，2003年的GDP下降了 10% 以上。</text:p>
      <ul>
        <li>
</li>
      </ul>
      <h5>
亞洲各國熱爆啦！</h5>
      <text:h text:style-name="P12" text:outline-level="3">
<text:span text:style-name="T4">
中國：電網壓力山大</text:span>
</text:h>
      <text:p text:style-name="P4">
中國北方近日多地氣溫突破40℃，讓許多人都「熱到懷疑人生」。中國國家氣候中心副主任任高榮6月2日曾表示，中國5月共有446個氣象站測到的日最高氣溫，都達到或突破5月的歷史極值，持續不斷的熱浪，讓中國各大城市的空調需求猛增，該國的電網承受著巨大的壓力。</text:p>
      <ul>
        <li>
</li>
      </ul>
      <h5>
亞洲各國熱爆啦！</h5>
      <text:h text:style-name="P12" text:outline-level="3">
<text:span text:style-name="T4">
印度：救命甘泉</text:span>
</text:h>
      <text:p text:style-name="P4">
新德里的志工在炎熱的午後發放免費飲料。過去幾天，印度多地都遭受酷暑襲擊，人口最多的兩個邦至少有96人死亡，並有大量患者因中暑住院。由於情況嚴重，印度巴利亞（Ballia）取消了醫務人員的休假申請，在急診病房緊急增設病床，以容納大量湧入的患者。</text:p>
      <ul>
        <li>
</li>
      </ul>
      <h5>
亞洲各國熱爆啦！</h5>
      <text:h text:style-name="P12" text:outline-level="3">
<text:span text:style-name="T4">
越南：搶水關燈囉！</text:span>
</text:h>
      <text:p text:style-name="P4">
圖中的快遞員努力用他的機車載運盡可能多的水。在越南首都河內，酷暑讓飲用水的需求大增。當地氣溫曾在5月時創下44.1°C的新高，當局6月表示國家電網承受巨大壓力後，部分城市已經減少了公共照明，政府辦公室亦被敦促將用電量減少十分之一。</text:p>
      <ul>
        <li>
</li>
      </ul>
      <h5>
亞洲各國熱爆啦！</h5>
      <text:h text:style-name="P12" text:outline-level="3">
<text:span text:style-name="T4">
印度尼西亞：涼風隨手來</text:span>
</text:h>
      <text:p text:style-name="P4">
印度尼西亞班達亞齊（BandaAceh）氣溫飆升，手持風扇讓這位女學生稍有一絲喘息的機會。聖嬰現象的到來，也讓印度尼西亞人嚴陣以待，謹防森林野火造成的農業損害及空氣污染。</text:p>
      <ul>
        <li>
</li>
      </ul>
      <h5>
亞洲各國熱爆啦！</h5>
      <text:h text:style-name="P12" text:outline-level="3">
<text:span text:style-name="T4">
印度：熱到停課休工</text:span>
</text:h>
      <text:p text:style-name="P4">
印度北方邦「安拉阿巴德」（Prayagraj）的悶熱讓人難以繼續工作，該地區6月18日的最高溫高達43°C，較正常值高出5°C。印度的夏季落在4月至6月，但在過去10年間，夏季氣溫變得更加猛烈。孟買4月舉行的一場政府活動熱死了13個人，促使部分邦停課一週。</text:p>
      <ul>
        <li>
</li>
      </ul>
      <h5>
亞洲各國熱爆啦！</h5>
      <text:h text:style-name="P12" text:outline-level="3">
<text:span text:style-name="T4">
泰國：急需冰塊消暑</text:span>
</text:h>
      <text:p text:style-name="P4">
泰國首都曼谷的工人正在將冰塊運往市場。泰國過去幾週經歷致命熱浪，當地4月曾錄達45.4°C的高溫，泰國氣象局稱部分地區的濕度更讓體感溫度高達50°C，但進入雨季後有望緩解。</text:p>
      <ul>
        <li>
</li>
      </ul>
      <h5>
亞洲各國熱爆啦！</h5>
      <text:h text:style-name="P12" text:outline-level="3">
<text:span text:style-name="T4">
孟加拉：水能載舟 亦能覆舟</text:span>
</text:h>
      <text:p text:style-name="P4">
孟加拉國是世界上受氣候災難影響最嚴重的國家之一，圖中的孩子們正在布里甘加河（Buriganga）中消暑。該國頻傳毀滅性的颶風和洪水災害，海平面的上升，也讓該國五分之一的地區面臨永久性的洪水威脅。</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达特茅斯研究人员估计，从现在到2029年，最新厄尔尼诺季节的负面经济影响可能达到 3 万亿美元。</text:p>
      <text:p text:style-name="P4">
"经济影响首先是渔业，该行业因海洋温度升高而遭受巨大损失。"昆斯特曼告诉德国之声，"然后它会袭击非洲、南美甚至北美几个地区的大型农业地区。接下来，如果收成不佳且基础设施因风暴受损，保险业也会受到影响。"</text:p>
      <text:h text:style-name="P12" text:outline-level="3">
<text:span text:style-name="T4">
<text:span text:style-name="T4">
食品和能源价格可能大幅上涨</text:span>
</text:span>
</text:h>
      <text:p text:style-name="P4">
彭博经济研究公司本周发布的模型发现，前几次厄尔尼诺现象导致非能源大宗商品价格上涨近 4 个百分点，石油价格上涨 3.5 个百分点，削弱了全球粮食安全。</text:p>
      <text:p text:style-name="P4">
彭博社发现，阿根廷和巴西的通胀率因此高出约 0.75 个百分点，菲律宾和印度的通胀率高出半个百分点。</text:p>
      <text:p text:style-name="P4">
由于担心这一次厄尔尼诺现象可能是有史以来升温最多、造成损失最高的一次，分析人士认为，它也有可能延长食品的高通胀。</text:p>
      <text:p text:style-name="P4">
新冠疫情后的物价上涨高峰可能已经过去，但可能需要数年时间才能回归美国和欧洲央行设定的 2%的通胀目标。</text:p>
      <text:p text:style-name="P4">
德国最大的私人贷款机构德意志银行上周在一份研究报告中表示，关于厄尔尼诺现象的警告越来越多，已经导致近几周咖啡、糖和可可的价格大幅上涨。随着收成受到恶劣天气的影响，其他食品价格预计也会跟进。</text:p>
      <text:p text:style-name="P4">
"（价格上涨）可能会对新兴市场产生特别负面的影响。在新兴市场，食品通常至少占消费者支出的三分之一。它们所在的地理位置也更容易受到洪水等气候变化的影响，而厄尔尼诺加大了这种可能性。"德意志银行分析师写道。</text:p>
      <text:p text:style-name="P4">
在印度，农业是经济的基石，每年的季风对粮食产量至关重要。印度储备银行行长达斯 (Shaktikanta Das)最近表示："密切和持续的关注……绝对有必要，特别是在对季风的预期和厄尔尼诺现象的影响仍然不确定的情况下。"</text:p>
      <text:p text:style-name="P4">
Source: <text:a xlink:type="simple" xlink:href="https://www.dw.com/zh/厄尔尼诺现象可能抬升食品价格/a-66016431" text:style-name="Internet_20_link" text:visited-style-name="Visited_20_Internet_20_Link">
https://www.dw.com/zh/厄尔尼诺现象可能抬升食品价格/a-66016431?maca=chi-rss-chi-all-1127-rdf</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5T03:32:46</text:p>
      <text:p text:style-name="P4">
Modified Time: 2023-06-25T14:02:48</text:p>
      <text:p text:style-name="P4">
Description: 瓦格纳雇佣军首领叶夫根尼·普里戈津带着他的士兵离开俄罗斯南部城市顿河畔罗斯托夫。</text:p>
      <text:p text:style-name="P4">
Images: ["<text:a xlink:type="simple" xlink:href="https://chinese.aljazeera.net/wp-content/uploads/2023/06/5-1687665141.jpg" text:style-name="Internet_20_link" text:visited-style-name="Visited_20_Internet_20_Link">
5-1687665141.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1" text:anchor-type="as-char" svg:width="6.9236in" svg:height="4.612736in" draw:z-index="0">
<draw:image xlink:href="../Images/Aljazeera Chinese/2023-06-25T03-32-46/5-1687665141.jpg" xlink:type="simple" xlink:show="embed" xlink:actuate="onLoad" draw:mime-type="image/jpeg"/>
</draw:frame>
 瓦格纳士兵从罗斯托夫撤出时向街上的人们致意(AFP)</text:p>
      <ul>
        <li>
当地州长表示，在瓦格纳雇佣军组织停止了针对莫斯科的戏剧性叛乱后，瓦格纳战士正在离开俄罗斯南部沃罗涅日地区。   * 此前，瓦格纳雇佣军首领叶夫根尼·普里戈津带着他的士兵离开俄罗斯南部城市顿河畔罗斯托夫。</li>
      </ul>
      <text:p text:style-name="P4">
阅读更多</text:p>
      <text:p text:style-name="P4">
Source: <text:a xlink:type="simple" xlink:href="https://chinese.aljazeera.net/news/war-in-ukraine/liveblog/2023/6/25/%e4%bf%84%e7%bd%97%e6%96%af%e5%af%b9%e4%b9%8c%e5%85%8b%e5%85%b0%e6%88%98%e4%ba%89%e7%9a%84%e4%bb%8a%e6%97%a5%e5%8f%91%e5%b1%95-367" text:style-name="Internet_20_link" text:visited-style-name="Visited_20_Internet_20_Link">
https://chinese.aljazeera.net/news/war-in-ukraine/liveblog/2023/6/25/%e4%bf%84%e7%bd%97%e6%96%af%e5%af%b9%e4%b9%8c%e5%85%8b%e5%85%b0%e6%88%98%e4%ba%89%e7%9a%84%e4%bb%8a%e6%97%a5%e5%8f%91%e5%b1%95-367</text:a>
</text:p>
      <!--NEWS-->
      <text:h text:style-name="P10" text:outline-level="1">
<text:span text:style-name="T4">
为什么AIGC会加速“他者的消失”？ (Free Version)</text:span>
</text:h>
      <text:p text:style-name="P4">
Authors: ['袁漪琳']</text:p>
      <text:p text:style-name="P4">
Publisher: 英国《金融时报》</text:p>
      <text:p text:style-name="P4">
Time: 2023-06-25T04:52:08+00:00</text:p>
      <text:p text:style-name="P4">
Published Time: 2023-06-24T12:00:99+08:00</text:p>
      <text:p text:style-name="P4">
Modified Time: 2023-06-25T00:49:99+08:00</text:p>
      <text:p text:style-name="P4">
Description: 智能创作时代，传统意义上的知识生产和传播者，比如最典型的纸媒，是会加速消亡，还是能迎来更多的可能性？</text:p>
      <text:p text:style-name="P4">
Images: []</text:p>
      <text:p text:style-name="P4">
Themes: ['AI', '关注']</text:p>
      <text:p text:style-name="P4">
Keywords: ['AI', 'ChatGPT', 'VR', '哲学', '人文', '纸媒', '教育']</text:p>
      <text:p text:style-name="P4">
Type: Article</text:p>
      <!--METADATA-->
      <text:p text:style-name="P4">
“我们在讨论AI的时候，本质还是在讨论‘什么是心灵’‘什么是意识’？在讨论VR或者‘增强现实’的时候，是在讨论‘什么是现实’‘什么是存在’？如果能从这个层面去思考，我们会发现很多东西本质上是没有变的。”</text:p>
      <text:p text:style-name="P4">
策展人、“泛生物艺术工作室”创始人魏颖长期关注艺术与科技的融合，她认为，回看技术史，看到技术演进的过程，能让人在眼下的狂热中保持理性，同时，多去接触新技术，对技术祛魅，并与之“共生”会是一个比较好的态度。</text:p>
      <text:p text:style-name="P4">
Source: <text:a xlink:type="simple" xlink:href="http://www.ftchinese.com/story/001100058" text:style-name="Internet_20_link" text:visited-style-name="Visited_20_Internet_20_Link">
http://www.ftchinese.com/story/001100058</text:a>
</text:p>
      <!--NEWS-->
      <text:h text:style-name="P10" text:outline-level="1">
<text:span text:style-name="T4">
关于电子邮件的悲哀真相 (Free Version)</text:span>
</text:h>
      <text:p text:style-name="P4">
Authors: ['皮利塔•克拉克']</text:p>
      <text:p text:style-name="P4">
Publisher: 英国《金融时报》</text:p>
      <text:p text:style-name="P4">
Time: 2023-06-25T06:04:19+00:00</text:p>
      <text:p text:style-name="P4">
Published Time: 2023-06-24T12:00:99+08:00</text:p>
      <text:p text:style-name="P4">
Modified Time: 2023-06-25T02:02:99+08:00</text:p>
      <text:p text:style-name="P4">
Description: 克拉克：如果我们不能停止没完没了的工作沟通，办公室生活将永远令人倍感折磨。</text:p>
      <text:p text:style-name="P4">
Images: ["<text:a xlink:type="simple" xlink:href="https://thumbor.ftacademy.cn/unsafe/picture/5/000180275_piclink.jpeg" text:style-name="Internet_20_link" text:visited-style-name="Visited_20_Internet_20_Link">
000180275_pic...</text:a>
"]</text:p>
      <text:p text:style-name="P4">
Themes: ['观点', '电子邮件', '关注']</text:p>
      <text:p text:style-name="P4">
Keywords: ['电子邮件', '工作生活平衡', '职场']</text:p>
      <text:p text:style-name="P4">
Type: Article</text:p>
      <!--METADATA-->
      <text:p text:style-name="P4">
<draw:frame draw:style-name="fr1" draw:name="Image22" text:anchor-type="as-char" svg:width="6.9236in" svg:height="4.615733in" draw:z-index="0">
<draw:image xlink:href="../Images/FT Chinese Free Version/2023-06-25T06-04-19-00-00/000180275_piclink.jpeg" xlink:type="simple" xlink:show="embed" xlink:actuate="onLoad" draw:mime-type="image/jpeg"/>
</draw:frame>
</text:p>
      <text:p text:style-name="P4">
说起办公室的枯燥无聊，我原以为，关于工作电子邮件这个让人精疲力竭、难以消灭的互联网蟑螂，已经没什么可说的了。</text:p>
      <text:p text:style-name="P4">
但前不久，当一位工作上的好友告诉我，她10岁的儿子有了第一个电子邮件账户是多么激动时，我发现确实还有的说。</text:p>
      <text:p text:style-name="P4">
Source: <text:a xlink:type="simple" xlink:href="http://www.ftchinese.com/story/001100060" text:style-name="Internet_20_link" text:visited-style-name="Visited_20_Internet_20_Link">
http://www.ftchinese.com/story/001100060</text:a>
</text:p>
      <!--NEWS-->
      <text:h text:style-name="P10" text:outline-level="1">
<text:span text:style-name="T4">
政经一团糟，苏纳克继续力挺乌克兰 (Free Version)</text:span>
</text:h>
      <text:p text:style-name="P4">
Authors: ['何越']</text:p>
      <text:p text:style-name="P4">
Publisher: 英国《金融时报》</text:p>
      <text:p text:style-name="P4">
Time: 2023-06-25T06:04:51+00:00</text:p>
      <text:p text:style-name="P4">
Published Time: 2023-06-24T12:00:99+08:00</text:p>
      <text:p text:style-name="P4">
Modified Time: 2023-06-25T01:52:99+08:00</text:p>
      <text:p text:style-name="P4">
Description: 何越：苏纳克虽然有为有才，可那只是多数保守党议员的看法，他在选民中似乎分量不重。现在舆论都在谈论明年大选工党执政的前景了。</text:p>
      <text:p text:style-name="P4">
Images: ["<text:a xlink:type="simple" xlink:href="https://thumbor.ftacademy.cn/unsafe/picture/4/000185514_piclink.jpg" text:style-name="Internet_20_link" text:visited-style-name="Visited_20_Internet_20_Link">
000185514_pic...</text:a>
"]</text:p>
      <text:p text:style-name="P4">
Themes: ['专栏', '英国政治', '关注']</text:p>
      <text:p text:style-name="P4">
Keywords: ['英国政治', '苏纳克', '英国保守党', '越陌度阡']</text:p>
      <text:p text:style-name="P4">
Type: Article</text:p>
      <!--METADATA-->
      <text:p text:style-name="P4">
<draw:frame draw:style-name="fr1" draw:name="Image23" text:anchor-type="as-char" svg:width="6.9236in" svg:height="4.617987in" draw:z-index="0">
<draw:image xlink:href="../Images/FT Chinese Free Version/2023-06-25T06-04-51-00-00/000185514_piclink.jpg" xlink:type="simple" xlink:show="embed" xlink:actuate="onLoad" draw:mime-type="image/jpeg"/>
</draw:frame>
</text:p>
      <text:p text:style-name="P4">
乌克兰战争之初，前任英国首相约翰逊是最先援助乌克兰的少数西方领导人之一，并与泽连斯基结下患难之交。现任首相苏纳克继承了这一传统。无论军事、财力还是人力，他都鼎立支持。</text:p>
      <text:p text:style-name="P4">
军事方面，乌克兰反攻至今并未取得预料战绩。战争结束之前，已经确认乌克兰不可能加入北约，因为要避免将北约所有国家拖入战争（见 <text:a xlink:type="simple" xlink:href="https://www.ftchinese.com/story/001099910" text:style-name="Internet_20_link" text:visited-style-name="Visited_20_Internet_20_Link">
《从遥遥无期到近在咫尺：乌克兰能加入北约吗？》 </text:a>
）。7月泽连斯基是否会参加北约在立陶宛首都维尔纽斯的峰会还未知，也许尚未最后出台的美、英、德、法为乌克兰提供长期安全的保证（即加入北约的替代方案），能令泽连斯基无法拒绝。如今他可是凝聚北约的核心人物。</text:p>
      <text:p text:style-name="P4">
Source: <text:a xlink:type="simple" xlink:href="http://www.ftchinese.com/story/001100059" text:style-name="Internet_20_link" text:visited-style-name="Visited_20_Internet_20_Link">
http://www.ftchinese.com/story/001100059</text:a>
</text:p>
      <!--NEWS-->
      <text:h text:style-name="P10" text:outline-level="1">
<text:span text:style-name="T4">
当电动汽车成为私人发电厂 (Free Version)</text:span>
</text:h>
      <text:p text:style-name="P4">
Authors: ['杨蓓蓓']</text:p>
      <text:p text:style-name="P4">
Publisher: 英国《金融时报》</text:p>
      <text:p text:style-name="P4">
Time: 2023-06-25T06:09:48+00:00</text:p>
      <text:p text:style-name="P4">
Published Time: 2023-06-24T12:00:99+08:00</text:p>
      <text:p text:style-name="P4">
Modified Time: 2023-06-25T02:07:99+08:00</text:p>
      <text:p text:style-name="P4">
Description: 新一代的电动皮卡可以在飓风肆虐时为一个家庭供电三天，甚至还可以“反哺”国家电网。</text:p>
      <text:p text:style-name="P4">
Images: ["<text:a xlink:type="simple" xlink:href="https://thumbor.ftacademy.cn/unsafe/picture/5/000184915_piclink.jpeg" text:style-name="Internet_20_link" text:visited-style-name="Visited_20_Internet_20_Link">
000184915_pic...</text:a>
"]</text:p>
      <text:p text:style-name="P4">
Themes: ['观点', '电动汽车', '关注']</text:p>
      <text:p text:style-name="P4">
Keywords: ['电动汽车', '电池', '气候变化', '福特', '通用汽车', '绿色经济']</text:p>
      <text:p text:style-name="P4">
Type: Article</text:p>
      <!--METADATA-->
      <text:p text:style-name="P4">
<draw:frame draw:style-name="fr1" draw:name="Image24" text:anchor-type="as-char" svg:width="6.9236in" svg:height="4.617987in" draw:z-index="0">
<draw:image xlink:href="../Images/FT Chinese Free Version/2023-06-25T06-09-48-00-00/000184915_piclink.jpeg" xlink:type="simple" xlink:show="embed" xlink:actuate="onLoad" draw:mime-type="image/jpeg"/>
</draw:frame>
</text:p>
      <text:p text:style-name="P4">
<text:span text:style-name="T5">
本文作者是特约专栏作家，常驻芝加哥</text:span>
</text:p>
      <text:p text:style-name="P4">
对于那些感性的人来说，电动汽车触动了很多情感按钮。有瞬间加速的兴奋感，有自我意识的强化——感觉自己是这条街上最酷的孩子，还有认为自己站在气候变化史的正确一边的自鸣得意感。</text:p>
      <text:p text:style-name="P4">
Source: <text:a xlink:type="simple" xlink:href="http://www.ftchinese.com/story/001100061" text:style-name="Internet_20_link" text:visited-style-name="Visited_20_Internet_20_Link">
http://www.ftchinese.com/story/001100061</text:a>
</text:p>
      <!--NEWS-->
      <text:h text:style-name="P10" text:outline-level="1">
<text:span text:style-name="T4">
从数据看发展：美国公众眼里中国形象的变迁</text:span>
</text:h>
      <text:p text:style-name="P4">
Author: None (Language: zh)</text:p>
      <text:p text:style-name="P4">
Publisher: None</text:p>
      <text:p text:style-name="P4">
Time: 2023-06-25T07:24:00Z</text:p>
      <text:p text:style-name="P4">
Description: 美国知名的民调机构盖洛普（Gallup）从上世纪70年代底开始关注美国公众对中国的看法，迄今积累了不少问卷档案。如果将同一题目的民调放在一条时间线看，会有怎样的发现？</text:p>
      <text:p text:style-name="P4">
Videos: []</text:p>
      <text:p text:style-name="P4">
Images: []</text:p>
      <text:p text:style-name="P4">
Subject: 时政风云</text:p>
      <text:p text:style-name="P4">
Subjects: []</text:p>
      <text:p text:style-name="P4">
Keywords: ['德中关系', '南希·佩洛西', '奥巴马', '专题报道：习近平访美', '岛屿主权争端', '专题报道：全景观看“习马会”', '中国', '中共十九大', '美国']</text:p>
      <text:p text:style-name="P4">
ID: 65972594</text:p>
      <!--METADATA-->
      <text:p text:style-name="P4">
<text:a xlink:type="simple" xlink:href="https://www.dw.com/zh/overlay/image/article/65972594/58855870" text:style-name="Internet_20_link" text:visited-style-name="Visited_20_Internet_20_Link">
 </text:a>
</text:p>
      <text:p text:style-name="P4">
美国公众对中国是否有好感，受到多种因素的影响</text:p>
      <text:p text:style-name="P4">
（德国之声中文网）民调能即时传递公众看法、直观体现舆情，但反映的是当时的"瞬间"状态。德国之声对多年来盖洛普进行的涉及"美国民众对中国观感"话题的民调结果进行了汇总比较，其结果或能体现美国社会如何看待中国的国际地位及其对美国的地缘政治影响。</text:p>
      <text:h text:style-name="P12" text:outline-level="3">
<text:span text:style-name="T4">
整体观感</text:span>
</text:h>
      <text:p text:style-name="P4">
盖洛普自1979年开始在问卷中调查美国民众对中国的整体看法，这一年两国刚刚建立外交关系。当时，有64%的受访者对中国持正面看法，持负面看法的仅有25%。不过在之后数年里，情况有所转变，1985年时，对中国持积极看法的美国人比例降至38%，持负面看法的受访者升至51%。1984到1985年间，中美国家元首和政府首脑首次互访。此后双方的官方互动和经济文化交流日趋活跃，同时美国人对中国的观感有明显改善。</text:p>
      <text:p text:style-name="P4">
1989年的天安门事件后，美国官方对中国实施了制裁，民间对中国的认知也发生了逆转。一年间，对中国持正面看法的受访者比例从72%跌至34%持负面看法者从13%升至54%。此后多年间，比例基本保持在稳定区间内，持负面看法的受访者占45%到60%。</text:p>
      <text:p text:style-name="P4">
最近数年来，美中关系下行，中国在国际社会的形象受创，这也反映在民调中。自2018年以来，对中国有负面观感的受访者大幅持续上升，在2021年达到79%的新高，对中国有积极观感的人的比例降至20%。2022年的问卷结果与2021年一致。</text:p>
      <text:h text:style-name="P12" text:outline-level="3">
<text:span text:style-name="T4">
谁是美国最大的敌人</text:span>
</text:h>
      <text:p text:style-name="P4">
另一项长期调查的结果显示，近10年来，也就是习近平主政以来，美国人越来越明显感受中国已对美国构成一种威胁。</text:p>
      <text:p text:style-name="P4">
对于"哪个国家是美国最大的敌人？"这一问题，2015年时有18%的受访者认为是俄罗斯，15%的人认为是朝鲜，认为中国和伊朗是"最大敌人"的分别有12%和9%。</text:p>
      <text:p text:style-name="P4">
2018年后，认为中国是美国头号敌对者的人比例开始稳步上升， <text:a xlink:type="simple" xlink:href="https://www.dw.com/zh/zh/盖洛普美国人对中俄好感度创新低/a-56761933" text:style-name="Internet_20_link" text:visited-style-name="Visited_20_Internet_20_Link">
 2021年</text:a>
增至45%，超过了俄罗斯（26%），首次居于其它选项之前。2022年和2023年，分别有49%和50%的受访者认为，中国是美国最大的敌人。</text:p>
      <text:h text:style-name="P12" text:outline-level="3">
<text:span text:style-name="T4">
台海冲突风险意识增加</text:span>
</text:h>
      <text:p text:style-name="P4">
今年2月由美联社与美国芝加哥"全国民意研究中心"（NORC）联合发布的一项 <text:a xlink:type="simple" xlink:href="https://www.dw.com/zh/zh/民調多數美國人嚴重關切中國影響力/a-64806510" text:style-name="Internet_20_link" text:visited-style-name="Visited_20_Internet_20_Link">
 民调</text:a>
亦显示，美国人对中国的严重关注（60%的受访者）目前已超过了对俄罗斯的关注（53%）。</text:p>
      <text:p text:style-name="P4">
具体到威胁的方式和程度，盖洛普2023年的问卷显示，66%的受访者认为中国的军力对美国构成"关键威胁"，27%的人认为是"重要威胁"，2004年时，相关比例分别是39%和46%。2023年，64%的受访者认为，中国的经济力量对美国构成"关键威胁"，30%的人认为是"重要威胁"，2015年时分别是40%和44%。</text:p>
      <text:p text:style-name="P4">
对于"台海冲突是否威胁到美国的利益？"这一问题，2023年有47%的受访者认为这将是"关键威胁"（2004年为23%），42%的人认为是"重要威胁"，（2004年为51%）。</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从数据看发展：美国公众眼里中国形象的变迁/a-65972594" text:style-name="Internet_20_link" text:visited-style-name="Visited_20_Internet_20_Link">
https://www.dw.com/zh/从数据看发展：美国公众眼里中国形象的变迁/a-65972594?maca=chi-rss-chi-all-1127-rdf</text:a>
</text:p>
      <!--NEWS-->
      <text:h text:style-name="P10" text:outline-level="1">
<text:span text:style-name="T4">
人口结构与经济增长：日本经验与中国现实 (Free Version)</text:span>
</text:h>
      <text:p text:style-name="P4">
Authors: ['程实，张弘顼']</text:p>
      <text:p text:style-name="P4">
Publisher: 英国《金融时报》</text:p>
      <text:p text:style-name="P4">
Time: 2023-06-25T08:38:24+00:00</text:p>
      <text:p text:style-name="P4">
Published Time: 2023-06-24T12:00:99+08:00</text:p>
      <text:p text:style-name="P4">
Modified Time: 2023-06-24T18:54:99+08:00</text:p>
      <text:p text:style-name="P4">
Description: 程实、张弘顼：作为亚洲两大主要经济体，分析中日经济的同与不同，既是理论界关注的学术热点，也将助力市场主体和政策制定者优化长期战略选择。</text:p>
      <text:p text:style-name="P4">
Images: ["<text:a xlink:type="simple" xlink:href="https://thumbor.ftacademy.cn/unsafe/picture/0/000163170_piclink.jpg" text:style-name="Internet_20_link" text:visited-style-name="Visited_20_Internet_20_Link">
000163170_pic...</text:a>
"]</text:p>
      <text:p text:style-name="P4">
Themes: ['中国经济', '关注']</text:p>
      <text:p text:style-name="P4">
Keywords: ['中国经济', '日本经济', '出生率', '改革', '人口机构']</text:p>
      <text:p text:style-name="P4">
Type: Article</text:p>
      <!--METADATA-->
      <text:p text:style-name="P4">
<draw:frame draw:style-name="fr1" draw:name="Image33" text:anchor-type="as-char" svg:width="6.9236in" svg:height="3.894525in" draw:z-index="0">
<draw:image xlink:href="../Images/FT Chinese Free Version/2023-06-25T08-38-24-00-00/000163170_piclink.jpg" xlink:type="simple" xlink:show="embed" xlink:actuate="onLoad" draw:mime-type="image/jpeg"/>
</draw:frame>
</text:p>
      <text:p text:style-name="P4">
往者不可谏，来者犹可追。作为亚洲两大主要经济体，中国和日本在经济发展路径上既有一些相似，又本质上截然不同。而分析中日经济的同与不同，既是理论界关注的学术热点，也将助力市场主体和政策制定者优化长期战略选择。</text:p>
      <text:p text:style-name="P4">
从人口结构与经济增长的实证关系切入，中日在历史演进阶段上存在雷同之处：1990年的日本和2020年的中国，在人口结构的静态比例和动态方向上，都高度相似，同样面临着人口老龄化的长期挑战。而从包括日本在内的全球主要经济体的历史数据来看，人口结构与经济增长之间存在着非线性的相关关系，人口结构老化会造成经济增长减速，但这种减速普遍呈现出阶梯式演进的特征，劳动力与老年人人口之比有两个重要的数据关口，当这个比例分别降至7.5和4.8左右时，经济增速将出现两次系统性的重心下移。伴随着中国人口结构的关键指标依次跨过这两个数据关口，中国经济减速将是自然的客观趋势。虽然减速不可逆，但增质犹可期。</text:p>
      <text:p text:style-name="P4">
Source: <text:a xlink:type="simple" xlink:href="http://www.ftchinese.com/story/001100041" text:style-name="Internet_20_link" text:visited-style-name="Visited_20_Internet_20_Link">
http://www.ftchinese.com/story/001100041</text:a>
</text:p>
      <!--NEWS-->
      <text:h text:style-name="P10" text:outline-level="1">
<text:span text:style-name="T4">
美国精英大学可以从牛剑学到什么？ (Free Version)</text:span>
</text:h>
      <text:p text:style-name="P4">
Authors: ['西蒙•库柏']</text:p>
      <text:p text:style-name="P4">
Publisher: 英国《金融时报》</text:p>
      <text:p text:style-name="P4">
Time: 2023-06-25T09:46:08+00:00</text:p>
      <text:p text:style-name="P4">
Published Time: 2023-06-24T12:00:99+08:00</text:p>
      <text:p text:style-name="P4">
Modified Time: 2023-06-25T05:43:99+08:00</text:p>
      <text:p text:style-name="P4">
Description: 库柏：美国精英大学常年被富裕阶级垄断，要想改变这一情况，它们可以向英国大学学习，但问题是它们想改变吗？</text:p>
      <text:p text:style-name="P4">
Images: ["<text:a xlink:type="simple" xlink:href="https://thumbor.ftacademy.cn/unsafe/picture/1/000168411_piclink.jpg" text:style-name="Internet_20_link" text:visited-style-name="Visited_20_Internet_20_Link">
000168411_pic...</text:a>
"]</text:p>
      <text:p text:style-name="P4">
Themes: ['专栏', '英国教育', '关注']</text:p>
      <text:p text:style-name="P4">
Keywords: ['英国教育', '美国教育', '大学', '牛津大学', '哈佛大学', '剑桥大学']</text:p>
      <text:p text:style-name="P4">
Type: Article</text:p>
      <!--METADATA-->
      <text:p text:style-name="P4">
<draw:frame draw:style-name="fr1" draw:name="Image34" text:anchor-type="as-char" svg:width="6.9236in" svg:height="3.901286in" draw:z-index="0">
<draw:image xlink:href="../Images/FT Chinese Free Version/2023-06-25T09-46-08-00-00/000168411_piclink.jpg" xlink:type="simple" xlink:show="embed" xlink:actuate="onLoad" draw:mime-type="image/jpeg"/>
</draw:frame>
</text:p>
      <text:p text:style-name="P4">
美国和英国都很早就选定了他们的成年精英，其方法是让一些18岁的孩子进入名牌大学。这个年龄段的其他孩子基本上都被告知：“对不起，孩子，这辈子可能都没希望录取了。”</text:p>
      <text:p text:style-name="P4">
幸福的少数人不成比例地来自富裕家庭。许多常春藤联盟(IvyLeague)高校从收入最高的1%家庭招收的学生比从收入最低的60%家庭招收的学生还要多。长期以来，这两个国家都在为如何使生源多样化而苦恼。许多美国自由主义者担心，预计本月某个时候这种代代相传下来的特权将进一步得到巩固，因为届时最高法院预计将宣布大学录取中带有种族意识的平权措施为非法。</text:p>
      <text:p text:style-name="P4">
Source: <text:a xlink:type="simple" xlink:href="http://www.ftchinese.com/story/001100063" text:style-name="Internet_20_link" text:visited-style-name="Visited_20_Internet_20_Link">
http://www.ftchinese.com/story/001100063</text:a>
</text:p>
      <!--NEWS-->
      <text:h text:style-name="P10" text:outline-level="1">
<text:span text:style-name="T4">
瓦格纳叛乱终结 俄乌乃至全世界受到什么影响？</text:span>
</text:h>
      <text:p text:style-name="P4">
Author: https://www.facebook.com/bbcworldservice/</text:p>
      <text:p text:style-name="P4">
Publisher: BBC News 中文</text:p>
      <text:p text:style-name="P4">
Published Time: 2023-06-25T10:16:13.000Z</text:p>
      <text:p text:style-name="P4">
Modified Time: 2023-06-25T10:16:13.000Z</text:p>
      <text:p text:style-name="P4">
Description: 俄罗斯经历了混乱而戏剧化的插曲，在一天多的时间内，瓦格纳雇佣军发动叛乱，并朝莫斯科进军，然后叛乱又出人意料地迅速终结。</text:p>
      <text:p text:style-name="P4">
Images: ["<text:a xlink:type="simple" xlink:href="https://ichef.bbci.co.uk/news/640/cpsprodpb/6AA4/production/_130200372_a443e7c1-144c-4bb1-9443-c032c85129ba.jpg" text:style-name="Internet_20_link" text:visited-style-name="Visited_20_Internet_20_Link">
_130200372_a4...</text:a>
", "<text:a xlink:type="simple" xlink:href="https://ichef.bbci.co.uk/news/640/cpsprodpb/1511C/production/_130200368_1b6701eb-69aa-4a97-b94d-0a25374aa4b1.jpg" text:style-name="Internet_20_link" text:visited-style-name="Visited_20_Internet_20_Link">
_130200368_1b...</text:a>
", "<text:a xlink:type="simple" xlink:href="https://ichef.bbci.co.uk/news/640/cpsprodpb/1782C/production/_130200369_8ff11aa4-9a24-49a2-8cb8-234d1c27871d.jpg" text:style-name="Internet_20_link" text:visited-style-name="Visited_20_Internet_20_Link">
_130200369_8f...</text:a>
", "<text:a xlink:type="simple" xlink:href="https://ichef.bbci.co.uk/news/640/cpsprodpb/80E8/production/_130200033_66012863.jpg" text:style-name="Internet_20_link" text:visited-style-name="Visited_20_Internet_20_Link">
_130200033_66...</text:a>
", "<text:a xlink:type="simple" xlink:href="https://ichef.bbci.co.uk/news/640/cpsprodpb/15A4B/production/_129015688_capture.png" text:style-name="Internet_20_link" text:visited-style-name="Visited_20_Internet_20_Link">
_129015688_ca...</text:a>
", "<text:a xlink:type="simple" xlink:href="https://ichef.bbci.co.uk/news/640/cpsprodpb/11A45/production/_129016227_gettyimages-1230134715.jpg" text:style-name="Internet_20_link" text:visited-style-name="Visited_20_Internet_20_Link">
_129016227_ge...</text:a>
", "<text:a xlink:type="simple" xlink:href="https://ichef.bbci.co.uk/news/640/cpsprodpb/1C84/production/_130200370_363dd5bc-0118-472f-8769-ba64497b2320.jpg" text:style-name="Internet_20_link" text:visited-style-name="Visited_20_Internet_20_Link">
_130200370_36...</text:a>
"]</text:p>
      <text:p text:style-name="P4">
Videos: []</text:p>
      <text:p text:style-name="P4">
Tags: ['乌克兰局势升温', '俄国']</text:p>
      <text:p text:style-name="P4">
Type: Article</text:p>
      <!--METADATA-->
      <text:h text:style-name="P12" text:outline-level="3">
<text:span text:style-name="T4">
瓦格纳叛乱终结 俄乌乃至全世界受到什么影响？</text:span>
</text:h>
      <text:p text:style-name="P4">
2023年6月25日<draw:frame draw:style-name="fr1" draw:name="Image35" text:anchor-type="as-char" svg:width="6.9236in" svg:height="3.894525in" draw:z-index="0">
<draw:image xlink:href="../Images/BBC Chinese/2023-06-25T10-16-13.000Z/_130200372_a443e7c1-144c-4bb1-9443-c032c85129ba.jpg" xlink:type="simple" xlink:show="embed" xlink:actuate="onLoad" draw:mime-type="image/jpeg"/>
</draw:frame>
</text:p>
      <text:p text:style-name="P4">
图像来源，  Reuters</text:p>
      <text:p text:style-name="P4">
图像加注文字，</text:p>
      <text:p text:style-name="P4">
叶夫根尼·普里戈津</text:p>
      <text:p text:style-name="P4">
<text:span text:style-name="T4">
俄罗斯经历了混乱而戏剧化的插曲，在一天多的时间内，瓦格纳雇佣军发动叛乱，并朝莫斯科进军，然后叛乱又出人意料地迅速终结。</text:span>
</text:p>
      <text:p text:style-name="P4">
我们先简要回顾一下都发生了什么：</text:p>
      <ul>
        <li>
本周五（6月23日），瓦格纳的领导者叶夫根尼·普里戈津（普里戈任，Yevgeny Prigozhin ）指责俄罗斯国防部长谢尔盖·绍伊古，称他发动乌克兰战争，是为了获得军功。   * 随后，普里戈津誓称要为“正义而行军”，并指责克里姆林宫在当天向他的部队发射导弹。   * 普里戈津宣布进行武装叛乱后，莫斯科在周五晚些时候加强防卫措施。   * 星期六，普里戈津称其麾下25000名部队在凌晨时分从乌克兰越过边界，进入俄罗斯。莫斯科市长宣布正在采取反恐措施以加强安全。在俄罗斯南部城市顿河畔罗斯托夫（Rostov-on-Don，距乌东边境约100公里），居民被告知留在室内。   * 在莫斯科时间早上8点前不久（北京时间下午1点），网上流传的视频显示，普里戈津出现在俄罗斯南部军区总部内。   * 俄罗斯总统普京在当地时间10点左右发表电视讲话谴责“罪恶的冒险”，并警告说要进行惩罚。   * 在这一天里，瓦格纳部队沿着M4高速公路向莫斯科推进，还夺取了沃罗涅日（Voronezh）的军事设施。   * 就在莫斯科时间晚上八点半，普里戈津在其Telegram频道上说，他已同意“停止”其部队的行动。   * 白俄罗斯透露，该国领导人卢卡申科一直在与普里戈津举行会谈，普京也同意了两人的对话。   * 在晚上11点左右（北京时间凌晨4点），俄罗斯官方媒体报道，普里戈津将离开俄罗斯，前往白俄罗斯，对他和他的部队的刑事指控将被撤销</li>
      </ul>
      <text:p text:style-name="P4">
<draw:frame draw:style-name="fr1" draw:name="Image36" text:anchor-type="as-char" svg:width="6.9236in" svg:height="3.894525in" draw:z-index="0">
<draw:image xlink:href="../Images/BBC Chinese/2023-06-25T10-16-13.000Z/_130200368_1b6701eb-69aa-4a97-b94d-0a25374aa4b1.jpg" xlink:type="simple" xlink:show="embed" xlink:actuate="onLoad" draw:mime-type="image/jpeg"/>
</draw:frame>
</text:p>
      <text:p text:style-name="P4">
图像来源，  EPA/REX/Shutterstock</text:p>
      <text:p text:style-name="P4">
混乱的24小时后，莫斯科迎来了新的一天。周日，对针对莫斯科的军事叛乱已经过去。</text:p>
      <text:p text:style-name="P4">
BBC记者周六在莫斯科街头采访，几个人说他们并不太担心瓦格纳集团，虽然当时他们还在前往莫斯科的路上。</text:p>
      <text:p text:style-name="P4">
一位莫斯科人告诉BBC，他们“还没有看到任何坦克，所以我们不会担心”。</text:p>
      <text:p text:style-name="P4">
另一个人则说，1991年苏联解体，1993年宪法危机期间，他们曾在莫斯科街头经历过坦克，所以“无论今天发生什么，我们都会幸存下来”。</text:p>
      <text:p text:style-name="P4">
一位名叫加里娜（Galina）的妇女告诉路透社，“这一点也不令我感到害怕。我对我们的总统和我们的人民有信心。”</text:p>
      <text:p text:style-name="P4">
但另一位居民尼古拉（Nikolai）称这些事件“令人恐惧”。他告诉路透社，“这很令人不安，对你和你的亲人都是如此。”</text:p>
      <text:p text:style-name="P4">
目前来说，进军莫斯科的威胁已经过去，但安全状况仍然很紧张，本周一居民呆在家里不上班的命令仍在执行。</text:p>
      <text:p text:style-name="P4">
设在华盛顿的智囊团战争研究所（ISW）表示，普里戈津的叛变可能已经烟消云散，但克里姆林宫现在面临着一个“极不稳定”的局面。</text:p>
      <text:p text:style-name="P4">
ISW分析师写道：“叛乱暴露了俄罗斯安全部队的弱点，表明普京没有能力及时使用他的部队来消灭内部威胁，并进一步侵蚀了他对军事力量的垄断。”</text:p>
      <text:p text:style-name="P4">
这篇分析还指出，瓦格纳集团的士兵，在一定程度上，还受到顿河畔罗斯托夫居民的热烈欢迎。</text:p>
      <text:p text:style-name="P4">
<draw:frame draw:style-name="fr1" draw:name="Image37" text:anchor-type="as-char" svg:width="6.9236in" svg:height="3.894525in" draw:z-index="0">
<draw:image xlink:href="../Images/BBC Chinese/2023-06-25T10-16-13.000Z/_130200369_8ff11aa4-9a24-49a2-8cb8-234d1c27871d.jpg" xlink:type="simple" xlink:show="embed" xlink:actuate="onLoad" draw:mime-type="image/jpeg"/>
</draw:frame>
</text:p>
      <text:p text:style-name="P4">
图像来源，  /EPA-EFE/REX/Shutterstock</text:p>
      <text:p text:style-name="P4">
图像加注文字，</text:p>
      <text:p text:style-name="P4">
叛乱中，有居民和瓦格纳士兵合影。</text:p>
      <text:h text:style-name="P12" text:outline-level="3">
<text:span text:style-name="T4">
普里戈津退兵的条件有什么？</text:span>
</text:h>
      <text:p text:style-name="P4">
阿卜杜贾里尔·阿贝德拉苏洛夫(Abdujalil Abdurasulov)</text:p>
      <text:p text:style-name="P4">
来自乌克兰基辅的报道</text:p>
      <text:p text:style-name="P4">
谈判持续了一整天，结果是普里戈津同意在当晚缓和局势。</text:p>
      <text:p text:style-name="P4">
白俄罗斯的强人总统卢卡申科，是普京的亲密盟友，他在周六与普里戈津进行会谈。</text:p>
      <text:p text:style-name="P4">
作为交易的一部分，普里戈津已被允许前往白俄罗斯，克里姆林宫表示将撤销对他的所有指控。</text:p>
      <text:p text:style-name="P4">
卢卡申科的新闻处说，谈判是在普京的同意下进行的。</text:p>
      <text:p text:style-name="P4">
作为协议的一部分，克里姆林宫同意撤销对瓦格纳集团领导人的起诉，还向瓦格纳战士提供安全保证。</text:p>
      <text:p text:style-name="P4">
自入侵开始以来，俄罗斯一直在利用白俄罗斯的领土对乌克兰发动攻击，有效地伤害了白俄罗斯的主权。</text:p>
      <text:p text:style-name="P4">
任何普京对权力的控制力减弱的迹象，都威胁到明斯克的卢卡申科政权，该政权严重依赖莫斯科。</text:p>
      <text:p text:style-name="P4">
普京新闻秘书德米特里·佩斯科夫说，瓦格纳雇佣兵可以签署国防部合同，参加叛乱的士兵将不会被起诉。</text:p>
      <text:p text:style-name="P4">
<draw:frame draw:style-name="fr1" draw:name="Image38" text:anchor-type="as-char" svg:width="6.9236in" svg:height="3.894525in" draw:z-index="0">
<draw:image xlink:href="../Images/BBC Chinese/2023-06-25T10-16-13.000Z/_130200033_66012863.jpg" xlink:type="simple" xlink:show="embed" xlink:actuate="onLoad" draw:mime-type="image/jpeg"/>
</draw:frame>
</text:p>
      <text:p text:style-name="P4">
图像来源，  EPA</text:p>
      <text:p text:style-name="P4">
图像加注文字，</text:p>
      <text:p text:style-name="P4">
俄罗斯、白俄罗斯、乌克兰被认为是同一民族——东斯拉夫人。图为卢卡申科和普京。</text:p>
      <text:h text:style-name="P12" text:outline-level="3">
<text:span text:style-name="T4">
这就是普里戈津和瓦格纳集团的结局吗？</text:span>
</text:h>
      <text:p text:style-name="P4">
一位专家告诉英国广播公司，普里戈津搬到白俄罗斯，瓦格纳战士被吸收到俄罗斯军队，这可能意味着这个臭名昭著的雇佣兵组织的终结。</text:p>
      <text:p text:style-name="P4">
总部设在美国的智库大西洋理事会的安德鲁·达尼里（Andrew D'Anieri）说，从俄罗斯传出的信息，混乱且不明确，很难说到底会发生什么。</text:p>
      <text:p text:style-name="P4">
但他也表示，瓦格纳的撤退并不意味着俄罗斯的所有私营军事公司都 “出局”了。</text:p>
      <text:p text:style-name="P4">
“即使它们在严格意义上在俄罗斯是非法的，但在过去一年，我们看到了这类组织的激增。”</text:p>
      <text:p text:style-name="P4">
达尼里说，过去的一天表明两件事：“莫斯科的决策圈有多小”，以及普京的权威有多脆弱。</text:p>
      <text:p text:style-name="P4">
<draw:frame draw:style-name="fr1" draw:name="Image39" text:anchor-type="as-char" svg:width="6.9236in" svg:height="3.894525in" draw:z-index="0">
<draw:image xlink:href="../Images/BBC Chinese/2023-06-25T10-16-13.000Z/_129015688_capture.png" xlink:type="simple" xlink:show="embed" xlink:actuate="onLoad" draw:mime-type="image/png"/>
</draw:frame>
</text:p>
      <text:p text:style-name="P4">
图像来源，  Reuters</text:p>
      <text:p text:style-name="P4">
图像加注文字，</text:p>
      <text:p text:style-name="P4">
2011年普里戈津为普京上菜。</text:p>
      <text:h text:style-name="P12" text:outline-level="3">
<text:span text:style-name="T4">
这对乌克兰战争可能意味着什么？</text:span>
</text:h>
      <text:p text:style-name="P4">
查塔姆研究所俄罗斯-欧亚项目负责人詹姆斯·尼克西（James Nixey）说，乌克兰将从俄罗斯的危机中获益。</text:p>
      <text:p text:style-name="P4">
尼克西向BBC表示，乌克兰很可能继续“针戳俄罗斯”，试图在其国内制造内讧。</text:p>
      <text:p text:style-name="P4">
他说，今天是普京担任总统这么多年来最糟糕的一天。</text:p>
      <text:p text:style-name="P4">
“他正在输掉这场战争，”尼克西说。</text:p>
      <text:p text:style-name="P4">
“这并不是说乌克兰觉得会非常容易获胜......但这不是普京在当了这么多年总统后所期望的。”</text:p>
      <text:p text:style-name="P4">
克里姆林宫的新闻秘书德米特里·佩斯科夫则说，瓦格纳叛乱不会影响俄罗斯在乌克兰的军事攻势。</text:p>
      <text:h text:style-name="P12" text:outline-level="3">
<text:span text:style-name="T4">
乌克兰的西方盟友密切关注</text:span>
</text:h>
      <text:p text:style-name="P4">
《纽约时报》援引知情人士称，美国安全官员早在周三就收到信息，称普里戈津正准备采取行动。</text:p>
      <text:p text:style-name="P4">
他们最关心的是这将如何影响莫斯科对其核武器库的控制。</text:p>
      <text:p text:style-name="P4">
美国情报部门几个月来一直在密切关注，瓦格纳领导人和俄罗斯国防部长绍伊古等人之间不断加剧的紧张关系。</text:p>
      <text:p text:style-name="P4">
在这令人难以置信的混乱的24小时之后，欧盟、美国和盟国正在非常密切地关注着俄罗斯。</text:p>
      <text:p text:style-name="P4">
五角大楼早些时候发表声明，称国防部长奥斯汀(Lloyd J.Austin)在过去几个小时里与来自加拿大、法国、德国、波兰和英国的国防部长进行了交谈，讨论这一局势。</text:p>
      <text:p text:style-name="P4">
声明说：“随着局势的继续发展，美国将与盟友和伙伴保持密切协调。”</text:p>
      <text:p text:style-name="P4">
奥斯汀还表示，美国对乌克兰的支持不会改变。</text:p>
      <text:p text:style-name="P4">
与此同时，加拿大总理特鲁多周六会见了政府高级官员，讨论俄罗斯正在发生的局势。</text:p>
      <text:p text:style-name="P4">
<draw:frame draw:style-name="fr1" draw:name="Image40" text:anchor-type="as-char" svg:width="6.9236in" svg:height="3.894525in" draw:z-index="0">
<draw:image xlink:href="../Images/BBC Chinese/2023-06-25T10-16-13.000Z/_129016227_gettyimages-1230134715.jpg" xlink:type="simple" xlink:show="embed" xlink:actuate="onLoad" draw:mime-type="image/jpeg"/>
</draw:frame>
</text:p>
      <text:p text:style-name="P4">
图像来源，  Getty Images</text:p>
      <text:p text:style-name="P4">
图像加注文字，</text:p>
      <text:p text:style-name="P4">
普里戈津曾向普京展示圣彼得堡外一家为学校供应餐食的工厂。</text:p>
      <text:h text:style-name="P12" text:outline-level="3">
<text:span text:style-name="T4">
事件后，普京显得不再强大</text:span>
</text:h>
      <text:p text:style-name="P4">
<text:span text:style-name="T5">
史蒂夫·罗森伯格</text:span>
</text:p>
      <text:p text:style-name="P4">
<text:span text:style-name="T5">
BBC俄罗斯编辑</text:span>
</text:p>
      <text:p text:style-name="P4">
瓦格纳的叛乱是一个分水岭，对普京来说是一个非常危险的时刻。</text:p>
      <text:p text:style-name="P4">
当你掌权那么久，你会认为你是不可战胜的，你可以在任何情况下存续。</text:p>
      <text:p text:style-name="P4">
16个月前，普京在乌克兰发起“特别军事行动”，以“使俄罗斯更安全”。</text:p>
      <text:p text:style-name="P4">
但近几个月来，克里姆林宫遭到无人机袭击，俄罗斯西部也遭到炮击。</text:p>
      <text:p text:style-name="P4">
而现在雇佣兵发动武装叛乱，向莫斯科进发，要求撤换普京任命的国防部长，然后他们决定撤退。</text:p>
      <text:p text:style-name="P4">
这是一个令人吃惊的24小时，在这24小时里，普京面临着自20多年前上台以来对其权威的最大挑战。</text:p>
      <text:p text:style-name="P4">
兵变结束了——在克里姆林宫和瓦格纳雇佣军集团达成协议后。瓦格纳战士可以返回基地，不会被起诉，但他们的领导人普里戈津必须离开俄罗斯，搬到白俄罗斯。</text:p>
      <text:p text:style-name="P4">
至于普京总统，他在这次事件之后，显得不再强大。</text:p>
      <text:p text:style-name="P4">
看看在罗斯托夫发生了什么——瓦格纳，一支私人军队，已经能够明显轻松地夺取俄罗斯一个主要城市的军事设施的控制权，然后向北推进到莫斯科。</text:p>
      <text:p text:style-name="P4">
而作为叛乱背后的人，普里戈津还能全身而退。尽管他试图推翻俄罗斯的军事领导层，但对他武装叛变的指控已被撤销。</text:p>
      <text:p text:style-name="P4">
<draw:frame draw:style-name="fr1" draw:name="Image41" text:anchor-type="as-char" svg:width="6.9236in" svg:height="3.894525in" draw:z-index="0">
<draw:image xlink:href="../Images/BBC Chinese/2023-06-25T10-16-13.000Z/_130200370_363dd5bc-0118-472f-8769-ba64497b2320.jpg" xlink:type="simple" xlink:show="embed" xlink:actuate="onLoad" draw:mime-type="image/jpeg"/>
</draw:frame>
</text:p>
      <text:p text:style-name="P4">
图像来源，  EPA/REX/Shutterstock</text:p>
      <text:p text:style-name="P4">
图像加注文字，</text:p>
      <text:p text:style-name="P4">
瓦格纳的坦克出现在俄罗斯南部城市顿河畔罗斯托夫。</text:p>
      <text:h text:style-name="P12" text:outline-level="3">
<text:span text:style-name="T4">
潜在的影响远远超出俄罗斯和乌克兰</text:span>
</text:h>
      <text:p text:style-name="P4">
<text:span text:style-name="T5">
乔·因伍德（Joe Inwood）</text:span>
</text:p>
      <text:p text:style-name="P4">
<text:span text:style-name="T5">
BBC记者，曾报道乌克兰和非洲事务</text:span>
</text:p>
      <text:p text:style-name="P4">
普里戈津可能已经从悬崖边上退了下来，但过去24小时的事件将从根本上改变他与俄罗斯总统的关系。</text:p>
      <text:p text:style-name="P4">
普里戈津曾因从事餐饮业而被称为“普京的厨师”，多年来，他和他的瓦格纳雇佣兵公司在俄罗斯的外交政策中发挥了关键作用，尽管是隐秘的。</text:p>
      <text:p text:style-name="P4">
在普京无法公开处理或者不愿意公开处理的事情上，利用瓦格纳进行军事干预。</text:p>
      <text:p text:style-name="P4">
比如支持叙利亚总统巴沙尔·阿萨德，以及在网络上试图干预2016年美国大选，瓦格纳在世界一些最混乱的地方发挥了越来越重要的作用。</text:p>
      <text:p text:style-name="P4">
但雇佣军足迹最多的地方，是非洲。</text:p>
      <text:p text:style-name="P4">
例如，在马里，2020年和2021年的政变见证了一个军事政权的建立，瓦格纳大量参与打击长期存在的伊斯兰叛乱。尽管人们认为他们是在俄罗斯政府的授意下到那里的，但真正到当地去的是瓦格纳。</text:p>
      <text:p text:style-name="P4">
在中非共和国，据说他们正在帮助政府，抵御叛军，保卫首都，瓦格纳被指责存在侵犯人权行为。</text:p>
      <text:p text:style-name="P4">
鉴于瓦格纳现在似乎有可能被克里姆林宫排斥，他们在非洲的士兵和他们支持的政府将发生什么？</text:p>
      <text:p text:style-name="P4">
除此之外，瓦格纳还控制着大量的矿产资源，是该组织大部分财富的来源。</text:p>
      <text:p text:style-name="P4">
既然普里戈津以这样的方式失宠，他还能保持对这些资源的控制吗？</text:p>
      <text:p text:style-name="P4">
Source: <text:a xlink:type="simple" xlink:href="https://www.bbc.com/zhongwen/simp/world-66012863" text:style-name="Internet_20_link" text:visited-style-name="Visited_20_Internet_20_Link">
https://www.bbc.com/zhongwen/simp/world-66012863</text:a>
</text:p>
      <!--NEWS-->
      <text:h text:style-name="P10" text:outline-level="1">
<text:span text:style-name="T4">
美军事高官因俄内乱取消中东行程</text:span>
</text:h>
      <text:p text:style-name="P4">
Author: 联合早报 (Person)</text:p>
      <text:p text:style-name="P4">
Publisher: 联合早报 (Organization)</text:p>
      <text:p text:style-name="P4">
Published Time: 2023-06-25T11:11</text:p>
      <text:p text:style-name="P4">
Modified Time: 2023-06-26T14:42</text:p>
      <text:p text:style-name="P4">
Description: 俄罗斯雇佣兵组织瓦格纳星期六（6月24日）发动兵变，俄国内局势陷入动乱，美国高级军事官员因此取消了当天出访中东的行程。法新社报道，美国参谋长联席会议主席米利原定前往以色列和约旦，但...</text:p>
      <text:p text:style-name="P4">
Videos: []</text:p>
      <text:p text:style-name="P4">
Audios: []</text:p>
      <text:p text:style-name="P4">
Images: []</text:p>
      <text:p text:style-name="P4">
Type: NewsArticle</text:p>
      <text:p text:style-name="P4">
Breadcrumbs: ['即时', '国际']</text:p>
      <text:p text:style-name="P4">
Keywords: ['俄罗斯兵变', '美国', '俄乌战争']</text:p>
      <!--METADATA-->
      <text:p text:style-name="P4">
俄罗斯雇佣兵组织瓦格纳星期六（6月24日） <text:a xlink:type="simple" xlink:href="https://www.zaobao.com/news/world/story20230625-1407570" text:style-name="Internet_20_link" text:visited-style-name="Visited_20_Internet_20_Link">
 发动兵变</text:a>
，俄国内局势陷入动乱，美国高级军事官员因此取消了当天出访中东的行程。</text:p>
      <text:p text:style-name="P4">
法新社报道，美国参谋长联席会议主席米利原定前往以色列和约旦，但参谋首长联席会议发言人说，这次出访“因俄罗斯的动乱局势”而推迟。</text:p>
      <text:p text:style-name="P4">
此外，白宫国家安全顾问沙利文星期六原计划前往丹麦，出席有关乌克兰问题的会议，但也临时取消行程，改陪总统拜登去了总统度假地点大卫营（Camp David）。</text:p>
      <text:p text:style-name="P4">
俄罗斯星期六传出兵变消息后，白宫称拜登已听取有关消息的简报，参议院情报委员会两名主要负责人也说，他们“正在密切留意俄罗斯军队之间可能发生重大冲突”。</text:p>
      <text:p text:style-name="P4">
经过白罗斯总统卢卡申科的协调谈判， <text:a xlink:type="simple" xlink:href="https://www.zaobao.com/realtime/world/story20230625-1407576" text:style-name="Internet_20_link" text:visited-style-name="Visited_20_Internet_20_Link">
 瓦格纳首脑普里戈任已同意终止在俄境内的行动</text:a>
 ， <text:a xlink:type="simple" xlink:href="https://www.zaobao.com/realtime/world/story20230625-1407595" text:style-name="Internet_20_link" text:visited-style-name="Visited_20_Internet_20_Link">
并命部队撤出俄南顿河畔罗斯托夫 </text:a>
。</text:p>
      <text:p text:style-name="P4">
Source: <text:a xlink:type="simple" xlink:href="https://www.zaobao.com.sg/realtime/world/story20230625-1407605" text:style-name="Internet_20_link" text:visited-style-name="Visited_20_Internet_20_Link">
https://www.zaobao.com.sg/realtime/world/story20230625-1407605</text:a>
</text:p>
      <!--NEWS-->
      <text:h text:style-name="P10" text:outline-level="1">
<text:span text:style-name="T4">
秦刚会见俄副外长 莫斯科维持“反恐行动机制”</text:span>
</text:h>
      <text:p text:style-name="P4">
Author: None</text:p>
      <text:p text:style-name="P4">
Publisher: Radio Free Asia (Organization)</text:p>
      <text:p text:style-name="P4">
Published Time: 2023-06-25T11:21:00-04:00</text:p>
      <text:p text:style-name="P4">
Modified Time: 2023-06-26T09:0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6.744926in" draw:z-index="0">
<draw:image xlink:href="../Images/rfamandarin/2023-06-25T11-21-00-04-00/000000.png" xlink:type="simple" xlink:show="embed" xlink:actuate="onLoad" draw:mime-type="image/png"/>
</draw:frame>
 国务委员兼外长秦刚在北京会见俄罗斯副外长鲁登科 <text:a xlink:type="simple" xlink:href="https://www.rfa.org/mandarin/Xinwen/1-06252023111719.html/@@images/image" text:style-name="Internet_20_link" text:visited-style-name="Visited_20_Internet_20_Link">
</text:a>
法新社图片</text:p>
      <text:p text:style-name="P4">
中国外交部官方网站本周日以“部长活动”的头条位置发布声明，国务委员兼外长秦刚当天在北京会见俄罗斯副外长鲁登科，“同他就中俄关系及共同关心的国际和地区问题交换意见”。</text:p>
      <text:p text:style-name="P4">
虽然俄罗斯雇佣兵组织瓦格纳集团的首领普里戈津周六已撤回向莫斯科进发的武装军人，但这一明显的兵变举动无疑对俄罗斯总统普京的政治权威以及俄乌战事造成不利影响。中国官方上述消息并没有说明鲁登科抵达北京的具体日期，外界也无法得知此次对俄罗斯重要盟友中国的访问是否与瓦格纳事件有关。</text:p>
      <text:p text:style-name="P4">
据法新社报道，俄罗斯首都莫斯科本周日仍在维持“反恐行动机制”，而此前宣布将被送往白俄罗斯的普里戈津目前也行踪不明。</text:p>
      <text:p text:style-name="P4">
外界注意到，普京周六严厉谴责瓦格纳发动叛乱并威胁到俄罗斯的“生存”后，中国官方尚未作出公开评论。中国军事专家、评论人士宋忠平（音译）向路透社表示：“中国将支持俄罗斯，同时强调不干涉其内政。”而官方《环球时报》则抨击西方媒体制造俄罗斯“大厦即将倒塌”的假象。</text:p>
      <text:p text:style-name="P4">
但相对于官方的沉默，中国的民间舆论对俄罗斯政局的反应却迥然不同。</text:p>
      <text:p text:style-name="P4">
台湾中央社的报道说，瓦格纳兵变发生后，“厨子”（瓦格纳集团首领普里戈津）、“厨子兵”（瓦格纳集团）一度成为中国网络热门词汇。有网民把俄罗斯兵变联结中国历史，直指普里戈津如唐代的安禄山，只不过目标从长安换成了莫斯科；还有网民建议，中国应趁机要求俄罗斯归还海参崴等东北领土。而美国《纽约时报》外交记者黄安伟则通过推特表示，如果中国国家主席习近平正考虑攻打台湾，俄乌战争中唯一令他重新考虑是否攻台的事件，就是瓦格纳兵变。</text:p>
      <text:p text:style-name="P4">
责编：何平</text:p>
      <text:p text:style-name="P4">
Source: <text:a xlink:type="simple" xlink:href="https://www.rfa.org/mandarin/Xinwen/1-06252023111719.html" text:style-name="Internet_20_link" text:visited-style-name="Visited_20_Internet_20_Link">
https://www.rfa.org/mandarin/Xinwen/1-06252023111719.html</text:a>
</text:p>
      <!--NEWS-->
      <text:h text:style-name="P10" text:outline-level="1">
<text:span text:style-name="T4">
合成胚胎在伦理上的“第22条军规” (Free Version)</text:span>
</text:h>
      <text:p text:style-name="P4">
Authors: ['安贾娜•阿胡贾']</text:p>
      <text:p text:style-name="P4">
Publisher: 英国《金融时报》</text:p>
      <text:p text:style-name="P4">
Time: 2023-06-25T11:43:36+00:00</text:p>
      <text:p text:style-name="P4">
Published Time: 2023-06-24T12:00:99+08:00</text:p>
      <text:p text:style-name="P4">
Modified Time: 2023-06-25T07:25:99+08:00</text:p>
      <text:p text:style-name="P4">
Description: 阿胡贾：胚胎模型越类似人类胚胎，它在科学上就越有用——但在伦理上也更成问题。</text:p>
      <text:p text:style-name="P4">
Images: ["<text:a xlink:type="simple" xlink:href="https://thumbor.ftacademy.cn/unsafe/picture/0/000184550_piclink.jpg" text:style-name="Internet_20_link" text:visited-style-name="Visited_20_Internet_20_Link">
000184550_pic...</text:a>
"]</text:p>
      <text:p text:style-name="P4">
Themes: ['观点', '科学', '关注']</text:p>
      <text:p text:style-name="P4">
Keywords: ['科学', '伦理', '生物技术', '基因']</text:p>
      <text:p text:style-name="P4">
Type: Article</text:p>
      <!--METADATA-->
      <text:p text:style-name="P4">
<draw:frame draw:style-name="fr1" draw:name="Image44" text:anchor-type="as-char" svg:width="6.9236in" svg:height="3.894525in" draw:z-index="0">
<draw:image xlink:href="../Images/FT Chinese Free Version/2023-06-25T11-43-36-00-00/000184550_piclink.jpg" xlink:type="simple" xlink:show="embed" xlink:actuate="onLoad" draw:mime-type="image/jpeg"/>
</draw:frame>
</text:p>
      <text:p text:style-name="P4">
<text:span text:style-name="T5">
本文作者是科学评论员</text:span>
</text:p>
      <text:p text:style-name="P4">
卵子加精子等于胚胎。很难想象生物学中还有什么法则比这条更基本了。不过，现在我们必须重新思考这条法则了。上周，在马萨诸塞州举行的一次干细胞会议上，研究人员透露，他们既不用卵子也不用精子，创造出了“合成”的人类胚胎。这些结构，更准确地说是胚胎模型，是由从真正的人类胚胎分离出的单个活干细胞培养而来的。无独有偶：另一个研究者团队创造了一个有心跳的胚胎模型。</text:p>
      <text:p text:style-name="P4">
Source: <text:a xlink:type="simple" xlink:href="http://www.ftchinese.com/story/001100064" text:style-name="Internet_20_link" text:visited-style-name="Visited_20_Internet_20_Link">
http://www.ftchinese.com/story/001100064</text:a>
</text:p>
      <!--NEWS-->
      <text:h text:style-name="P10" text:outline-level="1">
<text:span text:style-name="T4">
不上市的泰康保险是如何规范公司治理的？ (Free Version)</text:span>
</text:h>
      <text:p text:style-name="P4">
Authors: ['郑志刚']</text:p>
      <text:p text:style-name="P4">
Publisher: 英国《金融时报》</text:p>
      <text:p text:style-name="P4">
Time: 2023-06-25T13:36:19+00:00</text:p>
      <text:p text:style-name="P4">
Published Time: 2023-06-24T12:00:99+08:00</text:p>
      <text:p text:style-name="P4">
Modified Time: 2023-06-25T09:36:99+08:00</text:p>
      <text:p text:style-name="P4">
Description: 郑志刚：对董事会作为公司治理核心的尊重往往是一家企业治理文化的集中体现。那么泰康保险又是如何体现对董事会作为公司治理核心的尊重呢？</text:p>
      <text:p text:style-name="P4">
Images: []</text:p>
      <text:p text:style-name="P4">
Themes: ['专栏', '公司治理', '关注']</text:p>
      <text:p text:style-name="P4">
Keywords: ['公司治理', '泰康保险', '董事会']</text:p>
      <text:p text:style-name="P4">
Type: Article</text:p>
      <!--METADATA-->
      <text:p text:style-name="P4">
除了实现外部权益融资，上市通常被认为是通过成为公众公司，履行信息披露义务，透明化公司决策流程，规范公司治理，使公司基业长青的重要途径。也许很多读者并没有注意到，尽管没有上市，但泰康保险在公司治理规范上做得可谓有板有眼，甚至超过一些上市公司。成立于1996年的泰康保险是一家涵盖保险、资管、医养三大核心业务的大型金融保险服务集团。在2022年《财富》世界500强排行榜中，泰康保险以406.08亿美元的营业收入排名第346位。</text:p>
      <text:p text:style-name="P4">
6月19日，作为泰康资产的独立董事，我和其他独立董事和外部监事一起到泰康之家——燕园和泰康研修院调研。同行的外部监事范奎杰先生是当年泰康创办过程的亲历者。他分享了很多一手的故事，为我们了解泰康保险独特的治理文化提供了难得的信息。</text:p>
      <text:p text:style-name="P4">
Source: <text:a xlink:type="simple" xlink:href="http://www.ftchinese.com/story/001100066" text:style-name="Internet_20_link" text:visited-style-name="Visited_20_Internet_20_Link">
http://www.ftchinese.com/story/001100066</text:a>
</text:p>
      <!--NEWS-->
      <text:h text:style-name="P10" text:outline-level="1">
<text:span text:style-name="T4">
中国旅游业渐复元气</text:span>
</text:h>
      <text:p text:style-name="P4">
Author: None (Language: zh)</text:p>
      <text:p text:style-name="P4">
Publisher: None</text:p>
      <text:p text:style-name="P4">
Time: 2023-06-25T13:40:00Z</text:p>
      <text:p text:style-name="P4">
Description: 中国文化和旅游部数据中心指出，在刚刚过去的端午节小长假，中国旅游人数突破1亿人次，同比增长逾30%。</text:p>
      <text:p text:style-name="P4">
Videos: []</text:p>
      <text:p text:style-name="P4">
Images: []</text:p>
      <text:p text:style-name="P4">
Subject: 经济纵横</text:p>
      <text:p text:style-name="P4">
Subjects: ['德中关系', '德国旅游', '岛屿主权争端', '专题报道：全景观看“习马会”', '中国', '中共十九大', '莱茵河']</text:p>
      <text:p text:style-name="P4">
Keywords: ['旅游', '中国', '假期', '经济', '疫情']</text:p>
      <text:p text:style-name="P4">
ID: 66026424</text:p>
      <!--METADATA-->
      <text:p text:style-name="P4">
<text:a xlink:type="simple" xlink:href="https://www.dw.com/zh/overlay/image/article/66026424/19091075" text:style-name="Internet_20_link" text:visited-style-name="Visited_20_Internet_20_Link">
 </text:a>
</text:p>
      <text:p text:style-name="P4">
作为消费需求的晴雨表，中国的旅游数字受到密切关注。</text:p>
      <text:p text:style-name="P4">
（德国之声中文网）今年端午假期，中国的旅游人数同比增长32.3%，突破1亿大关，估计为1.06亿人次，比2019年新冠疫情爆发之前的水平高出12.8%。中国文化和旅游部数据中心公布了这个数字。</text:p>
      <text:p text:style-name="P4">
作为消费需求的晴雨表， <text:a xlink:type="simple" xlink:href="https://www.dw.com/zh/zh/欧洲热门景点中国游客仍未回归/a-65668922" text:style-name="Internet_20_link" text:visited-style-name="Visited_20_Internet_20_Link">
 中国的旅游数字 </text:a>
受到密切关注。因为有迹象表明，取消新冠限制后，中国的经济并未快速复苏。预计，北京方面将承诺采取进一步措施促进经济增长。</text:p>
      <text:p text:style-name="P4">
文旅部还表示，端午节放假期间，实现国内旅游收入373.1亿元，同比增长44.5%，按可比口径恢复至2019年同期的94.9%。不过该部门并未进一步有关“按可比口径”指标的详细信息。</text:p>
      <text:p text:style-name="P4">
根据中央人民政府网站，中国移民局数据显示，随着民航、邮轮、酒店、餐饮、大交通和目的地资源商等供应链的稳步恢复，以及签证和口岸通关政策的便利化，端午节假期入出境旅游达到了2020年以来的峰值。中国旅游研究院院长戴斌指出，如果说<text:a xlink:type="simple" xlink:href="https://www.dw.com/zh/zh/堪比春运-五一小长假再引争议/a-65494588" text:style-name="Internet_20_link" text:visited-style-name="Visited_20_Internet_20_Link">
 五一假期 </text:a>
是国内旅游市场全面复苏、转入常态化发展的转折点：“那么端午节假期则是入出境市场复苏的里程碑，标志着国内、入境和出境三大市场全面进入了复苏新通道。”</text:p>
      <text:p text:style-name="P4">
中国移民局指出，在端午节假期期间，中国记录了396万次出入境旅行，其中大陆居民出入境为197万人次，167万次是香港，台湾和澳门居民。另有32.3万人次是外国公民。</text:p>
      <text:h text:style-name="P12" text:outline-level="3">
<text:span text:style-name="T4">
黄金周假期 中国人“报复性”旅行消费</text:span>
</text:h>
      <text:p text:style-name="P4">
（路透社等）</text:p>
      <text:p text:style-name="P4">
Source: <text:a xlink:type="simple" xlink:href="https://www.dw.com/zh/中国旅游业渐复元气/a-66026424" text:style-name="Internet_20_link" text:visited-style-name="Visited_20_Internet_20_Link">
https://www.dw.com/zh/中国旅游业渐复元气/a-66026424?maca=chi-rss-chi-all-1127-rdf</text:a>
</text:p>
      <!--NEWS-->
      <text:h text:style-name="P10" text:outline-level="1">
<text:span text:style-name="T4">
全球人口减少背后：被忽视的和被反对的 (Free Version)</text:span>
</text:h>
      <text:p text:style-name="P4">
Authors: ['夏春']</text:p>
      <text:p text:style-name="P4">
Publisher: 英国《金融时报》</text:p>
      <text:p text:style-name="P4">
Time: 2023-06-25T13:40:03+00:00</text:p>
      <text:p text:style-name="P4">
Published Time: 2023-06-24T12:00:99+08:00</text:p>
      <text:p text:style-name="P4">
Modified Time: 2023-06-25T09:39:99+08:00</text:p>
      <text:p text:style-name="P4">
Description: 夏春：在我设想的未来世界里，机器人和人类能达到一个合理比例。且人类的基因是自私的，在负担减少后，都天生愿意复制甚至牺牲自己，完成基因的延续。</text:p>
      <text:p text:style-name="P4">
Images: ["<text:a xlink:type="simple" xlink:href="https://thumbor.ftacademy.cn/unsafe/picture/9/000122219_piclink.jpg" text:style-name="Internet_20_link" text:visited-style-name="Visited_20_Internet_20_Link">
000122219_pic...</text:a>
"]</text:p>
      <text:p text:style-name="P4">
Themes: ['中国人口', '关注']</text:p>
      <text:p text:style-name="P4">
Keywords: ['中国人口', '人口结构', '全球经济', '机器人']</text:p>
      <text:p text:style-name="P4">
Type: Article</text:p>
      <!--METADATA-->
      <text:p text:style-name="P4">
<draw:frame draw:style-name="fr1" draw:name="Image46" text:anchor-type="as-char" svg:width="6.9236in" svg:height="4.604464in" draw:z-index="0">
<draw:image xlink:href="../Images/FT Chinese Free Version/2023-06-25T13-40-03-00-00/000122219_piclink.jpg" xlink:type="simple" xlink:show="embed" xlink:actuate="onLoad" draw:mime-type="image/jpeg"/>
</draw:frame>
</text:p>
      <text:p text:style-name="P4">
去年中国人口首次出现负增长，全球人口也会在2040-2060年见顶回落，地球可能变得空荡荡。各个国家为了提升生育率也是绞尽脑汁，可惜都收效甚微，这是因为影响生育率最大的因素就是城市化带来的女性工作机会和观念的变化，最终各国的生育率都趋向一个低水平的陷阱（Brickerand IBBITSON,2019）。除此之外，还有一些被忽视的社会力量。类似的，一些比较有效的解决之道却面临普遍的反对声音。</text:p>
      <text:p text:style-name="P4">
<text:span text:style-name="T4">
肥皂剧堪比避孕药</text:span>
</text:p>
      <text:p text:style-name="P4">
Source: <text:a xlink:type="simple" xlink:href="http://www.ftchinese.com/story/001100065" text:style-name="Internet_20_link" text:visited-style-name="Visited_20_Internet_20_Link">
http://www.ftchinese.com/story/001100065</text:a>
</text:p>
      <!--NEWS-->
      <text:h text:style-name="P10" text:outline-level="1">
<text:span text:style-name="T4">
欧盟经济安全战略背后的趋势、所指和障碍 (Free Version)</text:span>
</text:h>
      <text:p text:style-name="P4">
Authors: ['张冬方']</text:p>
      <text:p text:style-name="P4">
Publisher: 英国《金融时报》</text:p>
      <text:p text:style-name="P4">
Time: 2023-06-25T13:43:13+00:00</text:p>
      <text:p text:style-name="P4">
Published Time: 2023-06-24T12:00:99+08:00</text:p>
      <text:p text:style-name="P4">
Modified Time: 2023-06-25T09:43:99+08:00</text:p>
      <text:p text:style-name="P4">
Description: 张冬方：和欧盟的一些其他文件和政策一样，“没有提到中国，但指向中国”的疑问同样存在于这份经济安全战略上。</text:p>
      <text:p text:style-name="P4">
Images: ["<text:a xlink:type="simple" xlink:href="https://thumbor.ftacademy.cn/unsafe/picture/4/000157134_piclink.jpg" text:style-name="Internet_20_link" text:visited-style-name="Visited_20_Internet_20_Link">
000157134_pic...</text:a>
"]</text:p>
      <text:p text:style-name="P4">
Themes: ['专栏', '欧盟', '关注']</text:p>
      <text:p text:style-name="P4">
Keywords: ['欧盟', '中欧关系', '供应链', '脱钩', '地缘政治', '市场经济']</text:p>
      <text:p text:style-name="P4">
Type: Article</text:p>
      <!--METADATA-->
      <text:p text:style-name="P4">
<draw:frame draw:style-name="fr1" draw:name="Image47" text:anchor-type="as-char" svg:width="6.9236in" svg:height="3.894525in" draw:z-index="0">
<draw:image xlink:href="../Images/FT Chinese Free Version/2023-06-25T13-43-13-00-00/000157134_piclink.jpg" xlink:type="simple" xlink:show="embed" xlink:actuate="onLoad" draw:mime-type="image/jpeg"/>
</draw:frame>
</text:p>
      <text:p text:style-name="P4">
在贸易和投资政策中对安全和去风险的强调上，欧盟正在向美国看齐。6月20日，欧委会公布了经济安全战略。该讨论文件称，疫情、俄乌战争、敌对经济行动、网络和基础设施攻击、外国干涉和虚假信息与加剧的地缘冲突暴露了我们社会、经济和企业中的风险和脆弱性。文件指出，欧盟不是唯一一个应对经济安全面临的挑战的地区，无论发达国家，还是发展中国家都走进了这股趋势当中。</text:p>
      <text:p text:style-name="P4">
<text:span text:style-name="T4">
趋势</text:span>
</text:p>
      <text:p text:style-name="P4">
Source: <text:a xlink:type="simple" xlink:href="http://www.ftchinese.com/story/001100056" text:style-name="Internet_20_link" text:visited-style-name="Visited_20_Internet_20_Link">
http://www.ftchinese.com/story/001100056</text:a>
</text:p>
      <!--NEWS-->
      <text:h text:style-name="P10" text:outline-level="1">
<text:span text:style-name="T4">
研究：今年第一季度德国汽车对中国出口暴跌26%</text:span>
</text:h>
      <text:p text:style-name="P4">
Author: None (Language: zh)</text:p>
      <text:p text:style-name="P4">
Publisher: None</text:p>
      <text:p text:style-name="P4">
Time: 2023-06-25T13:47:00Z</text:p>
      <text:p text:style-name="P4">
Description: 据德国经济研究所的一份研究，今年第一季度，德国向中国出口的机动车和部件同比下降26%。</text:p>
      <text:p text:style-name="P4">
Videos: []</text:p>
      <text:p text:style-name="P4">
Images: []</text:p>
      <text:p text:style-name="P4">
Subject: 经济纵横</text:p>
      <text:p text:style-name="P4">
Subjects: ['欧债危机', '欧盟', '德国', '留学德国', '德国汽车工业', '留学德国', '法兰克福车展', '德国联邦大选', '德中关系', '默克尔']</text:p>
      <text:p text:style-name="P4">
Keywords: ['德国', '汽车', '电动汽车', '比亚迪']</text:p>
      <text:p text:style-name="P4">
ID: 66026596</text:p>
      <!--METADATA-->
      <text:p text:style-name="P4">
<text:a xlink:type="simple" xlink:href="https://www.dw.com/zh/overlay/image/article/66026596/52367135" text:style-name="Internet_20_link" text:visited-style-name="Visited_20_Internet_20_Link">
 </text:a>
</text:p>
      <text:p text:style-name="P4">
大众上海工厂资料图片</text:p>
      <text:p text:style-name="P4">
（德国之声中文网）去年，德国向中国出口的汽车和发动机在德国对中国的总出口中所占比例高达20%。</text:p>
      <text:p text:style-name="P4">
据德国经济研究所的一份新的研究，今年第一季度，德国向中国出口的机动车和部件同比下降26%，德国第一季度对中国总出口额的减少几乎一半要归因于这一大滑坡。据德国联邦统计局5月发布的数据，今年第一季度，德国对中国的出口同比下滑12%，为241亿欧元。</text:p>
      <text:p text:style-name="P4">
德国经济研究所的研究指出，鉴于 <text:a xlink:type="simple" xlink:href="https://www.dw.com/zh/zh/德国电动车在中国市场步履蹒跚/a-65359971" text:style-name="Internet_20_link" text:visited-style-name="Visited_20_Internet_20_Link">
 中国在电动汽车方面的强劲追赶</text:a>
，这一趋势有可能是德国对中国出口长期走弱的开始，“以前的优势越来越有可能变成劣势”，德国对华出口的前景可能会进一步暗淡。</text:p>
      <text:p text:style-name="P4">
目前在中国售出的汽车中，约有四分之一已经是电动汽车。但德国品牌迄今为止在电动汽车的竞争中处于劣势。</text:p>
      <text:h text:style-name="P12" text:outline-level="3">
<text:span text:style-name="T4">
上海已成电动之城</text:span>
</text:h>
      <text:p text:style-name="P4">
大众汽车集团在中国汽车市场占据了20多年的主导地位，但随着中国本土电动汽车制造商拓展市场份额，大众汽车在中国的市场份额在缩水。据IT之家今年4月的报道，终端上险量显示，2023年一季度<text:a xlink:type="simple" xlink:href="https://www.dw.com/zh/zh/比亚迪欲在德国市场加速扩张/a-65948560" text:style-name="Internet_20_link" text:visited-style-name="Visited_20_Internet_20_Link">
 比亚迪乘用 </text:a>
车累计上险量超越一汽大众和上汽大众的总和，正式登顶中国汽车销量第一品牌。</text:p>
      <text:p text:style-name="P4">
德国《商报》也报道，据数据服务提供商 Marklines 的数据和来自中国的当前保险数据，今年第一季度，中国比亚迪集团的销量比大众公司多出约 13,000辆。比亚迪总共售出约 441,000 辆汽车，相当于比上一年增加了 68%。大众汽车的交付量下降了14%，至428,000辆。大众汽车集团5月4日公布的数据显示，今年第一季度，大众汽车集团在华交付量下降了14.5%。其中，在华纯电动车交付量为2.15万辆，同比下滑25.4%。</text:p>
      <text:p text:style-name="P4">
据大众汽车集团（中国）发布的数据，该集团2022年在中国市场交付量为318万辆，同比下降约4%，市场份额15.1%。</text:p>
      <text:p text:style-name="P4">
（综合报道）</text:p>
      <text:p text:style-name="P4">
Source: <text:a xlink:type="simple" xlink:href="https://www.dw.com/zh/研究：今年第一季度德国汽车对中国出口暴跌26/a-66026596" text:style-name="Internet_20_link" text:visited-style-name="Visited_20_Internet_20_Link">
https://www.dw.com/zh/研究：今年第一季度德国汽车对中国出口暴跌26/a-66026596?maca=chi-rss-chi-all-1127-rdf</text:a>
</text:p>
      <!--NEWS-->
      <text:h text:style-name="P10" text:outline-level="1">
<text:span text:style-name="T4">
楼市泡沫推动出口领先？ (Free Version)</text:span>
</text:h>
      <text:p text:style-name="P4">
Authors: ['古尧']</text:p>
      <text:p text:style-name="P4">
Publisher: 英国《金融时报》</text:p>
      <text:p text:style-name="P4">
Time: 2023-06-25T14:12:32+00:00</text:p>
      <text:p text:style-name="P4">
Published Time: 2023-06-24T12:00:99+08:00</text:p>
      <text:p text:style-name="P4">
Modified Time: 2023-06-25T10:12:99+08:00</text:p>
      <text:p text:style-name="P4">
Description: 古尧：楼市泡沫透支消费，国内制成品市场受压，增加了中国经济对出口的依赖；为平稳出口，偏软汇率、订单优先等都会成为趋势性选择。</text:p>
      <text:p text:style-name="P4">
Images: ["<text:a xlink:type="simple" xlink:href="https://thumbor.ftacademy.cn/unsafe/picture/8/000185538_piclink.jpg" text:style-name="Internet_20_link" text:visited-style-name="Visited_20_Internet_20_Link">
000185538_pic...</text:a>
"]</text:p>
      <text:p text:style-name="P4">
Themes: ['中国经济', '关注']</text:p>
      <text:p text:style-name="P4">
Keywords: ['中国经济', '贸易', '出口', '房地产', '消费']</text:p>
      <text:p text:style-name="P4">
Type: Article</text:p>
      <!--METADATA-->
      <text:p text:style-name="P4">
<draw:frame draw:style-name="fr1" draw:name="Image49" text:anchor-type="as-char" svg:width="6.9236in" svg:height="3.894525in" draw:z-index="0">
<draw:image xlink:href="../Images/FT Chinese Free Version/2023-06-25T14-12-32-00-00/000185538_piclink.jpg" xlink:type="simple" xlink:show="embed" xlink:actuate="onLoad" draw:mime-type="image/jpeg"/>
</draw:frame>
</text:p>
      <text:p text:style-name="P4">
楼市泡沫和外贸增长之间，有什么链接？笔者认为，楼市泡沫透支消费，增加了中国经济对出口的依赖。</text:p>
      <text:p text:style-name="P4">
有观点认为，外贸增长显然并不是多多益善的，尤其是在出口结构不能随之提升的情况下，比如高科技产品比重提升。对历史上中国外贸的高增长状况，市场和社会上就有不少人士认为，过去中国发展中存在的环境问题和资源消耗过度问题，某种程度上也是出口过多造成的，特别是大量出口不能反映环境和资源等全要素成本的普通商品——但在全球价值链中处于不利地位时，出口国仅能获得少量收益；持续处于国际价值链“微笑曲线”底部的情况下，大量出口必然会使外部社会成本积累至恶化地步。</text:p>
      <text:p text:style-name="P4">
Source: <text:a xlink:type="simple" xlink:href="http://www.ftchinese.com/story/001100057" text:style-name="Internet_20_link" text:visited-style-name="Visited_20_Internet_20_Link">
http://www.ftchinese.com/story/001100057</text:a>
</text:p>
      <!--NEWS-->
      <text:h text:style-name="P10" text:outline-level="1">
<text:span text:style-name="T4">
瓦格纳军团叛乱带来的启示</text:span>
</text:h>
      <text:p text:style-name="P4">
Author: None (Language: zh)</text:p>
      <text:p text:style-name="P4">
Publisher: None</text:p>
      <text:p text:style-name="P4">
Time: 2023-06-25T14:19:00Z</text:p>
      <text:p text:style-name="P4">
Description: 私人军团瓦格纳的叛乱不仅突显出普京权力模式的脆弱，更揭示了俄罗斯军队和情报系统的不足。普京不再无懈可击，但这是否预示着他的统治接近尾声呢？德国媒体给出了初步的分析。</text:p>
      <text:p text:style-name="P4">
Videos: []</text:p>
      <text:p text:style-name="P4">
Images: []</text:p>
      <text:p text:style-name="P4">
Subject: 时政风云</text:p>
      <text:p text:style-name="P4">
Subjects: ['全球媒体论坛', '明镜周刊', '欧债危机', '欧盟', '乌克兰', '德国', '留学德国', '留学德国', '德国联邦大选', '拜罗伊特音乐节']</text:p>
      <text:p text:style-name="P4">
Keywords: ['德国', '瓦格纳', '媒体', '政治', '军事', '认知', '普京', '普里戈津', '军团', '叛变', '造反', '起义', '兵变', '德国媒体如何看待瓦格纳']</text:p>
      <text:p text:style-name="P4">
ID: 66026724</text:p>
      <!--METADATA-->
      <text:p text:style-name="P4">
<text:a xlink:type="simple" xlink:href="https://www.dw.com/zh/overlay/image/article/66026724/66026132" text:style-name="Internet_20_link" text:visited-style-name="Visited_20_Internet_20_Link">
 </text:a>
</text:p>
      <text:p text:style-name="P4">
瓦格纳军团撤离罗斯托夫的情景（摄于2023年6月24日）</text:p>
      <text:p text:style-name="P4">
（德国之声中文网） <text:a xlink:type="simple" xlink:href="https://www.dw.com/zh/zh/瓦格纳烧俄厨子撤退然后呢/a-66025628" text:style-name="Internet_20_link" text:visited-style-name="Visited_20_Internet_20_Link">
 瓦格纳军团在俄罗斯境内发起的兵变</text:a>
 引起了国际社会的广泛关注。 <text:a xlink:type="simple" xlink:href="https://www.tagesschau.de/ausland/europa/russland-revolte-wagner-100.html" text:style-name="Internet_20_link" text:visited-style-name="Visited_20_Internet_20_Link">
德国电视一台的“每日新闻”（Tagesschau）栏目对此发表分析文章</text:a>
，总结瓦格纳军队在24小时内从反叛到撤退的事件中，可以得出的四个重要认知。</text:p>
      <text:p text:style-name="P4">
文章指出：首先，普京的私人军队模式已经失败。过去，普京借助瓦格纳等私人军队，成功扩大了俄罗斯在全球的影响力，同时能够否认其对国际冲突的参与。然而，瓦格纳军队的叛乱彰显出，这种依赖私人军队的模式早已失去控制，极大地威胁到了现有体系的稳定性。</text:p>
      <text:h text:style-name="P12" text:outline-level="3">
<text:span text:style-name="T4">
瓦格纳集团“造反”头目：战争的意义是什么？</text:span>
</text:h>
      <text:p text:style-name="P4">
第二，此次叛乱暴露了俄罗斯军队和情报系统的弱点。在不到24小时内，瓦格纳部队的士兵据称已经逼近莫斯科200公里。在此过程中，他们遇到的实质性阻力微乎其微。虽然他们是否能以类似的速度继续前进尚不明确，但是，重要的军事基地如罗斯托夫等，叛乱者却能够毫不费力地掌控。俄罗斯军队把大部分士兵部署在乌克兰或边境地区，可能是造成这种情况的原因。反叛者的迅速进攻暴露出俄罗斯在情报收集和预警方面的严重不足。</text:p>
      <text:h text:style-name="P12" text:outline-level="3">
<text:span text:style-name="T4">
普京不再是不可替代的？</text:span>
</text:h>
      <text:p text:style-name="P4">
德国电视一台“每日新闻”栏目在这篇文章中指出的第三点启示是：瓦格纳军队领袖 <text:a xlink:type="simple" xlink:href="https://www.dw.com/zh/zh/普里戈津何许人也他有多大影响力/a-66020810" text:style-name="Internet_20_link" text:visited-style-name="Visited_20_Internet_20_Link">
 普里戈津</text:a>
可能成为普京的替代者。为此，文章回顾历史，指出1992年，当部分苏联军队反对总统戈尔巴乔夫时，公众向起义者表达了反对。但是如今在罗斯托夫和沃罗涅什，人们并没有听到类似的情况。在推特上流传的视频甚至显示有人欢迎瓦格纳雇佣兵，并向他们表示支持。</text:p>
      <text:p text:style-name="P4">
文章指出，虽然这些视频初步未经证实，可能只是个别情况，但这可能预示着普里戈津和瓦格纳部队已经成为俄罗斯不满者的一个替代选择。可能的一个因素是，普里戈津总是亲自上前线，这与那些很少参与战争的军队领导形成了鲜明的对比。</text:p>
      <text:p text:style-name="P4">
</text:p>
      <text:p text:style-name="P4">
瓦格纳军团士兵在撤离俄罗斯南部战区时和民众握手</text:p>
      <text:p text:style-name="P4">
作者称：成功的、残酷的战士和极端的民族主义者，这种组合显然在俄罗斯引起了越来越多人的共鸣，因为它在很大程度上符合普京多年来传播的信息。虽然俄罗斯对反对派进行迫害，但民族主义是被接受的，这为像普里戈津这样的人打开了一扇门，只要他们遵守既定的规则。<text:a xlink:type="simple" xlink:href="https://www.dw.com/zh/zh/瓦格纳身上有多少希特勒/a-39919985" text:style-name="Internet_20_link" text:visited-style-name="Visited_20_Internet_20_Link">
 瓦格纳部队的叛乱 </text:a>
揭示了这个模式内在的风险和其局限性。</text:p>
      <text:p text:style-name="P4">
就第四个启示，文章作者认为：“普京的无懈可击形象已经破裂。他在此次冲突中展现出的犹豫和不果断，与他一贯塑造的坚决领导者形象形成鲜明对比。”同时，对普京的这次反叛确实使得他统治结束的可能性也显而易见地摆在了每个公民面前。德国柯尔柏基金会(Körber-Stiftung) 的俄罗斯问题专家肖伯尔（LeslieSchübel）向德国电视一台“每日新闻”表示：如今，可能会有除普京之外的其他人担任总统的想法已经在人们的脑海中形成，这一话题现在肯定会是俄罗斯茶余饭后的讨论内容。</text:p>
      <text:p text:style-name="P4">
<text:span text:style-name="T5">
（德国电视一台ARD）</text:span>
</text:p>
      <text:p text:style-name="P4">
Source: <text:a xlink:type="simple" xlink:href="https://www.dw.com/zh/瓦格纳军团叛乱带来的启示/a-66026724" text:style-name="Internet_20_link" text:visited-style-name="Visited_20_Internet_20_Link">
https://www.dw.com/zh/瓦格纳军团叛乱带来的启示/a-66026724?maca=chi-rss-chi-all-1127-rdf</text:a>
</text:p>
      <!--NEWS-->
      <text:h text:style-name="P10" text:outline-level="1">
<text:span text:style-name="T4">
国盟：马国六州选举是对安华政府的公投</text:span>
</text:h>
      <text:p text:style-name="P4">
Author: 联合早报 (Person)</text:p>
      <text:p text:style-name="P4">
Publisher: 联合早报 (Organization)</text:p>
      <text:p text:style-name="P4">
Published Time: 2023-06-25T18:46</text:p>
      <text:p text:style-name="P4">
Modified Time: 2023-06-26T11:12</text:p>
      <text:p text:style-name="P4">
Description: 马来西亚反对党国民联盟（国盟）说，即将举行的六州选举是对首相安华领导的团结政府的一次公投，并认为如果国盟此次选举大胜，就代表人民拒绝现在的联邦政府。国盟及土著团结党主席慕尤丁6月1...</text:p>
      <text:p text:style-name="P4">
Videos: []</text:p>
      <text:p text:style-name="P4">
Audios: []</text:p>
      <text:p text:style-name="P4">
Images: []</text:p>
      <text:p text:style-name="P4">
Type: NewsArticle</text:p>
      <text:p text:style-name="P4">
Breadcrumbs: ['即时', '国际']</text:p>
      <text:p text:style-name="P4">
Keywords: ['马国六州选举', '慕尤丁', '国民联盟']</text:p>
      <!--METADATA-->
      <text:p text:style-name="P4">
马来西亚反对党国民联盟（国盟）说，即将举行的六州选举是对首相安华领导的团结政府的一次公投，并认为如果国盟此次选举大胜，就代表人民拒绝现在的联邦政府。</text:p>
      <text:p text:style-name="P4">
国盟及土著团结党主席慕尤丁6月12日首次呼吁六州选民把州选当作对团结政府的公投，用选票表达对团结政府及现况的不满与愤怒。</text:p>
      <text:p text:style-name="P4">
国盟署理主席及民政党主席刘华才星期六（6月24日）晚间在国盟“雪兰莪崛起”政治讲座会说六州选民应该将此次州选当作对安华的公投，用选票向这位马国第10任首相表达人民的不满。</text:p>
      <text:p text:style-name="P4">
他说：“如今人民钱不够用、物价高涨、令吉兑美元汇率节节败退，如今已达一美元兑4.68令吉的新低。……让我们把六州选举当成一次对首相的公投。”</text:p>
      <text:p text:style-name="P4">
此外，伊斯兰党宣传主任凯里尔尼占指出，即将到来的六州选举可能冲击执政联邦的团结政府。他说，联邦政府不会因为州选举的成绩而有变化，但若同属团结政府的希盟与国阵在原本执政的州属败选，就足以破坏团结政府的稳定。</text:p>
      <text:p text:style-name="P4">
据伊党党报《哈拉卡》星期天（25日）报道，凯里尔尼占在星期五（23日）马六甲的国盟造势活动上说：“当我们赢得森美兰州、雪兰莪州和槟城，并成功捍卫伊党执政的（吉打、吉兰丹与登嘉楼）三个州属，团结政府即使不垮台也会动摇。”</text:p>
      <text:p text:style-name="P4">
凯里尔尼占也是伊党彭亨州而连突区国会议员。他说：“试想想，如果他们只能执政中央，但其他州属都由国盟执政。这将是人民拒绝他们的公投。”</text:p>
      <text:p text:style-name="P4">
Source: <text:a xlink:type="simple" xlink:href="https://www.zaobao.com.sg/realtime/world/story20230625-1407769" text:style-name="Internet_20_link" text:visited-style-name="Visited_20_Internet_20_Link">
https://www.zaobao.com.sg/realtime/world/story20230625-1407769</text:a>
</text:p>
      <!--NEWS-->
      <text:h text:style-name="P10" text:outline-level="1">
<text:span text:style-name="T4">
俄外交部：兵变事件处理得到中国支持</text:span>
</text:h>
      <text:p text:style-name="P4">
Author: 联合早报 (Person)</text:p>
      <text:p text:style-name="P4">
Publisher: 联合早报 (Organization)</text:p>
      <text:p text:style-name="P4">
Published Time: 2023-06-25T21:47</text:p>
      <text:p text:style-name="P4">
Modified Time: 2023-06-26T08:57</text:p>
      <text:p text:style-name="P4">
Description: 俄罗斯外交部说，俄罗斯在处理雇佣兵组织瓦格纳兵变事件上得到中国的“支持”。中国外交部则表明，中方支持俄罗斯维护国家稳定。综合俄新社、路透社和法新社报道，俄外交部星期天（6月25日）...</text:p>
      <text:p text:style-name="P4">
Videos: []</text:p>
      <text:p text:style-name="P4">
Audios: []</text:p>
      <text:p text:style-name="P4">
Images: []</text:p>
      <text:p text:style-name="P4">
Type: NewsArticle</text:p>
      <text:p text:style-name="P4">
Breadcrumbs: ['即时', '国际']</text:p>
      <text:p text:style-name="P4">
Keywords: ['俄乌战争', '俄罗斯兵变', '中国']</text:p>
      <!--METADATA-->
      <text:p text:style-name="P4">
俄罗斯外交部说，俄罗斯在处理雇佣兵组织瓦格纳兵变事件上得到中国的“支持”。中国外交部则表明，中方支持俄罗斯维护国家稳定。</text:p>
      <text:p text:style-name="P4">
综合俄新社、路透社和法新社报道，俄外交部星期天（6月25日）在俄副外长鲁登科与中国国务委员兼外长秦刚会面后发声明说：“中方对俄罗斯领导人针对6月24日事件为稳定国内局势所做的努力表示支持，并重申对俄罗斯加强团结与进一步繁荣的兴趣。”</text:p>
      <text:p text:style-name="P4">
俄罗斯外交部强调，莫斯科和北京的双边关系充满 “互信”。</text:p>
      <text:p text:style-name="P4">
同日，中国外交部发言人就瓦格纳集团事件回答记者时说：“这是俄罗斯的内政。作为友好邻邦和新时代全面战略协作伙伴，中方支持俄罗斯维护国家稳定，实现发展繁荣。”</text:p>
      <text:p text:style-name="P4">
根据中国外交部官网星期天发布新闻稿，秦刚当天在北京会见鲁登科，同他就中俄关系及共同关心的国际和地区问题交换意见。</text:p>
      <text:p text:style-name="P4">
鲁登科星期天较早时也会见了中国外交部副部长马朝旭。</text:p>
      <text:p text:style-name="P4">
Source: <text:a xlink:type="simple" xlink:href="https://www.zaobao.com.sg/realtime/world/story20230625-1407807" text:style-name="Internet_20_link" text:visited-style-name="Visited_20_Internet_20_Link">
https://www.zaobao.com.sg/realtime/world/story20230625-1407807</text:a>
</text:p>
      <!--NEWS-->
      <text:h text:style-name="P10" text:outline-level="1">
<text:span text:style-name="T4">
中国官方首度针对“瓦格纳集团事件”表态   俄罗斯：中俄充满“互信”</text:span>
</text:h>
      <text:p text:style-name="P4">
Author: None</text:p>
      <text:p text:style-name="P4">
Publisher: Radio Free Asia (Organization)</text:p>
      <text:p text:style-name="P4">
Published Time: 2023-06-25T22:51:00-04:00</text:p>
      <text:p text:style-name="P4">
Modified Time: 2023-06-25T23:07: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88615in" draw:z-index="0">
<draw:image xlink:href="../Images/rfamandarin/2023-06-25T22-51-00-04-00/000000.png" xlink:type="simple" xlink:show="embed" xlink:actuate="onLoad" draw:mime-type="image/png"/>
</draw:frame>
俄罗斯瓦格纳集团军队已进入罗斯托夫占领俄军南方军区司令部和侵乌俄军总司令部。 路透社图片</text:p>
      <text:p text:style-name="P4">
本周日，中国官方在国务委员兼外长秦刚与俄罗斯副外长鲁登科在北京会面后，首度针对俄罗斯发生的兵变事件表态。</text:p>
      <text:p text:style-name="P4">
中国外交部官方网站当天刊登“外交部发言人就瓦格纳集团事件答记者问”。中方表示，“这是俄罗斯的内政。作为友好邻邦和新时代全面战略协作伙伴，中方支持俄罗斯维护国家稳定，实现发展繁荣。”</text:p>
      <text:p text:style-name="P4">
外界注意到，虽然俄罗斯雇佣兵组织瓦格纳集团的首领普里戈津周六已撤回向莫斯科进发的武装军人，但这一明显的兵变举动无疑对俄罗斯总统普京的政治权威以及俄乌战事造成不利影响。中国官方的上述消息并没有说明鲁登科抵达北京的具体日期，外界也无法得知他此次对俄罗斯重要盟友中国的访问是否与瓦格纳事件有关。</text:p>
      <text:p text:style-name="P4">
俄罗斯卫星通讯社周日引述俄罗斯外交部表示，在俄副外长鲁登科与中国外长秦刚周日在北京举行会谈的消息中，“中方对俄罗斯领导针对6月24日事件为稳定国内局势所做的努力表示支持，并重申对俄罗斯加强团结和进一步繁荣的兴趣。”</text:p>
      <text:p text:style-name="P4">
俄罗斯外交部强调，莫斯科和北京的双边关系充满 “互信”；“双方高度赞赏俄中关系的现状，确认愿为持续加强关系而共同努力。”</text:p>
      <text:p text:style-name="P4">
责编：何平</text:p>
      <text:p text:style-name="P4">
Source: <text:a xlink:type="simple" xlink:href="https://www.rfa.org/mandarin/Xinwen/6-06252023225142.html" text:style-name="Internet_20_link" text:visited-style-name="Visited_20_Internet_20_Link">
https://www.rfa.org/mandarin/Xinwen/6-06252023225142.html</text:a>
</text:p>
      <!--NEWS-->
      <text:h text:style-name="P10" text:outline-level="1">
<text:span text:style-name="T4">
韩战73周年纪念日  尹锡悦公开抨击 “共产势力”</text:span>
</text:h>
      <text:p text:style-name="P4">
Author: None</text:p>
      <text:p text:style-name="P4">
Publisher: Radio Free Asia (Organization)</text:p>
      <text:p text:style-name="P4">
Published Time: 2023-06-25T22:53:00-04:00</text:p>
      <text:p text:style-name="P4">
Modified Time: 2023-06-26T09:01: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4.612011in" draw:z-index="0">
<draw:image xlink:href="../Images/rfamandarin/2023-06-25T22-53-00-04-00/000000.png" xlink:type="simple" xlink:show="embed" xlink:actuate="onLoad" draw:mime-type="image/png"/>
</draw:frame>
 韩国总统尹锡悦 <text:a xlink:type="simple" xlink:href="https://www.rfa.org/mandarin/Xinwen/7-06252023225346.html/@@images/image" text:style-name="Internet_20_link" text:visited-style-name="Visited_20_Internet_20_Link">
</text:a>
路透社图片</text:p>
      <text:p text:style-name="P4">
6月25日是韩国战争爆发73周年纪念日，韩国总统尹锡悦当天公开抨击“共产势力”侵略。</text:p>
      <text:p text:style-name="P4">
据韩联社报道，韩国国务总理韩悳洙、国防部长官李钟燮、报勋部长官朴敏植、韩美联军司令部司令保罗·拉卡梅拉、韩战参战老兵，以及来自18个国家的139名参战将士后人等共1500多人，参加了当天在首尔奖忠体育馆举行的纪念仪式。总统尹锡悦没有出席活动，但他在脸书上发文指出，需铭记守护大韩民国的英雄们沾满血痕的军服具有的意义，并将致力于捍卫自由的大韩民国，为维护世界人的自由与繁荣做贡献，绝不让英烈面对“共产势力”侵略而舍身救国的精神徒劳无功。</text:p>
      <text:p text:style-name="P4">
韩国海军同一天宣布，文武大王”号驱逐舰当天从济州基地出发，将参加美国海军第七舰队主导实施的代号为“太平洋先锋队”的多国海上联合军演。报道说，这项年度性演习是美国及盟国通过增强联合作战执行能力和协调配合能力，在印太地区共同应对危机、维护和平稳定的演习。而军事专家们普遍认为，演习带有牵制中国的性质。</text:p>
      <text:p text:style-name="P4">
责编：何平</text:p>
      <text:p text:style-name="P4">
Source: <text:a xlink:type="simple" xlink:href="https://www.rfa.org/mandarin/Xinwen/7-06252023225346.html" text:style-name="Internet_20_link" text:visited-style-name="Visited_20_Internet_20_Link">
https://www.rfa.org/mandarin/Xinwen/7-06252023225346.html</text:a>
</text:p>
      <!--NEWS-->
      <text:h text:style-name="P10" text:outline-level="1">
<text:span text:style-name="T4">
台湾外长吴钊燮呼吁与澳大利亚互派武官   “防止最坏情况发生”</text:span>
</text:h>
      <text:p text:style-name="P4">
Author: None</text:p>
      <text:p text:style-name="P4">
Publisher: Radio Free Asia (Organization)</text:p>
      <text:p text:style-name="P4">
Published Time: 2023-06-25T22:54:00-04:00</text:p>
      <text:p text:style-name="P4">
Modified Time: 2023-06-25T23:03: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4.600844in" draw:z-index="0">
<draw:image xlink:href="../Images/rfamandarin/2023-06-25T22-54-00-04-00/000000.png" xlink:type="simple" xlink:show="embed" xlink:actuate="onLoad" draw:mime-type="image/png"/>
</draw:frame>
 台湾的外交部长吴钊燮 美联社资料图片</text:p>
      <text:p text:style-name="P4">
据台湾中央社6月25日报道，台湾与中国的地缘政治紧张持续之际，台湾的外交部长吴钊燮接受澳大利亚媒体采访时公开呼吁，台澳双方应互派武官进驻。</text:p>
      <text:p text:style-name="P4">
吴钊燮表示，美国、日本和新加坡等国在台北已有类似的安排，台湾希望堪培拉派驻一位军官到台北的澳洲办事处，以负责联系台湾安全当局。</text:p>
      <text:p text:style-name="P4">
吴钊燮透露，目前澳大利亚驻台官员已开始与台湾安全部门对话，这是“重要进展”，表明堪培拉希望“了解台湾对如何防止最坏情况发生的看法”。他表示，台湾政府也希望在堪培拉的驻澳洲代表处派驻一名武官。</text:p>
      <text:p text:style-name="P4">
责编：何平</text:p>
      <text:p text:style-name="P4">
Source: <text:a xlink:type="simple" xlink:href="https://www.rfa.org/mandarin/Xinwen/8-06252023225440.html" text:style-name="Internet_20_link" text:visited-style-name="Visited_20_Internet_20_Link">
https://www.rfa.org/mandarin/Xinwen/8-06252023225440.html</text:a>
</text:p>
      <!--NEWS-->
      <text:h text:style-name="P10" text:outline-level="1">
<text:span text:style-name="T4">
香港警方回应“七一游行”：已收到一宗申请</text:span>
</text:h>
      <text:p text:style-name="P4">
Author: None</text:p>
      <text:p text:style-name="P4">
Publisher: Radio Free Asia (Organization)</text:p>
      <text:p text:style-name="P4">
Published Time: 2023-06-25T22:55:00-04:00</text:p>
      <text:p text:style-name="P4">
Modified Time: 2023-06-25T23:09: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5.1927in" draw:z-index="0">
<draw:image xlink:href="../Images/rfamandarin/2023-06-25T22-55-00-04-00/000000.png" xlink:type="simple" xlink:show="embed" xlink:actuate="onLoad" draw:mime-type="image/png"/>
</draw:frame>
 香港警署总部 <text:a xlink:type="simple" xlink:href="https://www.rfa.org/mandarin/Xinwen/8-06252023225546.html/@@images/image" text:style-name="Internet_20_link" text:visited-style-name="Visited_20_Internet_20_Link">
</text:a>
维基百科</text:p>
      <text:p text:style-name="P4">
7月1日，将是香港主权移交中国的26周年。而每年香港“七一游行”的参与人数和政治诉求，也凸显这座曾经的“东方之珠”在港版国安法下的社会现状。</text:p>
      <text:p text:style-name="P4">
据“香港01”引述警务处处长萧泽颐日前证实，目前警方已收到一宗“七一汽车游行申请”，正做初步评估，以决定是否发出不反对通知书。</text:p>
      <text:p text:style-name="P4">
萧泽颐当天出席警察学院结业典礼后还表示，如同行政长官李家照所说，警方会加强巡逻，并已抽调后勤工作人员到人多密集的地方巡逻。而自周一开始，香港水警也会加入巡逻协助截停搜查。</text:p>
      <text:p text:style-name="P4">
香港特首李家超日前警告说，过去七一曾有人破坏社会安宁和做违法行为，如果今年有人“骑劫”七一，“制造不良气氛或进行破坏性活动”，必定追究其法律责任。</text:p>
      <text:p text:style-name="P4">
责编：何平</text:p>
      <text:p text:style-name="P4">
Source: <text:a xlink:type="simple" xlink:href="https://www.rfa.org/mandarin/Xinwen/8-06252023225546.html" text:style-name="Internet_20_link" text:visited-style-name="Visited_20_Internet_20_Link">
https://www.rfa.org/mandarin/Xinwen/8-06252023225546.html</text:a>
</text:p>
      <!--NEWS-->
      <text:h text:style-name="P10" text:outline-level="1">
<text:span text:style-name="T4">
中国经济疫后复苏乏力   宁吉喆呼吁尽快出台调控措施</text:span>
</text:h>
      <text:p text:style-name="P4">
Author: None</text:p>
      <text:p text:style-name="P4">
Publisher: Radio Free Asia (Organization)</text:p>
      <text:p text:style-name="P4">
Published Time: 2023-06-25T22:56:00-04:00</text:p>
      <text:p text:style-name="P4">
Modified Time: 2023-06-25T23:10: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88615in" draw:z-index="0">
<draw:image xlink:href="../Images/rfamandarin/2023-06-25T22-56-00-04-00/000000.png" xlink:type="simple" xlink:show="embed" xlink:actuate="onLoad" draw:mime-type="image/png"/>
</draw:frame>
 中国全国政协常委、经济委员会副主任宁吉喆 <text:a xlink:type="simple" xlink:href="https://www.rfa.org/mandarin/Xinwen/10-06252023225641.html/@@images/image" text:style-name="Internet_20_link" text:visited-style-name="Visited_20_Internet_20_Link">
</text:a>
美联社资料图片</text:p>
      <text:p text:style-name="P4">
中国全国政协常委、经济委员会副主任宁吉喆本周日在中国宏观经济论坛警告说，当前经济恢复的基础并不牢固，生产经营困难比较大，存在市场预期不稳、市场信心不足等问题。</text:p>
      <text:p text:style-name="P4">
路透社指出，中国5月份经济数据显示国内和海外需求疲软，中国作为世界第二大经济体，新冠疫情后的经济复苏状况步履蹒跚。中国国务院近日召开会议，讨论促进经济增长的相关措施，并承诺会及时推出政策，以采取更有力的行动应对经济形势的变化。与此同时，中国10个月来还首次下调了基准贷款市场报价利率。虽然经济分析人士普遍认为中国央行会进一步采取降低贷款利率的措施，但由于私营企业和家庭不愿借贷，有关的金融宽松政策可能反而会损害已经在应对利润率压力的各地银行。</text:p>
      <text:p text:style-name="P4">
宁吉喆指出，宏观调控要把握节奏，上半年即将结束，最重要的是三季度，相关“政策能早出的早出，能快出的快出”。</text:p>
      <text:p text:style-name="P4">
责编：何平</text:p>
      <text:p text:style-name="P4">
Source: <text:a xlink:type="simple" xlink:href="https://www.rfa.org/mandarin/Xinwen/10-06252023225641.html" text:style-name="Internet_20_link" text:visited-style-name="Visited_20_Internet_20_Link">
https://www.rfa.org/mandarin/Xinwen/10-06252023225641.html</text:a>
</text:p>
      <!--NEWS-->
      <text:h text:style-name="P10" text:outline-level="1">
<text:span text:style-name="T4">
“越南需要采取激进措施以实现经济目标” (Free Version)</text:span>
</text:h>
      <text:p text:style-name="P4">
Authors: ['奥尔拉•瑞安']</text:p>
      <text:p text:style-name="P4">
Publisher: 英国《金融时报》</text:p>
      <text:p text:style-name="P4">
Time: 2023-06-25T23:06:24+00:00</text:p>
      <text:p text:style-name="P4">
Published Time: 2023-06-25T12:00:99+08:00</text:p>
      <text:p text:style-name="P4">
Modified Time: 2023-06-25T19:04:99+08:00</text:p>
      <text:p text:style-name="P4">
Description: 越南财长胡德福警告，由于订单急剧下降，该国经济难以保持强劲增长，下半年很可能要采取激进措施来实现全年增长6%至6.5%的目标。</text:p>
      <text:p text:style-name="P4">
Images: []</text:p>
      <text:p text:style-name="P4">
Themes: ['越南', '关注']</text:p>
      <text:p text:style-name="P4">
Keywords: ['越南', '供应链', '亚太经济', '制造业', '贸易', '全球经济']</text:p>
      <text:p text:style-name="P4">
Type: Article</text:p>
      <!--METADATA-->
      <text:p text:style-name="P4">
越南财政部长表示，越南需要采取激进措施来实现今年的经济目标。他警告称，在订单急剧下降的背景下，越南这个出口导向型制造业经济体难以保持强劲增长。</text:p>
      <text:p text:style-name="P4">
越南去年是亚洲发展最快的经济体之一，经济增长逾8%，为1997年以来最高增长率。但2023年第一季度增速放缓至3.3%，低于2023年第四季度的5.9%，原因是严峻的全球经济形势和高通胀影响了对该国出口的需求。</text:p>
      <text:p text:style-name="P4">
Source: <text:a xlink:type="simple" xlink:href="http://www.ftchinese.com/story/001100068" text:style-name="Internet_20_link" text:visited-style-name="Visited_20_Internet_20_Link">
http://www.ftchinese.com/story/001100068</text:a>
</text:p>
      <!--NEWS-->
      <text:h text:style-name="P10" text:outline-level="1">
<text:span text:style-name="T4">
应对全球变暖 欧盟将参与地球工程辩论 (Free Version)</text:span>
</text:h>
      <text:p text:style-name="P4">
Authors: ['艾丽斯•汉考克']</text:p>
      <text:p text:style-name="P4">
Publisher: 英国《金融时报》</text:p>
      <text:p text:style-name="P4">
Time: 2023-06-26T00:17:09+00:00</text:p>
      <text:p text:style-name="P4">
Published Time: 2023-06-25T12:00:99+08:00</text:p>
      <text:p text:style-name="P4">
Modified Time: 2023-06-25T20:16:99+08:00</text:p>
      <text:p text:style-name="P4">
Description: 欧盟委员会将在周三呼吁国际社会努力评估“气候干预措施的风险和不确定性”，其中最具争议的方法之一是平流层气溶胶注入。</text:p>
      <text:p text:style-name="P4">
Images: ["<text:a xlink:type="simple" xlink:href="https://thumbor.ftacademy.cn/unsafe/picture/3/000185533_piclink.jpg" text:style-name="Internet_20_link" text:visited-style-name="Visited_20_Internet_20_Link">
000185533_pic...</text:a>
"]</text:p>
      <text:p text:style-name="P4">
Themes: ['气候变化', '关注']</text:p>
      <text:p text:style-name="P4">
Keywords: ['气候变化', '科学', '欧盟', '地球工程']</text:p>
      <text:p text:style-name="P4">
Type: Article</text:p>
      <!--METADATA-->
      <text:p text:style-name="P4">
<draw:frame draw:style-name="fr1" draw:name="Image60" text:anchor-type="as-char" svg:width="6.9236in" svg:height="3.894525in" draw:z-index="0">
<draw:image xlink:href="../Images/FT Chinese Free Version/2023-06-26T00-17-09-00-00/000185533_piclink.jpg" xlink:type="simple" xlink:show="embed" xlink:actuate="onLoad" draw:mime-type="image/jpeg"/>
</draw:frame>
</text:p>
      <text:p text:style-name="P4">
欧盟首次介入有关地球工程(geo-engineering)的极具争议的辩论。地球工程是一项有争议的技术，涉及操纵天气以抗击气候变化。</text:p>
      <text:p text:style-name="P4">
英国《金融时报》看到的一份文件草案显示，欧盟委员会(EuropeanCommission)将在周三呼吁国际社会努力评估“气候干预措施——包括太阳辐射干预(SRM)——的风险和不确定性”，并呼吁研究如何在全球范围对其进行监管。</text:p>
      <text:p text:style-name="P4">
Source: <text:a xlink:type="simple" xlink:href="http://www.ftchinese.com/story/001100069" text:style-name="Internet_20_link" text:visited-style-name="Visited_20_Internet_20_Link">
http://www.ftchinese.com/story/001100069</text:a>
</text:p>
      <!--NEWS-->
      <text:h text:style-name="P10" text:outline-level="1">
<text:span text:style-name="T4">
欧洲业务举步维艰 华住集团复苏受累 (Free Version)</text:span>
</text:h>
      <text:p text:style-name="P4">
Authors: ['咏竹坊']</text:p>
      <text:p text:style-name="P4">
Publisher: 英国《金融时报》</text:p>
      <text:p text:style-name="P4">
Time: 2023-06-26T00:46:49+00:00</text:p>
      <text:p text:style-name="P4">
Published Time: 2023-05-29T12:00:99+08:00</text:p>
      <text:p text:style-name="P4">
Modified Time: 2023-05-30T06:04:99+08:00</text:p>
      <text:p text:style-name="P4">
Description: 被华住集团收购四年后，尽管疫情后出现复苏，但德意志酒店集团这笔欧洲资产继续录得严重亏损。</text:p>
      <text:p text:style-name="P4">
Images: ["<text:a xlink:type="simple" xlink:href="https://thumbor.ftacademy.cn/unsafe/picture/8/000182828_piclink.jpg" text:style-name="Internet_20_link" text:visited-style-name="Visited_20_Internet_20_Link">
000182828_pic...</text:a>
"]</text:p>
      <text:p text:style-name="P4">
Themes: ['专栏', '咏竹坊', '关注']</text:p>
      <text:p text:style-name="P4">
Keywords: ['咏竹坊', '华住集团', '酒店']</text:p>
      <text:p text:style-name="P4">
Type: Article</text:p>
      <!--METADATA-->
      <text:p text:style-name="P4">
<draw:frame draw:style-name="fr1" draw:name="Image61" text:anchor-type="as-char" svg:width="6.9236in" svg:height="3.894525in" draw:z-index="0">
<draw:image xlink:href="../Images/FT Chinese Free Version/2023-06-26T00-46-49-00-00/000182828_piclink.jpg" xlink:type="simple" xlink:show="embed" xlink:actuate="onLoad" draw:mime-type="image/jpeg"/>
</draw:frame>
</text:p>
      <text:p text:style-name="P4">
<text:span text:style-name="T4">
作者阳歌，本文只代表作者本人观点。</text:span>
</text:p>
      <text:p text:style-name="P4">
首屈一指的中国酒店运营商华住集团有限公司(HTHT.US;1197.HK)的最新季报中，有一些值得注意的元素，其中很多都和中国后疫情时代的旅游复苏有关。华住集团旗下运营着经济型连锁品牌汉庭，以及更高端的全季酒店，它报告了近两年来的首次盈利，因为在后疫情时代的“报复性旅游”浪潮中，中国民众纷纷上路。</text:p>
      <text:p text:style-name="P4">
Source: <text:a xlink:type="simple" xlink:href="http://www.ftchinese.com/story/001099805" text:style-name="Internet_20_link" text:visited-style-name="Visited_20_Internet_20_Link">
http://www.ftchinese.com/story/001099805</text:a>
</text:p>
      <!--NEWS-->
      <text:h text:style-name="P10" text:outline-level="1">
<text:span text:style-name="T4">
必胜客在百胜中国的业务中越来越耀眼 (Free Version)</text:span>
</text:h>
      <text:p text:style-name="P4">
Authors: ['咏竹坊']</text:p>
      <text:p text:style-name="P4">
Publisher: 英国《金融时报》</text:p>
      <text:p text:style-name="P4">
Time: 2023-06-26T00:59:54+00:00</text:p>
      <text:p text:style-name="P4">
Published Time: 2023-06-25T12:00:99+08:00</text:p>
      <text:p text:style-name="P4">
Modified Time: 2023-06-25T20:56:99+08:00</text:p>
      <text:p text:style-name="P4">
Description: 中国最大的披萨连锁品牌第3000家门店在秦皇岛开业，这是它近年全面改革之后的重要里程碑。</text:p>
      <text:p text:style-name="P4">
Images: ["<text:a xlink:type="simple" xlink:href="https://thumbor.ftacademy.cn/unsafe/picture/1/000185541_piclink.jpg" text:style-name="Internet_20_link" text:visited-style-name="Visited_20_Internet_20_Link">
000185541_pic...</text:a>
"]</text:p>
      <text:p text:style-name="P4">
Themes: ['专栏', '咏竹坊', '关注']</text:p>
      <text:p text:style-name="P4">
Keywords: ['咏竹坊', '必胜客', '百胜中国', '餐饮']</text:p>
      <text:p text:style-name="P4">
Type: Article</text:p>
      <!--METADATA-->
      <text:p text:style-name="P4">
<draw:frame draw:style-name="fr1" draw:name="Image62" text:anchor-type="as-char" svg:width="6.9236in" svg:height="3.901286in" draw:z-index="0">
<draw:image xlink:href="../Images/FT Chinese Free Version/2023-06-26T00-59-54-00-00/000185541_piclink.jpg" xlink:type="simple" xlink:show="embed" xlink:actuate="onLoad" draw:mime-type="image/jpeg"/>
</draw:frame>
</text:p>
      <text:p text:style-name="P4">
<text:span text:style-name="T4">
作者阳歌，本文只代表作者本人观点。</text:span>
</text:p>
      <text:p text:style-name="P4">
承让了，肯德基的山德士上校！</text:p>
      <text:p text:style-name="P4">
Source: <text:a xlink:type="simple" xlink:href="http://www.ftchinese.com/story/001100071" text:style-name="Internet_20_link" text:visited-style-name="Visited_20_Internet_20_Link">
http://www.ftchinese.com/story/001100071</text:a>
</text:p>
      <!--NEWS-->
      <text:h text:style-name="P10" text:outline-level="1">
<text:span text:style-name="T4">
西锐乘“C919热潮” 力争飞机制造第一股 (Free Version)</text:span>
</text:h>
      <text:p text:style-name="P4">
Authors: ['咏竹坊']</text:p>
      <text:p text:style-name="P4">
Publisher: 英国《金融时报》</text:p>
      <text:p text:style-name="P4">
Time: 2023-06-26T01:00:26+00:00</text:p>
      <text:p text:style-name="P4">
Published Time: 2023-06-25T12:00:99+08:00</text:p>
      <text:p text:style-name="P4">
Modified Time: 2023-06-25T20:47:99+08:00</text:p>
      <text:p text:style-name="P4">
Description: 这家由央企中航工业持有、以美国为制造基地的飞机制造商，乘着中国“飞机热”申请到港交所上市。</text:p>
      <text:p text:style-name="P4">
Images: ["<text:a xlink:type="simple" xlink:href="https://thumbor.ftacademy.cn/unsafe/picture/9/000185549_piclink.jpg" text:style-name="Internet_20_link" text:visited-style-name="Visited_20_Internet_20_Link">
000185549_pic...</text:a>
"]</text:p>
      <text:p text:style-name="P4">
Themes: ['专栏', '咏竹坊', '关注']</text:p>
      <text:p text:style-name="P4">
Keywords: ['咏竹坊', '西锐飞机', '飞机制造', '航空', '港交所', 'IPO']</text:p>
      <text:p text:style-name="P4">
Type: Article</text:p>
      <!--METADATA-->
      <text:p text:style-name="P4">
<draw:frame draw:style-name="fr1" draw:name="Image63" text:anchor-type="as-char" svg:width="6.9236in" svg:height="3.894525in" draw:z-index="0">
<draw:image xlink:href="../Images/FT Chinese Free Version/2023-06-26T01-00-26-00-00/000185549_piclink.jpg" xlink:type="simple" xlink:show="embed" xlink:actuate="onLoad" draw:mime-type="image/jpeg"/>
</draw:frame>
</text:p>
      <text:p text:style-name="P4">
<text:span text:style-name="T4">
作者罗小芹，本文只代表作者本人观点。</text:span>
</text:p>
      <text:p text:style-name="P4">
中国首架国产客机C919于5月实现商业首航，成功从上海虹桥机场飞往北京首都机场，带动市场对飞机制造行业的商业兴趣，由中航工业投资的小型飞机制造商西锐飞机有限公司乘着这股“飞机热”，乘势推进在港上市，力争成为首家在港股上市的飞机制造商。不过，它能否吸引投资者眼球，却存在很大不确定性。</text:p>
      <text:p text:style-name="P4">
Source: <text:a xlink:type="simple" xlink:href="http://www.ftchinese.com/story/001100070" text:style-name="Internet_20_link" text:visited-style-name="Visited_20_Internet_20_Link">
http://www.ftchinese.com/story/001100070</text:a>
</text:p>
      <!--NEWS-->
      <text:h text:style-name="P10" text:outline-level="1">
<text:span text:style-name="T4">
国际清算银行建议各国政府收紧财政政策 (Free Version)</text:span>
</text:h>
      <text:p text:style-name="P4">
Authors: ['克里斯•贾尔斯']</text:p>
      <text:p text:style-name="P4">
Publisher: 英国《金融时报》</text:p>
      <text:p text:style-name="P4">
Time: 2023-06-26T01:13:28+00:00</text:p>
      <text:p text:style-name="P4">
Published Time: 2023-06-25T12:00:99+08:00</text:p>
      <text:p text:style-name="P4">
Modified Time: 2023-06-25T21:12:99+08:00</text:p>
      <text:p text:style-name="P4">
Description: 这家“央行的央行”称，在通胀高企而利率上升之际，各地政府应提高税收或削减公共支出，以帮助央行抑制通胀并减轻金融危机的风险。</text:p>
      <text:p text:style-name="P4">
Images: ["<text:a xlink:type="simple" xlink:href="https://thumbor.ftacademy.cn/unsafe/picture/5/000185525_piclink.jpg" text:style-name="Internet_20_link" text:visited-style-name="Visited_20_Internet_20_Link">
000185525_pic...</text:a>
"]</text:p>
      <text:p text:style-name="P4">
Themes: ['全球经济', '关注']</text:p>
      <text:p text:style-name="P4">
Keywords: ['全球经济', '财政政策', '国际清算银行', 'BIS', '通货膨胀']</text:p>
      <text:p text:style-name="P4">
Type: Article</text:p>
      <!--METADATA-->
      <text:p text:style-name="P4">
<draw:frame draw:style-name="fr1" draw:name="Image64" text:anchor-type="as-char" svg:width="6.9236in" svg:height="3.901286in" draw:z-index="0">
<draw:image xlink:href="../Images/FT Chinese Free Version/2023-06-26T01-13-28-00-00/000185525_piclink.jpg" xlink:type="simple" xlink:show="embed" xlink:actuate="onLoad" draw:mime-type="image/jpeg"/>
</draw:frame>
</text:p>
      <text:p text:style-name="P4">
国际清算银行(Bank for InternationalSettlements)表示，世界各地的政府应提高税收或削减公共支出，以帮助央行抑制通胀并减轻金融危机的风险。</text:p>
      <text:p text:style-name="P4">
经常充当各地央行的非正式代言人的这家“央行的央行”称，各国政府在通胀居高不下且利率迅速上升的情况下保持宽松的财政政策，无异于是在“试探‘稳定区间’的极限”。</text:p>
      <text:p text:style-name="P4">
Source: <text:a xlink:type="simple" xlink:href="http://www.ftchinese.com/story/001100072" text:style-name="Internet_20_link" text:visited-style-name="Visited_20_Internet_20_Link">
http://www.ftchinese.com/story/001100072</text:a>
</text:p>
      <!--NEWS-->
      <text:h text:style-name="P10" text:outline-level="1">
<text:span text:style-name="T4">
瓦格納叛亂 中國、朝鮮支持俄國政府</text:span>
</text:h>
      <text:p text:style-name="P4">
Author: None (Language: zh)</text:p>
      <text:p text:style-name="P4">
Publisher: None</text:p>
      <text:p text:style-name="P4">
Time: 2023-06-26T01:50:00Z</text:p>
      <text:p text:style-name="P4">
Description: 瓦格納僱傭兵集團24日發動叛亂行動之後，俄羅斯副外長魯登科在北京會見了中國外長秦剛，北京和平壤25日也都對此事作出了首次評論。他們分別說了什麼？</text:p>
      <text:p text:style-name="P4">
Videos: []</text:p>
      <text:p text:style-name="P4">
Images: []</text:p>
      <text:p text:style-name="P4">
Subject: 时政风云</text:p>
      <text:p text:style-name="P4">
Subjects: ['乌克兰', '拜罗伊特音乐节', '朝鲜', '普京', '金正恩', '俄罗斯入侵乌克兰']</text:p>
      <text:p text:style-name="P4">
Keywords: ['俄乌战争', '瓦格纳', '普京', '秦刚', '中俄关系', '金正恩', '朝鲜']</text:p>
      <text:p text:style-name="P4">
ID: 66028449</text:p>
      <!--METADATA-->
      <text:p text:style-name="P4">
<text:a xlink:type="simple" xlink:href="https://www.dw.com/zh/overlay/image/article/66028449/65057894" text:style-name="Internet_20_link" text:visited-style-name="Visited_20_Internet_20_Link">
 </text:a>
</text:p>
      <text:p text:style-name="P4">
俄烏戰爭開打以來，中俄關係不斷加溫，習近平3月亦訪俄會見普京。</text:p>
      <text:p text:style-name="P4">
（德國之聲中文網）中國外長秦剛週日（6月25日）在北京會見了俄羅斯副外長魯登科（AndreyRudenko），雙方「就中俄關係及共同關心的國際和地區問題交換意見」。根據中國外交部25日發布「外交部發言人就瓦格納集團事件答記者問」文稿，中方稱支持俄國「維護國家穩定」。這是<text:a xlink:type="simple" xlink:href="https://www.dw.com/zh/zh/普里戈津何许人也他有多大影响力/a-66020810" text:style-name="Internet_20_link" text:visited-style-name="Visited_20_Internet_20_Link">
 普里戈津 </text:a>
 （YevgenyPrigozhin）所領導的 <text:a xlink:type="simple" xlink:href="https://www.dw.com/zh/zh/瓦格纳军团叛乱带来的启示/a-66026724" text:style-name="Internet_20_link" text:visited-style-name="Visited_20_Internet_20_Link">
 瓦格納僱傭兵集團24日進軍莫斯科</text:a>
 後，北京對此事首次作出 <text:a xlink:type="simple" xlink:href="https://www.dw.com/zh/zh/瓦格纳烧俄厨子撤退然后呢/a-66025628" text:style-name="Internet_20_link" text:visited-style-name="Visited_20_Internet_20_Link">
 評論</text:a>
 。</text:p>
      <text:p text:style-name="P4">
中國外交部25日的聲明表示，瓦格納事件是俄羅斯的內政，而中方作為俄國的「友好鄰邦」及「新時代全面戰略協作夥伴」，支持俄國「維護國家穩定，實現發展繁榮」。</text:p>
      <text:p text:style-name="P4">
法新社指出，一直到俄國總統普京（Vladimir Putin）接受特赦協議、普里戈津同意流亡白俄羅斯之際，北京週日晚間才對俄羅斯週末的這場動盪發表評論。</text:p>
      <text:p text:style-name="P4">
美聯社報導，俄羅斯外交部稱，在該國副外長魯登科25日訪問北京期間，中國宣告了對莫斯科的支持。根據俄國說法，「中方表示支持俄羅斯聯邦領導人就6月24日事件為穩定國家局勢所做的努力，並重申了雙方加倍團結、促進俄羅斯進一步繁榮的意圖」。</text:p>
      <text:p text:style-name="P4">
報導指，目前尚不清楚魯登科訪華是不是因應瓦格納叛亂。</text:p>
      <text:p text:style-name="P4">
</text:p>
      <text:p text:style-name="P4">
俄國副外長魯登科2022年赴土庫曼參與裏海外長峰會。</text:p>
      <text:p text:style-name="P4">
中國外交部稱，魯登科此行訪中除了會見秦剛之外，也與中國副外長馬朝旭舉行了會談。</text:p>
      <text:p text:style-name="P4">
根據該部公布的聲明，魯登科與馬朝旭一致認為，在維護地區安全穩定、促進各國共同發展方面，中俄均為成員國的「上海合作組織」發揮著重要作用，兩國因此將加強協作，推動該組織的發展。</text:p>
      <text:p text:style-name="P4">
馬朝旭還稱，「在複雜嚴峻的國際形勢下」，中俄應及時溝通，以確保「兩國關係行穩致遠，維護好雙方共同利益」。</text:p>
      <text:p text:style-name="P4">
中俄近年在經濟及外交上的交流不斷加溫，自俄國侵烏以來，兩國的戰略夥伴關係日益密切。儘管北京一直主張在俄烏戰爭中保持中立，但也因拒絕譴責莫斯科及其與俄國的友好關係，而受到西方國家的批評。</text:p>
      <text:p text:style-name="P4">
法新社引述分析人士說法，目前中國在其與俄羅斯的關係中佔上風，且隨著莫斯科在國際上愈發孤立，中國的影響力也在一步步增強。</text:p>
      <text:h text:style-name="P12" text:outline-level="3">
<text:span text:style-name="T4">
朝鮮也挺俄羅斯</text:span>
</text:h>
      <text:p text:style-name="P4">
美聯社25日引述朝鮮官媒朝中社（KCNA）報導稱，對於瓦格納集團的叛亂，朝鮮全力支持莫斯科的應對。</text:p>
      <text:p text:style-name="P4">
據報導，在與俄羅斯駐平壤大使馬采戈拉（AlexanderMatsegora）會面時，朝鮮副外長林天日「堅定相信俄國最近的武裝叛亂將被成功鎮壓」，並表示「強大的俄羅斯軍隊和人民一定會克服考驗和磨難，並在面對烏克蘭的特殊軍事行動中，英勇地取得勝利」。</text:p>
      <text:p text:style-name="P4">
美聯社報導，韓國梨花大學國際研究副教授李雷夫（Leif Eric-Easley）稱，入侵烏克蘭一舉對「俄羅斯的國家穩定」造成了威脅，也「將對俄羅斯、中國、朝鮮集團產生影響」，因此「 <text:a xlink:type="simple" xlink:href="https://www.dw.com/zh/zh/墙外文摘乌克兰教训不打台湾还是怎样打台湾/a-66026696" text:style-name="Internet_20_link" text:visited-style-name="Visited_20_Internet_20_Link">
北京和平壤官方肯定將引以為戒，避免重蹈莫斯科的覆轍</text:a>
 。」</text:p>
      <text:h text:style-name="P12" text:outline-level="3">
<text:span text:style-name="T4">
瓦格纳集团“造反”头目：战争的意义是什么？</text:span>
</text:h>
      <text:p text:style-name="P4">
（綜合報導）</text:p>
      <text:p text:style-name="P4">
Source: <text:a xlink:type="simple" xlink:href="https://www.dw.com/zh/瓦格納叛亂-中國、朝鮮支持俄國政府/a-66028449" text:style-name="Internet_20_link" text:visited-style-name="Visited_20_Internet_20_Link">
https://www.dw.com/zh/瓦格納叛亂-中國、朝鮮支持俄國政府/a-66028449?maca=chi-rss-chi-all-1127-rdf</text:a>
</text:p>
      <!--NEWS-->
      <text:h text:style-name="P10" text:outline-level="1">
<text:span text:style-name="T4">
俄罗斯兵变疑云犹存，莫斯科领导层“隐身”引关注</text:span>
</text:h>
      <text:p text:style-name="P4">
Creator: NEIL MACFARQUHAR</text:p>
      <text:p text:style-name="P4">
Publisher: https://www.facebook.com/nytimeschinese</text:p>
      <text:p text:style-name="P4">
Published Time: 2023-06-26T02:10:22+08:00</text:p>
      <text:p text:style-name="P4">
Description: 分析认为普京无懈可击、不可战胜的光环已被戳破。此外，除了普京，俄罗斯国防部长、军事总参谋长和安全部门的许多负责人自兵变以来均未公开露面，引发外界猜测。 Dmitri Lovetsky/Associated Press 周日，俄罗斯人在莫斯科表达对克里姆林宫的支持。</text:p>
      <text:p text:style-name="P4">
Images: ["<text:a xlink:type="simple" xlink:href="https://static01.nyt.com/images/2023/06/25/multimedia/25russia-ledeall01-cjvt/25russia-ledeall01-cjvt-master1050.jpg" text:style-name="Internet_20_link" text:visited-style-name="Visited_20_Internet_20_Link">
25russia-lede...</text:a>
"]</text:p>
      <text:p text:style-name="P4">
Category: 国际</text:p>
      <text:p text:style-name="P4">
Type: Article</text:p>
      <!--METADATA-->
      <text:p text:style-name="P4">
<draw:frame draw:style-name="fr1" draw:name="Image67" text:anchor-type="as-char" svg:width="6.9236in" svg:height="4.615733in" draw:z-index="0">
<draw:image xlink:href="../Images/cnnytimes/2023-06-26T02-10-22-08-00/25russia-ledeall01-cjvt-master1050.jpg" xlink:type="simple" xlink:show="embed" xlink:actuate="onLoad" draw:mime-type="image/jpeg"/>
</draw:frame>
</text:p>
      <text:p text:style-name="P4">
周日，俄罗斯弥漫着困惑和不确定性，在30年来最深重的政府危机——一场公开的军事叛乱——似乎被化解后的一天里，总统普京和哗变的雇佣军集团头目叶夫根尼·普里戈任都没有出现在公众面前。</text:p>
      <text:p text:style-name="P4">
尽管国家电视台大肆宣扬俄罗斯的团结和“成熟”，但评估损失的独立评论人士得出的结论是，普京无懈可击、不可战胜的光环已经被戳破。一些人大声质疑，为什么俄罗斯领导层的大部分人既没有露面，也没有发声。</text:p>
      <text:p text:style-name="P4">
除了普京，国防部长谢尔盖·绍伊古和俄军总参谋长瓦列里·格拉西莫夫自周五晚上 <text:a xlink:type="simple" xlink:href="https://www.nytimes.com/2023/06/23/world/europe/russia-prigozhin-putin-war-ukraine.html" text:style-name="Internet_20_link" text:visited-style-name="Visited_20_Internet_20_Link">
 兵变</text:a>
 开始以来都没有公开露面。该国安全部门的许多负责人最后也没有出现。</text:p>
      <text:p text:style-name="P4">
“在武装部队接近莫斯科时，国防部的领导在哪里？”尤里·科特诺克写道。他是一小群有影响力的军事博主中的一员，他们对乌克兰战争表达支持但不乏批评的声音。他问道，外国敌人是否也能同样轻松地进军首都？</text:p>
      <text:p text:style-name="P4">
广告</text:p>
      <text:p text:style-name="P4">
世界各国领导人也纷纷发表意见。国务卿布林肯周日表示，普里戈任的叛乱暴露出普京对权力的掌控出现了裂痕。“这是对普京权威的直接挑战，”布林肯在CBS台的《 <text:a xlink:type="simple" xlink:href="https://www.cbsnews.com/news/face-the-nation-full-transcript-06-25-2023/" text:style-name="Internet_20_link" text:visited-style-name="Visited_20_Internet_20_Link">
面对全国 </text:a>
 》(Face the Nation)节目中说。</text:p>
      <text:p text:style-name="P4">
周末，领导着被称为瓦格纳的雇佣军的普里戈任发动了一场针对军方领导层的兵变， <text:a xlink:type="simple" xlink:href="https://www.nytimes.com/interactive/2023/06/24/world/europe/prigozhin-putin-russia.html" text:style-name="Internet_20_link" text:visited-style-name="Visited_20_Internet_20_Link">
 近24小时后</text:a>
 ，他最终下令取消行动。但损害已经造成，尤其是因为他猛烈批评军事领导人的无能，还质疑克里姆林宫首先入侵邻国的理由。</text:p>
      <text:p text:style-name="P4">
俄罗斯人——以及全世界——惊恐地看着他的装甲车队越来越靠近莫斯科，几乎没有遭遇武装对抗， <text:a xlink:type="simple" xlink:href="https://www.nytimes.com/2023/06/25/world/europe/russia-putin-prigozhin-wagner-ukraine.html" text:style-name="Internet_20_link" text:visited-style-name="Visited_20_Internet_20_Link">
 这对普京构成了威胁</text:a>
 ，并且令人们担心这个拥有核武器的国家会爆发内战。</text:p>
      <text:p text:style-name="P4">
“普京和国家受到了沉重的打击，”政治分析机构R.Politik的创始人塔蒂亚娜·斯坦诺瓦娅写道。她预测，这将对俄罗斯政权产生重大影响。</text:p>
      <text:p text:style-name="P4">
</text:p>
      <text:p text:style-name="P4">
周六，瓦格纳战士从俄罗斯南部军区总部撤离，返回驻地。  Reuters</text:p>
      <text:p text:style-name="P4">
斯坦诺瓦娅指出，在普京愤怒地称这是在“背后捅刀子”后，作为其长期盟友的普里戈任才停手。她写道，普里戈任“发现自己没准备好扮演一个革命者的角色”。</text:p>
      <text:p text:style-name="P4">
“他也没有准备好面对瓦格纳即将抵达莫斯科的事实，在那里，他唯一的选择就是‘占领克里姆林宫’——这一行动将不可避免地导致他和他的战士被消灭，”斯坦诺瓦娅写道。</text:p>
      <text:p text:style-name="P4">
广告</text:p>
      <text:p text:style-name="P4">
FilterLabs.AI是一家通过监控社交媒体和互联网论坛来追踪俄罗斯舆情的公司，它的一项新分析发现，普里戈任也受到了克里姆林宫的宣传攻击。此外，访问由普里戈任控制或支持他的Telegram频道变得更加困难，用户报告说，这些频道的速度变慢了。</text:p>
      <text:p text:style-name="P4">
FilterLabs发现，公众对普里戈任和瓦格纳的支持率大幅下降。</text:p>
      <text:p text:style-name="P4">
“要想让普里戈任的行动奏效，他需要在莫斯科获得很高的支持，” <text:a xlink:type="simple" xlink:href="https://filterlabs.ai/FILTERLABS_Analysis_-_Prigozhin_Insurrection.pdf" text:style-name="Internet_20_link" text:visited-style-name="Visited_20_Internet_20_Link">
 FilterLabs的分析称</text:a>
。“尽管他有自己的支持基础和媒体宣传，但还是没有实现这一点。”</text:p>
      <text:p text:style-name="P4">
结果，双方达成了协议。</text:p>
      <text:p text:style-name="P4">
瓦格纳部队会撤退，普里戈任可以前往邻国白俄罗斯，并且免受刑事指控。瓦格纳士兵也将获得赦免。</text:p>
      <text:p text:style-name="P4">
克里姆林宫发言人德米特里·佩斯科夫表示，达成协议是为了“避免流血，避免内战，避免后果不堪设想的冲突”。他没有暗示此次兵变会导致俄罗斯军方领导层发生任何变动——如普里戈任要求的那样——并称俄罗斯将继续推进在乌克兰的军事行动。</text:p>
      <text:p text:style-name="P4">
</text:p>
      <text:p text:style-name="P4">
去年，俄罗斯总统普京与白俄罗斯总统卢卡申科在圣彼得堡。  Sputnik, via Agence France-Presse — Getty Images</text:p>
      <text:p text:style-name="P4">
化解敌对行动的协议被认为是普京盟友、白俄罗斯领导人卢卡申科的功劳。如果普京倒台，卢卡申科当然也自身难保，所以帮助他的支持者也是在帮助自己。</text:p>
      <text:p text:style-name="P4">
“普京输了，因为他暴露了自己的体制有多么脆弱，他的权威是多么容易就受到挑战，”前白俄罗斯外交官、欧洲外交关系委员会分析师帕维尔·斯伦金表示。“普里戈任挑战了，进攻了，他是那么大胆，随后他选择撤退，看起来像个输家。只有卢卡申科是得利者。”</text:p>
      <text:p text:style-name="P4">
广告</text:p>
      <text:p text:style-name="P4">
随着中国等盟友重新评估普京的权威，即便这场叛乱被中止，依然可能影响俄罗斯的国际地位。</text:p>
      <text:p text:style-name="P4">
周日，普里戈任一反常态地保持了沉默，前一天，人们看到他驱车离开西南城市顿河畔罗斯托夫的军方总部，他的部队在叛变期间占领了那里。俄罗斯一家独立广播公司向普里戈任的发言人寻求置评，得到的答复是他暂时没空，但很快就会开始对媒体作出回应。</text:p>
      <text:p text:style-name="P4">
鉴于普京曾在国内外追捕在他看来背叛了自己的人，目前尚不清楚普里戈任在白俄罗斯是否安全。似乎是为了强调这一点，克里姆林宫的招牌电视节目《每周要闻》(VestiNedelu)周日放送了一段资料片，内容是普京说他永远不会原谅“背叛”的行为。另一档著名脱口秀节目上的一位嘉宾呼吁处决普里戈任和他手下的最高军事指挥官。</text:p>
      <text:p text:style-name="P4">
除此之外，作为一名军事领导人，普里戈任的野心可能会与卢卡申科的意图发生冲突，后者一直试图避免白俄罗斯被卷入战争。</text:p>
      <text:p text:style-name="P4">
</text:p>
      <text:p text:style-name="P4">
周日，通往莫斯科红场的道路被路障堵塞。  Maxim Shipenkov/EPA, via Shutterstock</text:p>
      <text:p text:style-name="P4">
“对卢卡申科来说，让瓦格纳驻扎在白俄罗斯是非常危险的，”白俄罗斯政治学者德米特里·博尔库涅茨表示，他曾在莫斯科一所精英大学任教，后来成为反对派活动人士。</text:p>
      <text:p text:style-name="P4">
“普里戈任是一名‘Z’爱国者，”博尔库涅茨说，“Z”字母已成为乌克兰冲突的象征符号。“他支持这场战争，想要打造一个帝国，但卢卡申科害怕那样的帝国。”</text:p>
      <text:p text:style-name="P4">
广告</text:p>
      <text:p text:style-name="P4">
在当地居民高喊“瓦格纳”  的口号中，瓦格纳士兵 <text:a xlink:type="simple" xlink:href="https://www.nytimes.com/live/2023/06/25/world/russia-wagner-prigozhin-news-ukraine#wagner-fighters-stream-out-of-rostov-the-southern-russian-military-hub-they-seized-overnight" text:style-name="Internet_20_link" text:visited-style-name="Visited_20_Internet_20_Link">
 陆续离开</text:a>
 了顿河畔罗斯托夫这一军事要塞。尚不清楚他们将前往何方。</text:p>
      <text:p text:style-name="P4">
这个雇佣兵组织曾在俄罗斯一些最高效的对乌军事行动中充当先遣军，他们称自己正面临抉择：要么臣服于他们公开鄙视的俄罗斯国防部并 <text:a xlink:type="simple" xlink:href="https://www.nytimes.com/2023/06/11/world/europe/wagner-russia-defense-ministry-contract.html" text:style-name="Internet_20_link" text:visited-style-name="Visited_20_Internet_20_Link">
 被其控制</text:a>
 ，要么就被解散。</text:p>
      <text:p text:style-name="P4">
俄罗斯国防副部长尼古拉·潘科夫6月10日表示，该国的众多“志愿兵团”需在本月底之前与国防部签署合同。几天后，普京告诉一群亲军方博主，合同应尽快得到签署。</text:p>
      <text:p text:style-name="P4">
普里戈任无意向俄罗斯军事指挥官低头，他经常批判后者的腐败无能。“没有人会签这些合同，”他在6月14  日的 <text:a xlink:type="simple" xlink:href="https://t.me/concordgroup_official/1226" text:style-name="Internet_20_link" text:visited-style-name="Visited_20_Internet_20_Link">
 声明</text:a>
 中表示。</text:p>
      <text:p text:style-name="P4">
到周日，他的这番话不知是否还能作数。</text:p>
      <text:p text:style-name="P4">
对乌克兰而言，尽管这场兵变可能会影响俄罗斯的战争行动，但分析人士认为，如果俄军没有被迫撤走前线预备部队去保护莫斯科，如今的形势就不算太大的机会。</text:p>
      <text:p text:style-name="P4">
</text:p>
      <text:p text:style-name="P4">
周日，救援人员在基辅的公寓里搜寻。一天前，一栋高层建筑被导弹击中。五人在袭击中丧生。  Brendan Hoffman for The New YorkTimes</text:p>
      <text:p text:style-name="P4">
俄军攻势仍在继续。当地官员称，俄军在黎明前炮击了乌克兰南部赫尔松地区的一栋五层公寓楼，造成一名44岁男子死亡，一名女性被困在废墟之下。</text:p>
      <text:p text:style-name="P4">
乌克兰总统泽连斯基抓住了这场短暂叛乱的机会，再次重申他的信息，即乌克兰正在代表欧洲与一个动荡的邻国作战。</text:p>
      <text:p text:style-name="P4">
广告</text:p>
      <text:p text:style-name="P4">
“今天，全世界都看到了俄罗斯的领导人对一切失去控制，”泽连斯基在周六晚间的视频讲话中说道。“完全的无能为力。彻头彻尾的混乱。根本没有任何可预测性。”</text:p>
      <text:p text:style-name="P4">
虽然没有指名道姓，泽连斯基嘲讽了普京。</text:p>
      <text:p text:style-name="P4">
“这番话我要用俄语说：克里姆林宫的那个男人显然非常恐惧，他可能正躲在某个地方，不敢露面，”他说。</text:p>
      <text:p text:style-name="P4">
Source: <text:a xlink:type="simple" xlink:href="https://cn.nytimes.com/world/20230626/russia-putin-wagner-prigozhin-rebellion/" text:style-name="Internet_20_link" text:visited-style-name="Visited_20_Internet_20_Link">
https://cn.nytimes.com/world/20230626/russia-putin-wagner-prigozhin-rebellion/</text:a>
</text:p>
      <!--NEWS-->
      <text:h text:style-name="P10" text:outline-level="1">
<text:span text:style-name="T4">
《华尔街日报》：中国试图就即将举行的台湾大选争取美国的合作</text:span>
</text:h>
      <text:p text:style-name="P4">
Author: None</text:p>
      <text:p text:style-name="P4">
Publisher: Radio Free Asia (Organization)</text:p>
      <text:p text:style-name="P4">
Published Time: 2023-06-26T02:16:00-04:00</text:p>
      <text:p text:style-name="P4">
Modified Time: 2023-06-26T06:33: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4.411003in" draw:z-index="0">
<draw:image xlink:href="../Images/rfamandarin/2023-06-26T02-16-00-04-00/000000.png" xlink:type="simple" xlink:show="embed" xlink:actuate="onLoad" draw:mime-type="image/png"/>
</draw:frame>
华尔街日报报道中方在布林肯访华时，对台湾的选举表达了兴趣。 <text:a xlink:type="simple" xlink:href="https://www.rfa.org/mandarin/Xinwen/st1-06262023021441.html/@@images/image" text:style-name="Internet_20_link" text:visited-style-name="Visited_20_Internet_20_Link">
</text:a>
路透资料照。</text:p>
      <text:p text:style-name="P4">
根据《华尔街日报》的一篇报道，知情人士透露，美国国务卿布林肯最近访华期间与中国高级官员的会谈中，台湾即将举行的总统选举成为一个重要议题。该报道说，北京方面试图了解华盛顿方面对台湾选举的兴趣，并向布林肯表达了他们对民进党总统候选人的担忧。</text:p>
      <text:p text:style-name="P4">
《华尔街日报》的报道中指出，这些人知情人士称，中国官员暗示，台湾副总统赖清德的政治立场可能会加剧台海紧张局势，进一步损害美中关系。中国官员显然希望能够争取美国的合作，他们提到了2003年时任美国总统小布什(GeorgeW.Bush)如何向另一位台湾总统兼民进党领导人陈水扁发出警告。而上述知情人士说，在上周的会晤中，中国官员问布林肯，对于定于明年1月举行的台湾选举的结果，美国是否有既得利益，美国人是否将民进党视为朋友。</text:p>
      <text:p text:style-name="P4">
这些知情人士称，在回答中方这些问题时，布林肯重申了美国政府的立场，即在台湾选举期间，美国将不偏不倚，不支持对选举过程进行任何干预。</text:p>
      <text:p text:style-name="P4">
目前，中国外交部和美国国务院均没有回应该报记者的置评请求。</text:p>
      <text:p text:style-name="P4">
责编 许书婷</text:p>
      <text:p text:style-name="P4">
Source: <text:a xlink:type="simple" xlink:href="https://www.rfa.org/mandarin/Xinwen/st1-06262023021441.html" text:style-name="Internet_20_link" text:visited-style-name="Visited_20_Internet_20_Link">
https://www.rfa.org/mandarin/Xinwen/st1-06262023021441.html</text:a>
</text:p>
      <!--NEWS-->
      <text:h text:style-name="P10" text:outline-level="1">
<text:span text:style-name="T4">
盖茨和马斯克为何在中国受到超规格接待</text:span>
</text:h>
      <text:p text:style-name="P4">
Author: https://www.facebook.com/bbcworldservice/</text:p>
      <text:p text:style-name="P4">
Publisher: BBC News 中文</text:p>
      <text:p text:style-name="P4">
Published Time: 2023-06-26T02:17:09.000Z</text:p>
      <text:p text:style-name="P4">
Modified Time: 2023-06-26T02:17:09.000Z</text:p>
      <text:p text:style-name="P4">
Description: 中国政府为何对不同的外企区别对待？在中国和欧美日益紧张的关系下，中国和外资企业还互相需要吗？</text:p>
      <text:p text:style-name="P4">
Images: ["<text:a xlink:type="simple" xlink:href="https://ichef.bbci.co.uk/news/640/cpsprodpb/45FD/production/_130171971_whatsubject.jpg" text:style-name="Internet_20_link" text:visited-style-name="Visited_20_Internet_20_Link">
_130171971_wh...</text:a>
"]</text:p>
      <text:p text:style-name="P4">
Videos: ["<text:a xlink:type="simple" xlink:href="https://www.bbc.com/ws/av-embeds/cps/zhongwen/simp/world-65981944/p0dvv8f5/zh-hans" text:style-name="Internet_20_link" text:visited-style-name="Visited_20_Internet_20_Link">
zh-hans</text:a>
", "<text:a xlink:type="simple" xlink:href="https://www.bbc.com/ws/av-embeds/cps/zhongwen/simp/world-65981944/p09742vj/zh-hans" text:style-name="Internet_20_link" text:visited-style-name="Visited_20_Internet_20_Link">
zh-hans</text:a>
"]</text:p>
      <text:p text:style-name="P4">
Tags: ['中美关系', '习近平', '汽车工业', '苹果']</text:p>
      <text:p text:style-name="P4">
Type: Article</text:p>
      <!--METADATA-->
      <text:h text:style-name="P12" text:outline-level="3">
<text:span text:style-name="T4">
盖茨和马斯克为何在中国受到超规格接待</text:span>
</text:h>
      <text:p text:style-name="P4">
2023年6月26日凌晨2点17分<draw:frame draw:style-name="fr1" draw:name="Image74" text:anchor-type="as-char" svg:width="6.9236in" svg:height="3.894525in" draw:z-index="0">
<draw:image xlink:href="../Images/BBC Chinese/2023-06-26T02-17-09.000Z/_130171971_whatsubject.jpg" xlink:type="simple" xlink:show="embed" xlink:actuate="onLoad" draw:mime-type="image/jpeg"/>
</draw:frame>
</text:p>
      <text:p text:style-name="P4">
图像来源，  Getty Image</text:p>
      <text:p text:style-name="P4">
图像加注文字，</text:p>
      <text:p text:style-name="P4">
北京街头电视正在播放习近平会见盖茨的画面。</text:p>
      <text:p text:style-name="P4">
<text:span text:style-name="T4">
半个月内，特斯拉的首席执行官（CEO）伊隆·马斯克（Elon Musk）和微软创始人比尔·盖茨（BillGates）先后到访中国，他们在访问期间受到中国官方超高规格的接待，引起关注——马斯克在44小时的访华行程中，密集与中国的外交部长秦刚、工信部长金壮龙和商务部长王文涛等三位部长级高官先后会面。</text:span>
</text:p>
      <text:p text:style-name="P4">
路透社援引知情人士称，马斯克在离开中国前还与中国副总理丁薛祥会面，而这次会面并未出现在公开行程和对外报道中。丁薛祥长期以来被认为是习近平的幕僚长，二十大之后跻身政治局常委之列，担任国务院常务副总理。</text:p>
      <text:p text:style-name="P4">
比尔·盖茨更是与习近平坐在一起，面对面会谈，习近平对他说，“你是我今年在北京会见的第一位美国朋友。”此前，习近平先后两次在海南博鳌与盖茨会面，2015年首次访美还与他在西雅图会面。</text:p>
      <text:p text:style-name="P4">
苹果公司首席执行官蒂姆·库克（Tim Cook）则在3月访问中国，当时他与中国总理李强会面，距离李强在“两会”上正式当选，不足半月。</text:p>
      <text:p text:style-name="P4">
但另一方面，德勤、美光、贝恩、明茨，以及日本的安斯泰来制药等知名外企今年以来密集受到中国政府打压。美国商会也发布报告称，在华美企日益担心地缘政治争端对在华业务的负面影响。</text:p>
      <text:p text:style-name="P4">
那么为何盖茨和马斯克在中国享受超规格待遇？中国政府为何对不同的外企区别对待？在中国和欧美日益紧张的关系下，中国和外资企业还互相需要吗？</text:p>
      <text:h text:style-name="P12" text:outline-level="3">
<text:span text:style-name="T4">
“鲶鱼效应”</text:span>
</text:h>
      <text:p text:style-name="P4">
“特斯拉和苹果，就像‘鲶鱼’。”一位长期在中港两地商学院授课的学者向BBC中文介绍，以前渔船里的沙丁鱼运回来都死差不多了，只有一艘船，沙丁鱼几乎都活着，因为船长往里面扔了一只鲶鱼，刺激小鱼们求生欲，反而活下来的多。这就是“鲶鱼效应”，即一个生态体系里，引入一个强者，会激发弱者变强。</text:p>
      <text:p text:style-name="P4">
<text:a xlink:type="simple" xlink:href="https://www.bbc.com/ws/av-embeds/cps/zhongwen/simp/world-65981944/p0dvv8f5/zh-hans" text:style-name="Internet_20_link" text:visited-style-name="Visited_20_Internet_20_Link">
 Video-1-Link：/ws/av-embeds/cps/zhongwen/simp/world-65981944/p0dvv8f5/zh-hans</text:a>
 <text:span text:style-name="T4">
你的器材不支持播放多媒体材料</text:span>
视频加注文字，</text:p>
      <text:p text:style-name="P4">
特斯拉三月内两度降价 中国车主怒冲门市抗议</text:p>
      <text:p text:style-name="P4">
特斯拉尤为如此，作为这个行业发展最早最快的企业，进入中国后不断要求整个产业链压低成本，宁德时代的曾毓群抱怨过，特斯拉很激进地要求他们压降成本，他们的车子价格也是一降再降。</text:p>
      <text:p text:style-name="P4">
这条“鲶鱼”让中国的整条电动车产业链成本更低，效率更高，虽然国内市场竞争加剧，但对外的竞争力则加强。</text:p>
      <text:p text:style-name="P4">
“在深入参与全球化的进程中，中国很早就获得了‘世界工厂’的称号。但是，中国很少有自有品牌的大宗工业制造品在国际市场上占有一席之地。空调、彩电等产品出口当然不少，但这都是家电，不能算是大宗工业制造品。”安邦智库在发给BBC中文的一份分析中称，这反映出的问题是，中国虽然是有规模制造能力的制造业大国，但并非真正的制造业强国。</text:p>
      <text:p text:style-name="P4">
“这种局面现在开始有所改观，而它首先出现在汽车领域。”安邦智库表示。</text:p>
      <text:p text:style-name="P4">
</text:p>
      <text:p text:style-name="P4">
图像来源，  Getty Image</text:p>
      <text:p text:style-name="P4">
图像加注文字，</text:p>
      <text:p text:style-name="P4">
马斯克乘坐他的私人飞机抵达中国，此前这一行程高度保密。</text:p>
      <text:p text:style-name="P4">
实际上，中国已成为全球最大的电动车出口国，根据国际能源署（IEA）的数据，2022年全球出口的电动车中约有35%来自中国，在2021年这一比例为25%。今年则继续放量，4月中国新能源车出口数量达到9.1万辆，同比增长1028.5%，环比增长29.4%，占乘用车出口量的31%。</text:p>
      <text:p text:style-name="P4">
类似的例子还发生在智能手机行业。2007年苹果推出跨时代的智能手机iPhone，当时库克正是苹果供应链体系背后的核心操盘手，苹果不断向中国派去顶尖的技术人员，为供应商购买定制设备豪掷数十亿美元，以开发一些独家技术；甚至为实现笔记本外壳的一体成型，苹果将全球最先进的万余台CNC机床几乎全部买下，几个月后他们集体出现在中国的工厂中。</text:p>
      <text:p text:style-name="P4">
2011年库克刚登上CEO之位时，苹果156家供应商名单中只有八家中国公司，在他的治下，2020年苹果主要供应商名单前200名里，中国厂商达到96家。</text:p>
      <text:p text:style-name="P4">
这些参与到苹果供应链体系中的企业被称为“果链”企业，他们涵盖屏幕、天线、传感器、摄像头等重要部件，往往手握该领域最尖端的技术，在度过半年到三年不等的苹果买断期后，他们就能把技术兜售给中国本土企业。</text:p>
      <text:p text:style-name="P4">
虽然在行业内流传“苹果吃肉，众人喝汤”的说法，但中国智能手机企业在这条供应链的加持下，2015年出货量达到5.22亿台的巅峰，占全球市场的40%。</text:p>
      <text:p text:style-name="P4">
在苹果这条“鲶鱼”的作用下，中国手机厂商用八年时间在一个相对高端的领域占据全球半壁江山。中国希望特斯拉也能实现类似效应。</text:p>
      <text:p text:style-name="P4">
</text:p>
      <text:p text:style-name="P4">
图像来源，  Getty Image</text:p>
      <text:p text:style-name="P4">
图像加注文字，</text:p>
      <text:p text:style-name="P4">
库克3月访问中国，除了总理李强，还见了商务部部长王文涛。</text:p>
      <text:p text:style-name="P4">
特斯拉在中国的核心供应商近百家，从核心的电池、电机、电控，到充电桩、底盘和内饰，几乎涵盖产业链每个环节。其中仅宁德时代在特斯拉电池订单的加持下，市场份额连续六年全球第一，也大力惠及其他中国本土新能源汽车企业。</text:p>
      <text:h text:style-name="P12" text:outline-level="3">
<text:span text:style-name="T4">
“盗火者”</text:span>
</text:h>
      <text:p text:style-name="P4">
“对中国而言，比尔·盖茨更像个‘盗火者’，这么说有夸张的成分，也可能有很多人不同意。但他来得足够早，而且来的时候就是巨头姿态。”上述学者说。</text:p>
      <text:p text:style-name="P4">
“盗火者”来自希腊传说，即普罗米修斯，从太阳神阿波罗那里盗走火种送给人类。</text:p>
      <text:p text:style-name="P4">
1994年，比尔·盖茨第一次抵达中国，推进Windows 95进入中国市场。</text:p>
      <text:p text:style-name="P4">
而那个年代的中国，电脑是新鲜玩意，对于互联网甚至还闻所未闻，直到1995年，时年31岁的马云才第一次接触互联网，这时比尔·盖茨39岁，已靠软件第一次登顶世界首富的位置，并在之后连续保持13年。</text:p>
      <text:p text:style-name="P4">
仅仅两年后，微软亚洲研究院落户中国，这是微软公司在海外开设的第二家基础科研机构，是微软在美国本土以外规模最大的研究机构。</text:p>
      <text:p text:style-name="P4">
这一决策使中国科技行业受益匪浅，因为这家研究院之后成为中国科技界的“黄埔军校”，产生了一长串赫赫有名的科技人才：李开复、张亚勤、沈向洋、张宏江、黄昌宁、王坚、李世鹏、林斌、朱文武、汤晓鸥、孙剑等等；他们背后是百度、阿里巴巴、商汤科技、旷视、小米、腾讯科大讯飞等中国云计算、人工智能领域的中坚力量。</text:p>
      <text:p text:style-name="P4">
但这些发生之时，比尔·盖茨已经在2008年从微软退休，并把主要精力转向比尔及梅琳达·盖茨基金会，开启慈善事业。</text:p>
      <text:p text:style-name="P4">
外界很少注意到，当时盖茨还保留着一份头衔，即美国泰拉能源公司董事长。通过这家公司他与中国领导人习近平发生了联系。</text:p>
      <text:p text:style-name="P4">
在2014年，中国国家能源局的网站上刊发了一份名为《比尔·盖茨谈核能》文章，盖茨在这次专访中称，“让我感到尤其振奋的是泰拉能源公司……这个公司有一个创新性的设计，能够极大地提高核能的安全性能，以便让核能成为非常令人振奋、能够提供大规模、安全、清洁能源的方式。”盖茨称这种核能技术为行波反应堆，并希望2023年前成功建造一个示范堆。</text:p>
      <text:p text:style-name="P4">
<text:a xlink:type="simple" xlink:href="https://www.bbc.com/ws/av-embeds/cps/zhongwen/simp/world-65981944/p09742vj/zh-hans" text:style-name="Internet_20_link" text:visited-style-name="Visited_20_Internet_20_Link">
 Video-2-Link：/ws/av-embeds/cps/zhongwen/simp/world-65981944/p09742vj/zh-hans</text:a>
 <text:span text:style-name="T4">
你的器材不支持播放多媒体材料</text:span>
视频加注文字，</text:p>
      <text:p text:style-name="P4">
比尔·盖茨：达成全球温室气体零排放“将是人类所做过最厉害的事情”。</text:p>
      <text:p text:style-name="P4">
2013年当选为国家主席后不到一个月，习近平就出席海南博鳌亚洲论坛，并在这次活动期间会见了比尔·盖茨。</text:p>
      <text:p text:style-name="P4">
2015年，习近平再次与盖茨在博鳌一对一会谈，同一年，习近平上台后首次访问美国，其中一站是盖茨的大本营西雅图，在那里，两人进行了私下会谈。根据纪录片《解码比尔盖茨》的说法，这次会谈是突破口，此后双方签下合同。2017年9月，盖茨和中核集团成立合资公司，环球创新核能技术有限公司，各持股50%，在中国利用行波堆技术，建设第一个第四代核反应堆，似乎势在必得。</text:p>
      <text:p text:style-name="P4">
但是特朗普上台后，中美贸易战也恰在此时开打，中美双边关系快速恶化，美国能源部在2018年10月11日公布了《美国对华民用核能项目合作政策框架》，盖茨在中国建第四代核反应堆的理想胎死腹中，对此，盖茨在泰拉能源的合作伙伴称，“我们一直都知道会有政治的影响，但从没想过是来自我们自己的政府”。</text:p>
      <text:p text:style-name="P4">
2019年访问中国，盖茨并未与习近平见面。此后，新冠疫情爆发，2020年2月，习近平给盖茨回信，感谢他对中国防控新冠肺炎疫情工作的支持。</text:p>
      <text:p text:style-name="P4">
之后三年，习近平领导下的中国经历严格封控、 “白纸革命”、经济动荡；盖茨则深陷与性犯罪者爱泼斯坦交往的丑闻，以及与妻子梅琳达离婚。</text:p>
      <text:p text:style-name="P4">
2023年，时隔四年后两人再次会面，但在公开报道中，并未再次提及能源上的合作。</text:p>
      <text:p text:style-name="P4">
“90年代就在中国放了个微软研究院，前几年又想在中国放个新型核电站，所以我叫他‘盗火者’。”上述学者称，说到底，中国想做大国，无论是库克、马斯克还是盖茨，能帮中国摆脱低水平加工业，完成“大国梦”的，就能受到超规格接待。</text:p>
      <text:p text:style-name="P4">
</text:p>
      <text:p text:style-name="P4">
图像来源，  Getty Images</text:p>
      <text:p text:style-name="P4">
图像加注文字，</text:p>
      <text:p text:style-name="P4">
苹果与许多同行不同，它在中国占有巨大的市场份额。</text:p>
      <text:h text:style-name="P12" text:outline-level="3">
<text:span text:style-name="T4">
中美关系下的需求和警惕</text:span>
</text:h>
      <text:p text:style-name="P4">
不难观察到，不是所有外资在中国都能像特斯拉、苹果等美企一样如鱼得水。</text:p>
      <text:p text:style-name="P4">
中国美国商会（AmCham China）主席华刚林（ColmRafferty）向中国媒体表示，中小美资企业的全球抗风险能力相对较弱，因此疫情中其中不少已经关闭中国业务；再加上近年严格封控下，无法进入中国实地考察，新进入中国或扩大生产投资的决策都更为困难，少有新企业进入中国。</text:p>
      <text:p text:style-name="P4">
外企似乎在中国利润堪忧。中国统计局数据显示，前两个月规模以上工业企业实现利润总额8872.1亿元，同比大幅下降22.9%。其中外商及港澳台商投资企业降幅35.7%，下降幅度最大。</text:p>
      <text:p text:style-name="P4">
此外，今年以来，全球四大会计师事务所之一的德勤在中国被重罚；全球三大管理咨询公司贝恩的上海办公室遭到警方突击检查；5月21日，中国宣布对美光芯片的封杀令；3月，北京警方突击搜查并关闭了美国调查公司明茨集团（MintzGroup）在北京的办事处。</text:p>
      <text:p text:style-name="P4">
中国美国商会（AmChamChina）近期发布的《2023年在美中资企业年度商业调查报告》显示，49%的会员企业认为，相较前一年，他们在中国更“不受欢迎”，该比例在消费行业更高达56%。</text:p>
      <text:p text:style-name="P4">
一些是主动选择；一些是被动打压。</text:p>
      <text:p text:style-name="P4">
“有人离开，也有人来，比如马斯克的特斯拉，大规模投资中国市场。这代表西方企业家对于中国市场的理解差异非常大。”安邦智库创始人陈功向BBC中文表示。</text:p>
      <text:p text:style-name="P4">
以前中国没得选，大企业来中国建厂都是双手欢迎；后来有得选，开始用市场换技术，培育自己的高附加值产业，然后欧美开始抨击中国强制技术转移，制造业回流，现在YouTube上的美国网红们推荐产品，喜欢强调Madein USA（美国制造）的标签，“Keep the job inAmerica”（把工作留在美国）成为口号，代表着一种趋势。中国在中美博弈的大背景下，也开始区别对待外资。</text:p>
      <text:p text:style-name="P4">
<text:a xlink:type="simple" xlink:href="https://www.bbc.com/zhongwen/simp/business-64734537" text:style-name="Internet_20_link" text:visited-style-name="Visited_20_Internet_20_Link">
 中国促国企停用"四大"会计师事务所 或与国际投资脱钩 </text:a>
  * <text:a xlink:type="simple" xlink:href="https://www.bbc.com/zhongwen/simp/business-65501034" text:style-name="Internet_20_link" text:visited-style-name="Visited_20_Internet_20_Link">
 从大众宝马到德勤贝恩 疫情后外资在中国面临的新困境 </text:a>
  * <text:a xlink:type="simple" xlink:href="https://www.bbc.com/zhongwen/simp/business-62698733" text:style-name="Internet_20_link" text:visited-style-name="Visited_20_Internet_20_Link">
 中美签署审计监管合作协议 你需要知道的几件事 </text:a>
  * <text:a xlink:type="simple" xlink:href="https://www.bbc.com/zhongwen/simp/science-65854500" text:style-name="Internet_20_link" text:visited-style-name="Visited_20_Internet_20_Link">
 美中半导体大战进入深水区 人工智能AI晶片为何成为关键 </text:a>
</text:p>
      <text:p text:style-name="P4">
</text:p>
      <text:p text:style-name="P4">
图像来源，  Getty Images</text:p>
      <text:p text:style-name="P4">
图像加注文字，</text:p>
      <text:p text:style-name="P4">
图为2019年，上海正在施工中的特斯拉工厂（资料照片）。</text:p>
      <text:p text:style-name="P4">
“中国对待不同外资的态度也‘爱憎分明’，不待见的外资，概括起来就两种：自然垄断行业，涉及安全。”上述学者称，中国在1990年代完成国企改革，“抓大放小”，在石油、电信、银行、电力、航空等自然垄断行业打造庞大的国企集团，其他则完全退出。这些行业，中国的民企进入都极少，更何况外企。</text:p>
      <text:p text:style-name="P4">
而金融安全、通信安全，再有中美涉及审计底稿的争议，咨询公司被中方指认扮演商业间谍的角色，使越来越多外资企业卷入到中美之间日益紧张的对峙之中。</text:p>
      <text:p text:style-name="P4">
西交利物浦大学国际商学院教授田雨苗向BBC中文表示，中国政府可能是中国历史上最务实的政治机构，《孙子兵法》讲究“分而治之”。所以，对于一些对中国经济社会发展有正向意义的美国企业和个人，中国会区别对待那些上了“制裁名单”的企业和个人。</text:p>
      <text:p text:style-name="P4">
“中美经济脱钩事实上是非常小概率的事件。中国一方可以选择与谁脱钩，怎么脱钩，什么时候脱钩。”田雨苗称。</text:p>
      <text:p text:style-name="P4">
在中文社交媒体上也有声音认为，对投资者来说，风险不是中美关系，而是对中国政策和经济的信心。中国领导人通过高规格接待，可能解决个别企业的信心问题，但总体外资的信心，还需要更多政策上的善意。</text:p>
      <text:p text:style-name="P4">
马斯克访华可能恰好印证这一说法，他到访首日，特斯拉股价大涨5%，市值增加将近250亿美元，使他重回世界首富。但同一时间，中国A股没什么大的起色，人民币对美元还在延续下跌的态势。</text:p>
      <text:p text:style-name="P4">
Source: <text:a xlink:type="simple" xlink:href="https://www.bbc.com/zhongwen/simp/world-65981944" text:style-name="Internet_20_link" text:visited-style-name="Visited_20_Internet_20_Link">
https://www.bbc.com/zhongwen/simp/world-65981944</text:a>
</text:p>
      <!--NEWS-->
      <text:h text:style-name="P10" text:outline-level="1">
<text:span text:style-name="T4">
中国试图就即将举行的台湾大选争取美国的合作 (Free Version)</text:span>
</text:h>
      <text:p text:style-name="P4">
Author: Lingling Wei / Charles Hutzler / William Mauldin</text:p>
      <text:p text:style-name="P4">
Publisher: 华尔街日报中文网</text:p>
      <text:p text:style-name="P4">
Published Time: 2023-06-26T02:20:00.000Z</text:p>
      <text:p text:style-name="P4">
Modified Time: 2023-06-26T02:20:00.000Z</text:p>
      <text:p text:style-name="P4">
Created Time: 2023-06-26T00:30:00.000Z</text:p>
      <text:p text:style-name="P4">
Description: 知情人士透露，美国国务卿布林肯最近访华期间与中国高级官员的会谈中，台湾即将举行的总统选举是一个重要议题。北京方面试图了解华盛顿方面对台湾选举的兴趣，并向布林肯表达了他们对民进党总统候选人的担忧。</text:p>
      <text:p text:style-name="P4">
Images: []</text:p>
      <text:p text:style-name="P4">
Categories: ['国际']</text:p>
      <text:p text:style-name="P4">
Keywords: SYND,LINK:EN|WP-WSJ-0001008217</text:p>
      <text:p text:style-name="P4">
Type: Article</text:p>
      <!--METADATA-->
      <text:p text:style-name="P4">
据了解相关情况的人士透露，美国国务卿布林肯(Antony Blinken) <text:a xlink:type="simple" xlink:href="https://cn.wsj.com/articles/CN-BGH-20230619171106" text:style-name="Internet_20_link" text:visited-style-name="Visited_20_Internet_20_Link">
 最近访问北京</text:a>
期间与中国高级官员的会谈中，台湾即将举行的总统选举成为一个重要议题。</text:p>
      <text:p text:style-name="P4">
Source: <text:a xlink:type="simple" xlink:href="https://cn.wsj.com/articles/%E4%B8%AD%E5%9B%BD%E8%AF%95%E5%9B%BE%E5%B0%B1%E5%8D%B3%E5%B0%86%E4%B8%BE%E8%A1%8C%E7%9A%84%E5%8F%B0%E6%B9%BE%E5%A4%A7%E9%80%89%E4%BA%89%E5%8F%96%E7%BE%8E%E5%9B%BD%E7%9A%84%E5%90%88%E4%BD%9C-9d5c7b08" text:style-name="Internet_20_link" text:visited-style-name="Visited_20_Internet_20_Link">
https://cn.wsj.com/articles/%E4%B8%AD%E5%9B%BD%E8%AF%95%E5%9B%BE%E5%B0%B1%E5%8D%B3%E5%B0%86%E4%B8%BE%E8%A1%8C%E7%9A%84%E5%8F%B0%E6%B9%BE%E5%A4%A7%E9%80%89%E4%BA%89%E5%8F%96%E7%BE%8E%E5%9B%BD%E7%9A%84%E5%90%88%E4%BD%9C-9d5c7b08</text:a>
</text:p>
      <!--NEWS-->
      <text:h text:style-name="P10" text:outline-level="1">
<text:span text:style-name="T4">
呼唤原版孙正义 (Free Version)</text:span>
</text:h>
      <text:p text:style-name="P4">
Authors: ['利奥•刘易斯']</text:p>
      <text:p text:style-name="P4">
Publisher: 英国《金融时报》</text:p>
      <text:p text:style-name="P4">
Time: 2023-06-26T02:21:03+00:00</text:p>
      <text:p text:style-name="P4">
Published Time: 2023-06-25T12:00:99+08:00</text:p>
      <text:p text:style-name="P4">
Modified Time: 2023-06-25T22:20:99+08:00</text:p>
      <text:p text:style-name="P4">
Description: 刘易斯：65岁的软银创始人要做“人类未来的设计师”，全身心投入发明创造事业。但是，他早年的赚钱动机也许更能造福日本。</text:p>
      <text:p text:style-name="P4">
Images: []</text:p>
      <text:p text:style-name="P4">
Themes: ['观点', '孙正义', '关注']</text:p>
      <text:p text:style-name="P4">
Keywords: ['孙正义', '软银', '风险投资']</text:p>
      <text:p text:style-name="P4">
Type: Article</text:p>
      <!--METADATA-->
      <text:p text:style-name="P4">
黎明时分，软银(SoftBank)首席执行官办公室。守候孙正义(MasayoshiSon)发明热线的工作人员放松下来。谢天谢地，电话整晚保持沉默，早上的交接就在眼前；不过经验表明，现在正是老板谋如泉涌的时候。</text:p>
      <text:p text:style-name="P4">
电话铃响！“具有自我意识的人工智能(AI)打蛋器？天才创意，老板。我们现在就开始申请专利。”</text:p>
      <text:p text:style-name="P4">
Source: <text:a xlink:type="simple" xlink:href="http://www.ftchinese.com/story/001100073" text:style-name="Internet_20_link" text:visited-style-name="Visited_20_Internet_20_Link">
http://www.ftchinese.com/story/001100073</text:a>
</text:p>
      <!--NEWS-->
      <text:h text:style-name="P10" text:outline-level="1">
<text:span text:style-name="T4">
巴赫穆特激战 乌克兰警告扎波罗热反应堆爆炸，拜登与泽连斯基讨论反击进展</text:span>
</text:h>
      <text:p text:style-name="P4">
Author: 半岛电视台＋通讯社</text:p>
      <text:p text:style-name="P4">
Publisher: Al Jazeera</text:p>
      <text:p text:style-name="P4">
Published Time: 2023-06-26T03:25:27</text:p>
      <text:p text:style-name="P4">
Modified Time: 2023-06-26T03:26:55</text:p>
      <text:p text:style-name="P4">
Description: 乌克兰指责俄罗斯军队计划轰炸扎波罗热核电站，与此同时，乌克兰军队周日加大了对东部战线的攻击力度，试图利用瓦格纳部队在俄罗斯叛乱危机造成的“混乱”，而美国总统拜登则与乌克兰总统泽连斯基讨论了反击的进展。</text:p>
      <text:p text:style-name="P4">
Images: ["<text:a xlink:type="simple" xlink:href="https://chinese.aljazeera.net/wp-content/uploads/2023/06/1-1687745869.png" text:style-name="Internet_20_link" text:visited-style-name="Visited_20_Internet_20_Link">
1-1687745869.pn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81" text:anchor-type="as-char" svg:width="6.9236in" svg:height="4.612736in" draw:z-index="0">
<draw:image xlink:href="../Images/Aljazeera Chinese/2023-06-26T03-25-27/1-1687745869.png" xlink:type="simple" xlink:show="embed" xlink:actuate="onLoad" draw:mime-type="image/png"/>
</draw:frame>
乌克兰军队加大进攻力度，试图夺回巴赫穆特市的控制权（路透）</text:p>
      <text:p text:style-name="P4">
乌克兰指责俄罗斯军队计划轰炸扎波罗热核电站，与此同时，乌克兰军队周日加大了对东部战线的攻击力度，试图利用瓦格纳部队在俄罗斯叛乱危机造成的“混乱”，而美国总统拜登则与乌克兰总统泽连斯基讨论了反击的进展。</text:p>
      <text:p text:style-name="P4">
在此之际，美国国务卿安东尼·布林肯认为乌克兰的反击可能会持续数月，而俄罗斯总统普京表示，他最优先考虑的是乌克兰军事行动的成功。</text:p>
      <text:p text:style-name="P4">
乌克兰国防部情报总局局长基里洛·布达诺夫表示，俄罗斯批准了一项准备炸毁扎波罗热核电站的计划。</text:p>
      <text:p text:style-name="P4">
布达诺夫证实，俄罗斯在核电站冷却池中设置了诱杀装置，如果停止运行，将导致反应堆在10小时到两周内熔化，爆炸将引发核灾难。</text:p>
      <text:p text:style-name="P4">
乌克兰总统周日早些时候表示，世界对卡霍夫卡大坝爆炸反应不够充分，导致俄罗斯准备对扎波罗热电站发动恐怖袭击。</text:p>
      <text:p text:style-name="P4">
2022 年 2 月底，俄罗斯军队在战争爆发的头几周内控制了乌克兰南部的核电站。</text:p>
      <text:h text:style-name="P13" text:outline-level="4">
<text:span text:style-name="T4">
乌克兰袭击</text:span>
</text:h>
      <text:p text:style-name="P4">
有关战地方面消息，乌克兰地面部队指挥官亚历山大·西尔斯基将军表示，乌克兰军队正在向巴赫穆特进军，并指出，乌克兰军队对东线俄罗斯军队的装备和车辆进行了袭击并造成损失。</text:p>
      <text:p text:style-name="P4">
随后，乌克兰东部作战司令部发言人表示，他的国家军队在巴赫穆特地区占据主，向敌军发起攻击，并强调，乌克兰军队今天已从巴赫穆特南北推进600米至1000米。</text:p>
      <text:p text:style-name="P4">
另一方面，半岛电视台记者监测了乌克兰军队向乌克兰东部顿涅茨克省巴赫穆特地区的密集军事行动。</text:p>
      <text:p text:style-name="P4">
记者报道称，乌克兰军队加强了在巴赫穆特北部和南部地区的阵地。</text:p>
      <text:p text:style-name="P4">
此前，乌克兰国防部副部长宣布乌克兰军队同时攻击巴赫穆特北部和南部的 6 个城镇。</text:p>
      <text:p text:style-name="P4">
同样关于巴赫穆特，乌克兰军队第三旅指挥官安德烈·贝列茨基表示，乌克兰军队在位于巴赫穆特以南的“北顿涅茨-顿巴斯”海峡西岸进行了他所说的清理行动。</text:p>
      <text:p text:style-name="P4">
安德烈·贝列茨基表示，“我们的战斗机击败了俄罗斯联邦第57近卫摩托化步兵旅第3营”，他并强调，有30名俄罗斯武装人员丧生，50人受伤，数十人被俘。</text:p>
      <text:p text:style-name="P4">
俄罗斯方面，俄罗斯南方集群发言人瓦季姆·阿斯塔菲耶夫表示，俄罗斯军队击退了乌克兰10辆装甲车向巴赫穆特方向发起的进攻。</text:p>
      <text:p text:style-name="P4">
阿斯塔菲耶夫补充说，他的部队击退了巴赫穆特附近的四次进攻，并摧毁了顿涅茨克以南马林卡轴线上的一支步兵部队。</text:p>
      <text:p text:style-name="P4">
在哈尔科夫省，俄罗斯西方军队发言人谢尔盖·齐宾斯基表示，他的部队对哈尔科夫省科布扬斯克方向乌克兰武装部队两个旅驻扎的地区发动了11次导弹袭击。</text:p>
      <text:p text:style-name="P4">
俄罗斯“Redovka”网站发布了一段视频片段，称该视频的目标是哈尔科夫的一个乌克兰组织。</text:p>
      <text:h text:style-name="P13" text:outline-level="4">
<text:span text:style-name="T4">
拜登与泽连斯基</text:span>
</text:h>
      <text:p text:style-name="P4">
有关政治方面的进展，白宫表示，总统乔·拜登与乌克兰总统泽连斯基讨论了乌克兰反击的进展，拜登重申了华盛顿对基辅的支持。</text:p>
      <text:p text:style-name="P4">
乌克兰总统泽连斯基表示，周六在俄罗斯发生的事件暴露了俄罗斯总统弗拉基米尔·普京统治的弱点，并强调，他在周日与美国总统乔·拜登的电话交谈中讨论了这些骚乱。</text:p>
      <text:p text:style-name="P4">
泽连斯基在一份声明中呼吁全球对俄罗斯施加压力，并表示，他和拜登还讨论了加强以远程武器为重点的防务合作。</text:p>
      <text:p text:style-name="P4">
在此背景下，乌克兰国防部长奥列克西·列兹尼科夫表示，他在周日与美国国防部长劳埃德·奥斯汀的电话交谈中讨论了俄罗斯的动荡，称俄罗斯当局“软弱”，并指出，事情正在“朝着正确的方向发展”。</text:p>
      <text:p text:style-name="P4">
列兹尼科夫补充说，他们还讨论了乌克兰的反攻以及加强乌克兰武装部队的举措。</text:p>
      <text:h text:style-name="P13" text:outline-level="4">
<text:span text:style-name="T4">
布林肯的讲话</text:span>
</text:h>
      <text:p text:style-name="P4">
此前，美国国务卿安东尼·布林肯表示，乌克兰的反击还处于初期阶段，可能会持续数月，乌克兰人拥有成功所需的一切。</text:p>
      <text:p text:style-name="P4">
布林肯补充说，乌克兰的反击进展顺利，并强调，俄罗斯因瓦格纳集团危机而分散注意力，为乌克兰人创造了额外的优势。</text:p>
      <text:p text:style-name="P4">
美国国务卿布林肯表示，“我们没有关于俄罗斯发生事情的完整信息，也没有看到任何军事领导人被解职的情况，我认为，俄罗斯的骚乱可能会持续数周或数月。”</text:p>
      <text:p text:style-name="P4">
自6月4日起，乌克兰军队在该国东部和南部发动反攻，并已确认已收复8个城镇和村庄，特别是顿涅茨克（东部）和扎波罗热（东南）两省。</text:p>
      <text:p text:style-name="P4">
基辅承认其部队进展速度慢于预期，并确认主要行动尚未开始，而莫斯科则表示，乌克兰军方损失惨重，并未取得重大进展。</text:p>
      <text:h text:style-name="P13" text:outline-level="4">
<text:span text:style-name="T4">
普京的优先事项</text:span>
</text:h>
      <text:p text:style-name="P4">
另一方面，俄罗斯总统普京表示，俄罗斯有能力实现其制定的所有计划和任务，其中包括对乌克兰的特别军事行动计划和该国的经济计划。</text:p>
      <text:p text:style-name="P4">
普京补充说，俄罗斯在加强国防能力的同时也重视经济发展。</text:p>
      <text:p text:style-name="P4">
Source: <text:a xlink:type="simple" xlink:href="https://chinese.aljazeera.net/news/war-in-ukraine/2023/6/26/%e5%b7%b4%e8%b5%ab%e7%a9%86%e7%89%b9%e6%bf%80%e6%88%98%e4%b9%8c%e5%85%8b%e5%85%b0%e8%ad%a6%e5%91%8a%e6%89%8e%e6%b3%a2%e7%bd%97%e7%83%ad%e5%8f%8d%e5%ba%94%e5%a0%86%e7%88%86%e7%82%b8%e6%8b%9c%e7%99%bb" text:style-name="Internet_20_link" text:visited-style-name="Visited_20_Internet_20_Link">
https://chinese.aljazeera.net/news/war-in-ukraine/2023/6/26/%e5%b7%b4%e8%b5%ab%e7%a9%86%e7%89%b9%e6%bf%80%e6%88%98%e4%b9%8c%e5%85%8b%e5%85%b0%e8%ad%a6%e5%91%8a%e6%89%8e%e6%b3%a2%e7%bd%97%e7%83%ad%e5%8f%8d%e5%ba%94%e5%a0%86%e7%88%86%e7%82%b8%e6%8b%9c%e7%99%bb</text:a>
</text:p>
      <!--NEWS-->
      <text:h text:style-name="P10" text:outline-level="1">
<text:span text:style-name="T4">
越南战争结束50年后，炸弹仍造成人员伤亡</text:span>
</text:h>
      <text:p text:style-name="P4">
Author: 半岛电视台</text:p>
      <text:p text:style-name="P4">
Publisher: Al Jazeera</text:p>
      <text:p text:style-name="P4">
Published Time: 2023-06-26T03:28:08</text:p>
      <text:p text:style-name="P4">
Modified Time: 2023-06-26T03:56:53</text:p>
      <text:p text:style-name="P4">
Description: 美国已投入数百万美元清理未爆炸弹药，但农民和儿童仍不断发现未爆炸的导弹。</text:p>
      <text:p text:style-name="P4">
Images: ["<text:a xlink:type="simple" xlink:href="https://chinese.aljazeera.net/wp-content/uploads/2023/06/1-1687746937.jpg" text:style-name="Internet_20_link" text:visited-style-name="Visited_20_Internet_20_Link">
1-1687746937.jpg</text:a>
", "<text:a xlink:type="simple" xlink:href="https://chinese.aljazeera.net/wp-content/uploads/2023/06/2-1687746944.jpg" text:style-name="Internet_20_link" text:visited-style-name="Visited_20_Internet_20_Link">
2-1687746944.jpg</text:a>
", "<text:a xlink:type="simple" xlink:href="https://chinese.aljazeera.net/wp-content/uploads/2023/06/3-1687746951.jpg" text:style-name="Internet_20_link" text:visited-style-name="Visited_20_Internet_20_Link">
3-1687746951.jpg</text:a>
", "<text:a xlink:type="simple" xlink:href="https://chinese.aljazeera.net/wp-content/uploads/2023/06/4-1687746957.jpg" text:style-name="Internet_20_link" text:visited-style-name="Visited_20_Internet_20_Link">
4-1687746957.jpg</text:a>
", "<text:a xlink:type="simple" xlink:href="https://chinese.aljazeera.net/wp-content/uploads/2023/06/5-1687746963.jpg" text:style-name="Internet_20_link" text:visited-style-name="Visited_20_Internet_20_Link">
5-1687746963.jpg</text:a>
"]</text:p>
      <text:p text:style-name="P4">
Topics: ['军事', '新闻']</text:p>
      <text:p text:style-name="P4">
Keywords: ['军事', '新闻', '越南']</text:p>
      <text:p text:style-name="P4">
Type: Article</text:p>
      <!--METADATA-->
      <text:p text:style-name="P4">
<draw:frame draw:style-name="fr1" draw:name="Image82" text:anchor-type="as-char" svg:width="6.9236in" svg:height="4.612736in" draw:z-index="0">
<draw:image xlink:href="../Images/Aljazeera Chinese/2023-06-26T03-28-08/1-1687746937.jpg" xlink:type="simple" xlink:show="embed" xlink:actuate="onLoad" draw:mime-type="image/jpeg"/>
</draw:frame>
 越南战争结束50年后，未爆炸弹药仍在被发现(半岛电视台)</text:p>
      <text:p text:style-name="P4">
越南中部，62 岁的Ho Sy Bay在自家花园里翻土时，碰到了比沙子或泥土更坚硬的东西。他小心翼翼地拂去周围的泥土，意识到他正盯着一枚未爆炸的导弹。</text:p>
      <text:p text:style-name="P4">
虽然Sy不确定保险丝是否仍然完好无损，但他还是拿起炸弹，小心翼翼地将其放在菜地一侧的灌木丛中。</text:p>
      <text:p text:style-name="P4">
Sy在广治省的家中告诉半岛电视台，“我上周四发现它的。”他还称，他立即通知了当地官员。“有时我也会找到其他物体。战争结束后，我开始从事废品收集工作，发现了许多类型的爆炸物。早在1975年，当时我20岁，我会用金属探测器找到更大的炸药并将其出售。”</text:p>
      <text:p text:style-name="P4">
Sy家的房子后面是一座教堂的破碎废墟，越南战争期间北越军队士兵曾躲藏在那里，该建筑因此成为了美军连续轰炸的目标，美国支持当时的西贡（现在的胡志明市）的南越政府。</text:p>
      <text:p text:style-name="P4">
他他花园里发现一名越南士兵遗骸的地方说道，“1979年左右，我在这附近发现了一具尸体。”该遗骸已被当局带走。</text:p>
      <text:p text:style-name="P4">
<draw:frame draw:style-name="fr1" draw:name="Image83" text:anchor-type="as-char" svg:width="6.9236in" svg:height="4.612736in" draw:z-index="0">
<draw:image xlink:href="../Images/Aljazeera Chinese/2023-06-26T03-28-08/2-1687746944.jpg" xlink:type="simple" xlink:show="embed" xlink:actuate="onLoad" draw:mime-type="image/jpeg"/>
</draw:frame>
 62岁的Ho SyBay在自家花园里发现了一枚未爆炸的导弹。后面是一座被毁的教堂，越南战争期间北越军队士兵躲藏在那里，使其成为美国轰炸袭击的目标 (半岛电视台)</text:p>
      <text:p text:style-name="P4">
美国在长达20年的冲突中进行了超过100万次轰炸袭击，向这个东南亚国家投掷了约500万吨弹药。大约三分之一的弹药在撞击时没有爆炸，包括集束炸弹。</text:p>
      <text:p text:style-name="P4">
自1973年3月29日最后一名美国士兵离开越南以来，已经过去50多年了，但每年仍然发现数以万计的爆炸物，通常仅在土壤下几英寸处。</text:p>
      <text:h text:style-name="P13" text:outline-level="4">
<text:span text:style-name="T4">
“战争的现实”</text:span>
</text:h>
      <text:p text:style-name="P4">
广治省曾被南北越非军事区划分，目前仍是该国污染最严重的省份。自战争结束以来，该省已有3500人死于事故。最后一次是在2022年，当时一名农民在田里发现了炸弹，他捡起后，炸弹在他手中爆炸了。</text:p>
      <text:p text:style-name="P4">
Sy补充道，“看到这么多事故，又做了很长一段时间的废品收集工作，我停了下来。”然而，尽管他经历这些，但他并不生气：“我的感觉和其他人一样，这就是战争的现实。”</text:p>
      <text:p text:style-name="P4">
排雷咨询小组（MAG）是一家总部位于英国的非政府组织，自1999年以来一直在越南开展工作，目前在该国拥有735名员工。Sy拨打当地热线电话后，该组织前来拆除施花园中的炸弹。</text:p>
      <text:p text:style-name="P4">
每天，排雷咨询小组的工作人员都会用金属探测器搜寻整个区域，寻找需要清理的未爆炸弹药，以确保土地的安全并为农业或开发做好准备。2022年，该组织销毁了14615枚炸弹，清理了超过10平方公里（3.86平方英里）的土地。</text:p>
      <text:p text:style-name="P4">
<draw:frame draw:style-name="fr1" draw:name="Image84" text:anchor-type="as-char" svg:width="6.9236in" svg:height="4.612736in" draw:z-index="0">
<draw:image xlink:href="../Images/Aljazeera Chinese/2023-06-26T03-28-08/3-1687746951.jpg" xlink:type="simple" xlink:show="embed" xlink:actuate="onLoad" draw:mime-type="image/jpeg"/>
</draw:frame>
排雷咨询小组工作人员使用环形探测器在肇丰县搜寻未爆炸弹药 (半岛电视台)</text:p>
      <text:p text:style-name="P4">
在附近的Xuan Vien村，一群8至12岁的当地儿童在泥泞的沟渠附近玩耍时发现了一个看起来不寻常的物体。</text:p>
      <text:p text:style-name="P4">
村长Tran Duy Vinh告诉半岛电视台，孩子们踢完了足球，认为他们可以抓点鱼。</text:p>
      <text:p text:style-name="P4">
Vinh 说道，“然后他们发现了一枚爆炸物，把它捡起来，然后传来传去。他们不知道那是什么，开始玩它。”</text:p>
      <text:p text:style-name="P4">
Vinh立即拨打了政府热线，地方当局可以通过该热线请求排雷咨询小组等组织以及越南军方清除未爆炸弹药。他称，“这里的每个人都有这个号码。”</text:p>
      <text:p text:style-name="P4">
政府运营的广治省炸弹地雷行动中心（QTMAC）副主任Dinh Ngoc Vu负责运营该热线，他表示，“我认为这项工作从两个角度来看有助于治愈战争的创伤。”</text:p>
      <text:p text:style-name="P4">
1993年至2020年间，美国在越南的项目投资超过1.66亿美元，重点关注战争遗留问题，例如清除地雷和未爆炸弹药以及提供爆炸物风险教育。</text:p>
      <text:p text:style-name="P4">
4月对越南进行正式访问期间，美国国务卿安东尼·布林肯表示，华盛顿致力于解决战争遗留问题。</text:p>
      <text:p text:style-name="P4">
他告诉记者，“即使我们着眼于未来，我们仍将继续共同努力清除未爆弹药。下个月，我们将完成对遭受严重轰炸的广治省的搜查。”</text:p>
      <text:p text:style-name="P4">
国际非政府组织和越南军方已经清除了173平方公里（67平方英里）土地上的未爆炸弹药。广治省炸弹地雷行动中心估计还需要13年时间才能清除该省的爆炸物。</text:p>
      <text:p text:style-name="P4">
他补充道，“我们正在继续开展重要的人道工作，以寻找战争中失踪人员的下落，包括提高越南识别失踪人员和死者身份的能力。”</text:p>
      <text:h text:style-name="P13" text:outline-level="4">
<text:span text:style-name="T4">
拯救生命的工作</text:span>
</text:h>
      <text:p text:style-name="P4">
越南战争结束时，没有一个省没有受到未爆炸弹药的污染。排雷咨询小组越南主任莎拉·戈林（SarahGoring）表示，全国范围内，过去50年已有超过10万人伤亡。</text:p>
      <text:p text:style-name="P4">
<draw:frame draw:style-name="fr1" draw:name="Image85" text:anchor-type="as-char" svg:width="6.9236in" svg:height="4.612736in" draw:z-index="0">
<draw:image xlink:href="../Images/Aljazeera Chinese/2023-06-26T03-28-08/4-1687746957.jpg" xlink:type="simple" xlink:show="embed" xlink:actuate="onLoad" draw:mime-type="image/jpeg"/>
</draw:frame>
 这两个男孩在XuanVien村玩耍时遇到了一枚未爆炸的导弹 (半岛电视台)</text:p>
      <text:p text:style-name="P4">
发现未爆炸的炸弹后，排雷咨询小组工作人员要么在发现弹药的地方销毁它们，要么将弹药运至拆除地点安全销毁。</text:p>
      <text:p text:style-name="P4">
该组织的技术现场经理Ta Quang Hung自1999年以来一直在该组织工作。之前，在一个受到未爆炸弹药严重污染的农村地区当农民。</text:p>
      <text:p text:style-name="P4">
他告诉半岛电视台，“我在一个有大量未爆炸弹药的地区长大。我走出家门，就会遇到它们。”</text:p>
      <text:p text:style-name="P4">
小时候，Hung发现了炸药并且会把玩它们，但不知道那是什么。Hung和他的朋友们会向墙壁或目标扔小型炸药，比赛看谁先击中它。值得庆幸的是，大人抓抓到了他们并制止了他们的危险游戏。</text:p>
      <text:p text:style-name="P4">
但并不是每个人都这么幸运。</text:p>
      <text:p text:style-name="P4">
他回忆起20世纪70年代中期的另一段记忆，当时他的两个亲戚（嫁入他家的妇女）一起在田里干活。</text:p>
      <text:p text:style-name="P4">
他说道，“我们在战争期间疏散了，但解放后，我们立即回到自己的田地里工作。她们发现爆炸物时是在一起的。 可能是40毫米手榴弹或集束弹药，她们都死了。”</text:p>
      <text:p text:style-name="P4">
为了降低发生更多悲剧的风险，排雷咨询小组在社交媒体上投放广告，邀请村民参加教育课程，参与者了解未爆炸弹药的风险、玩游戏并喊出热线电话号码。</text:p>
      <text:p text:style-name="P4">
<draw:frame draw:style-name="fr1" draw:name="Image86" text:anchor-type="as-char" svg:width="6.9236in" svg:height="4.612736in" draw:z-index="0">
<draw:image xlink:href="../Images/Aljazeera Chinese/2023-06-26T03-28-08/5-1687746963.jpg" xlink:type="simple" xlink:show="embed" xlink:actuate="onLoad" draw:mime-type="image/jpeg"/>
</draw:frame>
 排雷咨询小组的一名组长Ngo VanLinh准备销毁Ha Tay村的集束弹药和手榴弹 (半岛电视台)</text:p>
      <text:p text:style-name="P4">
虽然这些越南战争的致命文物仍然夺走了许多人的生命，但致力于清除土地上未爆炸弹药的组织不仅为越南人民提供了采取行动的机会，而且还提供了一个接受过去的机会。</text:p>
      <text:p text:style-name="P4">
Thai Van Ninh自2015年以来一直在排雷咨询小组工作，他六岁时他12岁的哥哥因未爆炸弹药而丧生。</text:p>
      <text:p text:style-name="P4">
他称，“我第一次开始工作的时候，我害怕与炸弹打交道，因为我的哥哥因炸弹而丧生。但培训结束后，我意识到我的工作可以拯救生命。”</text:p>
      <text:p text:style-name="P4">
Source: <text:a xlink:type="simple" xlink:href="https://chinese.aljazeera.net/news/military/2023/6/26/%e8%b6%8a%e5%8d%97%e6%88%98%e4%ba%89%e7%bb%93%e6%9d%9f%e4%ba%94%e5%8d%81%e5%b9%b4%e5%90%8e%e7%82%b8%e5%bc%b9%e4%bb%8d%e9%80%a0%e6%88%90%e4%ba%ba%e5%91%98%e4%bc%a4%e4%ba%a1" text:style-name="Internet_20_link" text:visited-style-name="Visited_20_Internet_20_Link">
https://chinese.aljazeera.net/news/military/2023/6/26/%e8%b6%8a%e5%8d%97%e6%88%98%e4%ba%89%e7%bb%93%e6%9d%9f%e4%ba%94%e5%8d%81%e5%b9%b4%e5%90%8e%e7%82%b8%e5%bc%b9%e4%bb%8d%e9%80%a0%e6%88%90%e4%ba%ba%e5%91%98%e4%bc%a4%e4%ba%a1</text:a>
</text:p>
      <!--NEWS-->
      <text:h text:style-name="P10" text:outline-level="1">
<text:span text:style-name="T4">
瓦格纳兵变动摇普京威权　中国关注局势变化</text:span>
</text:h>
      <text:p text:style-name="P4">
Author: None</text:p>
      <text:p text:style-name="P4">
Publisher: Radio Free Asia (Organization)</text:p>
      <text:p text:style-name="P4">
Published Time: 2023-06-26T03:36:00-04:00</text:p>
      <text:p text:style-name="P4">
Modified Time: 2023-06-26T13:38:37-04:00</text:p>
      <text:p text:style-name="P4">
Description: None</text:p>
      <text:p text:style-name="P4">
Videos: []</text:p>
      <text:p text:style-name="P4">
Audios: ["<text:a xlink:type="simple" xlink:href="https://www.rfa.org/mandarin/yataibaodao/junshiwaijiao/gt1-062620230335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4.478006in" draw:z-index="0">
<draw:image xlink:href="../Images/rfamandarin/2023-06-26T03-36-00-04-00/000000.png" xlink:type="simple" xlink:show="embed" xlink:actuate="onLoad" draw:mime-type="image/png"/>
</draw:frame>
 当地时间24日晚，罗斯托夫街头的瓦格纳军队和民众。<text:a xlink:type="simple" xlink:href="https://www.rfa.org/mandarin/yataibaodao/junshiwaijiao/gt1-06262023033527.html/@@images/image" text:style-name="Internet_20_link" text:visited-style-name="Visited_20_Internet_20_Link">
 </text:a>
路透。  <text:a xlink:type="simple" xlink:href="https://www.rfa.org/mandarin/yataibaodao/junshiwaijiao/gt1-06262023033527.html/@@stream" text:style-name="Internet_20_link" text:visited-style-name="Visited_20_Internet_20_Link">
Audio-1-Link：https://www.rfa.org/mandarin/yataibaodao/junshiwaijiao/gt1-06262023033527.html/@@stream</text:a>
</text:p>
      <text:p text:style-name="P4">
俄罗斯瓦格纳雇佣军发起兵变，不仅引发俄罗斯的局势动荡，也吸引着中国民众的关注，甚至给中国高层应对突发军事事件敲响了警钟。</text:p>
      <ul>
        <li>
<text:span text:style-name="T4">
<text:a xlink:type="simple" xlink:href="https://www.rfa.org/mandarin/Xinwen/6-06252023225142.html" text:style-name="Internet_20_link" text:visited-style-name="Visited_20_Internet_20_Link">
 中国官方首度针对“瓦格纳集团事件”表态 俄罗斯：中俄充满“互信” </text:a>
 </text:span>
  * <text:span text:style-name="T4">
<text:a xlink:type="simple" xlink:href="https://www.rfa.org/mandarin/Xinwen/7-06242023145248.html" text:style-name="Internet_20_link" text:visited-style-name="Visited_20_Internet_20_Link">
 俄罗斯瓦格纳停止反叛 领导人普里戈津将去白俄罗斯 </text:a>
 </text:span>
  * <text:a xlink:type="simple" xlink:href="https://www.rfa.org/mandarin/Xinwen/3-06242023121236.html" text:style-name="Internet_20_link" text:visited-style-name="Visited_20_Internet_20_Link">
 <text:span text:style-name="T4">
瓦格纳“造反”上中国热搜第一</text:span>
 </text:a>
</li>
      </ul>
      <text:p text:style-name="P4">
俄罗斯瓦格纳雇佣军发起兵变引发各国关注。关注俄罗斯局势的北京时事评论人士吴强本周一（26日）接受自由亚洲电台采访时说，瓦格纳集团的政变虽未取得成功，但已对俄罗斯局势产生三个方面的影响，首先是普京威权主义的执政基础已经被动摇：</text:p>
      <text:p text:style-name="P4">
“在他的私人国家和私人军队之间发生了深刻的裂痕，既暴露了他私人国家的性质，也暴露了这场战争的性质。也就是2014年私人军队发动的，违反国际法的侵略，极度依赖瓦格纳集团，而这种雇佣军事实上绑架了俄罗斯的国防军，绑架了俄罗斯的国家和人民，以及俄罗斯的命运。”</text:p>
      <text:p text:style-name="P4">
吴强说，当这支雇佣军倒戈普京，意味着战争已经走向结束，也开始敲响俄罗斯私人国家体制的丧钟：“战争，事实上已经进入终局状态。国际社会和俄罗斯人民需要对战后的国际秩序做好充分的准备。这场不成功的政变对中国的冲击是巨大和深远的，就像这场战争开始俄罗斯失利，以及持久战的困境之后，对中国的震撼是一连串的。”</text:p>
      <text:p text:style-name="P4">
2023年6月24日，俄罗斯顿河畔罗斯托夫的街道上，瓦格纳私人雇佣兵集团创始人普里戈津（右）坐在一辆军车内与当地平民合影留念。（美联社）  <text:a xlink:type="simple" xlink:href="https://www.rfa.org/mandarin/yataibaodao/junshiwaijiao/gt1-06262023033527.html/ap23175792347357.jpg" text:style-name="Internet_20_link" text:visited-style-name="Visited_20_Internet_20_Link">
</text:a>
</text:p>
      <text:p text:style-name="P4">
过去数日，中国民众都在议论这场兵变的原因和演变过程，有网民留言支持普京，但更多的网民发文评论普京。微信公众号“沉思的托克维尔”在文章写道，瓦格纳的叛乱在一天之内就结束了。瓦格纳的进军速度超出预期，克里姆林宫的反应也超出预期。面对手下军阀的逼宫，普京一天内，先定性叛乱，后撤销全部指控，以下犯上的普里戈任在兵临首都后竟全身而退，这标志着克里姆林宫的威望受到重大打击。更可怕的是，普里戈任在一天之内前行一千多公里，居然没有遭遇任何抵抗，沿路的俄军和老百姓，无不袖手旁观，在危急时刻，竟没有任何人挺身而出保卫政府，这表明俄政府正丧失人心。</text:p>
      <text:p text:style-name="P4">
<text:span text:style-name="T4">
普京强人形象灰飞烟灭 中国最紧张</text:span>
</text:p>
      <text:p text:style-name="P4">
时事评论人士蔡慎坤说，瓦格纳集团军事政变虽然戏剧性收场，但是没有真正结束，普京“强人”的形象已受到巨大挑战：“如果下一步有军方头领继续挑战他，那他怎么办？所以，俄乌这场战争打到现在，出现这样的局面对普京是非常不利的。至于对中国的影响，无论是中国领导人，还是军方，应该都高度紧张。如果导致台海局势出现变化，中共领导人和军方都会非常紧张。”</text:p>
      <text:p text:style-name="P4">
蔡慎坤认为，台海一旦出现危机，中国当政者应该没有应对新局面的信心。</text:p>
      <text:p text:style-name="P4">
《纽约时报》外交记者黄安伟6月24日在其推特发文，引述新华社报道有关瓦格纳兵变的事件时表示，“如果在俄乌战争中有单一事件会令习近平重新考虑是否攻打台湾（如果他正考虑），就是这一事件。”他认为，现在不是在中国有没有雇佣兵问题，假设习近平正在看一场长期战争如何对一个国家产生意料之外的影响，“现在我们知道他对于中国解放军内的忠诚问题是敏感的，他的反贪腐伸延至解放军。”</text:p>
      <text:p text:style-name="P4">
<text:span text:style-name="T4">
当前国际环境下 中国军队将领无把握打胜仗</text:span>
</text:p>
      <text:p text:style-name="P4">
前中国海军司令部中校参谋姚诚对本台说，俄罗斯雇佣兵瓦格纳集团兵变之前，中国官方已在加强对军队的控制，包括出台新规定，禁止军队和地方政府交流。他说：“军队的将军们头脑还是清醒的，认为对外开战在被全世界围堵的情况下，无论在哪里打仗都没有胜算。打不赢仗就会导致：一，军人命不保，将领对不起被送死的士兵，第二，将军打不赢就会丢乌纱帽，所以中国军队普遍不愿意打仗。习近平已经看到这个问题了。”</text:p>
      <text:p text:style-name="P4">
港媒《香港01》分析，这次戏剧性兵变无疑敲响北京警钟，面对内外变局，正考验着中国当局的决断力。文章引述中国政法大学教授杨军看法指出，中国作为举足轻重的地缘政治大国，理应进一步调整对俄乌的立场，更明确表明态度，果断站在历史胜利者一边，因为“此举关乎中国未来国运，不可不察。”</text:p>
      <text:p text:style-name="P4">
记者：古亭 责编：陈美华 许书婷 嘉远 网编：瑞哲</text:p>
      <text:p text:style-name="P4">
Source: <text:a xlink:type="simple" xlink:href="https://www.rfa.org/mandarin/yataibaodao/junshiwaijiao/gt1-06262023033527.html" text:style-name="Internet_20_link" text:visited-style-name="Visited_20_Internet_20_Link">
https://www.rfa.org/mandarin/yataibaodao/junshiwaijiao/gt1-06262023033527.html</text:a>
</text:p>
      <!--NEWS-->
      <text:h text:style-name="P10" text:outline-level="1">
<text:span text:style-name="T4">
瓦格納叛亂曝普京弱點 有利烏軍反攻？</text:span>
</text:h>
      <text:p text:style-name="P4">
Author: None (Language: zh)</text:p>
      <text:p text:style-name="P4">
Publisher: None</text:p>
      <text:p text:style-name="P4">
Time: 2023-06-26T03:48:00Z</text:p>
      <text:p text:style-name="P4">
Description: 俄羅斯週末爆發短暫叛亂行動，有專家認為，此事表明普京對內部精英的控制力「異常減弱」，且私人軍團瓦格納的叛變，可能嚴重損害俄軍士氣，有助烏克蘭「乘著此一勢頭突破前線」。</text:p>
      <text:p text:style-name="P4">
Videos: []</text:p>
      <text:p text:style-name="P4">
Images: []</text:p>
      <text:p text:style-name="P4">
Subject: 时政风云</text:p>
      <text:p text:style-name="P4">
Subjects: ['俄罗斯', '乌克兰', '拜罗伊特音乐节', '普京', '俄罗斯入侵乌克兰']</text:p>
      <text:p text:style-name="P4">
Keywords: ['瓦格纳', '俄罗斯', '乌克兰', '普京', '俄乌战争']</text:p>
      <text:p text:style-name="P4">
ID: 66028854</text:p>
      <!--METADATA-->
      <text:p text:style-name="P4">
<text:a xlink:type="simple" xlink:href="https://www.dw.com/zh/overlay/image/article/66028854/66019700" text:style-name="Internet_20_link" text:visited-style-name="Visited_20_Internet_20_Link">
 </text:a>
</text:p>
      <text:p text:style-name="P4">
專家認為，儘管雇傭軍叛亂迅速遭到平息，但普京對政權的掌控能力遭到了強烈質疑。</text:p>
      <text:p text:style-name="P4">
（德國之聲中文網） <text:a xlink:type="simple" xlink:href="https://www.dw.com/zh/zh/瓦格納叛亂-中國朝鮮支持俄國政府/a-66028449" text:style-name="Internet_20_link" text:visited-style-name="Visited_20_Internet_20_Link">
 俄羅斯瓦格納集團叛亂事件落幕後 </text:a>
 ，烏克蘭總統澤連斯基（VolodymyrZelenskyy）與多位國家領導人於週日（6月25日）就此通話。路透社報導，澤倫斯基與美國總統拜登（JoeBiden）通話討論了俄羅斯當前的最新發展，以及叛亂如何影響烏克蘭反攻進程和區域安全問題。兩國防長也就烏克蘭如何加強部隊、叛亂對俄軍造成的影響交換意見。</text:p>
      <text:p text:style-name="P4">
澤倫斯基向拜登表示，僱傭軍團的叛亂「暴露普京政權的弱點」。</text:p>
      <text:p text:style-name="P4">
稍早，澤連斯基也與波蘭總統杜達（Andrzej Duda）及加拿大總理特魯多（JustinTrudeau）通話，分別談論了歐洲最大核電廠扎波羅熱遭佔領的危險局勢，以及即將在立陶宛舉行的北約峰會。</text:p>
      <text:h text:style-name="P12" text:outline-level="3">
<text:span text:style-name="T4">
叛亂揭普京權力弱化</text:span>
</text:h>
      <text:p text:style-name="P4">
週末，俄羅斯僱傭的私人軍團瓦格納宣布「造反」， <text:a xlink:type="simple" xlink:href="https://www.dw.com/zh/zh/普里戈津何许人也他有多大影响力/a-66020810" text:style-name="Internet_20_link" text:visited-style-name="Visited_20_Internet_20_Link">
 其首領普里戈津（Yevgeny Prigozhin）</text:a>
 稱佔領俄羅斯南部城市，並將進軍莫斯科， <text:a xlink:type="simple" xlink:href="https://www.dw.com/zh/zh/白俄总统斡旋-瓦格纳军团停止进军莫斯科/a-66021015" text:style-name="Internet_20_link" text:visited-style-name="Visited_20_Internet_20_Link">
隨後在白俄羅斯總統的協助斡旋下撤軍 </text:a>
 。</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法新社報導，事發之初，普京出面發表電視演說、指責普里戈津叛國，並誓言要懲罰肇事者、批評他們將俄羅斯推向內戰。然而，僅僅數小時後，他就接受了談判協議，對普里戈津及其手下實行大赦，並同意將普里戈津本人流放到白俄羅斯。</text:p>
      <text:p text:style-name="P4">
美國軍事學院國際關系副教授珀森（RobertPerson）告訴DW，普京「允許一個昨天剛被他宣布犯有叛國罪的人，在白俄羅斯等同於退休並脫身」，表明他對內部精英的控制力「異常減弱」。</text:p>
      <text:p text:style-name="P4">
國際戰略研究所（IISS）戰略、技術及軍控主任阿爾伯克（WilliamAlberque）則告訴法新社：「這一事件削弱了普京的可信度。莫斯科的每個人都在想：『如果這只是一場5分鐘的叛亂，為什麼總統要談論內戰？』」</text:p>
      <text:p text:style-name="P4">
阿爾伯克補充：「另一方面，如果普里戈津不死，所有在俄羅斯有意破壞安全秩序的人，都會覺得他們可以逍遙法外。」</text:p>
      <text:p text:style-name="P4">
俄羅斯前總理卡西亞諾夫（MikhailKasyanov）告訴DW：「這項（特赦）協議被視作一種妥協，但事實上，這是普京的敗仗（defeat）⋯⋯其政界高層將不再視他（普京）為能夠維護他們利益的人，因此其權力、政權將受到質疑。」</text:p>
      <text:p text:style-name="P4">
</text:p>
      <text:p text:style-name="P4">
6月24日，瓦格納僱傭兵發動武裝叛變，普京批此舉是「背叛」。圖為頓河畔羅斯托克市區居民行經一輛裝甲車。</text:p>
      <text:p text:style-name="P4">
珀森向DW分析，多年來，普京一直在建立「一個控制體系」——即脅迫或收買高層精英以獲取支持，藉此鞏固政權， <text:a xlink:type="simple" xlink:href="https://www.dw.com/zh/zh/车臣军起兵勤王-普里戈津普京错了/a-66021500" text:style-name="Internet_20_link" text:visited-style-name="Visited_20_Internet_20_Link">
 然而普里戈津「不知分寸」的舉動</text:a>
 ，「顯示出該體系有多麼薄弱」。</text:p>
      <text:p text:style-name="P4">
「普京無法遏制普里戈津與正規國防部和軍隊之間的權力鬥爭，」珀森說：「我認為他正在失去對該體系（指內部精英）的掌握⋯⋯他過去20年所採用的方法顯然開始失效。」</text:p>
      <text:p text:style-name="P4">
美國國務卿布林肯（Antony Blinken）在事件後曾公開表示，這場叛亂顯示普京的權威已出現「裂痕」。法國總統馬克龍（EmmanuelMacron）則稱，叛亂「凸顯俄羅斯的內部分歧，以及其軍隊和輔助部隊的脆弱性」。</text:p>
      <text:h text:style-name="P12" text:outline-level="3">
<text:span text:style-name="T4">
有助烏克蘭反攻？</text:span>
</text:h>
      <text:p text:style-name="P4">
法新社報導，分析人士認為，瓦格納叛亂不僅有損普京的形象，亦提高了烏克蘭軍隊的士氣。</text:p>
      <text:p text:style-name="P4">
在俄羅斯爆發叛亂當日（24日），烏克蘭曾表示這場騷亂將為其軍隊的反攻提供「機會之窗」。但莫斯科堅稱，叛亂不會影響其在烏克蘭的行動。</text:p>
      <text:p text:style-name="P4">
週末，在叛亂爆發之際俄軍仍持續進攻基輔；基輔市長稱造成5人死亡。</text:p>
      <text:p text:style-name="P4">
不過，地中海戰略研究基金會（FMES）學術主任拉祖（PierreRazoux）告訴法新社，此次叛亂勢必會打擊駐烏克蘭的俄軍士氣，烏軍或許能「乘著此一勢頭突破前線」。</text:p>
      <text:p text:style-name="P4">
但拉祖同時警告，烏克蘭仍須提高警戒、確保白俄羅斯邊境的安全，因為瓦格納軍團也有可能從白俄羅斯湧入，「這也許就是普里戈津與普京談判的內容」。</text:p>
      <text:h text:style-name="P12" text:outline-level="3">
<text:span text:style-name="T4">
瓦格纳集团“造反”头目：战争的意义是什么？</text:span>
</text:h>
      <text:p text:style-name="P4">
（綜合報導）</text:p>
      <text:p text:style-name="P4">
Source: <text:a xlink:type="simple" xlink:href="https://www.dw.com/zh/瓦格納叛亂曝普京弱點-有利烏軍反攻？/a-66028854" text:style-name="Internet_20_link" text:visited-style-name="Visited_20_Internet_20_Link">
https://www.dw.com/zh/瓦格納叛亂曝普京弱點-有利烏軍反攻？/a-66028854?maca=chi-rss-chi-all-1127-rdf</text:a>
</text:p>
      <!--NEWS-->
      <text:h text:style-name="P10" text:outline-level="1">
<text:span text:style-name="T4">
极端高温暴雨侵袭中国，习近平自给自足农业愿景受冲击</text:span>
</text:h>
      <text:p text:style-name="P4">
Creator: NICOLE HONG</text:p>
      <text:p text:style-name="P4">
Publisher: https://www.facebook.com/nytimeschinese</text:p>
      <text:p text:style-name="P4">
Published Time: 2023-06-26T03:52:56+08:00</text:p>
      <text:p text:style-name="P4">
Description: 华中地区暴雨导致小麦收成严重受损，凸显出气候冲击给习近平推动中国粮食供应自给自足带来的风险。分析称中国今年可能将被迫进口更多小麦，导致全球粮食价格进一步提高。 Lu Boan/Xinhua, via Getty Images 本月，广西南部农村地区受到暴雨影响。中国官员对极端天气日益严重的威胁发出警告。</text:p>
      <text:p text:style-name="P4">
Images: ["<text:a xlink:type="simple" xlink:href="https://static01.nyt.com/images/2023/06/15/multimedia/00china-food-zhwj/00china-food-zhwj-master1050.jpg" text:style-name="Internet_20_link" text:visited-style-name="Visited_20_Internet_20_Link">
00china-food-...</text:a>
"]</text:p>
      <text:p text:style-name="P4">
Category: 中国</text:p>
      <text:p text:style-name="P4">
Type: Article</text:p>
      <!--METADATA-->
      <text:p text:style-name="P4">
<draw:frame draw:style-name="fr1" draw:name="Image104" text:anchor-type="as-char" svg:width="6.9236in" svg:height="4.615733in" draw:z-index="0">
<draw:image xlink:href="../Images/cnnytimes/2023-06-26T03-52-56-08-00/00china-food-zhwj-master1050.jpg" xlink:type="simple" xlink:show="embed" xlink:actuate="onLoad" draw:mime-type="image/jpeg"/>
</draw:frame>
</text:p>
      <text:p text:style-name="P4">
在华中地区，5月下旬开始的倾盆大雨浇透了麦田。随着越来越多麦粒在雨中开始发黑  ，不再适合人类食用，政府动员了应急小组来尽最大可能抢收。在一段广为流传的 <text:a xlink:type="simple" xlink:href="https://weibo.com/7467277921/4906849176916669" text:style-name="Internet_20_link" text:visited-style-name="Visited_20_Internet_20_Link">
视频 </text:a>
 中，河南省一位79岁的农民在查看受损情况时擦拭眼泪。</text:p>
      <text:p text:style-name="P4">
这次异常强降雨凸显出气候冲击正威胁到习近平主席推动中国粮食供应自给自足的目标。当地官员称，此次降雨给小麦收成造成了十年来 <text:a xlink:type="simple" xlink:href="http://ha.people.com.cn/n2/2023/0530/c351638-40436421.html" text:style-name="Internet_20_link" text:visited-style-name="Visited_20_Internet_20_Link">
 最严重的破坏</text:a>
 。</text:p>
      <text:p text:style-name="P4">
确保中国有能力养活14亿人口是习近平领导中国迈向超级大国地位的关键。近年来，与美国的紧张关系、新冠病毒大流行以及俄罗斯对乌克兰的战争都造成了全球粮食价格的更大波动，加剧了中国种植更多本国农作物的紧迫性。</text:p>
      <text:p text:style-name="P4">
中国的食品价格通胀并未达到其他主要经济体的水平，但官员们担心其食品供应容易受到全球冲击的影响。去年夏天，中国猪肉、水果和蔬菜价格飙升，促使政府 <text:a xlink:type="simple" xlink:href="https://www.globaltimes.cn/page/202210/1277647.shtml" text:style-name="Internet_20_link" text:visited-style-name="Visited_20_Internet_20_Link">
投放战略储备猪肉 </text:a>
 以稳定价格。随后，领导人重申要以粮食安全为重中之重。</text:p>
      <text:p text:style-name="P4">
广告</text:p>
      <text:p text:style-name="P4">
据当地新闻报道，最近几周，广西省稻田里的鱼、南通市一个农场的数千头猪均因极端高温死亡。天津市消防部门接到通知，要对卡车上中暑的生猪进行喷水。官员警告，极端高温和洪水会损害新疆西北部地区的小麦作物。</text:p>
      <text:p text:style-name="P4">
在一个历史上曾因饥荒而导致王朝动荡的国家，执政的共产党也意识到，满足基本需求是政治稳定的先决条件。</text:p>
      <text:p text:style-name="P4">
</text:p>
      <text:p text:style-name="P4">
6月初在中国河南省驻马店市，农民正在收获小麦。  Josh Arslan/Reuters</text:p>
      <text:p text:style-name="P4">
去年，为了控制新冠病毒的传播，政府对有2500万人口的上海实施严厉封锁，食品短缺成为引发骚乱的重要原因。网上视频显示，居民在街道和杂货店里为抢食物而打斗。在针对中国“清零”政策的全国性抗议活动中，抗议者高呼“不要核酸，要吃饭”。</text:p>
      <text:p text:style-name="P4">
中国的农田已经在萎缩，这是因为快速的城市化污染了大片土壤，并且政府将农村土地出售给开发商。中国南北水资源分布不均，导致一些农作物种植地区容易遭受干旱，另一些地区则容易遭受洪水侵袭。乌克兰战争威胁到中国的小麦和化肥进口。2018年开始的与美国的贸易战使得中国从美国购买大豆和其他食品的<text:a xlink:type="simple" xlink:href="https://www.fas.usda.gov/data/record-us-fy-2022-agricultural-exports-china#:~:text=Corn%2C%20Sorghum%2C%20and%20Alfalfa%20Hay&amp;text=China%20is%20also%20a%20major,volumes%20of%20feed%20grain%20imports." text:style-name="Internet_20_link" text:visited-style-name="Visited_20_Internet_20_Link">
 成本更高 </text:a>
。</text:p>
      <text:p text:style-name="P4">
习近平将粮食自给自足视为关乎  国家安全的问题，他经常说，“中国人的饭碗任何时候都要牢牢端在自己手上。”他设定了国家必须保留18亿亩耕地的“红线”，并 <text:a xlink:type="simple" xlink:href="https://cn.nytimes.com/china/20200824/china-food-waste-xi/" text:style-name="Internet_20_link" text:visited-style-name="Visited_20_Internet_20_Link">
向食物浪费宣战 </text:a>
，特别是餐馆里的食物浪费。中国政府经常指出，它要用世界不到10%的耕地养活世界五分之一的人口。</text:p>
      <text:p text:style-name="P4">
</text:p>
      <text:p text:style-name="P4">
本月，河南省漯河市，农民在刚刚收割的麦田里施肥，麦田里现在新种植了玉米。  Qilai Shen for The New York Times</text:p>
      <text:p text:style-name="P4">
为了创造更稳定的粮食供应，中国储备了农作物并购买了更多海外农田。它一直在开发 <text:a xlink:type="simple" xlink:href="https://global.chinadaily.com.cn/a/202208/22/WS63033006a310fd2b29e73946.html" text:style-name="Internet_20_link" text:visited-style-name="Visited_20_Internet_20_Link">
 耐热水稻品种</text:a>
、转基因大豆和新种子技术，这一努力引发美国提出  知识产权盗窃指控。</text:p>
      <text:p text:style-name="P4">
《人民日报》周一头版的一篇文章称，习近平对农民有着“特殊的情感”，并把增加农民收入作为重点。上个月，他参观了河北省的一片麦田，那里的农民正试图通过种植耐旱的小麦品种来提高粮食产量。</text:p>
      <text:p text:style-name="P4">
广告</text:p>
      <text:p text:style-name="P4">
在官方制作的习近平考察视频中，当地官员展示了用新品种小麦制作的面包和面条。“习主席希望咱们越来越幸福，”视频中的一位当地农民 <text:a xlink:type="simple" xlink:href="https://www.youtube.com/watch" text:style-name="Internet_20_link" text:visited-style-name="Visited_20_Internet_20_Link">
 说道</text:a>
，“咱们更得更加努力。”</text:p>
      <text:p text:style-name="P4">
但与天气有关的粮食供应冲击是一个更加难以预测的挑战。</text:p>
      <text:p text:style-name="P4">
“你可以实施更多法规来抑制地方政府出售耕地。你可以补贴农民，”美国研究机构外交关系委员会国际政治经济学研究员刘宗媛（音）说。“但极端天气不仅会造成损害，而且解决这一问题的成本也非常高。”</text:p>
      <text:p text:style-name="P4">
本月，创纪录的降雨量导致中国南部的 <text:a xlink:type="simple" xlink:href="https://m.thepaper.cn/newsDetail_forward_23410524" text:style-name="Internet_20_link" text:visited-style-name="Visited_20_Internet_20_Link">
 北海市 </text:a>
发生洪水。中国部分地区，包括上海和北京等主要城市，今年已经经历了异常  提前的高温天气，本月部分地区气温超过41摄氏度。</text:p>
      <text:p text:style-name="P4">
但河南省及中国中部周边地区的洪水构成了对粮食安全的最新担忧，这些地区生产全国四分之三以上的小麦。</text:p>
      <text:p text:style-name="P4">
</text:p>
      <text:p text:style-name="P4">
周三，漯河的一位农民在刚刚收割的麦田里种植大豆。  Qilai Shen for The New York Times</text:p>
      <text:p text:style-name="P4">
“在收获季节，小麦种植者最担心的是持续降雨，”新加坡南洋理工大学研究中国粮食战略的研究员张宏洲说。“这发生在最糟糕的时候。”</text:p>
      <text:p text:style-name="P4">
降雨袭来之时，农民正在为开始今年的收割做准备，降雨导致一些小麦发芽。这降低了小麦质量，不适合加工成面粉，通常被作为动物饲料以较低的价格出售。</text:p>
      <text:p text:style-name="P4">
广告</text:p>
      <text:p text:style-name="P4">
尚不清楚今年农作物受损的程度。分析师称，小麦单产下降可能迫使中国今年进口更多小麦，从而抬高全球粮食价格。</text:p>
      <text:p text:style-name="P4">
中国是世界上最大的小麦生产国和消费国。城里人越来越多地购买西式面包和甜点，对小麦的需求随着收入的增加而上升。中国肉类消费量的飙升也需要更多的小麦来作为动物饲料。</text:p>
      <text:p text:style-name="P4">
为了应对河南的降雨，中国政府 <text:a xlink:type="simple" xlink:href="https://h.xinhuaxmt.com/vh512/share/11536408" text:style-name="Internet_20_link" text:visited-style-name="Visited_20_Internet_20_Link">
 拨款 </text:a>
2亿元人民币用于救灾，帮助烘干收获的潮粮，并排干被淹的田地。农村 <text:a xlink:type="simple" xlink:href="http://www.moa.gov.cn/xw/zwdt/202305/t20230530_6428971.htm" text:style-name="Internet_20_link" text:visited-style-name="Visited_20_Internet_20_Link">
 官员</text:a>
为农民设立了24小时热线，并 <text:a xlink:type="simple" xlink:href="https://m.thepaper.cn/newsDetail_forward_23391905" text:style-name="Internet_20_link" text:visited-style-name="Visited_20_Internet_20_Link">
 敦促地方政府 </text:a>
为仍可食用的受损小麦寻找企业买家。</text:p>
      <text:p text:style-name="P4">
</text:p>
      <text:p text:style-name="P4">
一位农民在给刚刚收割的麦田浇水，摄于漯河。  Qilai Shen for The New York Times</text:p>
      <text:p text:style-name="P4">
官方媒体表示，政府的努力将农民的损失降至最低，最近的《人民日报》在头版文章中大肆宣扬收割进展。国家电视台中央电视台播放了一段15分钟的视频片段，显示政府官员提醒农民尽早收割。</text:p>
      <text:p text:style-name="P4">
中国对粮食安全的关注具有全球影响，很大程度上是因为它拥有大量粮食库存，其中包括美国农业部估计约占世界一半的小麦储备。去年，美国官员指责中国囤积粮食库存，导致全球粮食价格上涨，特别是在较贫穷国家。作为回应，中国<text:a xlink:type="simple" xlink:href="https://global.chinadaily.com.cn/a/202207/20/WS62d7e810a310fd2b29e6d78a.html" text:style-name="Internet_20_link" text:visited-style-name="Visited_20_Internet_20_Link">
 指责美国</text:a>
煽动了全球粮食危机，称美国对俄罗斯的制裁损害了对非洲国家的小麦出口。</text:p>
      <text:p text:style-name="P4">
中国农作物库存的确切数量和质量的相关信息被视为国家机密，因此很难衡量中国粮食供应的稳定性。例如，尽管该国的官方数据经常显示小麦产量创历史新高，但分析师 <text:a xlink:type="simple" xlink:href="https://www.uscc.gov/sites/default/files/2022-05/Chinas_Interests_in_U.S._Agriculture.pdf" text:style-name="Internet_20_link" text:visited-style-name="Visited_20_Internet_20_Link">
质疑</text:a>
数据的可靠性。</text:p>
      <text:p text:style-name="P4">
广告</text:p>
      <text:p text:style-name="P4">
但在2022年1月，政府透露了一些难得一见的信息。</text:p>
      <text:p text:style-name="P4">
针对西方国家对中国囤积粮食的指责，官方报纸《经济日报》 <text:a xlink:type="simple" xlink:href="http://paper.ce.cn/pc/content/202201/06/content_228322.html" text:style-name="Internet_20_link" text:visited-style-name="Visited_20_Internet_20_Link">
 发表评论文章</text:a>
透露，中国的小麦和大米储备足以满足全国人民至少18个月的粮食需求，文章暗示这是一个合理的库存量。</text:p>
      <text:p text:style-name="P4">
“备豫不虞，为国常道，”文章写道。</text:p>
      <text:p text:style-name="P4">
</text:p>
      <text:p text:style-name="P4">
漯河农民正在种植大豆。2018年开始的与美国的贸易战导致中国从美国购买大豆和其他食品的成本更高。  Qilai Shen for The New YorkTimes</text:p>
      <text:p text:style-name="P4">
Source: <text:a xlink:type="simple" xlink:href="https://cn.nytimes.com/china/20230626/extreme-weather-china-food/" text:style-name="Internet_20_link" text:visited-style-name="Visited_20_Internet_20_Link">
https://cn.nytimes.com/china/20230626/extreme-weather-china-food/</text:a>
</text:p>
      <!--NEWS-->
      <text:h text:style-name="P10" text:outline-level="1">
<text:span text:style-name="T4">
瓦格纳兵变是普京的“存亡危机”吗</text:span>
</text:h>
      <text:p text:style-name="P4">
Creator: ANTON TROIANOVSKI</text:p>
      <text:p text:style-name="P4">
Publisher: https://www.facebook.com/nytimeschinese</text:p>
      <text:p text:style-name="P4">
Published Time: 2023-06-26T04:51:57+08:00</text:p>
      <text:p text:style-name="P4">
Description: 兵变危机虽然解除，俄罗斯的稳定已无处可寻。普京遭遇了个人权威至今为止的最大挑战，失去了他维护稳定的美名，软弱的姿态让他杀伐果断的领导人形象也被削弱。 Roman Romokhov/Agence France-Presse — Getty Images 周日晚间，瓦格纳军团成员准备撤离南方军区总部，返回顿河畔罗斯托夫的驻地。</text:p>
      <text:p text:style-name="P4">
Images: ["<text:a xlink:type="simple" xlink:href="https://static01.nyt.com/images/2023/06/25/multimedia/25russia-analysis01-bqth/25russia-analysis01-bqth-master1050.jpg" text:style-name="Internet_20_link" text:visited-style-name="Visited_20_Internet_20_Link">
25russia-anal...</text:a>
"]</text:p>
      <text:p text:style-name="P4">
Category: 国际</text:p>
      <text:p text:style-name="P4">
Type: Article</text:p>
      <!--METADATA-->
      <text:p text:style-name="P4">
<draw:frame draw:style-name="fr1" draw:name="Image110" text:anchor-type="as-char" svg:width="6.9236in" svg:height="4.615733in" draw:z-index="0">
<draw:image xlink:href="../Images/cnnytimes/2023-06-26T04-51-57-08-00/25russia-analysis01-bqth-master1050.jpg" xlink:type="simple" xlink:show="embed" xlink:actuate="onLoad" draw:mime-type="image/jpeg"/>
</draw:frame>
</text:p>
      <text:p text:style-name="P4">
多年来，普京总统一直标榜自己是俄罗斯国内稳定的担保人和国家地位的坚定守护者。</text:p>
      <text:p text:style-name="P4">
而在过去这个周末，俄罗斯的稳定已无处可寻，普京本人也不知去向。面对 <text:a xlink:type="simple" xlink:href="https://www.nytimes.com/2023/06/24/world/europe/russia-wagner-prigozhin.html" text:style-name="Internet_20_link" text:visited-style-name="Visited_20_Internet_20_Link">
 统治俄罗斯23年以来个人权威遭遇的最大挑战</text:a>
 ，普京在周六上午发表了一份简短声明之后就这样从公众视野消失了。</text:p>
      <text:p text:style-name="P4">
在他消失期间，目瞪口呆的俄罗斯人在想，准军事组织领导人叶夫根尼·V·普里戈任怎么会在周六发动了武装叛乱，甚至威胁到莫斯科的安全。这也是对这位俄罗斯总统的未来的不安拷问：未能阻止叛乱发生对俄罗斯的安全以及他个人权力的稳固来说究竟意味着什么？</text:p>
      <text:p text:style-name="P4">
周日，与克里姆林宫有关联的俄罗斯人都松了口气，因为普里戈任的叛乱没有引发内战。但与此同时，他们也认为，普京在这件事上显得软弱，而某种程度上这可能会成为一种持久的印象。</text:p>
      <text:p text:style-name="P4">
广告</text:p>
      <text:p text:style-name="P4">
掌握克宫线报的莫斯科报纸编辑康斯坦丁·雷姆丘科夫在接受电话采访时表示，曾经似乎不可想像之事现在已成为可能：即普京心腹可能会试图说服他不要参加明年春天的俄罗斯总统选举以寻求连任。他说，考虑到周六的态势，普京已彻底失去了作为权贵的财富和安全保障者的地位。</text:p>
      <text:p text:style-name="P4">
“普京大权在握，能带来稳定、保障安全这个观念在24号这一天彻底破灭，”雷姆丘科夫表示。“如果一个月前我还确信普京一定会参选，因为这是他的权利，那么现在我看到的情况是，精英阶层的安全感不再是确定的了。”</text:p>
      <text:p text:style-name="P4">
</text:p>
      <text:p text:style-name="P4">
俄罗斯官方媒体提供的照片显示，普京周六在莫斯科发表电视讲话。  Sputnik, via Reuters</text:p>
      <text:p text:style-name="P4">
“稳定”是克里姆林宫在2020年公投中 <text:a xlink:type="simple" xlink:href="https://lenta.ru/news/2020/07/03/stabilno/" text:style-name="Internet_20_link" text:visited-style-name="Visited_20_Internet_20_Link">
 喊出的口号 </text:a>
，那场公投为普京继续连任两届直到2036年扫清了道路。普京也宣称，俄罗斯的国家安全是他入侵乌克兰的主要动机。</text:p>
      <text:p text:style-name="P4">
即使在持续了16个月的战争期间，克里姆林宫仍将重心放在维持国内稳定常态之上。普京拒绝了强硬派宣布戒严或关闭俄罗斯边境的要求。对精英阶层而言，俄罗斯战时经济的新商机，以及突然摆脱许多西方企业竞争的国内市场成了对西方制裁之痛的补偿。</text:p>
      <text:p text:style-name="P4">
但这样的算盘被上周末普里戈任对克里姆林宫权威的挑衅打碎了。作为准军事组织瓦格纳的领导人，普里戈任命人夺取了俄罗斯南部的一处军事总部，还派遣部队北上莫斯科，誓要进入首都。这场危机在周六晚间得到化解，普里戈任同意撤军，从而使他本人和他的部队免遭起诉。</text:p>
      <text:p text:style-name="P4">
迫在眉睫的危机解除了。但在此期间，普京失去的不仅仅是他维护稳定的美名：普里戈任及其部队未受惩罚的事实本身就已经削弱了普京杀伐果断、绝不容忍不忠的领导人形象。</text:p>
      <text:p text:style-name="P4">
广告</text:p>
      <text:p text:style-name="P4">
俄罗斯军事博主对于普里戈任的部队击落俄军作战飞机的报道也加深了这一印象。普里戈任起事并质疑普京发动乌克兰战争的正当性之后，普京也称他为叛徒。但随着双方达成了结束危机的协议，这些罪过似乎都不复存在了。</text:p>
      <text:p text:style-name="P4">
专家称，这让普京显得不像以往以为的那样牢牢掌握着这个国家。外部对手很快就抓住了这一痛点。</text:p>
      <text:p text:style-name="P4">
</text:p>
      <text:p text:style-name="P4">
周六，在瓦格纳集团撤出俄罗斯顿河畔罗斯托夫市之时，该雇佣军领导人叶夫根尼·V·普里戈任离开南方军区总部。  AlexanderErmochenko/Reuters</text:p>
      <text:p text:style-name="P4">
国务卿布林肯周日表示， <text:a xlink:type="simple" xlink:href="https://www.nytimes.com/interactive/2023/06/24/world/europe/prigozhin-putin-russia.html" text:style-name="Internet_20_link" text:visited-style-name="Visited_20_Internet_20_Link">
 普里戈任的叛乱</text:a>
 暴露出普京对权力的掌控出现  动摇。“这是对普京权威的直接挑战，”布林肯在CBS的《面向全民》(Face theNation)节目中说道。</text:p>
      <text:p text:style-name="P4">
关于这场危机更令人困惑的一个问题在于，普京为何会允许 <text:a xlink:type="simple" xlink:href="https://www.nytimes.com/2023/06/25/world/europe/russia-putin-prigozhin-wagner-ukraine.html" text:style-name="Internet_20_link" text:visited-style-name="Visited_20_Internet_20_Link">
 普里戈任与俄罗斯国防部的公开冲突</text:a>
 发酵数月而不加以解决。普里戈任曾毫无顾忌地抨击和贬低俄罗斯军方领导层。</text:p>
      <text:p text:style-name="P4">
两名克里姆林宫知情人表示，从根本上讲，这场危机是一个运转失调、几近混乱的统治制度的产物，俄语的“bardak”（混乱）一词就生动概括了这一局面。由于讨论了政治敏感话题，这两名知情人要求匿名。</text:p>
      <text:p text:style-name="P4">
他们表示，对普里戈任兵变的处置决定是在周六仓促中做出的。数月以来，普京及其核心权力圈一直在拖延时间，并未找到对付这位不听话的雇佣军头子的办法。</text:p>
      <text:p text:style-name="P4">
广告</text:p>
      <text:p text:style-name="P4">
“这个问题可以说是被忽视了，”普京领导的统一俄罗斯党国家杜马资深议员康斯坦丁·扎图林在接受采访时表示。他还说，普里戈任带来的风险“没能得到及时处理——也许是寄望于让其自行化解”。</text:p>
      <text:p text:style-name="P4">
扎图林认为，普京最后还是稳定了局面，因为他批准了终结叛乱的协议，避免了莫斯科城外的一场恶战。但他也承认，这一事变让所有人难堪——“没有哪个权势人物能从中受益。”</text:p>
      <text:p text:style-name="P4">
</text:p>
      <text:p text:style-name="P4">
莫斯科一处广告牌上的俄军征兵广告。  Nanna Heitmann for The New York Times</text:p>
      <text:p text:style-name="P4">
“  此事证明 <text:a xlink:type="simple" xlink:href="https://www.nytimes.com/2023/06/24/world/europe/putin-prigozhin-wagner.html" text:style-name="Internet_20_link" text:visited-style-name="Visited_20_Internet_20_Link">
 出问题了 </text:a>
 ，”扎图林说。“在战时如此堂而皇之地暴露出问题，这当然是有害的。”</text:p>
      <text:p text:style-name="P4">
曾为克里姆林宫担任顾问的政治分析师谢尔盖·马尔科夫表示，对普京本人来说，这场兵变可能会引发“存亡危机”。</text:p>
      <text:p text:style-name="P4">
“他一直以俄罗斯的国家团结和政治稳定为傲，”马尔科夫说。“这是他们爱戴他的原因。但结果一切都成了镜花水月。”</text:p>
      <text:p text:style-name="P4">
报纸编辑雷姆丘科夫称，普里戈任叛变所引发的不安情绪已经弥漫整座首都。他说自己认识一些俄罗斯名流已在叛乱当天逃离莫斯科。雷姆丘科夫说他没有离开，但周六当天还是没有开奔驰或宾利车出门，因为害怕普里戈任的部队如果真的抵达莫斯科，这些车可能会被没收。</text:p>
      <text:p text:style-name="P4">
广告</text:p>
      <text:p text:style-name="P4">
普京的体制确实在某些方面表现出惊人的韧性。制裁没有拖垮俄罗斯的经济，也没有促使俄罗斯那些领军的商业大亨转而反对克里姆林宫。尽管这场战争伤亡巨大，但滴水不漏的宣传机器和铁腕镇压大体上压制了公众对战争的异议。</text:p>
      <text:p text:style-name="P4">
因此一些专家认为，现在预测这一体制的垮台还为时过早。</text:p>
      <text:p text:style-name="P4">
“在我们这些西方观察人士眼中，昨天的情况是严重的失能，非常剧烈，”战略与国际研究中心的非常驻高级研究员汉娜·诺特表示。“但事实证明这种失能状态在这样一个体制里是可以相当耐久的。”</text:p>
      <text:p text:style-name="P4">
Source: <text:a xlink:type="simple" xlink:href="https://cn.nytimes.com/world/20230626/russia-war-putin-wagner-prigozhin/" text:style-name="Internet_20_link" text:visited-style-name="Visited_20_Internet_20_Link">
https://cn.nytimes.com/world/20230626/russia-war-putin-wagner-prigozhin/</text:a>
</text:p>
      <!--NEWS-->
      <text:h text:style-name="P10" text:outline-level="1">
<text:span text:style-name="T4">
一周世界舆论聚焦：李强为“去风险化”正名 (Free Version)</text:span>
</text:h>
      <text:p text:style-name="P4">
Authors: ['为FT中文网撰稿']</text:p>
      <text:p text:style-name="P4">
Publisher: 英国《金融时报》</text:p>
      <text:p text:style-name="P4">
Time: 2023-06-26T05:02:22+00:00</text:p>
      <text:p text:style-name="P4">
Published Time: 2023-06-25T12:00:99+08:00</text:p>
      <text:p text:style-name="P4">
Modified Time: 2023-06-25T23:47:99+08:00</text:p>
      <text:p text:style-name="P4">
Description: 曹辛：李强的此次欧洲之行开启了中国外交一个崭新的内容，即为在西方流行的对中国“去风险化”浪潮进行正名。</text:p>
      <text:p text:style-name="P4">
Images: ["<text:a xlink:type="simple" xlink:href="https://thumbor.ftacademy.cn/unsafe/picture/4/000185564_piclink.jpg" text:style-name="Internet_20_link" text:visited-style-name="Visited_20_Internet_20_Link">
000185564_pic...</text:a>
"]</text:p>
      <text:p text:style-name="P4">
Themes: ['中欧关系', '关注']</text:p>
      <text:p text:style-name="P4">
Keywords: ['中欧关系', '中德关系', '脱钩', '产业链']</text:p>
      <text:p text:style-name="P4">
Type: Article</text:p>
      <!--METADATA-->
      <text:p text:style-name="P4">
<draw:frame draw:style-name="fr1" draw:name="Image114" text:anchor-type="as-char" svg:width="6.9236in" svg:height="4.617987in" draw:z-index="0">
<draw:image xlink:href="../Images/FT Chinese Free Version/2023-06-26T05-02-22-00-00/00018556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中国国务院总理李强上周的欧洲之旅，是中国对欧洲外交的另一次强化，这成为世界舆论的关注焦点。没有例外的是：美国各大主流媒体几乎众口一词地又一次集中炒作对中国的“去风险化”，而欧洲媒体倒是相对客观，较少出现一边倒的现象。</text:p>
      <text:p text:style-name="P4">
然而李强的此次欧洲之行，却开启了中国外交一个崭新的内容，这就是：为西方舆论集中炒作的对中国“去风险化”浪潮进行正名。尤其值得关注的是：这个正名不是起始于中国的宣传或外交部门，而是由中国总理这样的政治家发起，其中的意义自然大不相同。</text:p>
      <text:p text:style-name="P4">
<text:span text:style-name="T4">
揭示并点破“去风险化”</text:span>
</text:p>
      <text:p text:style-name="P4">
首先，李强在此次欧洲之行中，在各个重要场合都明确揭示和批评了当前在西方世界比较主流的对中国“去风险化”观点的本质。在今年4月欧盟主席冯德莱恩正式在欧盟提出这一立场后，这还是首次由中国总理对此表达立场。</text:p>
      <text:p text:style-name="P4">
据德新社报道，李强在访问德国时说：“以去风险的名义实施歧视性措施以限制或排除其他国家，这违反了市场原则、公平竞争规则，以及世界贸易组织的规则。”</text:p>
      <text:p text:style-name="P4">
此外，他上周二在中德经济合作论坛闭幕式上还专门表示：反对以“去风险”为名，行“脱钩断链”之实。</text:p>
      <text:p text:style-name="P4">
李强举例说：德系汽车在中国市场曾独占鳌头，他长期在地方工作，官方给他配的车就是德国车，“我们并没有觉得这有什么风险”。李强还介绍说：在中国，到医院做电脑断层（CT）检查，用的也是西门子的仪器。</text:p>
      <text:p text:style-name="P4">
据新华社报道，李强周一在柏林同西门子、大众、奔驰、宝马、巴斯夫等德企代表座谈交流时也称，理解各方都有自己的安全关切，重要的是如何合理界定和防范风险，“不能人为夸大‘依赖’，甚至把相互依存与不安全简单画等号”。</text:p>
      <text:p text:style-name="P4">
李强在德国的上述表述有原则立场的严肃声明，也有摆事实、讲道理的平和的一面。</text:p>
      <text:p text:style-name="P4">
欧美媒体说：在“去风险化”成为欧美对华政策主流之际，北京试图说服欧洲，经济全球化和相互依存是必然趋势，防止“去风险化”演变为“去中国化”。</text:p>
      <text:p text:style-name="P4">
而在访问法国时，李强对“去风险化”的表述则有所不同。</text:p>
      <text:p text:style-name="P4">
新华社报道说：6月21日李强在巴黎举行的中法工商界晚餐上提到，中法良好的政治互信使两国在相互依赖中看到稳定性、确定性和共同的发展机遇，而不是风险。</text:p>
      <text:p text:style-name="P4">
他称赞法国政府反对阵营对抗和脱钩断链，并呼吁中法企业家坚定支持经济全球化，共同维护中法、中欧产业链、供应链稳定和韧性。</text:p>
      <text:p text:style-name="P4">
之所以李强对“去风险化”的表述对法国和对德国有所不同，是因为两国政府的对华政策有所不同。这种区别的关键之处在于：法国的对华政策相对独立，而且已经有独立传统；而德国政府内部的一些政党，受美国对华政策影响颇深。这种差异体现了中国官方一直强调的一个理念，即具体问题具体分析。</text:p>
      <text:p text:style-name="P4">
除了李强本人在欧洲外交活动中阐述的立场外，国际舆论也有一种观点赞同李强的立场。</text:p>
      <text:p text:style-name="P4">
6月20日，世界报业辛迪加网站刊登了题为《“去风险”的风险》的文章，作者是卡尔•比尔特。</text:p>
      <text:p text:style-name="P4">
该文称：“去风险”这个词的重新流行归功于同样突然的对“脱钩”一词的弃用。“脱钩”说法曾盘桓许久，直到事实证明几乎没有人支持中国和西方之间的彻底决裂。与中国断绝一切联系既不可取，甚至也不可行，于是大家都选定了一个模糊得多的概念。</text:p>
      <text:p text:style-name="P4">
文章指出：但这种新的政治话术却具有更深的意味，它暗示与中国的贸易存在固有的风险。西方领导人越来越担心中国会利用贸易或其他经济联系对西方企业或国家施加政治压力。</text:p>
      <text:p text:style-name="P4">
文章问：当选项仍然存在的时候，未来失去贸易的风险是现在就避免贸易的理由吗？人们通常不会为了减少对死亡的恐惧而自杀。</text:p>
      <text:p text:style-name="P4">
该文认为：中国官员已经指出，“去风险”与“脱钩”之间没有任何实质性区别。他们说的有道理。除非西方战略家们摆脱仅仅采用一个新流行词语的套路，转而阐明它包含以及不包含怎样的意义，否则这种话术可能弊大于利。</text:p>
      <text:p text:style-name="P4">
这意味着：“去风险化”观点并非得到了欧美大众和舆论的广泛认同，仍然有机会消除这一观点的影响。而且，对美国投资“去风险化”的观点，实际上也同样是成立的，并且它在欧洲乃至亚洲的韩日两国，一定会有市场。</text:p>
      <text:p text:style-name="P4">
<text:span text:style-name="T4">
欧美分化有加剧趋势</text:span>
</text:p>
      <text:p text:style-name="P4">
此外，在过去的一周里，欧美主要国家围绕着对华经贸关系，出现了立场上加剧分化的趋势，</text:p>
      <text:p text:style-name="P4">
首先，欧盟委员会上周二公布了一项新的贸易原则，旨在遏制中国挤压欧洲经济的能力，并防止欧洲公司对华出口与军事相关、可能给中国带来优势的敏感技术。该政策仍处于早期阶段，凸显欧盟在限制中国进入敏感市场和获得行业机密方面寻求与美国保持一致。</text:p>
      <text:p text:style-name="P4">
但据美国《纽约时报》报道：外交官们表示，在与中国的重要经济关系方面，欧盟最大经济强国的德国、法国、意大利和荷兰并不急于接受欧盟可能具有破坏性的干预。这些担忧可能导致欧盟委员会的提案被淡化。</text:p>
      <text:p text:style-name="P4">
该报还说：周二在德国举行的这次会议较为低调，并回避了明显的问题：德国经济对中国的依赖。即有超过100万个德国工作岗位直接依赖中国，几乎一半的德国制造商在其供应链的某些部分依赖中国。</text:p>
      <text:p text:style-name="P4">
而随后“德国之声”引自德国《明镜周刊》的报道显示，不仅是在欧盟，即便是在德国政府内部，在对华关系上也出现了重大分析。</text:p>
      <text:p text:style-name="P4">
报道说：根据《明镜周刊》通过政府内部文件获悉，德国绿党主席哈贝克（RobertHabeck）自从2021年底出任德国经济部长以来，该部门为德企在华投资的政府担保额已经削减了50亿欧元（下同，约73.8亿新元）。</text:p>
      <text:p text:style-name="P4">
《明镜周刊》认为，这是哈贝克以及绿党削减对华经济依赖努力的一部分。在公开层面上，哈贝克及其执掌的联邦经济部强调，过去几十年间，政府提供的对外投资担保过度集中在中国，导致“联邦预算的风险过度集中”。但这一切也极有可能是出于绿党的意识形态导向：该执政党努力推动以价值观为主导的对华外交与经贸政策，而不再是以经济利益为主导。</text:p>
      <text:p text:style-name="P4">
文章说，绿党的这一对华政策导向，与同为执政党的社民党形成了分歧。相比绿党，社民党更偏向于德国的产业界以及工会组织。</text:p>
      <text:p text:style-name="P4">
不过德国商会人士告诉笔者：在中国的德国大企业并不在乎德国政府的投资担保补贴，中小企业可能会在乎。这意味着：削减德国在华企业的投资担保补贴，难以限制德国企业增加在华投资。</text:p>
      <text:p text:style-name="P4">
还有值得关注的一点是：德国政府的新对华战略依然没有出炉，社民党主导的总理府与绿党执掌的外交部、经济部依然在诸多议题上存在重大分歧。政府圈内消息人士称，外界期盼已久的这份文件，不太可能在暑假前出炉。</text:p>
      <text:p text:style-name="P4">
上周发生的这一切，显然与中国总理对欧洲的访问有关。李强在德国期间就当面对哈贝克表示，希望德方不要采取“歧视性的手段”，否则只会损害“健康的经济发展”。这说明“去风险化”的观点，本身就是非常脆弱的，因为它与事实差距较大。</text:p>
      <text:p text:style-name="P4">
<text:span text:style-name="T5">
（注：本文仅代表作者个人观点。责编邮箱bo.liu@ftchinese.com）</text:span>
</text:p>
      <text:p text:style-name="P4">
Source: <text:a xlink:type="simple" xlink:href="http://www.ftchinese.com/story/001100076" text:style-name="Internet_20_link" text:visited-style-name="Visited_20_Internet_20_Link">
http://www.ftchinese.com/story/001100076</text:a>
</text:p>
      <!--NEWS-->
      <text:h text:style-name="P10" text:outline-level="1">
<text:span text:style-name="T4">
湖南异议人士谢文飞寻衅滋事罪成判囚四年半</text:span>
</text:h>
      <text:p text:style-name="P4">
Author: None</text:p>
      <text:p text:style-name="P4">
Publisher: Radio Free Asia (Organization)</text:p>
      <text:p text:style-name="P4">
Published Time: 2023-06-26T05:04:00-04:00</text:p>
      <text:p text:style-name="P4">
Modified Time: 2023-06-26T13:41:00-04:00</text:p>
      <text:p text:style-name="P4">
Description: None</text:p>
      <text:p text:style-name="P4">
Videos: []</text:p>
      <text:p text:style-name="P4">
Audios: ["<text:a xlink:type="simple" xlink:href="https://www.rfa.org/mandarin/yataibaodao/renquanfazhi/gf-062620230504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897317in" draw:z-index="0">
<draw:image xlink:href="../Images/rfamandarin/2023-06-26T05-04-00-04-00/000000.png" xlink:type="simple" xlink:show="embed" xlink:actuate="onLoad" draw:mime-type="image/png"/>
</draw:frame>
湖南异议人士谢文飞被裁定寻衅滋事罪成，判处有期徒刑四年半。 志愿者提供/档案照  <text:a xlink:type="simple" xlink:href="https://www.rfa.org/mandarin/yataibaodao/renquanfazhi/gf-06262023050432.html/@@stream" text:style-name="Internet_20_link" text:visited-style-name="Visited_20_Internet_20_Link">
Audio-1-Link：https://www.rfa.org/mandarin/yataibaodao/renquanfazhi/gf-06262023050432.html/@@stream</text:a>
</text:p>
      <text:p text:style-name="P4">
被羁押超过三年的湖南异议人士谢文飞被裁定寻衅滋事罪成，判处有期徒刑四年半。外界关注，他会否被转送到曾传出虐待囚犯和强迫劳动的赤山监狱服刑。</text:p>
      <ul>
        <li>
<text:span text:style-name="T4">
<text:a xlink:type="simple" xlink:href="https://www.rfa.org/mandarin/Xinwen/5-06252023114637.html" text:style-name="Internet_20_link" text:visited-style-name="Visited_20_Internet_20_Link">
 湖南维权人士谢文飞被以“寻衅滋事罪”判刑4年6个月 </text:a>
 </text:span>
  * <text:span text:style-name="T4">
<text:a xlink:type="simple" xlink:href="https://www.rfa.org/mandarin/yataibaodao/renquanfazhi/gf2-08282020084314.html" text:style-name="Internet_20_link" text:visited-style-name="Visited_20_Internet_20_Link">
 谢文飞声援香港民运遭羁押 家属受威吓解聘律师 </text:a>
 </text:span>
  * <text:span text:style-name="T4">
<text:a xlink:type="simple" xlink:href="https://www.rfa.org/mandarin/yataibaodao/renquanfazhi/ql2-05062020064414.html" text:style-name="Internet_20_link" text:visited-style-name="Visited_20_Internet_20_Link">
 北京悄悄启动两会维稳措施 谢文飞涉寻衅滋事罪刑拘 </text:a>
 </text:span>
  * <text:a xlink:type="simple" xlink:href="https://www.rfa.org/mandarin/yataibaodao/renquanfazhi/ql1-05012020064535.html" text:style-name="Internet_20_link" text:visited-style-name="Visited_20_Internet_20_Link">
 <text:span text:style-name="T4">
湖南民运人士谢文飞被捕 疑涉武汉疫情</text:span>
 </text:a>
</li>
      </ul>
      <text:p text:style-name="P4">
谢文飞的哥哥谢丰春向本台证实，谢文飞日前亲自来电证实,自己在不能聘请律师的情况下，被湖南郴州市法院裁定寻衅滋事罪成遭重判。前后两次审讯均没有安排家属到场旁听。</text:p>
      <text:p text:style-name="P4">
谢丰春：“谢文飞用资兴看守所收款人的手机跟我微信通话了。判了四年半，到明年10月30日出狱。它（当局）不让我们请（律师），（代表谢文飞的）是官方律师。现在百姓哪有说话的权利。”</text:p>
      <text:p text:style-name="P4">
原籍湖南郴州的谢文飞(左)近年活跃于广东，以积极参与街头抗争著称。（袁小华独家提供）  <text:a xlink:type="simple" xlink:href="https://www.rfa.org/mandarin/yataibaodao/renquanfazhi/gf-06262023050432.html/capture.jpg" text:style-name="Internet_20_link" text:visited-style-name="Visited_20_Internet_20_Link">
</text:a>
</text:p>
      <text:p text:style-name="P4">
原名谢丰夏的谢文飞曾因声援香港雨伞运动，被以煽动颠覆国家政权罪判刑四年半。2020年，即出狱后一年左右，他在住所被郴州公安带走，羁押在资兴市看守所。据了解，在当局压力下，家属至少先后三次被迫解除对律师的委托。</text:p>
      <text:p text:style-name="P4">
谢文飞好友袁小华说，谢文飞获释后仍持续就时政发表看法，又曾发文悼念已故异议人士林昭，估计这导致当局对他“算总账”。</text:p>
      <text:p text:style-name="P4">
袁小华：“包括林昭的纪念（文章），包括针对疫情的言论，也包括经常会对时局发表看法或意见，也许也包括他在全国各地的走动，可能就让他们恐惧、害怕、痛恨。”</text:p>
      <text:p text:style-name="P4">
异议人士袁小华（图）相信，好友谢文飞遭重判与当局“算总账”有关。（袁小华独家提供，拍摄日期不详）  <text:a xlink:type="simple" xlink:href="https://www.rfa.org/mandarin/yataibaodao/renquanfazhi/gf-06262023050432.html/m0626gf.jpg" text:style-name="Internet_20_link" text:visited-style-name="Visited_20_Internet_20_Link">
</text:a>
</text:p>
      <text:p text:style-name="P4">
<text:span text:style-name="T4">
谢文飞据报被移送赤山监狱</text:span>
</text:p>
      <text:p text:style-name="P4">
台湾人权工作者李明哲、公益组织"长沙富能"负责人程渊以及湖南异议人士欧彪峰，在湖南赤山监狱服刑期间疑似遭受不人道对待。据《维权网》报道，谢文飞也将被转往这所据说专门收容政治犯的监狱服刑，但家属至今未能证实有关消息。</text:p>
      <text:p text:style-name="P4">
袁小华：“不管程渊还是欧彪峰在赤山监狱里所披露出来的，对他们的体罚、虐待、强迫劳动，确实让人感到担忧。”</text:p>
      <text:p text:style-name="P4">
一名基于安全考量要求匿名的知情人士则透露，谢文飞遭重判除了因为他有前科，也不排除他遭当局打击报复的可能。</text:p>
      <text:p text:style-name="P4">
知情人士：“他（谢文飞）出狱之后，其实当地有关部门对他的个人生活，还是会有一些人道上的帮助。节假日会去慰问，不时会去看望他和他父母，带一些礼物过去，可是谢文飞这人个性比较耿直。他会非常不客气，而且以比较恶劣的态度阻拦他们进门，还会把他们带过来的东西直接丢出去。”</text:p>
      <text:p text:style-name="P4">
原籍湖南郴州的谢文飞最近十年活跃于广东，以积极参与街头抗争著称。2017年，他获得美国民间组织“全美学自联”颁发“自由精神奖”，以表扬他对推动中国大陆民主自由付出的努力。</text:p>
      <text:p text:style-name="P4">
记者：高锋 责编：许书婷 陈美华 嘉远 网编：瑞哲</text:p>
      <text:p text:style-name="P4">
Source: <text:a xlink:type="simple" xlink:href="https://www.rfa.org/mandarin/yataibaodao/renquanfazhi/gf-06262023050432.html" text:style-name="Internet_20_link" text:visited-style-name="Visited_20_Internet_20_Link">
https://www.rfa.org/mandarin/yataibaodao/renquanfazhi/gf-06262023050432.html</text:a>
</text:p>
      <!--NEWS-->
      <text:h text:style-name="P10" text:outline-level="1">
<text:span text:style-name="T4">
俄罗斯兵变让中国陷入不确定一刻 (Free Version)</text:span>
</text:h>
      <text:p text:style-name="P4">
Author: Jason Douglas / Chun Han Wong / Austin Ramz</text:p>
      <text:p text:style-name="P4">
Publisher: 华尔街日报中文网</text:p>
      <text:p text:style-name="P4">
Published Time: 2023-06-26T05:25:00.000Z</text:p>
      <text:p text:style-name="P4">
Modified Time: 2023-06-26T05:25:00.000Z</text:p>
      <text:p text:style-name="P4">
Created Time: 2023-06-26T03:59:00.000Z</text:p>
      <text:p text:style-name="P4">
Description: 俄罗斯一场短暂兵变的结束让北京方面松了一口气。这场兵变一度有可能动摇中俄为对抗美国为首的西方而缔结的最亲密伙伴关系，而这正是中国政府对于俄乌战争最担心的风险。</text:p>
      <text:p text:style-name="P4">
Images: []</text:p>
      <text:p text:style-name="P4">
Categories: ['国际']</text:p>
      <text:p text:style-name="P4">
Keywords: SYND,LINK:EN|WP-WSJ-0001007086</text:p>
      <text:p text:style-name="P4">
Type: Article</text:p>
      <!--METADATA-->
      <text:p text:style-name="P4">
俄罗斯一场短暂兵变的结束让北京方面松了一口气。这场兵变一度有可能动摇中俄为对抗美国为首的西方而缔结的最亲密伙伴关系，而这正是中国政府对于俄乌战争最担心的风险。</text:p>
      <text:p text:style-name="P4">
Source: <text:a xlink:type="simple" xlink:href="https://cn.wsj.com/articles/%E4%BF%84%E7%BD%97%E6%96%AF%E5%85%B5%E5%8F%98%E8%AE%A9%E4%B8%AD%E5%9B%BD%E9%99%B7%E5%85%A5%E4%B8%8D%E7%A1%AE%E5%AE%9A%E4%B8%80%E5%88%BB-49366be2" text:style-name="Internet_20_link" text:visited-style-name="Visited_20_Internet_20_Link">
https://cn.wsj.com/articles/%E4%BF%84%E7%BD%97%E6%96%AF%E5%85%B5%E5%8F%98%E8%AE%A9%E4%B8%AD%E5%9B%BD%E9%99%B7%E5%85%A5%E4%B8%8D%E7%A1%AE%E5%AE%9A%E4%B8%80%E5%88%BB-49366be2</text:a>
</text:p>
      <!--NEWS-->
      <text:h text:style-name="P10" text:outline-level="1">
<text:span text:style-name="T4">
失踪泰坦尼克号观光潜艇的五名乘客据信全数罹难 (Free Version)</text:span>
</text:h>
      <text:p text:style-name="P4">
Author: Costas Paris / Alyssa Lukpat / Joanna Sugden</text:p>
      <text:p text:style-name="P4">
Publisher: 华尔街日报中文网</text:p>
      <text:p text:style-name="P4">
Published Time: 2023-06-26T05:40:00.000Z</text:p>
      <text:p text:style-name="P4">
Modified Time: 2023-06-26T05:40:00.000Z</text:p>
      <text:p text:style-name="P4">
Created Time: 2023-06-22T22:27:00.000Z</text:p>
      <text:p text:style-name="P4">
Description: 美国海岸警卫队和在北大西洋失踪的潜艇的运营公司周四表示，该潜艇上的五名乘客据信已经罹难，此前搜救人员发现了该艘潜艇的残骸，结束了寻找他们生还迹象的搜救行动。</text:p>
      <text:p text:style-name="P4">
Images: []</text:p>
      <text:p text:style-name="P4">
Categories: ['国际']</text:p>
      <text:p text:style-name="P4">
Keywords: SYND</text:p>
      <text:p text:style-name="P4">
Type: Article</text:p>
      <!--METADATA-->
      <text:p text:style-name="P4">
美国海岸警卫队和在北大西洋失踪的潜艇的运营公司周四表示，该潜艇上的五名乘客据信已经罹难，此前搜救人员发现了该艘潜艇的残骸，结束了寻找他们生还迹象的绝望搜救行动。</text:p>
      <text:p text:style-name="P4">
Source: <text:a xlink:type="simple" xlink:href="https://cn.wsj.com/articles/%E5%A4%B1%E8%B8%AA%E6%B3%B0%E5%9D%A6%E5%B0%BC%E5%85%8B%E5%8F%B7%E8%A7%82%E5%85%89%E6%BD%9C%E8%89%87%E7%9A%84%E4%BA%94%E5%90%8D%E4%B9%98%E5%AE%A2%E6%8D%AE%E4%BF%A1%E5%85%A8%E6%95%B0%E7%BD%B9%E9%9A%BE-983bb450" text:style-name="Internet_20_link" text:visited-style-name="Visited_20_Internet_20_Link">
https://cn.wsj.com/articles/%E5%A4%B1%E8%B8%AA%E6%B3%B0%E5%9D%A6%E5%B0%BC%E5%85%8B%E5%8F%B7%E8%A7%82%E5%85%89%E6%BD%9C%E8%89%87%E7%9A%84%E4%BA%94%E5%90%8D%E4%B9%98%E5%AE%A2%E6%8D%AE%E4%BF%A1%E5%85%A8%E6%95%B0%E7%BD%B9%E9%9A%BE-983bb450</text:a>
</text:p>
      <!--NEWS-->
      <text:h text:style-name="P10" text:outline-level="1">
<text:span text:style-name="T4">
清洁能源的新麻烦：风力涡轮机部件磨损 (Free Version)</text:span>
</text:h>
      <text:p text:style-name="P4">
Author: Carol Ryan</text:p>
      <text:p text:style-name="P4">
Publisher: 华尔街日报中文网</text:p>
      <text:p text:style-name="P4">
Published Time: 2023-06-26T05:50:00.000Z</text:p>
      <text:p text:style-name="P4">
Modified Time: 2023-06-26T05:50:00.000Z</text:p>
      <text:p text:style-name="P4">
Created Time: 2023-06-26T04:37:00.000Z</text:p>
      <text:p text:style-name="P4">
Description: 在西门子能源称其子公司生产的涡轮机部件的磨损速度快于预期后，该公司股价大跌。这个消息不仅对该公司股东是个打击，也打击了所有押注可再生能源快速推广的投资者和政策制定者。</text:p>
      <text:p text:style-name="P4">
Images: []</text:p>
      <text:p text:style-name="P4">
Categories: ['金融市场', '股闻天下']</text:p>
      <text:p text:style-name="P4">
Keywords: SYND,LINK:EN|WP-WSJ-0001004447</text:p>
      <text:p text:style-name="P4">
Type: Article</text:p>
      <!--METADATA-->
      <text:p text:style-name="P4">
西门子能源(Siemens Energy)称涡轮机部件的退化速度快于预期后，该公司股价大跌。</text:p>
      <text:p text:style-name="P4">
Source: <text:a xlink:type="simple" xlink:href="https://cn.wsj.com/articles/%E6%B8%85%E6%B4%81%E8%83%BD%E6%BA%90%E7%9A%84%E6%96%B0%E9%BA%BB%E7%83%A6-%E9%A3%8E%E5%8A%9B%E6%B6%A1%E8%BD%AE%E6%9C%BA%E9%83%A8%E4%BB%B6%E7%A3%A8%E6%8D%9F-104b2e92" text:style-name="Internet_20_link" text:visited-style-name="Visited_20_Internet_20_Link">
https://cn.wsj.com/articles/%E6%B8%85%E6%B4%81%E8%83%BD%E6%BA%90%E7%9A%84%E6%96%B0%E9%BA%BB%E7%83%A6-%E9%A3%8E%E5%8A%9B%E6%B6%A1%E8%BD%AE%E6%9C%BA%E9%83%A8%E4%BB%B6%E7%A3%A8%E6%8D%9F-104b2e92</text:a>
</text:p>
      <!--NEWS-->
      <text:h text:style-name="P10" text:outline-level="1">
<text:span text:style-name="T4">
德国机床企业在中国有了"防人之心"</text:span>
</text:h>
      <text:p text:style-name="P4">
Author: None</text:p>
      <text:p text:style-name="P4">
Publisher: Radio Free Asia (Organization)</text:p>
      <text:p text:style-name="P4">
Published Time: 2023-06-26T06:35:00-04:00</text:p>
      <text:p text:style-name="P4">
Modified Time: 2023-06-26T13:41:55-04:00</text:p>
      <text:p text:style-name="P4">
Description: None</text:p>
      <text:p text:style-name="P4">
Videos: []</text:p>
      <text:p text:style-name="P4">
Audios: ["<text:a xlink:type="simple" xlink:href="https://www.rfa.org/mandarin/yataibaodao/jingmao/gt2-062620230627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4.254664in" draw:z-index="0">
<draw:image xlink:href="../Images/rfamandarin/2023-06-26T06-35-00-04-00/000000.png" xlink:type="simple" xlink:show="embed" xlink:actuate="onLoad" draw:mime-type="image/png"/>
</draw:frame>
德国德玛吉公司早前向中国用户发出机床加装感应器的通知。 <text:a xlink:type="simple" xlink:href="https://www.rfa.org/mandarin/yataibaodao/jingmao/gt2-06262023062707.html/@@images/image" text:style-name="Internet_20_link" text:visited-style-name="Visited_20_Internet_20_Link">
</text:a>
网络图片  <text:a xlink:type="simple" xlink:href="https://www.rfa.org/mandarin/yataibaodao/jingmao/gt2-06262023062707.html/@@stream" text:style-name="Internet_20_link" text:visited-style-name="Visited_20_Internet_20_Link">
Audio-1-Link：https://www.rfa.org/mandarin/yataibaodao/jingmao/gt2-06262023062707.html/@@stream</text:a>
</text:p>
      <text:p text:style-name="P4">
俗话说，害人之心不可有；防人之心不可无。德国机床公司德玛吉（DMGMORI）日前通知其在中国的企业，从4月1日起对该厂在华的每台机床加装位置传感装置。如果移动该机床位置，传感装置将启动，机床就会上锁，导致无法使用，需要该厂授权代表解锁。此事引发网民热议。</text:p>
      <ul>
        <li>
<text:span text:style-name="T4">
<text:a xlink:type="simple" xlink:href="https://www.rfa.org/mandarin/Xinwen/5-01042023102633.html" text:style-name="Internet_20_link" text:visited-style-name="Visited_20_Internet_20_Link">
 德外长：大企业应减少对独裁中国的依赖 </text:a>
 </text:span>
  * <text:a xlink:type="simple" xlink:href="https://www.rfa.org/mandarin/yataibaodao/jingmao/hx-11112022121808.html" text:style-name="Internet_20_link" text:visited-style-name="Visited_20_Internet_20_Link">
 <text:span text:style-name="T4">
德国接连阻止中企收购两家半导体企业</text:span>
 </text:a>
</li>
      </ul>
      <text:p text:style-name="P4">
近期，全球第三的机床企业德国德玛吉（DMGMORI）发出通知，要求从2023年4月1日起对DMG的每台机床都配备RMS（机床搬迁安保）装置，尤其是给中国的所有机床增加位置传感器。</text:p>
      <text:p text:style-name="P4">
上述消息引发热议，一抖音网民发视频说，在中国的机床增加位置传感器，只要移动机床就无法使用：“安装后，当机床被移动或拆卸后，RMS会自动启动停用机床，停用后，只能由DMG或其授权代表重启，如果查明机床是因为未经授权的技术出口或违反使用出口限制，则可能被拒绝重启。这种限制设备移动的方式本来就是发达国家限制军民两用品的一种手段，机床作为工业母机，可以是民品，也可以是军品，于是进口的高端五轴机床，可以说是戴着镣铐进来的。”</text:p>
      <text:p text:style-name="P4">
该网民说，此前，出售机床企业会不定期派人上门，了解该机床是否还在原位，后来安装了感知传感器，一旦移动就不能用。他说，这些高端机床在中国的使用受到限制，不免让人感叹，是否欺人太甚。</text:p>
      <text:p text:style-name="P4">
德玛吉卖给中国的机床，一旦移动即被锁死。(网络图片/古亭提供)  <text:a xlink:type="simple" xlink:href="https://www.rfa.org/mandarin/yataibaodao/jingmao/gt2-06262023062707.html/m0626-gt2p2.jpg" text:style-name="Internet_20_link" text:visited-style-name="Visited_20_Internet_20_Link">
</text:a>
</text:p>
      <text:p text:style-name="P4">
<text:span text:style-name="T4">
中国进口高端机床大部分用于军工</text:span>
</text:p>
      <text:p text:style-name="P4">
中国甘肃一不愿透露姓名的机械工程师陈先生对本台说，德国企业出此规定是怕中国将其机床用于军工产品：“用于军工，早期民用进口还是多一些，后来用在军工生产的多一些，因为国内使用的精密加工车床，基本上用全世界那么一两家企业生产的，因为这种机床和普通机床不同，其用途就这么多，基本上，别人都知道你买了做什么用。购买的企业和车床运作地址都要写在合同里，向对方注册。”</text:p>
      <text:p text:style-name="P4">
陈先生说，中国大部分购买高端机床的企业在购买合同中，都要向外国企业说明是民用产品，不会加工军方产品。他举例说：“就拿俄乌战争来说，瑞典购买了F16战机，产权归你，但你要卖给乌克兰，需要美国同意，美国不同意你不能卖。”</text:p>
      <text:p text:style-name="P4">
德玛吉公司在一份通知中的解释是“为了防止机床被非法转移给可能威胁国际安全的个人或国家”，还写道“如果查明且确定机床是未经授权的技术出口或违反适用的出口限制，则有权拒绝重新启动机床。”</text:p>
      <text:p text:style-name="P4">
<text:span text:style-name="T4">
日本松下高端家用生产线年底前撤离</text:span>
</text:p>
      <text:p text:style-name="P4">
日本静冈大学教授杨海英接受本台采访时说，德国企业除了担心这些车床用于生产军用品，也担心用于生产受到国际对中国实施限制的产品：“用到无人飞机上，航母上等，现在外国要中国去危险性的一个做法，但一方面还想做中国的生意。因为以前有一个高端产品，中国一直想要，西方一直不给。”</text:p>
      <text:p text:style-name="P4">
另外，日本企业正在加速撤离中国。《日本经济新闻》上周五报道，日本跨国电器制造商松下控股公司决定在2024年前，将日本境内销售的中、高级家用空调生产线从中国广州移回日本。松下负责空调研发与生产的总裁道浦正治表示，“为了能在接近市场的地方提供产品，决定回到日本国内生产。当然也是有意识到（美中贸易摩擦）地政学（地缘政治）上的风险。”</text:p>
      <text:p text:style-name="P4">
记者：古亭 责编：许书婷 陈美华 嘉远 网编：瑞哲</text:p>
      <text:p text:style-name="P4">
Source: <text:a xlink:type="simple" xlink:href="https://www.rfa.org/mandarin/yataibaodao/jingmao/gt2-06262023062707.html" text:style-name="Internet_20_link" text:visited-style-name="Visited_20_Internet_20_Link">
https://www.rfa.org/mandarin/yataibaodao/jingmao/gt2-06262023062707.html</text:a>
</text:p>
      <!--NEWS-->
      <text:h text:style-name="P10" text:outline-level="1">
<text:span text:style-name="T4">
俄罗斯空袭造成基辅死亡人数上升</text:span>
</text:h>
      <text:p text:style-name="P4">
Author: chinese@voanews.com (美国之音)</text:p>
      <text:p text:style-name="P4">
Publisher: 美国之音中文网 (Type: NewsMediaOrganization)</text:p>
      <text:p text:style-name="P4">
Published Time: 2023-06-26T06:42:25+08:00</text:p>
      <text:p text:style-name="P4">
Modified Time: 2023-06-25 22:42:25Z</text:p>
      <text:p text:style-name="P4">
Description: 据乌克兰首都基辅市市长维塔利·克里琴科称，周六早些时候乌克兰首都基辅发生的袭击造成的死亡人数已上升至五人。 克里琴科周日在社交媒体电报 Telegram上发帖表示，救援人员在该市索洛米扬斯基区一座 24 层公寓楼的废墟下又发现了两具尸体。</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death-toll-in-kyiv-rises-from-russian-airstrikes-/7152416.html" text:style-name="Internet_20_link" text:visited-style-name="Visited_20_Internet_20_Link">
https://www.voachinese.com/a/death-toll-in-kyiv-rises-from-russian-airstrikes-/7152416.html</text:a>
</text:p>
      <!--NEWS-->
      <text:h text:style-name="P10" text:outline-level="1">
<text:span text:style-name="T4">
沙特向中国夏季达沃斯派出大规模代表团 (Free Version)</text:span>
</text:h>
      <text:p text:style-name="P4">
Authors: ['Leng', '李若瑟', '萨默尔•阿特鲁什']</text:p>
      <text:p text:style-name="P4">
Publisher: 英国《金融时报》</text:p>
      <text:p text:style-name="P4">
Time: 2023-06-26T06:48:15+00:00</text:p>
      <text:p text:style-name="P4">
Published Time: 2023-06-25T12:00:99+08:00</text:p>
      <text:p text:style-name="P4">
Modified Time: 2023-06-26T02:47:99+08:00</text:p>
      <text:p text:style-name="P4">
Description: 世界第二大经济体中国正在深化与中东的合作，以期在3年防疫封锁之后恢复经济活力。</text:p>
      <text:p text:style-name="P4">
Images: ["<text:a xlink:type="simple" xlink:href="https://thumbor.ftacademy.cn/unsafe/picture/0/000185560_piclink.jpg" text:style-name="Internet_20_link" text:visited-style-name="Visited_20_Internet_20_Link">
000185560_pic...</text:a>
"]</text:p>
      <text:p text:style-name="P4">
Themes: ['中沙关系', '关注']</text:p>
      <text:p text:style-name="P4">
Keywords: ['中沙关系', '沙特阿拉伯', '世界经济论坛', '夏季达沃斯', '贸易']</text:p>
      <text:p text:style-name="P4">
Type: Article</text:p>
      <!--METADATA-->
      <text:p text:style-name="P4">
<draw:frame draw:style-name="fr1" draw:name="Image124" text:anchor-type="as-char" svg:width="6.9236in" svg:height="3.894525in" draw:z-index="0">
<draw:image xlink:href="../Images/FT Chinese Free Version/2023-06-26T06-48-15-00-00/000185560_piclink.jpg" xlink:type="simple" xlink:show="embed" xlink:actuate="onLoad" draw:mime-type="image/jpeg"/>
</draw:frame>
</text:p>
      <text:p text:style-name="P4">
沙特阿拉伯将派出规模最大的官方代表团之一，参加本周在中国举行的“夏季达沃斯”（Summer Davos，正式名称为世界经济论坛(World EconomicForum)新领军者年会(Annual Meeting of the NewChampions)）。北京方面正在深化与中东的合作，以期在3年防疫封锁之后恢复全球第二大经济体的活力。</text:p>
      <text:p text:style-name="P4">
这个由24人组成的代表团（其中包括6位部长和副部长）将出席3年来首次在中国举行的世界经济论坛线下活动。此际，沙特和中国都在寻找西方以外的其他投资伙伴。</text:p>
      <text:p text:style-name="P4">
Source: <text:a xlink:type="simple" xlink:href="http://www.ftchinese.com/story/001100077" text:style-name="Internet_20_link" text:visited-style-name="Visited_20_Internet_20_Link">
http://www.ftchinese.com/story/001100077</text:a>
</text:p>
      <!--NEWS-->
      <text:h text:style-name="P10" text:outline-level="1">
<text:span text:style-name="T4">
外企为留在中国尝试新策略：在华业务“孤岛”运营 (Free Version)</text:span>
</text:h>
      <text:p text:style-name="P4">
Author: Elaine Yu / Yoko Kubota</text:p>
      <text:p text:style-name="P4">
Publisher: 华尔街日报中文网</text:p>
      <text:p text:style-name="P4">
Published Time: 2023-06-26T06:50:00.000Z</text:p>
      <text:p text:style-name="P4">
Modified Time: 2023-06-26T06:50:00.000Z</text:p>
      <text:p text:style-name="P4">
Created Time: 2023-06-26T05:29:00.000Z</text:p>
      <text:p text:style-name="P4">
Description: 越来越多的西方企业正将其部分在华业务分隔开来，以设法降低美中紧张关系带来的风险。</text:p>
      <text:p text:style-name="P4">
Images: []</text:p>
      <text:p text:style-name="P4">
Categories: ['商业']</text:p>
      <text:p text:style-name="P4">
Keywords: SYND,LINK:EN|WP-WSJ-0001000742</text:p>
      <text:p text:style-name="P4">
Type: Article</text:p>
      <!--METADATA-->
      <text:p text:style-name="P4">
越来越多的西方企业正将其部分在华业务分隔开来，以设法降低 <text:a xlink:type="simple" xlink:href="https://cn.wsj.com/articles/CN-BGH-20230622104335" text:style-name="Internet_20_link" text:visited-style-name="Visited_20_Internet_20_Link">
 美中紧张关系 </text:a>
 带来的风险。</text:p>
      <text:p text:style-name="P4">
Source: <text:a xlink:type="simple" xlink:href="https://cn.wsj.com/articles/%E5%A4%96%E4%BC%81%E4%B8%BA%E7%95%99%E5%9C%A8%E4%B8%AD%E5%9B%BD%E5%B0%9D%E8%AF%95%E6%96%B0%E7%AD%96%E7%95%A5-%E5%9C%A8%E5%8D%8E%E4%B8%9A%E5%8A%A1-%E5%AD%A4%E5%B2%9B-%E8%BF%90%E8%90%A5-7c6f8189" text:style-name="Internet_20_link" text:visited-style-name="Visited_20_Internet_20_Link">
https://cn.wsj.com/articles/%E5%A4%96%E4%BC%81%E4%B8%BA%E7%95%99%E5%9C%A8%E4%B8%AD%E5%9B%BD%E5%B0%9D%E8%AF%95%E6%96%B0%E7%AD%96%E7%95%A5-%E5%9C%A8%E5%8D%8E%E4%B8%9A%E5%8A%A1-%E5%AD%A4%E5%B2%9B-%E8%BF%90%E8%90%A5-7c6f8189</text:a>
</text:p>
      <!--NEWS-->
      <text:h text:style-name="P10" text:outline-level="1">
<text:span text:style-name="T4">
内卷时代，高考如何填报志愿选专业？ (Free Version)</text:span>
</text:h>
      <text:p text:style-name="P4">
Authors: ['']</text:p>
      <text:p text:style-name="P4">
Publisher: 英国《金融时报》</text:p>
      <text:p text:style-name="P4">
Time: 2023-06-26T06:58:51+00:00</text:p>
      <text:p text:style-name="P4">
Published Time: 2023-06-25T12:00:99+08:00</text:p>
      <text:p text:style-name="P4">
Modified Time: 2023-06-25T19:39:99+08:00</text:p>
      <text:p text:style-name="P4">
Description: 徐瑾：高考志愿要不要填新闻专业的争议背后，暴露出什么社会变迁？内卷时代普通人谋生压力巨大，牺牲品中最为珍贵的或许是下一代人的人生可能性。</text:p>
      <text:p text:style-name="P4">
Images: ["<text:a xlink:type="simple" xlink:href="https://thumbor.ftacademy.cn/unsafe/picture/9/000185539_piclink.jpg" text:style-name="Internet_20_link" text:visited-style-name="Visited_20_Internet_20_Link">
000185539_pic...</text:a>
"]</text:p>
      <text:p text:style-name="P4">
Themes: ['专栏', '徐瑾经济人', '关注']</text:p>
      <text:p text:style-name="P4">
Keywords: ['徐瑾经济人', '高考', '媒体', '大学', '内卷', '软阶层', '高等教育']</text:p>
      <text:p text:style-name="P4">
Type: Article</text:p>
      <!--METADATA-->
      <text:p text:style-name="P4">
<draw:frame draw:style-name="fr1" draw:name="Image125" text:anchor-type="as-char" svg:width="6.9236in" svg:height="3.894525in" draw:z-index="0">
<draw:image xlink:href="../Images/FT Chinese Free Version/2023-06-26T06-58-51-00-00/00018553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要不要选新闻专业，在端午假期多次上了热搜。</text:p>
      <text:p text:style-name="P4">
其中引发争议的，就是网红教育博主张雪峰的名言，“闭着眼睛报一个专业都比新闻好”。张雪峰是什么人？他的人设是为广大家长学子挑选专业的“考研名师”，此言一出，顿时纷争四起。在全国各地高考分数线陆续出台的6月下旬，高考如何选择志愿等问题热度不减。抛开具体争议，关于高考专业争议暴露了什么信息？内卷时代中，普通人谋生压力巨大，牺牲品中最为珍贵的，或许是下一代人的人生可能性。</text:p>
      <text:p text:style-name="P4">
<text:span text:style-name="T4">
专业优先：内卷社会的结果</text:span>
</text:p>
      <text:p text:style-name="P4">
高考兹事体大，尤其对于中国人而言，多数人从小听到最多的话就是“千军万马挤独木桥”或者说“一考定终生”。在这样的情况下，高考志愿填写，大概可以暴露中国人最真实的情感与诉求，也暴露出社会思潮的走向。如今风潮是志愿以何者优先？根据中国新闻网2023年“填报高考志愿优先考虑什么”调查，36%网友认为应优先考虑专业，而只有16%的网友认为应优先考虑学校。</text:p>
      <text:p text:style-name="P4">
强调专业的背后，一方面是市场经济分工完善的结果，另一方面，更重要的原因，是就业导向的结果。经济趋势下行，就业压力首当其冲，年轻人就业问题分外凸显，青年失业率也超过了20%，这意味着16-24岁的年轻就业人口中，五个中就有一个人失业。这种变化离不开宏观背景，当经济高歌猛进之时，大家心智空间还有不少余裕，可以思考兴趣以及专业可能性，有留白的空间，而到了经济放缓时候，存量竞争成为主线，多数人把谋生放在首位，这个时候，专业优先成为多数人的主流选择。</text:p>
      <text:p text:style-name="P4">
在这样的热潮中，张雪峰作为郑州大学给水排水工程专业背景的考研指导老师，之所以能够流行，也在于他击中时代痛点——他很清晰自己的定位，那就是为普通家庭子女建议最合适的专业，而所谓合适，在当下语境很明确，那就是好谋生。对于外界争议，张雪峰曾经这样回应，“如果家境优渥，选择更多，不存在错不错的问题！但是大多数的家庭，条件没有那么好，选专业就要选适合自己的，能让自己吃上饭的！而不是照本宣科，不考虑实际情况，我没有针对任何人任何专业，我只是根据就业情况给建议！孩子找不到工作负责的不是你老师，而是你爸你妈跟自己！”</text:p>
      <text:p text:style-name="P4">
就像多数教培行业一样，从业人员看起来服务对象是孩子，其实抢占营销与定位的关键在于赢得家长。那么他面对的家长是怎么一个群体呢？现在高考的孩子基本是00后，他们父母多半是70后60后。邓小平一锤定音恢复高考，不少人的命运因此改写，70后60后是最大的受益人之一。70后60后也是传统教育成长起来一代，但是他们经历往往是散养，不是有心谋划的结果，而是无奈的自然结果——他们自己的父母辈往往挣扎于生计与温饱，家中往往子女诸多，无力对子女进行今天流行的“鸡娃”或者说密集教养。</text:p>
      <text:p text:style-name="P4">
至于他们自身的专业填报，因为他们自己与家长学校父母，都极度缺乏背景知识以及专业指导，很多时候也就是一笔糊涂账，不少人对于自己的专业是什么就业如何其实相当懵懂。不过，70后60后甚至80后成长成年的时代，恰恰是中国经济成长最迅猛的时代，所以他们的专业选择未必限制他们的选择，无论是否选择自己心仪专业，他们多数都在市场经济大潮中浮浮沉沉，分到一杯羹。</text:p>
      <text:p text:style-name="P4">
由此，他们构成了在中国改革开放中崛起的中等收入群体中坚力量，即人们口中的中产，也就是我所谓的软阶层。他们接受的教育理念也与前代人多有不同，更多的是舶来品，“快乐教育”、“尊重孩子的兴趣”、“与孩子做朋友”或许是这一代人父母听到最多的指导。</text:p>
      <text:p text:style-name="P4">
无不讽刺的是，当他们好不容易习惯这套与自身成长毫无关系的教育规则时，甚至为此投入重金之后，等到他们孩子到了高考时刻，却面临严峻的生存考验，面临巨大的竞争压力。他们或许难免有时空穿梭之感，一切似乎又回到了他们的年少时候——谋生的压力如此巨大，甚至孩子们填写高考志愿的时候，个人兴趣往往成为最早牺牲的因素。</text:p>
      <text:p text:style-name="P4">
就这样，奋斗了一代人，他们的孩子不仅在阶层上面临下滑，甚至连选择的自由，似乎也比起他们当年，少了不少，这是谁的问题？</text:p>
      <text:p text:style-name="P4">
<text:span text:style-name="T4">
好专业很可能是伪命题</text:span>
</text:p>
      <text:p text:style-name="P4">
“未来，什么专业好？”对于选专业的事，每年都很多人来咨询我，问得太多，以至于我不愿多谈。问题在于，专业优先，在日后看来真的是一个好策略么？未必。</text:p>
      <text:p text:style-name="P4">
回想一下我们这些年经历的各种热潮，每一波，都有专业的坑，越流行的专业，越可能提前被淘汰。</text:p>
      <text:p text:style-name="P4">
比如有段时间号称21世纪是生物科技的时代，很多学生去学了生物，结果生物真正对口工作，很多时候需要读博士，而且还难毕业。入世前后，都说国际贸易的时代来了，很多去学国际贸易，结果发现读了也没那么多国际贸易等你谈，何况外贸行业也没那么光鲜。有段时间流行保险精算师的神话，结果读完之后发现，考证通过难不说，中国保险发展，也没有预期那么火红。再比如，周期性的话题，股市一好的话，财经类专业又流行起来，一流财经院校分数甚至好过北大清华冷门专业；毕业时候遇到熊市，就惨的不要了。曾经红火的建筑行业，如今也是找工作最困难的行业。</text:p>
      <text:p text:style-name="P4">
更早一点，在80年代流行“学好数理化，走遍天下都不怕”，但是也有做导弹不如卖茶叶蛋的说法；事实上，文科也曾经吃香过，刚恢复高考时候，中文系比起法学之类更火爆。今天，你也许觉得数据相关专业好，但是相关专业，也许很快就会被机器取代了。</text:p>
      <text:p text:style-name="P4">
结论是什么？预测好专业基本不太可能，基本规律倒是有一个——热门专业，以后热门的可能性很低。</text:p>
      <text:p text:style-name="P4">
中国过去三四十年，基本是一个社会不断搅拌的过程，所以变化太快；如今叠加外部环境变化与技术冲击，要预测未来专业路径，不容易。在一个变动的时代，我们很难预测好专业，而ChatGPT之类生成式人工智能时代，预测就更难了。更不用说，中国大学的专业设置往往是苏联大学遗风，过度细化，滞后现象严重。</text:p>
      <text:p text:style-name="P4">
也正因此，大趋势可以谈，但是小风口不好说，这种情况下，谋取一个一辈子不被取代的专业，其实是个很偷懒的做法，也不太可能。</text:p>
      <text:p text:style-name="P4">
那么问题来了，高考志愿如何选？</text:p>
      <text:p text:style-name="P4">
<text:span text:style-name="T4">
高考志愿的不可能三角排序：学校、城市、专业</text:span>
</text:p>
      <text:p text:style-name="P4">
在高考志愿填报中，和经济学类似，也存在一个不可能三角，那就是好专业、好学校、好城市三者不可兼得。既然如此，那么我先把结论说出来，首选好学校，其次选好城市，最后是好专业。为什么呢？因为你和谁学习，其实比起你学什么，更重要，而好专业，很多时候是伪问题。</text:p>
      <text:p text:style-name="P4">
回到一个根本问题，选一个好专业，其实就是选一个相对可靠的前途。读博士做学术是极少数人的事情，那是另外一个玩法；对于多数人而言，选专业，就是为了毕业找个好的职业前途。</text:p>
      <text:p text:style-name="P4">
好学校的重要性毋庸置疑，那么，为什么要把城市放在很重要的位置？要找好工作，其实和买房子一样，地段（location）最重要。所以，要结合自己要毕业的城市来考虑。从毕业就业考虑，不是说就近考虑就好，而是说适合自己。其实年轻时候，如果来自中小城市，那么去沿海和大城市看看，比较开眼界；即使本身是一二线城市的人，即使以后要回家乡工作，换一个城市看看，对于自身经历也有帮助。</text:p>
      <text:p text:style-name="P4">
换城市，其实是为了了解不同的生活方式，相当于半个留学。西方人强调年轻人游学，不全是钱多烧的，而是让年轻人接触不同世界不同文明——有点类似的，比如研究中国历史的日本学者就发现，中国的开国皇帝，不少是出生在地区分界线的地方，这样容易天然掌握两个地区人的思维。如果你是浙江人，就算以后要去杭州工作，但来上海上学，也是一种经历；如果你是上海人，走出上海，去北京读书，即使以后要在上海工作，但去北京的经历，未尝不是多点见识。</text:p>
      <text:p text:style-name="P4">
以前有个朋友就说过一个案例，如果你是一个上海人，“如果在福外上小学，中学到进才中学，结果大学就在上海纽大，那么方圆不超过1公里，你觉得这日子多没劲？”熟悉上海的朋友应该知道，福外就是福山外国语学校，和进才中学、上海纽约大学，都在浦东那块。他还有一个浙大同学，就是文三路小学学军中学然后是浙大西溪校区，上学都在文三路。</text:p>
      <text:p text:style-name="P4">
前面谈的，都是城市，不是学校，也不是专业。为什么这样？因为就找工作而言，在哪里，比学什么，更重要。大城市拥有更多高质量工作机会，近水楼台的话，更容易定位到它们。</text:p>
      <text:p text:style-name="P4">
专业有没有用，有用，尤其入行的时候，专业是敲门砖。但是天下多数门槛，都是对于门槛外的人而言的，如果你在门槛内了，专业就不再重要；如果在门槛内有人认可你，门槛也不那么重要——这不一定说拉关系，而是说，很多时候，好工作是并不需要专业对口，综合能力、框架视野，更重要。</text:p>
      <text:p text:style-name="P4">
比如金融业，很多人认为都是金融背景，起码是经济学相关，但是深入了解之后，发现哪行出身的都有，而且做得未必比科班差。至于传媒，就更不用说了，新闻系出身的，这一波争议也暴露出短板。问题在于哪里？多数工作，都是干中学，大学的知识，只是背景板。一张白纸，也许比涂写不成功的半成品更好。结论在于，你是谁，比学什么，更重要。归根结底，每个人的命运，都是自我选择。</text:p>
      <text:p text:style-name="P4">
<text:span text:style-name="T4">
面向未来的教育</text:span>
</text:p>
      <text:p text:style-name="P4">
这个时代，以往的规则正在被打破，教育也要改变思路。</text:p>
      <text:p text:style-name="P4">
探究教育的本质，无论是否加上填鸭教育还是素质教育的包装，我个人认为教育的本质是筛选，筛选合格的人，筛选不落后时代的人。核心在于，要努力成为竞争激烈市场中的少数人。要在内卷竞争中胜出，不是要更听话，首先是应该避免重复和低水平竞争，听别人的话选一个静态看起来还行的专业，本身是一条看似轻松其实很容易被淘汰的路。当然，这个建议，不适用所有人，针对有志于拓展自身成长与成就更高的人群而言。</text:p>
      <text:p text:style-name="P4">
我的工作中会与不同人打交道。看过那么多不同圈子的人和经历，我发现，是什么人，比学什么重要。这不是说，一个人就可以逆天改命，而是性格、运气以及起点，往往决定一个人的道路，它们越来越比个人能力重要。古人谈人生，说“一命二运三风水，四积阴德五读书”，你看，读书排在后面，读什么更是如此。在软阶层社会，阶层逆袭可能性在降低，阶层下滑可能性加大。这种时候，对个体意味着什么？生存容易，发达困难。为什么现在流行内卷、小镇做题家、985废物这样词，关键在于，上了好专业，不能如过去那样大概率保证顺利了。</text:p>
      <text:p text:style-name="P4">
你可能会问，弯道超车的机会有没有，有，但是有这样能力的人，不需要有人为他出主意。一位公号《徐瑾经济人》的网友总结——“上等人选自己喜欢的专业，中等人选自己适合的专业，下等人选热门的专业，等外的叫别人选专业”。这话听起来有点儿过分强悍，但是也有道理。</text:p>
      <text:p text:style-name="P4">
回到专业的问题，既然选什么都可能出错，那么不如佛系一点。对于家长而言，让孩子选自己还算喜欢至少能接受的专业。重要的是，同时选一个长见识的城市，找一个自己能力范围上限的学校，这样视野也会不同。最后，无论选什么专业，是否自己喜欢的，都要做到及格线，这是基本要求。这，其实就是你将成为什么样人的开始。人的道路，是自我成就的。最重要的学习，是养成自我学习的习惯，这是我们这个时代的基本技能<text:span text:style-name="T4">
注：本文仅代表作者本人观点，徐瑾亦为公众号“重要的是经济”主理人，读者微信ashes-18</text:span>
</text:p>
      <text:p text:style-name="P4">
Source: <text:a xlink:type="simple" xlink:href="http://www.ftchinese.com/story/001100067" text:style-name="Internet_20_link" text:visited-style-name="Visited_20_Internet_20_Link">
http://www.ftchinese.com/story/001100067</text:a>
</text:p>
      <!--NEWS-->
      <text:h text:style-name="P10" text:outline-level="1">
<text:span text:style-name="T4">
普京普里戈任暂未露面 政府获官媒力挺但也遭批评</text:span>
</text:h>
      <text:p text:style-name="P4">
Author: 联合早报 (Person)</text:p>
      <text:p text:style-name="P4">
Publisher: 联合早报 (Organization)</text:p>
      <text:p text:style-name="P4">
Published Time: 2023-06-26T07:23</text:p>
      <text:p text:style-name="P4">
Modified Time: 2023-06-26T07:55</text:p>
      <text:p text:style-name="P4">
Description: 俄罗斯雇佣兵组织瓦格纳集团叛变戏剧性收场的第二天，俄罗斯总统普京和瓦格纳首脑普里戈任都没有公开露面，增加了俄罗斯局势的不确定性和混乱。《纽约时报》报道，普京星期六（6月24日）早上...</text:p>
      <text:p text:style-name="P4">
Videos: []</text:p>
      <text:p text:style-name="P4">
Audios: []</text:p>
      <text:p text:style-name="P4">
Images: []</text:p>
      <text:p text:style-name="P4">
Type: NewsArticle</text:p>
      <text:p text:style-name="P4">
Breadcrumbs: ['即时', '国际']</text:p>
      <text:p text:style-name="P4">
Keywords: ['俄罗斯兵变', '普京', '媒体', '白罗斯', '克里姆林宫']</text:p>
      <!--METADATA-->
      <text:p text:style-name="P4">
俄罗斯雇佣兵组织瓦格纳集团叛变戏剧性收场的第二天，俄罗斯总统普京和 <text:a xlink:type="simple" xlink:href="https://www.zaobao.com.sg/realtime/world/story20230624-1407486" text:style-name="Internet_20_link" text:visited-style-name="Visited_20_Internet_20_Link">
 瓦格纳首脑普里戈任</text:a>
都没有公开露面，增加了俄罗斯局势的不确定性和混乱。</text:p>
      <text:p text:style-name="P4">
《纽约时报》报道，普京星期六（6月24日）早上向全国发表简短电视讲话后，星期天没有公开现身，普里戈任的行踪也仍然不明。</text:p>
      <text:p text:style-name="P4">
另一方面，俄罗斯官方媒体纷纷指责并贬低普里戈任，但对普京和其他人的一些批评也开始浮出水面。</text:p>
      <text:p text:style-name="P4">
克里姆林宫星期天的《本周新闻》，一开场就明确了官方立场，称“在俄罗斯发动武装叛变不会得到社会支持”。克宫主播兼高级文宣主管基谢廖夫（DmitryKiselyov）在节目中说： “在战争时期，叛国罪是严重罪行。”</text:p>
      <text:p text:style-name="P4">
节目接着播放 <text:a xlink:type="simple" xlink:href="https://www.zaobao.com/realtime/world/story20230624-1407496" text:style-name="Internet_20_link" text:visited-style-name="Visited_20_Internet_20_Link">
 普京星期六早上的全国电视讲话</text:a>
，普京说，“分裂团结是在俄罗斯的背后捅刀”，但他没有提及普里戈任的名字。</text:p>
      <text:p text:style-name="P4">
在普京发表讲话的八个多小时后，所有俄罗斯新闻媒体突然发布克宫发言人佩斯科夫的声明，指白罗斯总统卢卡申科在普京的同意下出面调解，俄方决定 <text:a xlink:type="simple" xlink:href="https://www.zaobao.com/realtime/world/story20230625-1407576" text:style-name="Internet_20_link" text:visited-style-name="Visited_20_Internet_20_Link">
撤销针对普里戈任发动武装叛变的刑事诉讼</text:a>
；为表彰瓦格纳之前对俄罗斯的服务，政府不会对参与本次事件的瓦格纳战士采取任何行动。</text:p>
      <text:p text:style-name="P4">
佩斯科夫还说，虽然普京此前誓言要惩罚参与兵变的人，但调解协议的“更高目标”是避免对抗和流血。没有参与兵变的瓦格纳战士，将与国防部签订合同。</text:p>
      <text:p text:style-name="P4">
基谢廖夫星期天的长篇报道表明，普里戈任的起义没有得到民众的支持，简而言之，结论就是普里戈任是一个叛徒，他的叛变对于俄罗斯的团结毫无意义。</text:p>
      <text:p text:style-name="P4">
俄罗斯另一个国营频道NTV，也在一周综述报道中呼应了克宫《本周新闻》的立场。它还提及 <text:a xlink:type="simple" xlink:href="https://www.zaobao.com/realtime/world/story20230625-1407610" text:style-name="Internet_20_link" text:visited-style-name="Visited_20_Internet_20_Link">
 美国情报部门早已掌握瓦格纳酝酿兵变</text:a>
却保持沉默，暗示外国势力的参与。</text:p>
      <text:p text:style-name="P4">
俄罗斯国营电视台是老一辈人的主要新闻来源，但俄罗斯年轻人多使用社交媒体应用Telegram，只是充斥这个平台的新闻和评论并非全部可靠。</text:p>
      <text:p text:style-name="P4">
一群具影响力、支持战争的俄罗斯博客作者却陷入一个困境，他们一方面仰慕普里戈任和瓦格纳雇佣军，一方面却对普里戈任叛变感到沮丧。</text:p>
      <text:h text:style-name="P13" text:outline-level="4">
<text:span text:style-name="T4">
发生兵变时 俄军方领导层在哪里？</text:span>
</text:h>
      <text:p text:style-name="P4">
一个名叫尤里·科特诺克（Yuri Kotenok）的博主在Telegram上大声疾呼，问发生兵变危机时，俄罗斯军方领导层消失到哪里去。</text:p>
      <text:p text:style-name="P4">
受到普里戈任猛烈批评的俄罗斯国防部长绍伊古和军事参谋长格拉西莫夫，在兵变发生后一直没有现身或发表讲话。</text:p>
      <text:p text:style-name="P4">
尽管俄罗斯境外的分析人士认为，迅速平息兵变已极大地损害了普京屹立不倒的声誉，但俄罗斯官方媒体不出所料地将这一天视为莫斯科的全面胜利。</text:p>
      <text:p text:style-name="P4">
不过俄罗斯境内仍有少数者认为，这场一天兵变所暴露的问题亟待解决。</text:p>
      <text:p text:style-name="P4">
6月23日早上11时，俄罗斯雇佣兵组织瓦格纳集团首脑普里戈任在社交媒体平台发布一连串贴子，质疑克里姆林宫发动乌克兰战争的动机，并指责俄罗斯国防部长绍伊古下令对瓦格纳战斗机进行致命空袭。同日午夜，俄罗斯联邦安全局以武装叛乱罪名对普里戈任启动调查。</text:p>
      <text:p text:style-name="P4">
瓦格纳部队24日早上7时30分控制了顿河畔罗斯托夫，并一路往北向莫斯科挺近。普京于上午10时向全国发表电视讲话，呼吁全国团结应对乌克兰及其盟国的战争，称“分裂我们的团结，是在我们国家和人民的背后捅刀子。”</text:p>
      <text:p text:style-name="P4">
24日晚上8时30分，俄罗斯兵变出现戏剧性转折， <text:a xlink:type="simple" xlink:href="https://www.zaobao.com/news/world/story20230625-1407836" text:style-name="Internet_20_link" text:visited-style-name="Visited_20_Internet_20_Link">
 在白罗斯总统卢卡申科斡旋下</text:a>
，普里戈任同意停止挥军莫斯科，流亡白罗斯；作为交换，普里戈任和瓦格纳战士获保证人身安全。分析认为，普京虽迅速化解危机，但这场武装叛变已暴露他的脆弱处境。</text:p>
      <text:p text:style-name="P4">
Source: <text:a xlink:type="simple" xlink:href="https://www.zaobao.com.sg/realtime/world/story20230626-1407848" text:style-name="Internet_20_link" text:visited-style-name="Visited_20_Internet_20_Link">
https://www.zaobao.com.sg/realtime/world/story20230626-1407848</text:a>
</text:p>
      <!--NEWS-->
      <text:h text:style-name="P10" text:outline-level="1">
<text:span text:style-name="T4">
俄罗斯乱局削弱普京权威，瓦格纳命运仍然存疑 (Free Version)</text:span>
</text:h>
      <text:p text:style-name="P4">
Author: Yaroslav Trofimov</text:p>
      <text:p text:style-name="P4">
Publisher: 华尔街日报中文网</text:p>
      <text:p text:style-name="P4">
Published Time: 2023-06-26T07:25:00.000Z</text:p>
      <text:p text:style-name="P4">
Modified Time: 2023-06-26T07:25:00.000Z</text:p>
      <text:p text:style-name="P4">
Created Time: 2023-06-26T00:13:00.000Z</text:p>
      <text:p text:style-name="P4">
Description: 瓦格纳兵变显示出普京的政权出人意料地脆弱，而一天后，这场俄罗斯几十年来最严重政治危机中的所有主要角色都没有露面，让俄罗斯人和全世界都在怀疑这场大戏是否真的落幕了。</text:p>
      <text:p text:style-name="P4">
Images: []</text:p>
      <text:p text:style-name="P4">
Categories: ['国际']</text:p>
      <text:p text:style-name="P4">
Keywords: SYND,LINK:EN|WP-WSJ-0001007953</text:p>
      <text:p text:style-name="P4">
Type: Article</text:p>
      <!--METADATA-->
      <text:p text:style-name="P4">
瓦格纳(Wagner)兵变显示出俄罗斯总统普京(VladimirPutin)的政权出人意料地脆弱，而一天后，这场俄罗斯几十年来最严重政治危机中的所有主要角色都没有露面，让俄罗斯人和全世界都在怀疑这场大戏是否真的落幕了。</text:p>
      <text:p text:style-name="P4">
Source: <text:a xlink:type="simple" xlink:href="https://cn.wsj.com/articles/%E4%BF%84%E7%BD%97%E6%96%AF%E5%91%A8%E6%9C%AB%E4%B9%B1%E5%B1%80%E5%90%8E-%E7%93%A6%E6%A0%BC%E7%BA%B3%E5%91%BD%E8%BF%90%E4%BB%8D%E7%84%B6%E5%AD%98%E7%96%91-799413e5" text:style-name="Internet_20_link" text:visited-style-name="Visited_20_Internet_20_Link">
https://cn.wsj.com/articles/%E4%BF%84%E7%BD%97%E6%96%AF%E5%91%A8%E6%9C%AB%E4%B9%B1%E5%B1%80%E5%90%8E-%E7%93%A6%E6%A0%BC%E7%BA%B3%E5%91%BD%E8%BF%90%E4%BB%8D%E7%84%B6%E5%AD%98%E7%96%91-799413e5</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6T07:35:44</text:p>
      <text:p text:style-name="P4">
Modified Time: 2023-06-26T14:11:36</text:p>
      <text:p text:style-name="P4">
Description: 瓦格纳集团领导人叶夫根尼·普里戈津周末叛乱后仍在接受俄罗斯联邦安全局的调查。</text:p>
      <text:p text:style-name="P4">
Images: ["<text:a xlink:type="simple" xlink:href="https://chinese.aljazeera.net/wp-content/uploads/2023/06/4-1687788562.jpg" text:style-name="Internet_20_link" text:visited-style-name="Visited_20_Internet_20_Link">
4-1687788562.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26" text:anchor-type="as-char" svg:width="6.9236in" svg:height="4.615733in" draw:z-index="0">
<draw:image xlink:href="../Images/Aljazeera Chinese/2023-06-26T07-35-44/4-1687788562.jpg" xlink:type="simple" xlink:show="embed" xlink:actuate="onLoad" draw:mime-type="image/jpeg"/>
</draw:frame>
瓦格纳集团领导人叶夫根尼·普里戈津在俄罗斯顿河畔罗斯托夫录制视频讲话 (美联社)</text:p>
      <ul>
        <li>
瓦格纳集团领导人叶夫根尼·普里戈津周末 <text:a xlink:type="simple" xlink:href="https://www.aljazeera.com/program/inside-story/2023/6/25/what-next-after-wagner-mutiny" text:style-name="Internet_20_link" text:visited-style-name="Visited_20_Internet_20_Link">
 叛乱 </text:a>
 后仍在接受俄罗斯联邦安全局的调查。   * 据俄新社报道，俄罗斯国防部长谢尔盖·绍伊古视察了驻乌克兰的俄罗斯军队，这是他自瓦格纳集团 <text:a xlink:type="simple" xlink:href="https://www.aljazeera.com/news/2023/6/25/all-bets-are-off-an-uncertain-future-after-wagner-mutiny" text:style-name="Internet_20_link" text:visited-style-name="Visited_20_Internet_20_Link">
 周末叛变 </text:a>
 以来首次公开露面。</li>
      </ul>
      <text:p text:style-name="P4">
阅读更多</text:p>
      <text:p text:style-name="P4">
Source: <text:a xlink:type="simple" xlink:href="https://chinese.aljazeera.net/news/war-in-ukraine/liveblog/2023/6/26/%e4%bf%84%e7%bd%97%e6%96%af%e5%af%b9%e4%b9%8c%e5%85%8b%e5%85%b0%e6%88%98%e4%ba%89%e7%9a%84%e4%bb%8a%e6%97%a5%e5%8f%91%e5%b1%95-368" text:style-name="Internet_20_link" text:visited-style-name="Visited_20_Internet_20_Link">
https://chinese.aljazeera.net/news/war-in-ukraine/liveblog/2023/6/26/%e4%bf%84%e7%bd%97%e6%96%af%e5%af%b9%e4%b9%8c%e5%85%8b%e5%85%b0%e6%88%98%e4%ba%89%e7%9a%84%e4%bb%8a%e6%97%a5%e5%8f%91%e5%b1%95-368</text:a>
</text:p>
      <!--NEWS-->
      <text:h text:style-name="P10" text:outline-level="1">
<text:span text:style-name="T4">
中國推「就業攻堅」救青年失業率 網民質疑</text:span>
</text:h>
      <text:p text:style-name="P4">
Author: None (Language: zh)</text:p>
      <text:p text:style-name="P4">
Publisher: None</text:p>
      <text:p text:style-name="P4">
Time: 2023-06-26T07:38:00Z</text:p>
      <text:p text:style-name="P4">
Description: 為挽救居高不下的青年失業率，中國政府推出「青年就業服務攻堅行動」，盼協助失業青年、應屆畢業生求職。然而，許多中國網民對此抱持懷疑態度，他們對此政策有何批評？</text:p>
      <text:p text:style-name="P4">
Videos: []</text:p>
      <text:p text:style-name="P4">
Images: []</text:p>
      <text:p text:style-name="P4">
Subject: 经济纵横</text:p>
      <text:p text:style-name="P4">
Subjects: ['失业', '专题报道：中国经济何处去？']</text:p>
      <text:p text:style-name="P4">
Keywords: ['中国就业', '青年失业', '失业', '中国经济']</text:p>
      <text:p text:style-name="P4">
ID: 66029450</text:p>
      <!--METADATA-->
      <text:p text:style-name="P4">
<text:a xlink:type="simple" xlink:href="https://www.dw.com/zh/overlay/image/article/66029450/64828438" text:style-name="Internet_20_link" text:visited-style-name="Visited_20_Internet_20_Link">
 </text:a>
</text:p>
      <text:p text:style-name="P4">
中國政府宣布推出「青年就業服務攻堅行動」，挽救青年失業率（資料照）</text:p>
      <text:p text:style-name="P4">
（德國之聲中文網） <text:a xlink:type="simple" xlink:href="https://www.dw.com/zh/zh/德语媒体创纪录的青年失业率令北京头疼/a-65913772" text:style-name="Internet_20_link" text:visited-style-name="Visited_20_Internet_20_Link">
 中國的青年失業率居高不下</text:a>
 ， <text:a xlink:type="simple" xlink:href="https://www.dw.com/zh/zh/中国青年失业率208再创纪录/a-65936894" text:style-name="Internet_20_link" text:visited-style-name="Visited_20_Internet_20_Link">
 5月更創下20.8%的歷史新高</text:a>
。為了緩解應屆畢業生「畢業即失業」的窘境，中國人力資源和社會保障部（簡稱人社部）宣布，將於7月至12月實施為期半年的就業輔導計畫，協助尚未找到工作的大專畢業生及失業青年求職。</text:p>
      <text:p text:style-name="P4">
中國官媒央視25日報導，人社部表示，這項名為「2023年高校畢業生等青年就業服務攻堅行動」的計劃，將強化政策落實、服務保障、權益維護、困難幫扶，爭取讓「有就業意願的未就業畢業生」和「登記失業青年」，都在今年底前實現就業或參加就業準備活動。</text:p>
      <text:p text:style-name="P4">
報導指，該計劃將要求中國各地級行政單位、人社部門明列求職指引清單，並在6月底前對登記失業青年進行全面盤點、列出失業青年幫扶名錄；至於未就業畢業生幫扶名錄，則須在7月底前完成。</text:p>
      <text:p text:style-name="P4">
各地方政府後續亦將為這2類青年展開實名服務，提供職業指導、職位推介、技能培訓或就業見習機會，並舉辦畢業生專場、線上或面對面等招聘活動，推行「15分鐘就業服務圈」、「家門口」就業服務站等服務，以達成「週週有招聘、時時有崗位」的目標。</text:p>
      <text:h text:style-name="P12" text:outline-level="3">
<text:span text:style-name="T4">
微博網友持懷疑態度</text:span>
</text:h>
      <text:p text:style-name="P4">
然而，對於中國官方推動的這項政策，微博網友卻不買單。DW嘗試在微博上搜尋相關新聞，發現相關報導下方的網友留言，大多是對這項「攻堅行動」的懷疑。</text:p>
      <text:p text:style-name="P4">
有網友表示，中國青年就業景況低迷已經一段時間，政府直到近日才推出挽救方案，讓他有種「等半天就等來了個這？」的感受；還有中國網友表示：「你也不瞅瞅現在的企業還招人嗎？」並認為<text:a xlink:type="simple" xlink:href="https://www.dw.com/zh/zh/中国经济疫后复苏乏力/a-65889478" text:style-name="Internet_20_link" text:visited-style-name="Visited_20_Internet_20_Link">
 中國經濟大環境不樂觀 </text:a>
，資方沒有徵才需求，政府辦再多就業媒合活動也於事無補；政府出台政策和現實的差距令網友感嘆：「能不能睜開眼看看我們，還天天在天上飄呢？」</text:p>
      <text:p text:style-name="P4">
</text:p>
      <text:p text:style-name="P4">
圖為2022年在北京舉辦的一場青年求職活動。</text:p>
      <text:p text:style-name="P4">
此外，有不少留言指出：「今年的考研人數是多少啊？」也有網民稱：「這麼愛就業，取消今年考研吧。大家都去就業不就得了，還考啥考？」許多留言皆顯示，攻讀研究所已成為應屆畢業生逃避失業的手段。</text:p>
      <text:p text:style-name="P4">
此前， <text:a xlink:type="simple" xlink:href="https://www.dw.com/zh/zh/又来动态清零河南省发起高校毕业生就业百日冲刺行动/a-65793360" text:style-name="Internet_20_link" text:visited-style-name="Visited_20_Internet_20_Link">
 河南省教育廳5月30日曾印發《河南省2023屆高校畢業生就業「百日沖刺」行動工作方案》</text:a>
，提及「零就業家庭畢業生和長期未就業畢業生動態清零」，亦被微博網民揶揄：「上一個『動態清零』不也清不了嗎？」有留言指：「『動態清零』，把人當成啥了？市場有那麼多的機會嗎？畢業生都想工作嗎？兩週後又失業的，會計入動態清零嗎？」</text:p>
      <text:h text:style-name="P12" text:outline-level="3">
<text:span text:style-name="T4">
中國青年就業空前困難</text:span>
</text:h>
      <text:p text:style-name="P4">
20年來，中國經濟的飛速增長創造了大量的工作機會，但隨著中國從勞力密集的製造業轉向以高科技出口導向的經濟，青年失業率的竄升速度遠超過其他人口群體；中國政府在疫情期間大力打壓科技、教育，造成傾向雇用受過高等教育年輕人的企業大規模裁員，更是讓情況雪上加霜。</text:p>
      <text:p text:style-name="P4">
對此，《亞洲勞工評論》研究員和執行編輯KevinLin日前曾告訴DW：「對於中國的年輕人來說，現在可能是過去20年中，重新就業或找第一份工作最困難的時期。」    <text:a xlink:type="simple" xlink:href="https://www.dw.com/zh/zh/青年失业率居高不下-靠孔乙己脱长衫解决/a-65732307" text:style-name="Internet_20_link" text:visited-style-name="Visited_20_Internet_20_Link">
 部分分析 </text:a>
認為，中國就業市場每年迎接大量畢業生，其青年失業率的真實規模幾十年來都被政府掩蓋。90年代末，中國的大學入學率大幅提高、新生人數在一年內增加了40%以上，到2021年，中國的公立學院和大學已有約4400萬本科生。</text:p>
      <text:p text:style-name="P4">
英國《衛報》報導，這樣的窘境讓中國年輕人做出了許多特殊舉動，比如拍下「躺平」、將文憑塞進垃圾桶等「另類畢業照」；失業率的高漲也讓不少中國民眾湧入寺廟尋求心靈慰藉。報導引述旅遊網站數據指出，部分景區寺廟的來客率較去年同期激增了367%，其中更有約半數都是「90後」的青年。</text:p>
      <text:p text:style-name="P4">
（綜合報導）</text:p>
      <text:p text:style-name="P4">
Source: <text:a xlink:type="simple" xlink:href="https://www.dw.com/zh/中國推「就業攻堅」救青年失業率-網民質疑/a-66029450" text:style-name="Internet_20_link" text:visited-style-name="Visited_20_Internet_20_Link">
https://www.dw.com/zh/中國推「就業攻堅」救青年失業率-網民質疑/a-66029450?maca=chi-rss-chi-all-1127-rdf</text:a>
</text:p>
      <!--NEWS-->
      <text:h text:style-name="P10" text:outline-level="1">
<text:span text:style-name="T4">
瓦格纳进驻白罗斯意向不明 立陶宛吁加强北约东翼安全</text:span>
</text:h>
      <text:p text:style-name="P4">
Author: 联合早报 (Person)</text:p>
      <text:p text:style-name="P4">
Publisher: 联合早报 (Organization)</text:p>
      <text:p text:style-name="P4">
Published Time: 2023-06-26T08:09</text:p>
      <text:p text:style-name="P4">
Modified Time: 2023-06-26T08:09</text:p>
      <text:p text:style-name="P4">
Description: 立陶宛总统在俄罗斯雇佣兵组织兵变流产后警告说，如果白罗斯同意接待瓦格纳首脑普里戈任，北约一定要加强北约东翼的安全。位于波罗的海东岸的立陶宛，东邻白罗斯，还与俄罗斯加里宁格勒州接壤。</text:p>
      <text:p text:style-name="P4">
Videos: []</text:p>
      <text:p text:style-name="P4">
Audios: []</text:p>
      <text:p text:style-name="P4">
Images: []</text:p>
      <text:p text:style-name="P4">
Type: NewsArticle</text:p>
      <text:p text:style-name="P4">
Breadcrumbs: ['即时', '国际']</text:p>
      <text:p text:style-name="P4">
Keywords: ['俄罗斯兵变', '立陶宛', '北约', '普京']</text:p>
      <!--METADATA-->
      <text:p text:style-name="P4">
立陶宛总统在俄罗斯雇佣兵组织兵变流产后警告说，如果白罗斯同意接待 <text:a xlink:type="simple" xlink:href="https://www.zaobao.com/realtime/world/story20230624-1407486" text:style-name="Internet_20_link" text:visited-style-name="Visited_20_Internet_20_Link">
 瓦格纳首脑普里戈任</text:a>
，北约一定要加强北约东翼的安全。</text:p>
      <text:p text:style-name="P4">
位于波罗的海东岸的立陶宛，东邻白罗斯，还与俄罗斯加里宁格勒州接壤。北约峰会下个月将在立陶宛举行。</text:p>
      <text:p text:style-name="P4">
路透社报道，立陶宛瑙塞达（Gitanas Nauseda）星期天（6月25日）召开国家安全委员会会议，讨论星期六 <text:a xlink:type="simple" xlink:href="https://www.zaobao.com/news/world/story20230625-1407836" text:style-name="Internet_20_link" text:visited-style-name="Visited_20_Internet_20_Link">
 瓦格纳集团在俄罗斯发动的流产兵变</text:a>
 。</text:p>
      <text:p text:style-name="P4">
瑙塞达在会议后对记者说：“关于瓦格纳集团的最终计划和意图仍不明确，如果普里戈任或一部分瓦格纳集团的战斗人员进驻白罗斯，这意味着我们必须进一步加强东部边界的安全。”</text:p>
      <text:p text:style-name="P4">
“毫无疑问，我指的不仅是立陶宛，而是整个北约。“</text:p>
      <text:p text:style-name="P4">
瑙塞达说，立陶宛将加强情报工作，以评估“白罗斯的政治和安全情势”。</text:p>
      <text:p text:style-name="P4">
立陶宛7月将主办北约峰会，瑙塞达说，虽然俄罗斯出现了新形势，但北约峰会的整体安全计划不须要改变。他相信俄罗斯总统普京未来可能面临更大的挑战，还以“国王的新衣”比喻普京的地位恐是个假象。</text:p>
      <text:p text:style-name="P4">
Source: <text:a xlink:type="simple" xlink:href="https://www.zaobao.com.sg/realtime/world/story20230626-1407851" text:style-name="Internet_20_link" text:visited-style-name="Visited_20_Internet_20_Link">
https://www.zaobao.com.sg/realtime/world/story20230626-1407851</text:a>
</text:p>
      <!--NEWS-->
      <text:h text:style-name="P10" text:outline-level="1">
<text:span text:style-name="T4">
阿斯顿·马丁将与Lucid合作生产豪华电动车 (Free Version)</text:span>
</text:h>
      <text:p text:style-name="P4">
Author: Anthony O. Goriainoff</text:p>
      <text:p text:style-name="P4">
Publisher: 华尔街日报中文网</text:p>
      <text:p text:style-name="P4">
Published Time: 2023-06-26T08:15:00.000Z</text:p>
      <text:p text:style-name="P4">
Modified Time: 2023-06-26T08:15:00.000Z</text:p>
      <text:p text:style-name="P4">
Created Time: 2023-06-26T07:05:00.000Z</text:p>
      <text:p text:style-name="P4">
Description: 阿斯顿·马丁拟与Lucid Group达成战略供应协议，打造超豪华高性能电动汽车。阿斯顿·马丁将获得Lucid的技术，包括动力系统和电池系统技术。</text:p>
      <text:p text:style-name="P4">
Images: []</text:p>
      <text:p text:style-name="P4">
Categories: ['商业']</text:p>
      <text:p text:style-name="P4">
Keywords: SYND</text:p>
      <text:p text:style-name="P4">
Type: Article</text:p>
      <!--METADATA-->
      <text:p text:style-name="P4">
阿斯顿·马丁(Aston Martin Lagonda Global Holdings)周一表示，拟与Lucid Group(LCID)达成一项战略供应协议，打造超豪华高性能电动汽车。</text:p>
      <text:p text:style-name="P4">
Source: <text:a xlink:type="simple" xlink:href="https://cn.wsj.com/articles/%E9%98%BF%E6%96%AF%E9%A1%BF-%E9%A9%AC%E4%B8%81%E5%B0%86%E4%B8%8Elucid%E5%90%88%E4%BD%9C%E7%94%9F%E4%BA%A7%E8%B1%AA%E5%8D%8E%E7%94%B5%E5%8A%A8%E8%BD%A6-58d977b8" text:style-name="Internet_20_link" text:visited-style-name="Visited_20_Internet_20_Link">
https://cn.wsj.com/articles/%E9%98%BF%E6%96%AF%E9%A1%BF-%E9%A9%AC%E4%B8%81%E5%B0%86%E4%B8%8Elucid%E5%90%88%E4%BD%9C%E7%94%9F%E4%BA%A7%E8%B1%AA%E5%8D%8E%E7%94%B5%E5%8A%A8%E8%BD%A6-58d977b8</text:a>
</text:p>
      <!--NEWS-->
      <text:h text:style-name="P10" text:outline-level="1">
<text:span text:style-name="T4">
希腊第二轮议会选举 新民主党大胜</text:span>
</text:h>
      <text:p text:style-name="P4">
Author: 联合早报 (Person)</text:p>
      <text:p text:style-name="P4">
Publisher: 联合早报 (Organization)</text:p>
      <text:p text:style-name="P4">
Published Time: 2023-06-26T08:24</text:p>
      <text:p text:style-name="P4">
Modified Time: 2023-06-26T08:24</text:p>
      <text:p text:style-name="P4">
Description: 希腊新民主党在第二轮议会选举中以明显优势获胜，选民给予改革派米佐塔基斯再次担任总理四年。新华社报道，希腊星期天（6月25日）举行第二轮议会选举。希腊内政部当天深夜公布对97.97%...</text:p>
      <text:p text:style-name="P4">
Videos: []</text:p>
      <text:p text:style-name="P4">
Audios: []</text:p>
      <text:p text:style-name="P4">
Images: []</text:p>
      <text:p text:style-name="P4">
Type: NewsArticle</text:p>
      <text:p text:style-name="P4">
Breadcrumbs: ['即时', '国际']</text:p>
      <text:p text:style-name="P4">
Keywords: ['希腊', '议会选举']</text:p>
      <!--METADATA-->
      <text:p text:style-name="P4">
希腊新民主党在第二轮议会选举中以明显优势获胜，选民给予改革派米佐塔基斯再次担任总理四年。</text:p>
      <text:p text:style-name="P4">
新华社报道，希腊星期天（6月25日）举行第二轮议会选举。希腊内政部当天深夜公布对97.97%选票的统计结果，中间偏右的新民主党以40.56%的得票率赢得选举，获得300个议会席位中的158个议席。</text:p>
      <text:p text:style-name="P4">
排名第二的激进左翼联盟获得17.83%的选票和48个席位，排名第三的泛希腊社会主义运动获得11.86%的选票和32个席位。另有五个政党的得票率超过3%，得以进入议会。</text:p>
      <text:p text:style-name="P4">
希腊总统萨克拉罗普卢将于星期一授权新民主党领导人、上届政府总理米佐塔基斯（Kyriakos Mitsotakis）组建新一届政府。</text:p>
      <text:p text:style-name="P4">
55岁的米佐塔基斯为前银行家，他誓言“要在希腊所需的改革道路上更快前进”，并承诺在第二个任期内为所有人带来更多繁荣。</text:p>
      <text:p text:style-name="P4">
希腊今年5月21日举行议会选举，由于没有政党获得超半数席位，且排名前三的政党均组阁失败，按照选举法于6月25日举行第二轮选举。第二轮选举采用“浮动比例奖励议席制”，奖励议席随得票率增加而增加，最多可获得50个奖励议席。</text:p>
      <text:p text:style-name="P4">
Source: <text:a xlink:type="simple" xlink:href="https://www.zaobao.com.sg/realtime/world/story20230626-1407853" text:style-name="Internet_20_link" text:visited-style-name="Visited_20_Internet_20_Link">
https://www.zaobao.com.sg/realtime/world/story20230626-1407853</text:a>
</text:p>
      <!--NEWS-->
      <text:h text:style-name="P10" text:outline-level="1">
<text:span text:style-name="T4">
先正达IPO西方银行难分一杯羹 (Free Version)</text:span>
</text:h>
      <text:p text:style-name="P4">
Authors: ['Leng', '韩乐']</text:p>
      <text:p text:style-name="P4">
Publisher: 英国《金融时报》</text:p>
      <text:p text:style-name="P4">
Time: 2023-06-26T08:27:24+00:00</text:p>
      <text:p text:style-name="P4">
Published Time: 2023-06-25T12:00:99+08:00</text:p>
      <text:p text:style-name="P4">
Modified Time: 2023-06-26T04:26:99+08:00</text:p>
      <text:p text:style-name="P4">
Description: 高盛、摩根大通等西方银行已花费数月时间进行游说，争取参与先正达IPO。但地缘政治紧张局势使其前景不乐观。</text:p>
      <text:p text:style-name="P4">
Images: []</text:p>
      <text:p text:style-name="P4">
Themes: ['IPO', '关注']</text:p>
      <text:p text:style-name="P4">
Keywords: ['IPO', '先正达', '中国中化', '高盛', '摩根大通', '汇丰', '花旗', '瑞银', '摩根士丹利', '投资银行', '中美关系']</text:p>
      <text:p text:style-name="P4">
Type: Article</text:p>
      <!--METADATA-->
      <text:p text:style-name="P4">
高盛(Goldman Sachs)、摩根大通(JPMorgan)和其他西方银行已花费数月时间进行游说，争取参与中国有史以来规模最大的股票上市交易之一。</text:p>
      <text:p text:style-name="P4">
瑞士农用化学品公司先正达(Syngenta)计划在上海上市，筹资90亿美元，这似乎是各家银行梦寐以求的一张门票：一家与全球机构已有关系的大型国际公司。</text:p>
      <text:p text:style-name="P4">
Source: <text:a xlink:type="simple" xlink:href="http://www.ftchinese.com/story/001100078" text:style-name="Internet_20_link" text:visited-style-name="Visited_20_Internet_20_Link">
http://www.ftchinese.com/story/001100078</text:a>
</text:p>
      <!--NEWS-->
      <text:h text:style-name="P10" text:outline-level="1">
<text:span text:style-name="T4">
电动汽车价格战惨烈，“特斯拉杀手”蔚来遭遇逆境 (Free Version)</text:span>
</text:h>
      <text:p text:style-name="P4">
Author: Raffaele Huang</text:p>
      <text:p text:style-name="P4">
Publisher: 华尔街日报中文网</text:p>
      <text:p text:style-name="P4">
Published Time: 2023-06-26T08:50:00.000Z</text:p>
      <text:p text:style-name="P4">
Modified Time: 2023-06-26T08:50:00.000Z</text:p>
      <text:p text:style-name="P4">
Created Time: 2023-06-26T06:52:00.000Z</text:p>
      <text:p text:style-name="P4">
Description: 最近几个月蔚来销量大幅下滑，促使其降价、削减投资，凸显出很多车企在全球最大电动汽车市场的惨烈价格战中面临的挑战。</text:p>
      <text:p text:style-name="P4">
Images: []</text:p>
      <text:p text:style-name="P4">
Categories: ['商业']</text:p>
      <text:p text:style-name="P4">
Keywords: SYND,LINK:EN|WP-WSJ-0001007936</text:p>
      <text:p text:style-name="P4">
Type: Article</text:p>
      <!--METADATA-->
      <text:p text:style-name="P4">
电动汽车初创公司蔚来集团(NIO,NIO)在2017年被誉为中国的“特斯拉(Tesla)杀手”，当时该公司推出了一款SUV，车身设计线条流畅，配备大屏幕面板和语音指令功能，而价格只有ModelX的一半。</text:p>
      <text:p text:style-name="P4">
Source: <text:a xlink:type="simple" xlink:href="https://cn.wsj.com/articles/%E7%94%B5%E5%8A%A8%E6%B1%BD%E8%BD%A6%E4%BB%B7%E6%A0%BC%E6%88%98%E6%83%A8%E7%83%88-%E7%89%B9%E6%96%AF%E6%8B%89%E6%9D%80%E6%89%8B-%E8%94%9A%E6%9D%A5%E9%81%AD%E9%81%87%E9%80%86%E5%A2%83-f2166089" text:style-name="Internet_20_link" text:visited-style-name="Visited_20_Internet_20_Link">
https://cn.wsj.com/articles/%E7%94%B5%E5%8A%A8%E6%B1%BD%E8%BD%A6%E4%BB%B7%E6%A0%BC%E6%88%98%E6%83%A8%E7%83%88-%E7%89%B9%E6%96%AF%E6%8B%89%E6%9D%80%E6%89%8B-%E8%94%9A%E6%9D%A5%E9%81%AD%E9%81%87%E9%80%86%E5%A2%83-f2166089</text:a>
</text:p>
      <!--NEWS-->
      <text:h text:style-name="P10" text:outline-level="1">
<text:span text:style-name="T4">
来自中国的包裹涌入美国； 有人说 800 美元的免税限额是一个错误</text:span>
</text:h>
      <text:p text:style-name="P4">
Author: chinese@voanews.com (美国之音)</text:p>
      <text:p text:style-name="P4">
Publisher: 美国之音中文网 (Type: NewsMediaOrganization)</text:p>
      <text:p text:style-name="P4">
Published Time: 2023-06-26T08:54:29+08:00</text:p>
      <text:p text:style-name="P4">
Modified Time: 2023-06-26 00:54:29Z</text:p>
      <text:p text:style-name="P4">
Description: 急于对抗美国主要经济对手的保守派将目光投向了工会和进步派的首要贸易优先事项：打击来自中国的大量免税包裹。</text:p>
      <text:p text:style-name="P4">
Videos: []</text:p>
      <text:p text:style-name="P4">
Images: []</text:p>
      <text:p text:style-name="P4">
Categories: ['美中贸易', '美国', '国会报道', '经济·金融·贸易', '美中关系']</text:p>
      <text:p text:style-name="P4">
Type: None</text:p>
      <!--METADATA-->
      <text:p text:style-name="P4">
NoneNone</text:p>
      <text:p text:style-name="P4">
Source: <text:a xlink:type="simple" xlink:href="https://www.voachinese.com/a/packages-from-china-are-surging-into-us-some-say-800-duty-free-limit-was-a-mistake/7152763.html" text:style-name="Internet_20_link" text:visited-style-name="Visited_20_Internet_20_Link">
https://www.voachinese.com/a/packages-from-china-are-surging-into-us-some-say-800-duty-free-limit-was-a-mistake/7152763.html</text:a>
</text:p>
      <!--NEWS-->
      <text:h text:style-name="P10" text:outline-level="1">
<text:span text:style-name="T4">
朝鲜指责首尔和华盛顿为核战争铺平道路</text:span>
</text:h>
      <text:p text:style-name="P4">
Author: 半岛电视台＋通讯社</text:p>
      <text:p text:style-name="P4">
Publisher: Al Jazeera</text:p>
      <text:p text:style-name="P4">
Published Time: 2023-06-26T08:58:39</text:p>
      <text:p text:style-name="P4">
Modified Time: 2023-06-26T08:58:39</text:p>
      <text:p text:style-name="P4">
Description: 6月26日周一，朝鲜指责其南部邻国和美国将朝鲜半岛的紧张局势推向“核战争边缘”，类似于20世纪50年代初爆发的朝鲜战争，并表示将继续增强自卫能力。</text:p>
      <text:p text:style-name="P4">
Images: ["<text:a xlink:type="simple" xlink:href="https://chinese.aljazeera.net/wp-content/uploads/2023/06/41-1687769315.jpg" text:style-name="Internet_20_link" text:visited-style-name="Visited_20_Internet_20_Link">
41-1687769315...</text:a>
", "<text:a xlink:type="simple" xlink:href="https://chinese.aljazeera.net/wp-content/uploads/2023/06/42-1687769325.jpg" text:style-name="Internet_20_link" text:visited-style-name="Visited_20_Internet_20_Link">
42-1687769325...</text:a>
"]</text:p>
      <text:p text:style-name="P4">
Topics: ['军事', '新闻']</text:p>
      <text:p text:style-name="P4">
Keywords: ['军事', '新闻', '朝鲜', '美国', '韩国']</text:p>
      <text:p text:style-name="P4">
Type: Article</text:p>
      <!--METADATA-->
      <text:p text:style-name="P4">
<draw:frame draw:style-name="fr1" draw:name="Image129" text:anchor-type="as-char" svg:width="6.9236in" svg:height="5.177561in" draw:z-index="0">
<draw:image xlink:href="../Images/Aljazeera Chinese/2023-06-26T08-58-39/41-1687769315.jpg" xlink:type="simple" xlink:show="embed" xlink:actuate="onLoad" draw:mime-type="image/jpeg"/>
</draw:frame>
 朝鲜领导人金正恩（右二）视察核武器 (半岛电视台)</text:p>
      <text:p text:style-name="P4">
6月26日周一，朝鲜指责其南部邻国和美国将朝鲜半岛的紧张局势推向“核战争边缘”，类似于20世纪50年代初爆发的朝鲜战争，并表示将继续增强自卫能力。</text:p>
      <text:p text:style-name="P4">
朝鲜外交部美国研究所发表的一份研究报告将该地区当前的军事紧张局势比作朝鲜战争（1950-1953）爆发前夜，并批评华盛顿和首尔模拟反共军事对抗和言论威胁。</text:p>
      <text:p text:style-name="P4">
该部在朝鲜官方中央通讯社发布的一份英文报告中表示，“美国的此类侵略行径使得朝鲜半岛和东北亚地区的军事紧张局势进一步加剧，该地区本已陷入高度不稳定的局势并接近核战争的边缘。”</text:p>
      <text:p text:style-name="P4">
该报告认为，美国“今年比以往任何时候都更加坚决地采取令人震惊的敌对行动，任意侵犯朝鲜的主权和安全，并且已经达到了不能再容忍的地步。”</text:p>
      <text:p text:style-name="P4">
<draw:frame draw:style-name="fr1" draw:name="Image130" text:anchor-type="as-char" svg:width="6.9236in" svg:height="4.612736in" draw:z-index="0">
<draw:image xlink:href="../Images/Aljazeera Chinese/2023-06-26T08-58-39/42-1687769325.jpg" xlink:type="simple" xlink:show="embed" xlink:actuate="onLoad" draw:mime-type="image/jpeg"/>
</draw:frame>
朝鲜战争爆发周年纪念日之际，平壤举行抗议美国的示威活动 (欧洲通讯社)</text:p>
      <text:h text:style-name="P13" text:outline-level="4">
<text:span text:style-name="T4">
世界大战</text:span>
</text:h>
      <text:p text:style-name="P4">
朝鲜外务省的这份报告警告称，朝鲜半岛战争“将迅速扩大为全球战争和世界上没有先例的热核战争，这将对该地区和世界其他地区的和平与安全造成最灾难性的后果。”</text:p>
      <text:p text:style-name="P4">
报告称，平壤“将继续加快努力，增强自卫能力，以保护其主权，除非美国放弃其过时的敌对政策和对朝鲜的持续军事威胁。”</text:p>
      <text:p text:style-name="P4">
6月25日周日是朝鲜战争73周年纪念日，朝鲜主要报纸《劳动新闻》表示，“美国不断在朝鲜半岛部署核潜艇、战略轰炸机等战略核资产，加剧朝鲜半岛紧张局势。”</text:p>
      <text:p text:style-name="P4">
该报以《美国入侵朝鲜的野心不变》为题，强调美国及其盟国之间的军事演习与朝鲜战争爆发前发生的情况类似。</text:p>
      <text:p text:style-name="P4">
该报称，今天的朝鲜已不是朝鲜战争时的朝鲜。“随着时间的推移，朝鲜人民的复仇心日益增强。”它补充道，如果美国引发第二次朝鲜战争，这将导致美国自身的终结。</text:p>
      <text:p text:style-name="P4">
它认为，这是“美国谋求全球霸权的长期战略的必然结果”。</text:p>
      <text:p text:style-name="P4">
战争73周年纪念日之际，平壤当局组织大规模示威游行谴责美国。</text:p>
      <text:p text:style-name="P4">
朝中社报道称，约12万名工人和学生参加了首都各地组织的集会。</text:p>
      <text:p text:style-name="P4">
官方媒体发布的照片显示，体育场内人头攒动，他们举着横幅，上面写着“整个美国大陆都在我们的射程之内”和“美国殖民者是和平的破坏者”。</text:p>
      <text:p text:style-name="P4">
Source: <text:a xlink:type="simple" xlink:href="https://chinese.aljazeera.net/news/military/2023/6/26/%e6%9c%9d%e9%b2%9c%e6%8c%87%e8%b4%a3%e9%a6%96%e5%b0%94%e5%92%8c%e5%8d%8e%e7%9b%9b%e9%a1%bf%e4%b8%ba%e6%a0%b8%e6%88%98%e4%ba%89%e9%93%ba%e5%b9%b3%e9%81%93%e8%b7%af" text:style-name="Internet_20_link" text:visited-style-name="Visited_20_Internet_20_Link">
https://chinese.aljazeera.net/news/military/2023/6/26/%e6%9c%9d%e9%b2%9c%e6%8c%87%e8%b4%a3%e9%a6%96%e5%b0%94%e5%92%8c%e5%8d%8e%e7%9b%9b%e9%a1%bf%e4%b8%ba%e6%a0%b8%e6%88%98%e4%ba%89%e9%93%ba%e5%b9%b3%e9%81%93%e8%b7%af</text:a>
</text:p>
      <!--NEWS-->
      <text:h text:style-name="P10" text:outline-level="1">
<text:span text:style-name="T4">
央行踩了刹车，为何经济增长未能更大程度地放缓？ (Free Version)</text:span>
</text:h>
      <text:p text:style-name="P4">
Author: Nick Timiraos / Tom Fairless</text:p>
      <text:p text:style-name="P4">
Publisher: 华尔街日报中文网</text:p>
      <text:p text:style-name="P4">
Published Time: 2023-06-26T09:25:00.000Z</text:p>
      <text:p text:style-name="P4">
Modified Time: 2023-06-26T09:25:00.000Z</text:p>
      <text:p text:style-name="P4">
Created Time: 2023-06-26T07:32:00.000Z</text:p>
      <text:p text:style-name="P4">
Description: 政府的援助和新冠疫情的影响目前正阻碍央行加息举措的效果。</text:p>
      <text:p text:style-name="P4">
Images: []</text:p>
      <text:p text:style-name="P4">
Categories: ['经济']</text:p>
      <text:p text:style-name="P4">
Keywords: SYND,LINK:EN|WP-WSJ-0001007076</text:p>
      <text:p text:style-name="P4">
Type: Article</text:p>
      <!--METADATA-->
      <text:p text:style-name="P4">
在过去一年里，全球多家央行争相以非同寻常的行动步伐为通胀降温，但事实证明这还不够。</text:p>
      <text:p text:style-name="P4">
Source: <text:a xlink:type="simple" xlink:href="https://cn.wsj.com/articles/%E5%A4%AE%E8%A1%8C%E8%B8%A9%E4%BA%86%E5%88%B9%E8%BD%A6-%E4%B8%BA%E4%BD%95%E7%BB%8F%E6%B5%8E%E5%A2%9E%E9%95%BF%E6%9C%AA%E8%83%BD%E6%9B%B4%E5%A4%A7%E7%A8%8B%E5%BA%A6%E5%9C%B0%E6%94%BE%E7%BC%93-97712f9c" text:style-name="Internet_20_link" text:visited-style-name="Visited_20_Internet_20_Link">
https://cn.wsj.com/articles/%E5%A4%AE%E8%A1%8C%E8%B8%A9%E4%BA%86%E5%88%B9%E8%BD%A6-%E4%B8%BA%E4%BD%95%E7%BB%8F%E6%B5%8E%E5%A2%9E%E9%95%BF%E6%9C%AA%E8%83%BD%E6%9B%B4%E5%A4%A7%E7%A8%8B%E5%BA%A6%E5%9C%B0%E6%94%BE%E7%BC%93-97712f9c</text:a>
</text:p>
      <!--NEWS-->
      <text:h text:style-name="P10" text:outline-level="1">
<text:span text:style-name="T4">
穿T恤短裤“不端庄” 吉兰丹女装店业主接罚单</text:span>
</text:h>
      <text:p text:style-name="P4">
Author: 联合早报 (Person)</text:p>
      <text:p text:style-name="P4">
Publisher: 联合早报 (Organization)</text:p>
      <text:p text:style-name="P4">
Published Time: 2023-06-26T09:29</text:p>
      <text:p text:style-name="P4">
Modified Time: 2023-06-26T09:43</text:p>
      <text:p text:style-name="P4">
Description: 马来西亚吉兰丹州首府哥打峇鲁市的一名女装店华裔女业主，被哥打峇鲁市议会执法人员开罚单，理由是她在店里穿T恤配短裤“不端庄”。星洲网报道，这起事件发生在星期天（6月25日）上午11时...</text:p>
      <text:p text:style-name="P4">
Videos: []</text:p>
      <text:p text:style-name="P4">
Audios: []</text:p>
      <text:p text:style-name="P4">
Images: []</text:p>
      <text:p text:style-name="P4">
Type: NewsArticle</text:p>
      <text:p text:style-name="P4">
Breadcrumbs: ['即时', '国际']</text:p>
      <text:p text:style-name="P4">
Keywords: ['马来西亚', '吉兰丹', '女性']</text:p>
      <!--METADATA-->
      <text:p text:style-name="P4">
马来西亚吉兰丹州首府哥打峇鲁市的一名女装店华裔女业主，被哥打峇鲁市议会执法人员开罚单，理由是她在店里穿T恤配短裤“不端庄”。</text:p>
      <text:p text:style-name="P4">
星洲网报道，这起事件发生在星期天（6月25日）上午11时10分，接到罚单的李姓女业主说，她经营女装店两年多，第一次遇到这样的问题，她一向穿T恤短裤做生意。过去她在理发店工作也这么穿，不曾接到罚单。</text:p>
      <text:p text:style-name="P4">
“我开的女装店，顾客以华人女性为主。”</text:p>
      <text:p text:style-name="P4">
她当时向执法人员求情，对方不通融，直接开出罚单，而不是先给警告信。</text:p>
      <text:p text:style-name="P4">
罚单上显示，哥打峇鲁市议会是援引2019年哥打峇鲁市议会商业贸易和工业地方政府条例第34（2）（b）条开出罚单。</text:p>
      <text:p text:style-name="P4">
哥打峇鲁市议员林光生证实开罚单的是市议会的执法人员。吉兰丹中华大会堂将为接到罚单的女子向吉兰丹州政府求情。</text:p>
      <text:p text:style-name="P4">
吉兰丹中华大会堂拿督黄保俊说，市议会不应该马上开罚单，应该先给予警告。他不认同执法人员因业主穿短裤而开罚单的做法。不过，他也建议女业主营业时不要穿太短的裤子。</text:p>
      <text:p text:style-name="P4">
“吉兰丹是伊斯兰党执政的州属，虽然大家享有穿衣自由，但是，也要互相尊重。尊重各州不同的文化和风俗。”</text:p>
      <text:p text:style-name="P4">
无论如何，黄保俊说，发生这种事，多少会影响游客对吉兰丹的印象。他提醒大家多注意，避免类似的不愉快事件重演。</text:p>
      <text:p text:style-name="P4">
哥打峇鲁市议会主席罗斯纳兹里说，如果这名女业主穿着普通的短裤，并没有问题，但她当天的穿着和脸书贴文的照片完全不一样。</text:p>
      <text:p text:style-name="P4">
罗斯纳兹里传给星洲网的一张照片，显示一名女子穿着一件粉色T恤，T恤长度到大腿处，遮住了她的短裤。旁边一名女执法人员正在看一些文件。</text:p>
      <text:p text:style-name="P4">
当被问及短裤多短才算“不端庄”，以及2019年哥打峇鲁市议会商业贸易和工业地方政府条例第34（2）（b）的具体内容时，他避重就轻地说，此事会交给市议会秘书跟进。</text:p>
      <text:p text:style-name="P4">
根据星洲网从其他管道了解，有关条文阐明也能适用于非回教徒，即业主和员工必须“衣着端庄”，只是条文没有阐明端庄的具体定义。</text:p>
      <text:p text:style-name="P4">
Source: <text:a xlink:type="simple" xlink:href="https://www.zaobao.com.sg/realtime/world/story20230626-1407865" text:style-name="Internet_20_link" text:visited-style-name="Visited_20_Internet_20_Link">
https://www.zaobao.com.sg/realtime/world/story20230626-1407865</text:a>
</text:p>
      <!--NEWS-->
      <text:h text:style-name="P10" text:outline-level="1">
<text:span text:style-name="T4">
中国对俄罗斯当局“平叛”行动表示支持</text:span>
</text:h>
      <text:p text:style-name="P4">
Creator: 储百亮</text:p>
      <text:p text:style-name="P4">
Publisher: https://www.facebook.com/nytimeschinese</text:p>
      <text:p text:style-name="P4">
Published Time: 2023-06-26T09:36:44+08:00</text:p>
      <text:p text:style-name="P4">
Description: 中方发表声明支持俄罗斯“维护国家稳定，实现发展繁荣”。此前俄罗斯副外长在北京与外交部官员会面。两国均未表明习近平与普京在这次短暂叛乱发生后是否有过交谈。 Reuters 周六，瓦格纳雇佣军士兵从位于俄罗斯顿罗斯托夫的南部军区总部撤出。</text:p>
      <text:p text:style-name="P4">
Images: ["<text:a xlink:type="simple" xlink:href="https://static01.nyt.com/images/2023/06/25/multimedia/25ukraine-blog-China-Russia-hfbc/25ukraine-blog-China-Russia-hfbc-master1050.jpg" text:style-name="Internet_20_link" text:visited-style-name="Visited_20_Internet_20_Link">
25ukraine-blo...</text:a>
"]</text:p>
      <text:p text:style-name="P4">
Category: 中国</text:p>
      <text:p text:style-name="P4">
Type: Article</text:p>
      <!--METADATA-->
      <text:p text:style-name="P4">
<draw:frame draw:style-name="fr1" draw:name="Image131" text:anchor-type="as-char" svg:width="6.9236in" svg:height="4.622327in" draw:z-index="0">
<draw:image xlink:href="../Images/cnnytimes/2023-06-26T09-36-44-08-00/25ukraine-blog-China-Russia-hfbc-master1050.jpg" xlink:type="simple" xlink:show="embed" xlink:actuate="onLoad" draw:mime-type="image/jpeg"/>
</draw:frame>
</text:p>
      <text:p text:style-name="P4">
中俄两国政府周日均表示，中国赞同俄罗斯在瓦格纳准军事部队发生短暂叛乱后为确保该国稳定所采取的措施。</text:p>
      <text:p text:style-name="P4">
“中方表示支持俄罗斯联邦领导层就6月24日事件为稳定该国局势所做的努力，并重申希望加强俄罗斯统一和进一步繁荣，”俄罗斯外交部周日说，此前俄罗斯副外长安德烈·鲁登科在北京与中国外交部副部长马朝旭举行了会谈。</text:p>
      <text:p text:style-name="P4">
中国外交部周日晚些时候发表的一份声明也支持了俄罗斯的“稳定”。“这是俄罗斯的内政，”该部门在一份关于这次已结束的兵变的 <text:a xlink:type="simple" xlink:href="https://www.mfa.gov.cn/fyrbt_673021/202306/t20230625_11103402.shtml" text:style-name="Internet_20_link" text:visited-style-name="Visited_20_Internet_20_Link">
 声明</text:a>
中说。“作为友好邻邦和新时代全面战略协作伙伴，中方支持俄罗斯维护国家稳定，实现发展繁荣。”</text:p>
      <text:p text:style-name="P4">
中国是俄罗斯最重要的经济和外交伙伴，普京和中国领导人习近平在2022年初曾誓言要打造“无止境”的合作关系。但两国均未表明双方领导人自这次短暂叛乱以来是否有过交谈。</text:p>
      <text:p text:style-name="P4">
广告</text:p>
      <text:p text:style-name="P4">
中国 <text:a xlink:type="simple" xlink:href="https://www.mfa.gov.cn/web/wjdt_674879/wjbxw_674885/202306/t20230625_11103385.shtml" text:style-name="Internet_20_link" text:visited-style-name="Visited_20_Internet_20_Link">
 外交部</text:a>
对鲁登科与马朝旭会谈的总结似乎清楚地表明，中俄双方需要有效沟通。</text:p>
      <text:p text:style-name="P4">
“在复杂严峻国际形势下，要以两国元首重要共识为引领，及时沟通对表，确保两国关系行稳致远，维护好双方共同利益。”马朝旭对鲁登科说。</text:p>
      <text:p text:style-name="P4">
Source: <text:a xlink:type="simple" xlink:href="https://cn.nytimes.com/china/20230626/china-expresses-its-support-for-russia-after-the-brief-wagner-rebellion/" text:style-name="Internet_20_link" text:visited-style-name="Visited_20_Internet_20_Link">
https://cn.nytimes.com/china/20230626/china-expresses-its-support-for-russia-after-the-brief-wagner-rebellion/</text:a>
</text:p>
      <!--NEWS-->
      <text:h text:style-name="P10" text:outline-level="1">
<text:span text:style-name="T4">
拜登和泽连斯基讨论俄乌战局以及美国对乌克兰的支持</text:span>
</text:h>
      <text:p text:style-name="P4">
Author: chinese@voanews.com (美国之音)</text:p>
      <text:p text:style-name="P4">
Publisher: 美国之音中文网 (Type: NewsMediaOrganization)</text:p>
      <text:p text:style-name="P4">
Published Time: 2023-06-26T09:55:23+08:00</text:p>
      <text:p text:style-name="P4">
Modified Time: 2023-06-26 01:55:23Z</text:p>
      <text:p text:style-name="P4">
Description: 乌克兰总统弗拉基米尔·泽连斯基周日（6月25日）在与美国总统乔·拜登的电话中讨论了乌克兰当前的战场局势。</text:p>
      <text:p text:style-name="P4">
Videos: []</text:p>
      <text:p text:style-name="P4">
Images: []</text:p>
      <text:p text:style-name="P4">
Categories: ['美国', '乌克兰局势']</text:p>
      <text:p text:style-name="P4">
Type: None</text:p>
      <!--METADATA-->
      <text:p text:style-name="P4">
NoneNone</text:p>
      <text:p text:style-name="P4">
Source: <text:a xlink:type="simple" xlink:href="https://www.voachinese.com/a/biden-zelenskyy-discuss-us-support-for-ukraine-20230625/7152775.html" text:style-name="Internet_20_link" text:visited-style-name="Visited_20_Internet_20_Link">
https://www.voachinese.com/a/biden-zelenskyy-discuss-us-support-for-ukraine-20230625/7152775.html</text:a>
</text:p>
      <!--NEWS-->
      <text:h text:style-name="P10" text:outline-level="1">
<text:span text:style-name="T4">
瓦格纳兵变：带你看懂“普京大厨”叛变的五个后续影响</text:span>
</text:h>
      <text:p text:style-name="P4">
Author: https://www.facebook.com/bbcworldservice/</text:p>
      <text:p text:style-name="P4">
Publisher: BBC News 中文</text:p>
      <text:p text:style-name="P4">
Published Time: 2023-06-26T09:59:31.000Z</text:p>
      <text:p text:style-name="P4">
Modified Time: 2023-06-26T09:59:31.000Z</text:p>
      <text:p text:style-name="P4">
Description: BBC记者罗斯·阿特金斯从五方面分析瓦格纳兵变带来的各方面影响。</text:p>
      <text:p text:style-name="P4">
Images: []</text:p>
      <text:p text:style-name="P4">
Videos: ["<text:a xlink:type="simple" xlink:href="https://www.bbc.com/ws/av-embeds/cps/zhongwen/simp/world-66019629/p0fxcvv2/zh-hans" text:style-name="Internet_20_link" text:visited-style-name="Visited_20_Internet_20_Link">
zh-hans</text:a>
"]</text:p>
      <text:p text:style-name="P4">
Tags: ['乌克兰局势升温', '俄国', '弗拉基米尔·普京']</text:p>
      <text:p text:style-name="P4">
Type: Article</text:p>
      <!--METADATA-->
      <text:h text:style-name="P12" text:outline-level="3">
<text:span text:style-name="T4">
瓦格纳兵变：带你看懂“普京大厨”叛变的五个后续影响</text:span>
</text:h>
      <text:p text:style-name="P4">
<text:a xlink:type="simple" xlink:href="https://www.bbc.com/ws/av-embeds/cps/zhongwen/simp/world-66019629/p0fxcvv2/zh-hans" text:style-name="Internet_20_link" text:visited-style-name="Visited_20_Internet_20_Link">
 Video-1-Link：/ws/av-embeds/cps/zhongwen/simp/world-66019629/p0fxcvv2/zh-hans</text:a>
 <text:span text:style-name="T4">
你的器材不支持播放多媒体材料</text:span>
<text:span text:style-name="T4">
瓦格纳兵变：带你看懂“普京大厨”叛变的五个后续影响</text:span>
 2023年6月26日上午9点59分</text:p>
      <text:p text:style-name="P4">
瓦格纳（华格纳）集团的军事叛变已经结束，但它带来的后果仍未平息。BBC记者罗斯·阿特金斯（RosAtkins）分析了此次兵变将对普叶夫根尼·普里戈金（普里格津）、瓦格纳集团、弗拉基米尔·普京（普亭）、俄军领导层以及俄乌战争局势产生哪些影响。</text:p>
      <text:p text:style-name="P4">
Source: <text:a xlink:type="simple" xlink:href="https://www.bbc.com/zhongwen/simp/world-66019629" text:style-name="Internet_20_link" text:visited-style-name="Visited_20_Internet_20_Link">
https://www.bbc.com/zhongwen/simp/world-66019629</text:a>
</text:p>
      <!--NEWS-->
      <text:h text:style-name="P10" text:outline-level="1">
<text:span text:style-name="T4">
瓦格纳兵变之后，俄罗斯市场小幅下跌 (Free Version)</text:span>
</text:h>
      <text:p text:style-name="P4">
Author: Chelsey Dulaney / Joe Wallace</text:p>
      <text:p text:style-name="P4">
Publisher: 华尔街日报中文网</text:p>
      <text:p text:style-name="P4">
Published Time: 2023-06-26T10:03:00.000Z</text:p>
      <text:p text:style-name="P4">
Modified Time: 2023-06-26T10:03:00.000Z</text:p>
      <text:p text:style-name="P4">
Created Time: 2023-06-26T10:03:00.000Z</text:p>
      <text:p text:style-name="P4">
Description: 在瓦格纳集团周末的兵变暴露出俄罗斯总统普京政权令人意想不到的弱点之后，俄罗斯市场小幅下跌。</text:p>
      <text:p text:style-name="P4">
Images: []</text:p>
      <text:p text:style-name="P4">
Categories: ['金融市场', '股市']</text:p>
      <text:p text:style-name="P4">
Keywords: SYND</text:p>
      <text:p text:style-name="P4">
Type: Article</text:p>
      <!--METADATA-->
      <text:p text:style-name="P4">
在瓦格纳集团(Wagner Group)周末的兵变暴露出俄罗斯总统普京(Vladimir Putin)政权令人意想不到的弱点之后，俄罗斯市场小幅下跌。</text:p>
      <text:p text:style-name="P4">
Source: <text:a xlink:type="simple" xlink:href="https://cn.wsj.com/articles/%E7%93%A6%E6%A0%BC%E7%BA%B3%E5%85%B5%E5%8F%98%E4%B9%8B%E5%90%8E-%E4%BF%84%E7%BD%97%E6%96%AF%E5%B8%82%E5%9C%BA%E5%B0%8F%E5%B9%85%E4%B8%8B%E8%B7%8C-8df23d40" text:style-name="Internet_20_link" text:visited-style-name="Visited_20_Internet_20_Link">
https://cn.wsj.com/articles/%E7%93%A6%E6%A0%BC%E7%BA%B3%E5%85%B5%E5%8F%98%E4%B9%8B%E5%90%8E-%E4%BF%84%E7%BD%97%E6%96%AF%E5%B8%82%E5%9C%BA%E5%B0%8F%E5%B9%85%E4%B8%8B%E8%B7%8C-8df23d40</text:a>
</text:p>
      <!--NEWS-->
      <text:h text:style-name="P10" text:outline-level="1">
<text:span text:style-name="T4">
泽连斯基与美加波兰领导人通话 指兵变暴露普京弱点</text:span>
</text:h>
      <text:p text:style-name="P4">
Author: 联合早报 (Person)</text:p>
      <text:p text:style-name="P4">
Publisher: 联合早报 (Organization)</text:p>
      <text:p text:style-name="P4">
Published Time: 2023-06-26T10:06</text:p>
      <text:p text:style-name="P4">
Modified Time: 2023-06-26T11:10</text:p>
      <text:p text:style-name="P4">
Description: 乌克兰总统泽连斯基分别与美国总统拜登、加拿大总理特鲁多和波兰总统杜达通电话，讨论俄罗斯兵变事件。路透社报道，泽连斯基星期天（6月25日）说，俄罗斯雇佣兵组织瓦格纳集团首脑普里戈任叛...</text:p>
      <text:p text:style-name="P4">
Videos: []</text:p>
      <text:p text:style-name="P4">
Audios: []</text:p>
      <text:p text:style-name="P4">
Images: []</text:p>
      <text:p text:style-name="P4">
Type: NewsArticle</text:p>
      <text:p text:style-name="P4">
Breadcrumbs: ['即时', '国际']</text:p>
      <text:p text:style-name="P4">
Keywords: ['泽连斯基', '俄罗斯兵变', '美国', '加拿大', '波兰']</text:p>
      <!--METADATA-->
      <text:p text:style-name="P4">
乌克兰总统泽连斯基分别与美国总统拜登、加拿大总理特鲁多和波兰总统杜达通电话，讨论 <text:a xlink:type="simple" xlink:href="https://www.zaobao.com/keywords/e-luo-si-bing-bian" text:style-name="Internet_20_link" text:visited-style-name="Visited_20_Internet_20_Link">
 俄罗斯兵变</text:a>
 事件。</text:p>
      <text:p text:style-name="P4">
路透社报道，泽连斯基星期天（6月25日）说，俄罗斯雇佣兵组织瓦格纳集团首脑普里戈任 <text:a xlink:type="simple" xlink:href="https://www.zaobao.com/realtime/world/story20230624-1407349" text:style-name="Internet_20_link" text:visited-style-name="Visited_20_Internet_20_Link">
 叛变</text:a>
 ， <text:a xlink:type="simple" xlink:href="https://www.zaobao.com/realtime/world/story20230624-1407532" text:style-name="Internet_20_link" text:visited-style-name="Visited_20_Internet_20_Link">
“暴露”了俄罗斯总统普京的“弱点”</text:a>
。他说，他和拜登“讨论了乌克兰的反攻进程和俄罗斯的情势，世界必须向俄罗斯施加压力，直到恢复国际秩序”。</text:p>
      <text:p text:style-name="P4">
泽连斯基也说，他和拜登还讨论了扩大双方防务合作，尤其是在远程武器方面，在北约峰会前加强协调，以及他推动的“全球和平峰会”的筹备工作。</text:p>
      <text:p text:style-name="P4">
同日，泽连斯基也和特鲁多通电话，他向特鲁多通报了被俄罗斯占领的扎波罗热核电站面对的“威胁形势”。泽连斯基本周早些时候警告，俄罗斯考虑在这座核电站 <text:a xlink:type="simple" xlink:href="https://www.zaobao.com/realtime/world/story20230519-1396267" text:style-name="Internet_20_link" text:visited-style-name="Visited_20_Internet_20_Link">
进行释放辐射的“恐怖主义”行为 </text:a>
，但俄罗斯否认这一指控。</text:p>
      <text:p text:style-name="P4">
泽连斯基说：“乌克兰的合作伙伴必须展现原则，特别是在维尔纽斯举行的北约峰会上。”北约峰会7月将在立陶宛首都维尔纽斯召开。</text:p>
      <text:p text:style-name="P4">
泽连斯基与杜达通电话后，也发表了类似的声明。</text:p>
      <text:p text:style-name="P4">
另据白宫说，拜登和泽连斯基讨论了“俄罗斯最近发生的事件”以及乌克兰正在进行的反攻。拜登重申美国对乌克兰的支持坚定不移，将为乌克兰持续提供安全、经济和人道主义援助。</text:p>
      <text:p text:style-name="P4">
特鲁多星期天说，瓦格纳集团叛变迅速平息后，他和泽连斯基讨论了俄罗斯的安全局势。</text:p>
      <text:p text:style-name="P4">
特鲁多在推特上写道：“加拿大坚持与乌克兰站在一道，为乌克兰人民提供他们所须要的支持。”</text:p>
      <text:p text:style-name="P4">
Source: <text:a xlink:type="simple" xlink:href="https://www.zaobao.com.sg/realtime/world/story20230626-1407875" text:style-name="Internet_20_link" text:visited-style-name="Visited_20_Internet_20_Link">
https://www.zaobao.com.sg/realtime/world/story20230626-1407875</text:a>
</text:p>
      <!--NEWS-->
      <text:h text:style-name="P10" text:outline-level="1">
<text:span text:style-name="T4">
瓦格纳集团短暂叛乱凸显普京权力脆弱</text:span>
</text:h>
      <text:p text:style-name="P4">
Creator: PETER BAKER</text:p>
      <text:p text:style-name="P4">
Publisher: https://www.facebook.com/nytimeschinese</text:p>
      <text:p text:style-name="P4">
Published Time: 2023-06-26T10:32:58+08:00</text:p>
      <text:p text:style-name="P4">
Description: 乌克兰发起反攻之际，这场短暂兵变造成的混乱可能导致俄罗斯战争努力的失败。但权力不稳可能增加普京行为的不可预测性，美国官员对核威胁仍感到焦虑。 Sergei Ilnitsky/EPA, via Shutterstock 俄罗斯总统普京在上周六的未遂兵变期间向全国发表讲话。美国官员认为兵变是普京的地位受到削弱的证据。</text:p>
      <text:p text:style-name="P4">
Images: ["<text:a xlink:type="simple" xlink:href="https://static01.nyt.com/images/2023/06/24/multimedia/24dc-russia-1-kmqv/24dc-russia-1-kmqv-master1050.jpg" text:style-name="Internet_20_link" text:visited-style-name="Visited_20_Internet_20_Link">
24dc-russia-1...</text:a>
", "<text:a xlink:type="simple" xlink:href="https://static01.nyt.com/images/2023/06/24/multimedia/24dc-us-russia-2-vpkl/24dc-us-russia-2-vpkl-master1050.jpg" text:style-name="Internet_20_link" text:visited-style-name="Visited_20_Internet_20_Link">
24dc-us-russi...</text:a>
"]</text:p>
      <text:p text:style-name="P4">
Category: 国际</text:p>
      <text:p text:style-name="P4">
Type: Article</text:p>
      <!--METADATA-->
      <text:p text:style-name="P4">
<draw:frame draw:style-name="fr1" draw:name="Image133" text:anchor-type="as-char" svg:width="6.9236in" svg:height="4.615733in" draw:z-index="0">
<draw:image xlink:href="../Images/cnnytimes/2023-06-26T10-32-58-08-00/24dc-russia-1-kmqv-master1050.jpg" xlink:type="simple" xlink:show="embed" xlink:actuate="onLoad" draw:mime-type="image/jpeg"/>
</draw:frame>
</text:p>
      <text:p text:style-name="P4">
一年多来，美国官员的心头萦绕着一个他们不敢公开提出的问题：俄罗斯搞砸入侵乌克兰的战争最终会不会导致普京总统垮台？</text:p>
      <text:p text:style-name="P4">
在这个混乱周末令人应接不暇的几个小时里，上述观念似乎不再那么难以置信。但尽管叶夫根尼·普里戈任的雇佣军叛乱所构成的直接威胁似乎已告终，这场短暂的兵变显示出，普京对权力的掌控比他20多年前上任以来的任何时候都更脆弱。</text:p>
      <text:p text:style-name="P4">
这也许是自俄罗斯入侵乌克兰的最初日子以来的最动荡时刻，兵变的后果让拜登总统和美国政策制定者们此刻既面临机遇又面临危险。就在乌克兰军队正在发起期待已久的反攻之际，国内的混乱可能会导致俄罗斯战争努力的失败，但是，不可预测、拥有核武器的普京如果感到脆弱将会怎样，这仍令美国官员们焦虑不堪。</text:p>
      <text:p text:style-name="P4">
“对美国来说，俄罗斯人的注意力被分散，这是有利的，这将削弱他们在乌克兰的军事计划，让他们不太可能在叙利亚等地继续挑起新问题，”麦凯恩国际领导力研究所执行主任、美国国防部前官员伊夫林·法卡斯说。“我们最关心的是确保专业军人保持对所有核设施的控制。”</text:p>
      <text:p text:style-name="P4">
这次向莫斯科迈进的武装冲突虽然短暂，但却是俄罗斯20多年来最引人注目的权力斗争，此前曾发生过1991年强硬派针对米哈伊尔·戈尔巴乔夫的未遂政变，以及1993年鲍里斯·叶利钦与议会的最后摊牌。但与那两次不同的是，华盛顿在这次权力斗争中没有特别喜欢的一方。普里戈任不比普京对美国更友好。</text:p>
      <text:p text:style-name="P4">
拜登对这场危机的回应是不做回应，他选择了谨慎，而不是公开发声。公开发声有可能给普京提供把柄，让普京将兵变归咎于外国阴谋，每当俄罗斯遇到麻烦时，这是克里姆林宫的惯常说法。拜登推迟了启程前往戴维营，在白宫的一个用餐厅（WardRoom，现用作临时战情室，实际的战情室正在翻修中）与高级顾问举行保密视频会议，并与英国、法国和德国的领导人通了电话。</text:p>
      <text:p text:style-name="P4">
总统的国家安全顾问杰克·沙利文为了能陪同拜登前往戴维营，取消了前往丹麦为乌克兰争取支持的行程，通过视频召开了原定在丹麦举行的会议。参谋长联席会议主席马克·米利将军也取消了对以色列和约旦的访问。但除了重申支持乌克兰外，美国政府保持了沉默，在观望事态发展的同时，官员们对情报进行了研究，以了解正在发生的事情。</text:p>
      <text:p text:style-name="P4">
虽然美国政府为出现这种情况起草应急方案已有很长时间，但在上周六却和其他人一样，除了传统的情报来源，还依靠社交媒体和其他在线资源，艰难地从俄罗斯获得确凿信息、对其进行解读。</text:p>
      <text:p text:style-name="P4">
美国官员对俄罗斯的核武库尤其关注，对这个有能力毁灭地球上大部分地区的国家出现不稳定，感到焦虑不安。但一名美国高级官员说，政府没有察觉到俄罗斯武器布置的任何变化，因此也没有改变美国的核态势。</text:p>
      <text:p text:style-name="P4">
“事情发展得相当快，所以很难知道最终走向何方，但对美国来说，两个大问题是核武器的指挥和控制，以及对乌克兰解放更多领土努力的影响，”美利坚大学国际关系教授、俄罗斯问题专家詹姆斯·戈德盖尔说。</text:p>
      <text:p text:style-name="P4">
如今在新美国安全中心工作的安德里娅·肯德尔-泰勒长期担任俄罗斯情报分析师，她说，美国影响俄罗斯事件的能力有限，应该把精力集中在防止暴力和混乱外溢上。</text:p>
      <text:p text:style-name="P4">
“华盛顿应该避免助长俄罗斯国内根深蒂固的无端恐惧，即美国或北约将寻求利用这种混乱，”她说。“这将对防止莫斯科做出过度反应非常重要，而且从长远而言，如果要与未来的某个俄罗斯稳定关系，这样做也很重要。”</text:p>
      <text:p text:style-name="P4">
无论美国官员们怎么看，他们已把俄罗斯发生的事件视为普京的地位受侵蚀的证据。几个月来，他们一直在跟踪普里戈任与俄罗斯国防部领导层在乌克兰战争管理问题上不断升级的争吵，像其他人一样，他们想知道普京为什么容忍了如此公开的异议，他们猜测这名俄罗斯总统是不是为了自己的政治目的，暗中鼓励了这种争吵。</text:p>
      <text:p text:style-name="P4">
<draw:frame draw:style-name="fr1" draw:name="Image134" text:anchor-type="as-char" svg:width="6.9236in" svg:height="4.615733in" draw:z-index="0">
<draw:image xlink:href="../Images/cnnytimes/2023-06-26T10-32-58-08-00/24dc-us-russia-2-vpkl-master1050.jpg" xlink:type="simple" xlink:show="embed" xlink:actuate="onLoad" draw:mime-type="image/jpeg"/>
</draw:frame>
</text:p>
      <text:p text:style-name="P4">
叶夫根尼·普里戈任在俄罗斯顿河畔罗斯托夫的街上与一名平民合影，他的部队随后撤离当地。  Associated Press</text:p>
      <text:p text:style-name="P4">
但上周六时，白宫和美国国家安全机构已基本上不怀疑普里戈任给普京造成了重大损害。普里戈任曾是俄罗斯总统的重要助手，他策划干预了2016年的美国总统大选。现在，他公开驳斥普京发动乌克兰战争的全部理由，否认了入侵是俄罗斯对所谓乌克兰和北约的威胁作出正当反应的说法。</text:p>
      <text:p text:style-name="P4">
而且，随着上周六危机的展开，普京在向全国发表讲话时将局面比作1917年，那是最后一个沙皇政府在一场糟糕的战争中垮台的一年，这种比较只会助长人们对克里姆林宫领导人对国家失控的形象。普京威胁要毁灭普里戈任，但却在几小时后与后者达成协议，这强化了一个现实：对于在俄罗斯土地上使用武力，普京不再大权独揽。</text:p>
      <text:p text:style-name="P4">
“有一点非常清楚：普京看上去非常软弱，”位于华盛顿的欧洲政策分析中心主任阿丽娜·波利亚科娃说，但她补充说，普京政府的崩溃也会带来其自身的危险。美国及其盟国“应该将注意力放在支持乌克兰上，同时为所有可能的情况制定计划，包括普京政权垮台、政府被极右派取而代之，这个派别在乌克兰战争方面更残酷、更不克制”。</text:p>
      <text:p text:style-name="P4">
即使假设普京继续掌权，政策制定者们也担心，如果普京觉得自己被逼到了墙角，他可能会变得更加难以捉摸。“软弱会引发普京更危险的行为，”曾在特朗普任总统期间担任美国驻俄罗斯大使的洪博培(JonHuntsman Jr.)说。“普京的‘战无不胜’有了新的动荡，这可以从各个角度被利用。”</text:p>
      <text:p text:style-name="P4">
俄罗斯的内乱给乌克兰带来了求之不得的安慰，乌克兰一直与美国武器供应商和情报官员一起努力将入侵者赶出其领土，但其期待已久的反攻进展缓慢。</text:p>
      <text:p text:style-name="P4">
普里戈任领导的瓦格纳集团雇佣军组织曾被视为乌克兰战场上最有效的俄罗斯力量，但随着该组织有号召力的领导人看似流亡白俄罗斯，雇佣军正在被俄罗斯国防部吸收，瓦格纳集团也许不再是一直以来凶猛的战斗部队。</text:p>
      <text:p text:style-name="P4">
据美国的信息，对乌克兰来说，不幸的是，普里戈任的兵变在俄罗斯主力部队为保护莫斯科而撤出前线之前就结束了。但美国官员预测，此次事件将加剧俄罗斯军队对战争的意义和领导人能力的怀疑。而且几乎没人认为普里戈任威势不再，会重操他年轻时卖热狗的旧业。美国官员预计他还有可拿出来的招数。</text:p>
      <text:p text:style-name="P4">
的确，曾任美国驻北约大使和乌克兰问题特使的库尔特·沃尔克说，普里戈任的兵变标志着乌克兰战争和普京任期结束的开始，尽管普京与普里戈任达成的协议中断了向莫斯科的进军。</text:p>
      <text:p text:style-name="P4">
“别相信撤退，”他说。“这是在做准备。普里戈任想在争取更多支持、提出要求的同时被视为俄罗斯人的英雄。普京政府不会放过他，届时那将成为他‘不情愿地’自我防卫的借口。”</text:p>
      <text:p text:style-name="P4">
用沃尔克的话说，将有“更多的靴子掉下来”。</text:p>
      <text:p text:style-name="P4">
Source: <text:a xlink:type="simple" xlink:href="https://cn.nytimes.com/world/20230626/us-russia-putin/" text:style-name="Internet_20_link" text:visited-style-name="Visited_20_Internet_20_Link">
https://cn.nytimes.com/world/20230626/us-russia-putin/</text:a>
</text:p>
      <!--NEWS-->
      <text:h text:style-name="P10" text:outline-level="1">
<text:span text:style-name="T4">
朝鲜：当前局势与朝鲜战争前夕相似 誓言继续强化核武</text:span>
</text:h>
      <text:p text:style-name="P4">
Author: 联合早报 (Person)</text:p>
      <text:p text:style-name="P4">
Publisher: 联合早报 (Organization)</text:p>
      <text:p text:style-name="P4">
Published Time: 2023-06-26T10:33</text:p>
      <text:p text:style-name="P4">
Modified Time: 2023-06-26T10:37</text:p>
      <text:p text:style-name="P4">
Description: 朝鲜指朝鲜半岛最近的局势与六二五战争（即朝鲜战争）时期相似，朝鲜将继续推进核武力强化政策。韩联社报道，朝中社星期一（6月26日）称，朝鲜外交部美国研究所在一份报告中说，受美国和韩国...</text:p>
      <text:p text:style-name="P4">
Videos: []</text:p>
      <text:p text:style-name="P4">
Audios: []</text:p>
      <text:p text:style-name="P4">
Images: []</text:p>
      <text:p text:style-name="P4">
Type: NewsArticle</text:p>
      <text:p text:style-name="P4">
Breadcrumbs: ['即时', '国际']</text:p>
      <text:p text:style-name="P4">
Keywords: ['朝鲜', '核武', '美朝关系']</text:p>
      <!--METADATA-->
      <text:p text:style-name="P4">
朝鲜指朝鲜半岛最近的局势与六二五战争（即朝鲜战争）时期相似，朝鲜将继续推进核武力强化政策。</text:p>
      <text:p text:style-name="P4">
韩联社报道，朝中社星期一（6月26日）称，朝鲜外交部美国研究所在一份报告中说，受美国和韩国的反朝鲜军事对抗行为及威胁煽动行为影响，朝鲜半岛周边地区的军事政治局势，与1950年代朝鲜战争爆发前的情况相同，指美国的好战行为将原本就不稳定的朝鲜半岛和东北亚军事紧张局势，推到了核战争的边缘。</text:p>
      <text:p text:style-name="P4">
朝鲜外交部美国研究所还说，今年来美国更是专注于侵害朝鲜的自主权和安全利益，事态的严重性和风险性已达到再也无法容忍的境地。只有强大的自卫性核威慑力能充分保障朝鲜半岛的势力均衡，守护地区的和平与稳定，阻止战争再次爆发。</text:p>
      <text:p text:style-name="P4">
该研究所说，美国的逆时代对朝敌政策和军事威胁一天不消除，朝鲜就会加速实施自卫国防力量强化政策，继续行使国家正当的自卫权。</text:p>
      <text:p text:style-name="P4">
分析人士认为，朝鲜上述主张旨在把提升军事力量造成紧张局势的责任推给美国，为日后进一步发起挑衅寻找借口。</text:p>
      <text:p text:style-name="P4">
6月25日为朝鲜战争爆发73周年纪念日，当天朝鲜各地举行了反美集会。</text:p>
      <text:p text:style-name="P4">
Source: <text:a xlink:type="simple" xlink:href="https://www.zaobao.com.sg/realtime/world/story20230626-1407877" text:style-name="Internet_20_link" text:visited-style-name="Visited_20_Internet_20_Link">
https://www.zaobao.com.sg/realtime/world/story20230626-1407877</text:a>
</text:p>
      <!--NEWS-->
      <text:h text:style-name="P10" text:outline-level="1">
<text:span text:style-name="T4">
俄罗斯兵变36小时</text:span>
</text:h>
      <text:p text:style-name="P4">
Creator: LAZARO GAMIO,MARCO HERNANDEZ,JOSH HOLDER,ANATOLY KURMANAEV,CHRISTINE ZHANG</text:p>
      <text:p text:style-name="P4">
Publisher: https://www.facebook.com/nytimeschinese</text:p>
      <text:p text:style-name="P4">
Published Time: 2023-06-26T10:38:23+08:00</text:p>
      <text:p text:style-name="P4">
Description: 从普里戈任质疑乌战、指责俄罗斯国防部长，到瓦格纳部队向莫斯科推进，再到普京发表全国讲话，双方谈判后瓦格纳撤兵。俄罗斯经历了惊心动魄的36小时。 The New York Times</text:p>
      <text:p text:style-name="P4">
Images: ["<text:a xlink:type="simple" xlink:href="https://static01.nyt.com/images/2023/06/24/us/2023-06-24-russia-rebellion-timeline-index/2023-06-24-russia-rebellion-timeline-index-master1050-v4.jpg" text:style-name="Internet_20_link" text:visited-style-name="Visited_20_Internet_20_Link">
2023-06-24-ru...</text:a>
", "<text:a xlink:type="simple" xlink:href="https://static01.nyt.com/images/2023/06/24/multimedia/24ukraine-blog-prigozhin-messages-01-lwfh/24ukraine-blog-prigozhin-messages-01-lwfh-master1050.jpg" text:style-name="Internet_20_link" text:visited-style-name="Visited_20_Internet_20_Link">
24ukraine-blo...</text:a>
", "<text:a xlink:type="simple" xlink:href="https://static01.nyt.com/images/2023/06/24/multimedia/24-wagner-carousel-04-cjft/24-wagner-carousel-04-cjft-master1050.jpg" text:style-name="Internet_20_link" text:visited-style-name="Visited_20_Internet_20_Link">
24-wagner-car...</text:a>
", "<text:a xlink:type="simple" xlink:href="https://static01.nyt.com/images/2023/06/24/multimedia/24ukraine-blog-putin-address-01-gqcz/24ukraine-blog-putin-address-01-gqcz-master1050.jpg" text:style-name="Internet_20_link" text:visited-style-name="Visited_20_Internet_20_Link">
24ukraine-blo...</text:a>
", "<text:a xlink:type="simple" xlink:href="https://static01.nyt.com/images/2023/06/24/multimedia/24ukraine-blog-rostov-withdrawal--kbth/24ukraine-blog-rostov-withdrawal--kbth-master1050.jpg" text:style-name="Internet_20_link" text:visited-style-name="Visited_20_Internet_20_Link">
24ukraine-blo...</text:a>
", "<text:a xlink:type="simple" xlink:href="https://static01.nyt.com/images/2023/06/24/multimedia/24-russia-wagner-carousel-02-kfhq/24-russia-wagner-carousel-02-kfhq-master1050.jpg" text:style-name="Internet_20_link" text:visited-style-name="Visited_20_Internet_20_Link">
24-russia-wag...</text:a>
"]</text:p>
      <text:p text:style-name="P4">
Category: 国际</text:p>
      <text:p text:style-name="P4">
Type: Article</text:p>
      <!--METADATA-->
      <text:p text:style-name="P4">
<draw:frame draw:style-name="fr1" draw:name="Image135" text:anchor-type="as-char" svg:width="6.9236in" svg:height="4.615733in" draw:z-index="0">
<draw:image xlink:href="../Images/cnnytimes/2023-06-26T10-38-23-08-00/2023-06-24-russia-rebellion-timeline-index-master1050-v4.jpg" xlink:type="simple" xlink:show="embed" xlink:actuate="onLoad" draw:mime-type="image/jpeg"/>
</draw:frame>
</text:p>
      <text:p text:style-name="P4">
瓦格纳私人军事公司负责人叶夫根尼·普里戈任周六在俄罗斯领导了一场武装叛乱，并声称他的部队已进入距莫斯科200公里以内的地区。以下是事件的发展过程。</text:p>
      <text:p text:style-name="P4">
<text:span text:style-name="T4">
周五上午11点</text:span>
</text:p>
      <text:p text:style-name="P4">
<text:span text:style-name="T4">
普里戈任质疑战争理由</text:span>
</text:p>
      <text:p text:style-name="P4">
<draw:frame draw:style-name="fr1" draw:name="Image136" text:anchor-type="as-char" svg:width="6.9236in" svg:height="4.615733in" draw:z-index="0">
<draw:image xlink:href="../Images/cnnytimes/2023-06-26T10-38-23-08-00/24ukraine-blog-prigozhin-messages-01-lwfh-master1050.jpg" xlink:type="simple" xlink:show="embed" xlink:actuate="onLoad" draw:mime-type="image/jpeg"/>
</draw:frame>
</text:p>
      <text:p text:style-name="P4">
周六，一则视频截图中的叶夫根尼·普里戈任。  Concord Group/Telegram, via Agence France-Presse</text:p>
      <text:p text:style-name="P4">
莫斯科时间周五上午11点开始，普里戈任在社交媒体上发布了一系列帖子，质疑克里姆林宫发动乌克兰战争的动机，并指责俄罗斯国防部长谢尔盖·绍伊古下令对瓦格纳战士进行致命空袭。“必须制止该国军事领导层的罪恶，”他在晚上9点左右发布的录音中说道。</text:p>
      <text:p text:style-name="P4">
<text:span text:style-name="T4">
周五午夜刚过</text:span>
</text:p>
      <text:p text:style-name="P4">
<text:span text:style-name="T4">
俄罗斯下令逮捕普里戈任</text:span>
</text:p>
      <text:p text:style-name="P4">
俄罗斯安全机构在官方媒体上发布了一系列声明，谴责普里戈任。俄罗斯主要情报机构联邦安全局以武装叛乱罪名对普里戈任展开调查。</text:p>
      <text:p text:style-name="P4">
社交媒体上流传的视频显示，军队和国民警卫队的装甲车被部署在莫斯科和顿河畔罗斯托夫，普里戈任表示他的战士正向那里进发。</text:p>
      <text:p text:style-name="P4">
<text:span text:style-name="T4">
周六上午7:30</text:span>
</text:p>
      <text:p text:style-name="P4">
<text:span text:style-name="T4">
瓦格纳军队占领顿河畔罗斯托夫</text:span>
</text:p>
      <text:p text:style-name="P4">
尽管有防御措施，瓦格纳军队还是占领了顿河畔罗斯托夫，几乎没有遇到抵抗。上午7点30分左右，普里戈任发布了一段来自地区军事总部的视频，声称控制了主要城市设施。社交媒体上的视频显示，武装的瓦格纳士兵融入了这座大都市的喧嚣之中：他们控制主要十字路口的交通，拿着外卖咖啡在城市里走动，还点了快餐。</text:p>
      <text:p text:style-name="P4">
<draw:frame draw:style-name="fr1" draw:name="Image137" text:anchor-type="as-char" svg:width="6.9236in" svg:height="4.609139in" draw:z-index="0">
<draw:image xlink:href="../Images/cnnytimes/2023-06-26T10-38-23-08-00/24-wagner-carousel-04-cjft-master1050.jpg" xlink:type="simple" xlink:show="embed" xlink:actuate="onLoad" draw:mime-type="image/jpeg"/>
</draw:frame>
</text:p>
      <text:p text:style-name="P4">
Reuters</text:p>
      <text:p text:style-name="P4">
<text:span text:style-name="T4">
周六早上</text:span>
</text:p>
      <text:p text:style-name="P4">
<text:span text:style-name="T4">
瓦格纳军队向莫斯科推进</text:span>
</text:p>
      <text:p text:style-name="P4">
随着瓦格纳巩固了对顿河畔罗斯托夫的控制，其军队向北推进至莫斯科。一列装甲车和运兵车似乎从罗斯托夫出发。另一支纵队从被占领的乌克兰穿越，进入俄罗斯北部的沃罗涅日地区。他们几乎没有遇到抵抗，并且一路上似乎击落了一些俄罗斯军用飞机。</text:p>
      <text:p text:style-name="P4">
<text:span text:style-name="T4">
周六上午10点</text:span>
</text:p>
      <text:p text:style-name="P4">
<text:span text:style-name="T4">
普京发表全国讲话</text:span>
</text:p>
      <text:p text:style-name="P4">
<draw:frame draw:style-name="fr1" draw:name="Image138" text:anchor-type="as-char" svg:width="6.9236in" svg:height="4.615733in" draw:z-index="0">
<draw:image xlink:href="../Images/cnnytimes/2023-06-26T10-38-23-08-00/24ukraine-blog-putin-address-01-gqcz-master1050.jpg" xlink:type="simple" xlink:show="embed" xlink:actuate="onLoad" draw:mime-type="image/jpeg"/>
</draw:frame>
</text:p>
      <text:p text:style-name="P4">
周六，普京在莫斯科发表电视讲话。图为俄罗斯官方媒体提供。  Sputnik, via Reuters</text:p>
      <text:p text:style-name="P4">
普京向全国发表电视讲话，要求全国团结一致，应对他所说的针对乌克兰及其盟国的战争。他说：“分裂我们团结的行为是在我们国家和人民背后捅刀子。”</text:p>
      <text:p text:style-name="P4">
<text:span text:style-name="T4">
周六下午早些时候</text:span>
</text:p>
      <text:p text:style-name="P4">
<text:span text:style-name="T4">
瓦格纳车队抵达叶列茨</text:span>
</text:p>
      <text:p text:style-name="P4">
瓦格纳的装甲纵队穿过沃罗涅日地区，没有进入主要城市，而是停在莫斯科以南约400公里的利佩茨克地区小镇叶列茨的公路边。该纵队包括坦克、装甲车、至少一辆自驱火箭发射器和大量运兵卡车。到这一刻为止，它几乎没有遇到抵抗。</text:p>
      <text:p text:style-name="P4">
<text:span text:style-name="T4">
周六晚上8:30</text:span>
</text:p>
      <text:p text:style-name="P4">
<text:span text:style-name="T4">
出人意料的协议</text:span>
</text:p>
      <text:p text:style-name="P4">
白俄罗斯官方媒体出人意料地宣布，该国总统亚历山大·卢卡申科已与普里戈任协商，后者同意停止其部队前进。普里戈任在音频消息中表示，他的部队已进入距莫斯科200公里范围内，并且正在“掉头”返回他们的训练营。</text:p>
      <text:p text:style-name="P4">
<text:span text:style-name="T4">
周六晚上11点</text:span>
</text:p>
      <text:p text:style-name="P4">
<text:span text:style-name="T4">
普里戈任离开顿河畔罗斯托夫</text:span>
</text:p>
      <text:p text:style-name="P4">
<draw:frame draw:style-name="fr1" draw:name="Image139" text:anchor-type="as-char" svg:width="6.9236in" svg:height="4.609139in" draw:z-index="0">
<draw:image xlink:href="../Images/cnnytimes/2023-06-26T10-38-23-08-00/24ukraine-blog-rostov-withdrawal--kbth-master1050.jpg" xlink:type="simple" xlink:show="embed" xlink:actuate="onLoad" draw:mime-type="image/jpeg"/>
</draw:frame>
</text:p>
      <text:p text:style-name="P4">
周六，俄罗斯，瓦格纳私人雇佣军集团从南部军事区总部撤离，回归大本营。  Reuters</text:p>
      <text:p text:style-name="P4">
瓦格纳部队离开顿河畔罗斯托夫，一些居民出来表示支持。普里戈任坐在一辆戒备森严的黑色SUV里驶出该市。</text:p>
      <text:p text:style-name="P4">
<draw:frame draw:style-name="fr1" draw:name="Image140" text:anchor-type="as-char" svg:width="6.9236in" svg:height="4.398134in" draw:z-index="0">
<draw:image xlink:href="../Images/cnnytimes/2023-06-26T10-38-23-08-00/24-russia-wagner-carousel-02-kfhq-master1050.jpg" xlink:type="simple" xlink:show="embed" xlink:actuate="onLoad" draw:mime-type="image/jpeg"/>
</draw:frame>
</text:p>
      <text:p text:style-name="P4">
瓦格纳负责人叶夫根尼·普里戈任离开总部。  Alexander Ermochenko/Reuters</text:p>
      <text:p text:style-name="P4">
Source: <text:a xlink:type="simple" xlink:href="https://cn.nytimes.com/world/20230626/prigozhin-putin-russia/" text:style-name="Internet_20_link" text:visited-style-name="Visited_20_Internet_20_Link">
https://cn.nytimes.com/world/20230626/prigozhin-putin-russia/</text:a>
</text:p>
      <!--NEWS-->
      <text:h text:style-name="P10" text:outline-level="1">
<text:span text:style-name="T4">
对美国和北约而言，被削弱的俄罗斯变数更大了 (Free Version)</text:span>
</text:h>
      <text:p text:style-name="P4">
Author: Daniel Michaels</text:p>
      <text:p text:style-name="P4">
Publisher: 华尔街日报中文网</text:p>
      <text:p text:style-name="P4">
Published Time: 2023-06-26T10:40:00.000Z</text:p>
      <text:p text:style-name="P4">
Modified Time: 2023-06-26T10:40:00.000Z</text:p>
      <text:p text:style-name="P4">
Created Time: 2023-06-26T04:14:00.000Z</text:p>
      <text:p text:style-name="P4">
Description: 俄罗斯的动荡给基辅及其西方支持者带来了这样一种可能性：莫斯科的不稳定将使俄乌冲突变得更加致命，因为俄罗斯领导人将想方设法保住权力。</text:p>
      <text:p text:style-name="P4">
Images: []</text:p>
      <text:p text:style-name="P4">
Categories: ['国际']</text:p>
      <text:p text:style-name="P4">
Keywords: SYND,LINK:EN|WP-WSJ-0001008232</text:p>
      <text:p text:style-name="P4">
Type: Article</text:p>
      <!--METADATA-->
      <text:p text:style-name="P4">
<text:a xlink:type="simple" xlink:href="https://cn.wsj.com/articles/CN-BGH-20230626091319" text:style-name="Internet_20_link" text:visited-style-name="Visited_20_Internet_20_Link">
 俄罗斯的动荡 </text:a>
给基辅及其西方支持者带来了这样一种可能性：莫斯科的不稳定将使俄乌冲突变得更加致命，因为俄罗斯领导人将想方设法保住权力。</text:p>
      <text:p text:style-name="P4">
Source: <text:a xlink:type="simple" xlink:href="https://cn.wsj.com/articles/%E5%AF%B9%E7%BE%8E%E5%9B%BD%E5%92%8C%E5%8C%97%E7%BA%A6%E8%80%8C%E8%A8%80-%E8%A2%AB%E5%89%8A%E5%BC%B1%E7%9A%84%E4%BF%84%E7%BD%97%E6%96%AF%E5%8F%98%E6%95%B0%E6%9B%B4%E5%A4%A7%E4%BA%86-f99c8285" text:style-name="Internet_20_link" text:visited-style-name="Visited_20_Internet_20_Link">
https://cn.wsj.com/articles/%E5%AF%B9%E7%BE%8E%E5%9B%BD%E5%92%8C%E5%8C%97%E7%BA%A6%E8%80%8C%E8%A8%80-%E8%A2%AB%E5%89%8A%E5%BC%B1%E7%9A%84%E4%BF%84%E7%BD%97%E6%96%AF%E5%8F%98%E6%95%B0%E6%9B%B4%E5%A4%A7%E4%BA%86-f99c8285</text:a>
</text:p>
      <!--NEWS-->
      <text:h text:style-name="P10" text:outline-level="1">
<text:span text:style-name="T4">
中国近期多起爆炸致数十人遇难　公安部下令严查</text:span>
</text:h>
      <text:p text:style-name="P4">
Author: None</text:p>
      <text:p text:style-name="P4">
Publisher: Radio Free Asia (Organization)</text:p>
      <text:p text:style-name="P4">
Published Time: 2023-06-26T10:56:00-04:00</text:p>
      <text:p text:style-name="P4">
Modified Time: 2023-06-26T15:37:35-04:00</text:p>
      <text:p text:style-name="P4">
Description: None</text:p>
      <text:p text:style-name="P4">
Videos: []</text:p>
      <text:p text:style-name="P4">
Audios: ["<text:a xlink:type="simple" xlink:href="https://www.rfa.org/mandarin/yataibaodao/renquanfazhi/hx1-062620230818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4.612011in" draw:z-index="0">
<draw:image xlink:href="../Images/rfamandarin/2023-06-26T10-56-00-04-00/000000.png" xlink:type="simple" xlink:show="embed" xlink:actuate="onLoad" draw:mime-type="image/png"/>
</draw:frame>
6月21日，宁夏银川市兴庆区富洋连锁烧烤店燃气爆炸，造成至少 31 人死亡。 <text:a xlink:type="simple" xlink:href="https://www.rfa.org/mandarin/yataibaodao/renquanfazhi/hx1-06262023081806.html/@@images/image" text:style-name="Internet_20_link" text:visited-style-name="Visited_20_Internet_20_Link">
</text:a>
Wang Peng/Xinhua via AP  <text:a xlink:type="simple" xlink:href="https://www.rfa.org/mandarin/yataibaodao/renquanfazhi/hx1-06262023081806.html/@@stream" text:style-name="Internet_20_link" text:visited-style-name="Visited_20_Internet_20_Link">
Audio-1-Link：https://www.rfa.org/mandarin/yataibaodao/renquanfazhi/hx1-06262023081806.html/@@stream</text:a>
</text:p>
      <text:p text:style-name="P4">
近两个月以来，中国媒体至少已披露八起、超过五十人遇难的爆炸事故。就此，公安部长王小洪下令实施夏季严查措施。</text:p>
      <ul>
        <li>
<text:span text:style-name="T4">
<text:a xlink:type="simple" xlink:href="https://www.rfa.org/mandarin/yataibaodao/shehui/jw1-06222023111041.html" text:style-name="Internet_20_link" text:visited-style-name="Visited_20_Internet_20_Link">
 官方证实：宁夏与内蒙古接连发生重大死伤事故 </text:a>
 </text:span>
  * <text:a xlink:type="simple" xlink:href="https://www.rfa.org/mandarin/Xinwen/3-06222023114427.html" text:style-name="Internet_20_link" text:visited-style-name="Visited_20_Internet_20_Link">
 <text:span text:style-name="T4">
习近平要求调查银川爆炸事故</text:span>
 </text:a>
  * <text:span text:style-name="T4">
<text:a xlink:type="simple" xlink:href="https://www.rfa.org/mandarin/Xinwen/st-06222023014928.html" text:style-name="Internet_20_link" text:visited-style-name="Visited_20_Internet_20_Link">
 银川烧烤店爆炸 31死7人抢救中 </text:a>
 </text:span>
 <text:a xlink:type="simple" xlink:href="https://www.rfa.org/mandarin/yataibaodao/renquanfazhi/gt2-06212023100044.html" text:style-name="Internet_20_link" text:visited-style-name="Visited_20_Internet_20_Link">
 **** </text:a>
</li>
      </ul>
      <text:p text:style-name="P4">
端午节前后，中国发生多起爆炸事故。综合媒体报道，5月1日上午，位于山东的中化集团鲁西化工双氧水生产区发生爆炸火灾，现场冒出巨型蘑菇云，造成9死、1伤、1失联；5月26日，河北廊坊大城县臧屯派出所爆炸案造成4死，2失联，该事件疑似警方囤放非法爆竹酿祸；6月13日，天津两个小区发生爆炸，导致3死、多人受伤，嫌疑人利用烟花爆竹作案。</text:p>
      <text:p text:style-name="P4">
5月1日，山东聊城鲁西化工双氧水生产区发生爆炸起火事故。官方通报，事故造成9死、1伤、1失联。（推特截图/夏小华提供）</text:p>
      <text:p text:style-name="P4">
<text:span text:style-name="T4">
宁夏烧烤店气爆31死 兰州石化厂闪爆</text:span>
</text:p>
      <text:p text:style-name="P4">
6月21日晚间，宁夏银川市兴庆区富洋连锁烧烤店燃气爆炸，造成31人死亡、7人受伤。</text:p>
      <text:p text:style-name="P4">
海外的《大纪元》报道，6月22日，辽宁营口钢铁厂传出突发爆炸事故，至少造成4死、5伤；6月23日，河南新密市新华路发生疑因液化气泄漏引发的爆炸事故，导致房屋坍塌，4人被埋，2人轻伤，2人重伤。</text:p>
      <text:p text:style-name="P4">
另外，官方央视披露，甘肃兰州市西固区一家石化公司24日晚间发生闪爆，浓烟蔓延几公里外。该事故疑为易燃气体聚集至一定浓度后，遇明火或电火花引爆。</text:p>
      <text:p text:style-name="P4">
6月24日，甘肃兰州市西固区一家石化公司发生闪爆事故。（网路视频截图/夏小华提供）  <text:a xlink:type="simple" xlink:href="https://www.rfa.org/mandarin/yataibaodao/renquanfazhi/hx1-06262023081806.html/4.jpg" text:style-name="Internet_20_link" text:visited-style-name="Visited_20_Internet_20_Link">
</text:a>
</text:p>
      <text:p text:style-name="P4">
北京、上海等主要城市也随即展开安全事故大排查。中国国务院25日决定成立“621”重大燃气爆炸事故调查组。</text:p>
      <text:p text:style-name="P4">
<text:span text:style-name="T4">
中国公安部长：公共安全隐患排查整治攻坚</text:span>
</text:p>
      <text:p text:style-name="P4">
中国公安部部长王小洪25日在全国公安机关视频会议下令，深入开展夏季治安打击整治行动，深化反渗透、反颠覆、反恐怖、反分裂、反邪教斗争，坚决捍卫政治安全；要坚持和发展新时代“枫桥经验”，有效排查化解各类矛盾纠纷；要严密社会面整体防控，严格落实公安武警联勤武装巡逻和快速响应等机制；要与有关部门密切配合，深入开展公共安全隐患排查整治攻坚，严防重特大公共安全事故。</text:p>
      <text:p text:style-name="P4">
 中国公安部部长王小洪（路透社）  <text:a xlink:type="simple" xlink:href="https://www.rfa.org/mandarin/yataibaodao/renquanfazhi/hx1-06262023081806.html/2018-02-28t095757z_330907134_rc19645fdae0_rtrmadp_3_china-politics-security.jpg" text:style-name="Internet_20_link" text:visited-style-name="Visited_20_Internet_20_Link">
</text:a>
</text:p>
      <text:p text:style-name="P4">
灾防专家、台湾铭传大学建筑学系教授王价巨接受自由亚洲电台采访指出，杜绝隐患必须来自第一线的安全防范，公权力平时须有效介入排检、演练。中国公安、武警在爆炸后如何应变，属外围监看，相关安全措施必须同时建立，不然只会再应付更多事故，只能在外维持秩序而已。</text:p>
      <text:p text:style-name="P4">
<text:span text:style-name="T4">
台灾防专家：杜绝隐患必须来自一线安全防范</text:span>
</text:p>
      <text:p text:style-name="P4">
王价巨说：“第一线工作人员教育训练有无足够风险意识，一旦遇到状况，如何在有限时间通知、启动整个应变灾害程序，都依赖第一线的能力和能量。如果对这风险讯号读不出来，后面只剩下危机处理和紧急应变。”</text:p>
      <text:p text:style-name="P4">
王价巨分析，事故发生后，须先厘清是有意或某环节疏忽所致。以宁夏烧烤店爆炸为例，很可能是缺乏管理组织和规章，甚至器材使用安全松散。</text:p>
      <text:p text:style-name="P4">
至于兰州石化工厂闪爆事故，王价巨研判八成是人为疏忽，涉及爆炸物品来源、运送、制造、设备等是否安全，以及监测人力和能力是否足够等方面：“所有公安事件不会是突然爆发，一定有征兆、蛛迹可循，很可能工厂的监控小组、安全应变小组没有意识或忽略这些讯号，才会累积到一定能量造成事件发生。这些疏失都是须改善的环节。”</text:p>
      <text:p text:style-name="P4">
<text:span text:style-name="T4">
原消防人员：业者行贿、安检放水等须杜绝</text:span>
</text:p>
      <text:p text:style-name="P4">
滞台中国异议人士龚与剑表示，他曾在中国做过合同制消防员：“消防权力很大，消防处防火检查存在腐败索贿的严重问题。我曾跟着防火处去排检KTV等重点防火单位，每次检查，仅只是我这样的小兵，一次回来可收到直接塞給你的高档烟，转卖出去二手商店约1000块人民币。你可以想见，那些更高层负责检查员收的贿赂有多少？我曾亲眼看见过，那些被检查的对象就公开地塞红包给防火检查员，厚厚一叠，至少一万块起跳。”</text:p>
      <text:p text:style-name="P4">
龚与剑说，公共安全事故多为人祸造成，原因在于没有严格按消防法规进行检查。如果真正落实排检，可减少九成灾难。</text:p>
      <text:p text:style-name="P4">
龚与剑还透露，中国的消防队配有专职消防通讯员和宣教中心处理新闻稿，能上媒体的消息都是非常小的救援，大灾难不是被压下来消音，就是只有豆腐块大小的版面。他所在的城市曾发生立交桥坍塌，当局组织全省救援，但桥下被压死了多少人至今仍是国家机密，当地媒体几乎未见报道。</text:p>
      <text:p text:style-name="P4">
记者：夏小华 责编：许书婷 何平 网编：瑞哲</text:p>
      <text:p text:style-name="P4">
Source: <text:a xlink:type="simple" xlink:href="https://www.rfa.org/mandarin/yataibaodao/renquanfazhi/hx1-06262023081806.html" text:style-name="Internet_20_link" text:visited-style-name="Visited_20_Internet_20_Link">
https://www.rfa.org/mandarin/yataibaodao/renquanfazhi/hx1-06262023081806.html</text:a>
</text:p>
      <!--NEWS-->
      <text:h text:style-name="P10" text:outline-level="1">
<text:span text:style-name="T4">
香港抗争四周年之三：离港后时评人续发声监督港府</text:span>
</text:h>
      <text:p text:style-name="P4">
Author: None</text:p>
      <text:p text:style-name="P4">
Publisher: Radio Free Asia (Organization)</text:p>
      <text:p text:style-name="P4">
Published Time: 2023-06-26T11:00:00-04:00</text:p>
      <text:p text:style-name="P4">
Modified Time: 2023-06-26T15:38:10-04:00</text:p>
      <text:p text:style-name="P4">
Description: None</text:p>
      <text:p text:style-name="P4">
Videos: []</text:p>
      <text:p text:style-name="P4">
Audios: ["<text:a xlink:type="simple" xlink:href="https://www.rfa.org/mandarin/yataibaodao/gangtai/ec-062620230714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5.1927in" draw:z-index="0">
<draw:image xlink:href="../Images/rfamandarin/2023-06-26T11-00-00-04-00/000000.png" xlink:type="simple" xlink:show="embed" xlink:actuate="onLoad" draw:mime-type="image/png"/>
</draw:frame>
吴志森和曾志豪移居海外，继续用广东话做时评，为港人服务。 <text:a xlink:type="simple" xlink:href="https://www.rfa.org/mandarin/yataibaodao/gangtai/ec-06262023071450.html/@@images/image" text:style-name="Internet_20_link" text:visited-style-name="Visited_20_Internet_20_Link">
</text:a>
陈子非摄  <text:a xlink:type="simple" xlink:href="https://www.rfa.org/mandarin/yataibaodao/gangtai/ec-06262023071450.html/@@stream" text:style-name="Internet_20_link" text:visited-style-name="Visited_20_Internet_20_Link">
Audio-1-Link：https://www.rfa.org/mandarin/yataibaodao/gangtai/ec-06262023071450.html/@@stream</text:a>
</text:p>
      <text:p text:style-name="P4">
在《国安法》下难以维继的香港时评人过去三年尝试另起炉灶。他们通过网上平台，在海外继续承担第四权的角色，监督港府运作。</text:p>
      <ul>
        <li>
<text:span text:style-name="T4">
<text:a xlink:type="simple" xlink:href="https://www.rfa.org/mandarin/yataibaodao/gangtai/ec-06232023010920.html" text:style-name="Internet_20_link" text:visited-style-name="Visited_20_Internet_20_Link">
 香港抗争四周年之二：前苹果日报记者设网媒为港人服务 </text:a>
 </text:span>
  * <text:a xlink:type="simple" xlink:href="https://www.rfa.org/mandarin/yataibaodao/gangtai/ec-06142023105656.html" text:style-name="Internet_20_link" text:visited-style-name="Visited_20_Internet_20_Link">
 <text:span text:style-name="T4">
香港612抗争四周年特别报道之一：海外离散港人如何凝聚向心力？</text:span>
 </text:a>
</li>
      </ul>
      <text:p text:style-name="P4">
2020年香港《国安法》生效前夕，有31年历史的香港讽刺时弊节目《头条新闻》遭停播，主持人吴志森和曾志豪分别移居英国和台湾，开设油管（Youtube）频道，继续评论香港时政。</text:p>
      <text:p text:style-name="P4">
吴志森（图左）和曾志豪（图右）穿上粉丝准备的戏服，做回《头条新闻》中太后与小豪子，让港人重拾旧日回忆。（陈子非摄）  <text:a xlink:type="simple" xlink:href="https://www.rfa.org/mandarin/yataibaodao/gangtai/ec-06262023071450.html/54345fd768ee-56fe5de6-548c66fe5fd78c6a-56fe53f3-7a7f4e0a7c894e1d51c659077684620f670d-505a56de300a5934676165b095fb300b4e2d592a540e4e0e5c0f8c6a5b50-8ba96e2f4eba91cd62fe65e765e556de5fc63002-96485b50975e6444.jpg" text:style-name="Internet_20_link" text:visited-style-name="Visited_20_Internet_20_Link">
</text:a>
</text:p>
      <text:p text:style-name="P4">
他们的频道有超过50万订阅户，吴志森表示，《国安法》后，香港本地几乎没有时评的空间，媒体难以发挥"第四权"监督政府的作用，海外评论节目能填补这片空白。</text:p>
      <text:p text:style-name="P4">
吴志森："仍然有不少港人很关心时事和香港的发展，他们不甘心被蒙在鼓里，想继续了解身处的环境，究竟有什么事正在发生。我经常在说，媒体是一只"看门狗"（watchdog），但很多香港的媒体，声带已被剪断，因为大家都知道，现在只是'和稀泥'，新闻和评论只会轻轻带过，媒体已无法再发声，在香港不能听到这些新闻，和对这些新闻的解读，而我们有空间根据事实作评论，这批港人觉得是值得去听，能为他们提供真实的资讯。"</text:p>
      <text:p text:style-name="P4">
<text:span text:style-name="T4">
曾志豪：网上时评节目主流为普通话 香港粤语时评需求增有发展空间</text:span>
</text:p>
      <text:p text:style-name="P4">
曾志豪表示，虽然网上已有很多不同时评节目，但用广东话和香港风格做评论的主持人，为数不多，离散海外的香港人开播评时政，可以为广东话观众服务。</text:p>
      <text:p text:style-name="P4">
曾志豪："中文世界的YouTube，很多是讲中国大陆的，每天可能就是习近平、习近平和习近平。香港相对来讲，是比较小的一个问题，但在海外的香港朋友或留在香港的朋友，他们也需要关注，那个需求还是有的，所以海外评论有点像国外代购的那种概念。我人在香港，但我的那眼光在全世界都没有缺席，你可以代购一些评论，你希望严肃的可以、希望搞笑的可以、或是想要听床师都可以。我感觉这个真的也可以有很大的市场需求。"</text:p>
      <text:p text:style-name="P4">
曾志豪："今天这个'英台会'是与别不同的，我们从'英台会'变成'台台会'，森哥从英国来到台湾与我们见面，请欢迎！"</text:p>
      <text:p text:style-name="P4">
吴志森和曾志豪首次在台北办直播，吸引几十人在现场，过千人在线上同步观看。（陈子非摄）  <text:a xlink:type="simple" xlink:href="https://www.rfa.org/mandarin/yataibaodao/gangtai/ec-06262023071450.html/54345fd768ee548c66fe5fd78c6a99966b21572853f05317529e76f464ad-54385f1551e053414eba572873b0573a-8fc753434eba57287ebf4e0a540c6b6589c2770b3002-96485b50975e6444.jpg" text:style-name="Internet_20_link" text:visited-style-name="Visited_20_Internet_20_Link">
</text:a>
</text:p>
      <text:p text:style-name="P4">
吴志森和曾志豪每周会有时段合作直播，让观众重搭《头条新闻》的回忆。他们早前首次在台湾办现场直播，吸引几十名从不同地方到台北的港人参与，线上有过千人同步观看。</text:p>
      <text:p text:style-name="P4">
<text:span text:style-name="T4">
吴志森：海外延续《头条新闻》风格式时评 为港人提供怀念自由香港的渠道</text:span>
</text:p>
      <text:p text:style-name="P4">
吴志森表示，《头条新闻》是代表还有言论自由的香港，他与曾志豪的合作直播，会凝聚一批对旧香港怀念的港人，但没想到节目也为离散各地的港人，提供可以再用广东话交流的机会。</text:p>
      <text:p text:style-name="P4">
吴志森："你无法估计听众来自多远的他方，之前有一个听众是在克罗地亚打来，已移居多年，他想在节目说克罗地亚人的文化冲突。因为他们没有机会在当地，可以用广东话分享在异邦的生活，他们想在我们的节目和平台分享，才有机会找回自己的身份认同。这个平台能创造这个效果，是我们意料之外。"</text:p>
      <text:p text:style-name="P4">
曾志豪表示，有安排观众来电分享环节的网上节目并不多，他们节目用回香港曾经很流行的节目模式，让观众找回香港人的感觉。</text:p>
      <text:p text:style-name="P4">
曾志豪："我们每个星期做节目的时候，大家原来最喜欢看的，是我的call In(接听电话）环节。后来我们发现，听众他们有很多意见想去表达，或是他们在他们各自的生活领域上面，他们有很多情感，需要宣泄出来，有callin环节，他们非常珍惜，取暖也好，交流也好，在海外需要找自己是香港人的证据，我们无形中给他们真的所谓的'weconnect’(连接)。"</text:p>
      <text:p text:style-name="P4">
<text:span text:style-name="T4">
曾志豪：国安法下红线太多难评估 时评人为自由或不能再回港</text:span>
</text:p>
      <text:p text:style-name="P4">
曾志豪表示，身处海外也难逃受《国安法》的影响，想继续做时评人，只能在香港和言论自由之间作决择。</text:p>
      <text:p text:style-name="P4">
曾志豪："继续做下去，那个风险就是距离香港会越来越远。之前我在香港还保留在《明报》写稿的那个空间。我曾经很天真地以为应该相安无事，但后来你就发现，当你在海外供稿的时候，下笔真的比较自由一些，你会碰到在香港的一些红线，结果迫你做选择，要有这个心理预备，回香港的风险会增加，要跟香港切断那个联系。"</text:p>
      <text:p text:style-name="P4">
吴志森表示，《国安法》的红线不定，政治审查已无孔不入，谈论民生议题也涉及政治，使每个人的风险值每天都不同，只能说在海外做香港时评，相对在香港做同样的工作，风险比较低，但没有人能准确评估。</text:p>
      <text:p text:style-name="P4">
记者：陈子非 责编：陈美华 许书婷 嘉远 网编：瑞哲</text:p>
      <text:p text:style-name="P4">
Source: <text:a xlink:type="simple" xlink:href="https://www.rfa.org/mandarin/yataibaodao/gangtai/ec-06262023071450.html" text:style-name="Internet_20_link" text:visited-style-name="Visited_20_Internet_20_Link">
https://www.rfa.org/mandarin/yataibaodao/gangtai/ec-06262023071450.html</text:a>
</text:p>
      <!--NEWS-->
      <text:h text:style-name="P10" text:outline-level="1">
<text:span text:style-name="T4">
新冠溯源：美国情报报告再显华府内部分歧，“零号病人”投书否认患病说法</text:span>
</text:h>
      <text:p text:style-name="P4">
Author: https://www.facebook.com/bbcworldservice/</text:p>
      <text:p text:style-name="P4">
Publisher: BBC News 中文</text:p>
      <text:p text:style-name="P4">
Published Time: 2023-06-26T11:07:16.000Z</text:p>
      <text:p text:style-name="P4">
Modified Time: 2023-06-26T11:07:16.000Z</text:p>
      <text:p text:style-name="P4">
Description: 美国情报机关解密一份报告，指出武汉病毒研究所是新冠病毒之说既无直接证据，又不能排除之际，两名被媒体报道指为“零号病人”的武汉科学家投书美国期刊否认指控。</text:p>
      <text:p text:style-name="P4">
Images: ["<text:a xlink:type="simple" xlink:href="https://ichef.bbci.co.uk/news/640/cpsprodpb/16486/production/_130207219_121120.2023-05-16t121029z_747391960_rc2gc0a6nem4_rtrmadp_3_global-pandemics-bats-origins.jpg" text:style-name="Internet_20_link" text:visited-style-name="Visited_20_Internet_20_Link">
_130207219_12...</text:a>
"]</text:p>
      <text:p text:style-name="P4">
Videos: ["<text:a xlink:type="simple" xlink:href="https://www.bbc.com/ws/av-embeds/cps/zhongwen/simp/science-66020211/p09llsln/zh-hans" text:style-name="Internet_20_link" text:visited-style-name="Visited_20_Internet_20_Link">
zh-hans</text:a>
", "<text:a xlink:type="simple" xlink:href="https://www.bbc.com/ws/av-embeds/cps/zhongwen/simp/science-66020211/p0ds0nwk/zh-hans" text:style-name="Internet_20_link" text:visited-style-name="Visited_20_Internet_20_Link">
zh-hans</text:a>
", "<text:a xlink:type="simple" xlink:href="https://www.bbc.com/ws/av-embeds/cps/zhongwen/simp/science-66020211/p09cfx14/zh-hans" text:style-name="Internet_20_link" text:visited-style-name="Visited_20_Internet_20_Link">
zh-hans</text:a>
"]</text:p>
      <text:p text:style-name="P4">
Tags: ['中美关系', '间谍', '新冠病毒疫情', '中國', '美国']</text:p>
      <text:p text:style-name="P4">
Type: Article</text:p>
      <!--METADATA-->
      <text:h text:style-name="P12" text:outline-level="3">
<text:span text:style-name="T4">
新冠溯源：美国情报报告再显华府内部分歧，“零号病人”投书否认患病说法</text:span>
</text:h>
      <text:p text:style-name="P4">
2023年6月26日上午11点07分<draw:frame draw:style-name="fr1" draw:name="Image154" text:anchor-type="as-char" svg:width="6.9236in" svg:height="3.894525in" draw:z-index="0">
<draw:image xlink:href="../Images/BBC Chinese/2023-06-26T11-07-16.000Z/_130207219_121120.2023-05-16t121029z_747391960_rc2gc0a6nem4_rtrmadp_3_global-pandemics-bats-origins.jpg" xlink:type="simple" xlink:show="embed" xlink:actuate="onLoad" draw:mime-type="image/jpeg"/>
</draw:frame>
</text:p>
      <text:p text:style-name="P4">
图像来源，  Reuters</text:p>
      <text:p text:style-name="P4">
图像加注文字，</text:p>
      <text:p text:style-name="P4">
新冠溯源问题在美国内部争论已久，也是影响中美关系僵局的重要一环，而武汉病毒研究所正是争论焦点之一。</text:p>
      <text:p text:style-name="P4">
<text:span text:style-name="T4">
美国一份解密报告显示，情报圈子没能找到直接证据，证明2019冠状病毒病（COVID-19；新冠病毒病）源于中国科学院武汉病毒研究所，但同时称不能排除此可能。</text:span>
</text:p>
      <text:p text:style-name="P4">
美国国家情报总监办公室（ODNI）的这份报告称，美国各情报机关同意新冠病毒既非基因改造，也非“实验室驯化”产物。但病毒来自自然或是实验室的可能性均依然存在。</text:p>
      <text:p text:style-name="P4">
报告解密之际，美国《华尔街日报》引述华府情报圈子消息称，三名武汉病毒研究所研究员是新冠“零号病人”，其中两人主动接触美国知名学术杂志《科学》，否认有关说法。</text:p>
      <text:p text:style-name="P4">
新冠溯源问题在美国内部争论已久，也是影响中美关系僵局的重要一环。中国外交部星期一（6月26日）反指美国应“公开德特里克堡及在世界各地设立的生物实验室情况，给世界人民一个负责任的交代”。</text:p>
      <text:p text:style-name="P4">
<text:a xlink:type="simple" xlink:href="https://www.bbc.com/zhongwen/simp/world-65981589" text:style-name="Internet_20_link" text:visited-style-name="Visited_20_Internet_20_Link">
 布林肯访华与拜登“独裁论” 中美关系“唇枪舌剑”下的一周 </text:a>
  * <text:a xlink:type="simple" xlink:href="https://www.bbc.com/zhongwen/simp/chinese-news-65752700" text:style-name="Internet_20_link" text:visited-style-name="Visited_20_Internet_20_Link">
 新冠病毒溯源：顶级中国科学家称不该排除实验室泄露 </text:a>
  * <text:a xlink:type="simple" xlink:href="https://www.bbc.com/zhongwen/simp/science-65085270" text:style-name="Internet_20_link" text:visited-style-name="Visited_20_Internet_20_Link">
 貉进入视野 我们是否发现了新冠病毒的“动物起源”？ </text:a>
  * <text:a xlink:type="simple" xlink:href="https://www.bbc.com/zhongwen/simp/science-64898311" text:style-name="Internet_20_link" text:visited-style-name="Visited_20_Internet_20_Link">
 病毒从实验室泄漏这种事，以前是否发生过 </text:a>
  * <text:a xlink:type="simple" xlink:href="https://www.bbc.com/zhongwen/simp/chinese-news-64688268" text:style-name="Internet_20_link" text:visited-style-name="Visited_20_Internet_20_Link">
 中共以“重大决定性胜利”总结疫情防控，有分析称意在警告异议者 </text:a>
</text:p>
      <text:p text:style-name="P4">
包括中国前外交部发言人赵立坚在内的中方官员曾多次公开指认新冠病毒是在华盛顿以北约80公里外 <text:a xlink:type="simple" xlink:href="https://www.bbc.com/zhongwen/simp/chinese-news-58303799" text:style-name="Internet_20_link" text:visited-style-name="Visited_20_Internet_20_Link">
 德特里克堡（Fort Detrick）军事基地</text:a>
内“制造”。但这些指认没有提供具体证据。</text:p>
      <text:p text:style-name="P4">
中国外交部发言人毛宁在例行记者会上说：“‘实验室泄漏极不可能’是中国—世卫组织联合专家在实地走访武汉相关实验室并同相关科研人员深入交流的基础上得出的权威科学结论，准确反映在中国—世卫组织溯源联合研究报告中，也得到了国际社会和科学界的广泛认可。”</text:p>
      <text:p text:style-name="P4">
“美国应当立即停止将溯源问题政治化、工具化、武器化，停止对别国进行栽赃抹黑、甩锅推责，停止对自身存在的种种疑点装聋作哑，尽快回应国际社会合理关切……给世界人民一个负责任的交代。”</text:p>
      <text:p text:style-name="P4">
<text:a xlink:type="simple" xlink:href="https://www.bbc.com/ws/av-embeds/cps/zhongwen/simp/science-66020211/p09llsln/zh-hans" text:style-name="Internet_20_link" text:visited-style-name="Visited_20_Internet_20_Link">
 Video-1-Link：/ws/av-embeds/cps/zhongwen/simp/science-66020211/p09llsln/zh-hans </text:a>
 <text:span text:style-name="T4">
你的器材不支持播放多媒体材料</text:span>
视频加注文字，</text:p>
      <text:p text:style-name="P4">
2021年6月：BBC《新闻之夜》调查武汉实验室泄漏理论，采访多位专家，分析个中因由。</text:p>
      <text:h text:style-name="P12" text:outline-level="3">
<text:span text:style-name="T4">
情报机关的调查有什么新发现</text:span>
</text:h>
      <text:p text:style-name="P4">
美国国会3月份通过法案，下令情报机关在90天内解密有关武汉病毒研究所的文件。国家情报总监办公室于上星期五（23日）晚间发表了这份解密文件。</text:p>
      <text:p text:style-name="P4">
<text:a xlink:type="simple" xlink:href="https://www.dni.gov/files/ODNI/documents/assessments/Report-on-Potential-Links-Between-the-Wuhan-Institute-of-Virology-and-the-Origins-of-COVID-19-20230623.pdf" text:style-name="Internet_20_link" text:visited-style-name="Visited_20_Internet_20_Link">
 这份10页长的报告说 </text:a>
：“由于两种假设（自然或实验室）不是依靠大量假设，就是面对着相互矛盾的报告挑战，因此中央情报局（CIA）与其他机关仍然无法确定COVID-19大流行的准确来源。”</text:p>
      <text:p text:style-name="P4">
报告指出，有四个美国政府机关相信病毒是从动物传染人类，另两个机关——能源部与联邦调查局（FBI）——仍然相信病毒是泄漏自实验室。</text:p>
      <text:p text:style-name="P4">
调查报告称，美国情报圈子仍未能排除新冠病毒来自实验室，但所有情报机关均同意新冠病毒并非源于生化武器开发。</text:p>
      <text:p text:style-name="P4">
<text:a xlink:type="simple" xlink:href="https://www.bbc.com/ws/av-embeds/cps/zhongwen/simp/science-66020211/p0ds0nwk/zh-hans" text:style-name="Internet_20_link" text:visited-style-name="Visited_20_Internet_20_Link">
 Video-2-Link：/ws/av-embeds/cps/zhongwen/simp/science-66020211/p0ds0nwk/zh-hans </text:a>
 <text:span text:style-name="T4">
你的器材不支持播放多媒体材料</text:span>
视频加注文字，</text:p>
      <text:p text:style-name="P4">
在短短的一个月，中国不再坚持动态清零，取而代之的是奥密克戎变种致病性弱的官方声明——回顾中国抗疫如何从“清零”走向“共存”。</text:p>
      <text:p text:style-name="P4">
报告称，武汉病毒研究所与中国军方因公共卫生需要，有在冠状病毒研究上合作，但不涉及任何能产生新冠病毒病的感染。</text:p>
      <text:p text:style-name="P4">
但报告同时提出，武汉病毒研究所的科学家建造了不同冠状病毒的“嵌合体”（chimeras），并利用了反向遗传学克隆（reverse geneticcloning）技术，而此举使隐藏蓄意修改变得可能。</text:p>
      <text:p text:style-name="P4">
报告称，一些研究人员也许在新冠疫情发生前，在操作实验时未曾采取足够的生物安全保障措施。</text:p>
      <text:h text:style-name="P12" text:outline-level="3">
<text:span text:style-name="T4">
武汉实验室“零号病人”反指“假新闻”</text:span>
</text:h>
      <text:p text:style-name="P4">
然而，根据该报告，美国情报机关对于武汉病毒研究所曾发生一起据称导致新冠疫情爆发的实验室事故并不知情。</text:p>
      <text:p text:style-name="P4">
报告指出，这起事故发生在2019年秋季，有数名研究人员在因此受到感染。但报告同时认为他们或是受其他疾病感染，且部分病征与新冠病毒病不符。</text:p>
      <text:p text:style-name="P4">
</text:p>
      <text:p text:style-name="P4">
图像来源，  AFP</text:p>
      <text:p text:style-name="P4">
图像加注文字，</text:p>
      <text:p text:style-name="P4">
石正丽坚称被点名为“零号病人”的研究员并未接触活体病毒。</text:p>
      <text:p text:style-name="P4">
<text:a xlink:type="simple" xlink:href="https://www.wsj.com/articles/u-s-funded-scientist-among-three-chinese-researchers-who-fell-ill-amid-early-covid-19-outbreak-3f919567" text:style-name="Internet_20_link" text:visited-style-name="Visited_20_Internet_20_Link">
 美国《华尔街日报》上周引述美国情报消息人士称 </text:a>
 ，在该起事故中受感染的研究人员分别是胡犇、余萍（Yu Ping；音译）和朱颜（ZhuYan；音译）。表明以反主流媒体为宗旨的新闻博客《群众》（Public） <text:a xlink:type="simple" xlink:href="https://public.substack.com/p/first-people-sickened-by-covid-19" text:style-name="Internet_20_link" text:visited-style-name="Visited_20_Internet_20_Link">
 更早披露三人名字</text:a>
，并称三人均为武汉病毒研究所研究员。</text:p>
      <text:p text:style-name="P4">
其中，胡犇博士是武汉病毒研究所的副研究员。据研究所官网资料，其研究方向包括蝙蝠、啮齿动物新病原发现。《群众》引述麻省理工学院—哈佛大学博德研究所（BroadInstitute）博士后研究员，分子生物学家曾昱嘉博士（Dr AlinaChan）称，胡犇是武汉病毒研究所新发传染病研究中心主任石正丽博士的得意门生，被视为其接班人。</text:p>
      <text:p text:style-name="P4">
<text:a xlink:type="simple" xlink:href="https://www.science.org/content/article/ridiculous-says-chinese-scientist-accused-being-pandemic-s-patient-zero" text:style-name="Internet_20_link" text:visited-style-name="Visited_20_Internet_20_Link">
 《科学》杂志称接获胡犇与余萍来信 </text:a>
。胡犇在邮件中写道：“最近有关所谓‘零号病人’的新闻完全是无稽谣言。”</text:p>
      <text:p text:style-name="P4">
“我没在2019年秋天病倒，当时也没出现过新冠病毒病症状。我与我的同事在2020年3月接受过新冠病毒（SARS-CoV-2）抗体检测，全都是阴性。”</text:p>
      <text:p text:style-name="P4">
余萍则形容“零号病人”指控为“假新闻”。《科学》杂志引述她说：“2019年的秋天，我既没生病也没任何新冠症状。”</text:p>
      <text:p text:style-name="P4">
两人同时否认参与过任何活体病毒实验。</text:p>
      <text:p text:style-name="P4">
<text:a xlink:type="simple" xlink:href="https://www.bbc.com/ws/av-embeds/cps/zhongwen/simp/science-66020211/p09cfx14/zh-hans" text:style-name="Internet_20_link" text:visited-style-name="Visited_20_Internet_20_Link">
 Video-3-Link：/ws/av-embeds/cps/zhongwen/simp/science-66020211/p09cfx14/zh-hans </text:a>
 <text:span text:style-name="T4">
你的器材不支持播放多媒体材料</text:span>
视频加注文字，</text:p>
      <text:p text:style-name="P4">
2021年4月：世卫组织新冠特使纳巴罗（David Nabarro）说，从过往经验看，对病毒溯源很少能找到明确路标。</text:p>
      <text:p text:style-name="P4">
医学期刊《感染、遗传与演化》（Infection, Genetics and Evolution） <text:a xlink:type="simple" xlink:href="https://www.sciencedirect.com/science/article/pii/S156713481830902X" text:style-name="Internet_20_link" text:visited-style-name="Visited_20_Internet_20_Link">
 曾在2019年2月</text:a>
发表过石正丽有关蝙蝠传播与非典型肺炎（SARS；萨斯、沙士）同类型病毒情况的研究，胡犇与余萍也参与了该项研究。</text:p>
      <text:p text:style-name="P4">
《科学》杂志称，石正丽透过电邮向该杂志证实了两人的说法，并称胡犇、余萍和朱颜只曾利用RNA萃取来进行基因排序，没曾接触活体病毒。</text:p>
      <text:p text:style-name="P4">
该杂志还引述曾参与分析武汉华南海鲜批发市场病毒数据的法国国家科学研究中心（CNRS）研究员佛罗伦斯·德巴雷博士（Dr FlorenceDébarre）抨击媒体未予中方科学家无罪假定。</text:p>
      <text:p text:style-name="P4">
武汉华南海鲜批发市场是首例新冠病毒病群聚感染发生地点。实验室泄漏论的支持者指出，武汉病毒研究所距离华南批发市场仅40分钟车程。</text:p>
      <text:p text:style-name="P4">
德巴雷博士称她本来对实验室泄漏论持开放态度，如今她更相信新冠病毒来自于自然，并主动在网上与实验室泄漏论支持者论战。 <text:a xlink:type="simple" xlink:href="https://twitter.com/flodebarre/status/1632422117173067778" text:style-name="Internet_20_link" text:visited-style-name="Visited_20_Internet_20_Link">
 曾昱嘉便是德巴雷公开对质的对象之一</text:a>
 。</text:p>
      <text:p text:style-name="P4">
</text:p>
      <text:h text:style-name="P12" text:outline-level="3">
<text:span text:style-name="T4">
美国政界向拜登政府发炮</text:span>
</text:h>
      <text:p text:style-name="P4">
在特朗普（Donald Trump）总统任内担任国家情报总监的约翰·拉特克利夫（John Ratcliffe）回应最新解密报告时，指控现任总统拜登（JoeBiden）及其政府“持续混淆视听”。</text:p>
      <text:p text:style-name="P4">
拉特克利夫在一份声明中称：“实验室泄漏是唯一得到科学、情报与常识支持的理论。”</text:p>
      <text:p text:style-name="P4">
</text:p>
      <text:p text:style-name="P4">
图像来源，  Reuters</text:p>
      <text:p text:style-name="P4">
图像加注文字，</text:p>
      <text:p text:style-name="P4">
拜登（左）3月份签署国会要求解密调查报告的法案时称，他的期望与国会一致，能发放的信息越多越好。</text:p>
      <text:p text:style-name="P4">
中国政府与联合国世界卫生组织（WHO）在2021年年初进行的联合调查认为，实验室泄漏理论“极其不可能”。 <text:a xlink:type="simple" xlink:href="https://www.bbc.com/zhongwen/simp/science-56587444" text:style-name="Internet_20_link" text:visited-style-name="Visited_20_Internet_20_Link">
 这定论使世卫组织遭受猛烈抨击</text:a>
，不少专家认为，这样的结论给不出足够答案，反只衍生了更多疑问。</text:p>
      <text:p text:style-name="P4">
美国哥伦比亚广播公司（CBS）报道，共和党籍的美国联邦众议院情报委员会主席迈克·特纳（MikeTurner）与新冠病毒大流行问题特别小组委员会主席布拉德·温斯特鲁普（Brad Wenstrup）认为，解密报告反给实验室泄漏论增加了可信性。</text:p>
      <text:p text:style-name="P4">
特纳与温斯特鲁普发表联署声明说：“中共与中国解放军须予以严正交代。”</text:p>
      <text:p text:style-name="P4">
“我们在感激国家情报总监办公室报告的同时，对新冠病毒病源头的搜证与调查必须继续。”</text:p>
      <text:p text:style-name="P4">
但也有专家认为，对于导致全球将近700万人死亡的新冠病毒病来说，其真正来源也许永远无法知晓。</text:p>
      <text:p text:style-name="P4">
Source: <text:a xlink:type="simple" xlink:href="https://www.bbc.com/zhongwen/simp/science-66020211" text:style-name="Internet_20_link" text:visited-style-name="Visited_20_Internet_20_Link">
https://www.bbc.com/zhongwen/simp/science-66020211</text:a>
</text:p>
      <!--NEWS-->
      <text:h text:style-name="P10" text:outline-level="1">
<text:span text:style-name="T4">
分析：伊拉克新预算可能弊大于利</text:span>
</text:h>
      <text:p text:style-name="P4">
Author: 半岛电视台</text:p>
      <text:p text:style-name="P4">
Publisher: Al Jazeera</text:p>
      <text:p text:style-name="P4">
Published Time: 2023-06-26T11:07:52</text:p>
      <text:p text:style-name="P4">
Modified Time: 2023-06-26T11:08:15</text:p>
      <text:p text:style-name="P4">
Description: 伊拉克国民议会于6月12日通过了2023年、2024年和2025年联邦预算，此时距总理穆罕默德·希亚·苏达尼新政府成立近八个月。</text:p>
      <text:p text:style-name="P4">
Images: ["<text:a xlink:type="simple" xlink:href="https://chinese.aljazeera.net/wp-content/uploads/2023/06/1-1687773051.jpg" text:style-name="Internet_20_link" text:visited-style-name="Visited_20_Internet_20_Link">
1-1687773051.jpg</text:a>
", "<text:a xlink:type="simple" xlink:href="https://chinese.aljazeera.net/wp-content/uploads/2023/06/1-1687773342.png" text:style-name="Internet_20_link" text:visited-style-name="Visited_20_Internet_20_Link">
1-1687773342.png</text:a>
"]</text:p>
      <text:p text:style-name="P4">
Topics: ['政治', '新闻', '经济']</text:p>
      <text:p text:style-name="P4">
Keywords: ['政治', '新闻', '经济', '伊拉克']</text:p>
      <text:p text:style-name="P4">
Type: Article</text:p>
      <!--METADATA-->
      <text:p text:style-name="P4">
<draw:frame draw:style-name="fr1" draw:name="Image161" text:anchor-type="as-char" svg:width="6.9236in" svg:height="3.888597in" draw:z-index="0">
<draw:image xlink:href="../Images/Aljazeera Chinese/2023-06-26T11-07-52/1-1687773051.jpg" xlink:type="simple" xlink:show="embed" xlink:actuate="onLoad" draw:mime-type="image/jpeg"/>
</draw:frame>
 伊拉克新预算可能弊大于利</text:p>
      <text:p text:style-name="P4">
伊拉克国民议会于6月12日通过了2023年、2024年和2025年联邦预算，此时距总理穆罕默德·希亚·苏达尼新政府成立近八个月。</text:p>
      <text:p text:style-name="P4">
今年的预算是伊拉克规模最大的一次，达 198.9 万亿伊拉克第纳尔，按官方汇率计算约为 1530 亿美元。2024 年和 2025年的预算将保持不变，除非内阁要求进行任何修改并得到议会批准。</text:p>
      <text:p text:style-name="P4">
政府首次利用2019年的财务管理法，该法允许制定最多三年的预算，伊拉克不仅在通过预算方面进展缓慢，而且过去九年中有三年根本没有通过预算——分别是2014年、2020年和2022年。</text:p>
      <text:p text:style-name="P4">
尽管2023年的预算只剩下半年时间，但人们可以放心，未来两年的预算将被覆盖，保证政府在 2025年底举行下一次联邦选举和定于今年举行的省议会选举之前有预算。</text:p>
      <text:p text:style-name="P4">
联邦预算还允许政府为地方投资项目提供资金并雇用数十万公共部门雇员，这对总理及其执政联盟产生了积极影响，并增加了他们在即将举行的两次选举中的当选能力。</text:p>
      <text:h text:style-name="P13" text:outline-level="4">
<text:span text:style-name="T4">
雄心勃勃却又岌岌可危</text:span>
</text:h>
      <text:p text:style-name="P4">
然而，伊拉克的经济和预算严重依赖石油，这使两者都处于不稳定的境地，几乎所有国家收入都来自石油销售。2022 年，伊拉克从石油中赚取了创纪录的 1156亿美元，但石油是一种不稳定的大宗商品，尽管伊拉克是产量第二大的成员国，但它并不控制全球石油市场，也不是欧佩克的相关决策者。</text:p>
      <text:p text:style-name="P4">
这使得伊拉克很容易受到石油市场不稳定和其他欧佩克成员国产量决策的影响，特别是因为该预算是基于每桶 70美元的雄心勃勃的油价，如果价格下跌，就有可能引发一系列经济困境和公众愤怒。</text:p>
      <text:p text:style-name="P4">
预算要求今年雇用超过 50 万伊拉克人，这并不是第一个包含大规模公共部门招聘的预算，伊拉克的公共部门至少有 450 万名员工，已经不堪重负。</text:p>
      <text:p text:style-name="P4">
政府办公室人满为患，组织混乱，进一步减慢了官僚主义的速度, 今年的大规模招聘也将给未来政府带来养老金负担。</text:p>
      <text:p text:style-name="P4">
<draw:frame draw:style-name="fr1" draw:name="Image162" text:anchor-type="as-char" svg:width="6.9236in" svg:height="4.612736in" draw:z-index="0">
<draw:image xlink:href="../Images/Aljazeera Chinese/2023-06-26T11-07-52/1-1687773342.png" xlink:type="simple" xlink:show="embed" xlink:actuate="onLoad" draw:mime-type="image/png"/>
</draw:frame>
2022年，伊拉克从石油中赚取了创纪录的1156亿美元（法新社）</text:p>
      <text:p text:style-name="P4">
如果政府想在2024年和2025年增加更多就业岗位，只需要议会投票即可，因此，未来两年有可能增加更多就业岗位。</text:p>
      <text:p text:style-name="P4">
与该地区的许多国家一样，伊拉克的社会契约以公共部门招聘为前提，公民在大学毕业时就期望在公共部门工作，伊拉克 2005 年宪法第 22条规定了工作权，虽然没有具体说明工作类型，但人们普遍认为这意味着政府职位。</text:p>
      <text:p text:style-name="P4">
自 2003 年以来，公共部门增长了四倍，目前工资占 2023 年预算的四分之一以上。</text:p>
      <text:p text:style-name="P4">
2003年萨达姆·侯赛因下台后形成的伊拉克政治精英的运作方式就好像该国仍然能够负担得起这种安排，而且这样做是为了政治利益，它的大多数成员都被流放或驻扎在伊拉克库尔德地区，并利用庇护网络与新伊拉克国家的人民建立联系和合法性。</text:p>
      <text:p text:style-name="P4">
因此，数以百万计的伊拉克人被雇用到公共部门，这是他们已经习惯的事情，但值得庆幸的是，有了一个新的政治赞助人。</text:p>
      <text:p text:style-name="P4">
无论是为了选举权还是出于对公共部门工作权利的信念，即使是独立候选人和新政党成员也主张公共部门招聘，甚至是 2019 年 10月抗议活动后出现的改良主义政治运动，也不愿推行不受欢迎的经济改革，无论这些改革有多重要。</text:p>
      <text:p text:style-name="P4">
两项经常被专家讨论但被公众拒绝的改革是限制公共部门招聘和实施更严格的税收。</text:p>
      <text:p text:style-name="P4">
2019年10月至2020年3月发生的抗议活动呼吁经济机会、结束腐败和政治改革，这导致了提前选举和新的选举法，但政治制度本身没有发生系统性变化。</text:p>
      <text:p text:style-name="P4">
使事情进一步复杂化的是，抗议者继续要求就业，在某些情况下，少数独立议员参加了这些抗议活动。</text:p>
      <text:h text:style-name="P13" text:outline-level="4">
<text:span text:style-name="T4">
重建国家</text:span>
</text:h>
      <text:p text:style-name="P4">
基础设施支出是新预算的重点，该预算将发展和重建资金分配给特定领域。</text:p>
      <text:p text:style-name="P4">
辛贾尔和尼尼微平原重建基金提供500亿第纳尔（3800万美元），用于重建在打击伊斯兰国（ISIS）中被摧毁的地区一样，巴格达市政府还拨款 1000亿第纳尔（7600 万美元）用于卡赫的服务项目，底格里斯河西岸将在那里修建达尔维什大桥、铺设街道以及修复公共空间和公园。</text:p>
      <text:p text:style-name="P4">
拨款 750 亿第纳尔（5700 万美元）用于振兴南部两个省份的沼泽地。</text:p>
      <text:p text:style-name="P4">
此外，还有一项针对最贫困省份的重建基金，金额为 5000 亿第纳尔（3.81亿美元），旨在改善基础设施以及医疗保健、电力和教育服务等服务，这是对受“伊斯兰国”影响地区现有重建基金的补充。</text:p>
      <text:p text:style-name="P4">
然而，伊拉克在支出联邦预算方面的记录并不是最好的，2021年通过的最新预算执行率为79%，并优先支付工资和养老金。</text:p>
      <text:p text:style-name="P4">
伊拉克的外汇储备创历史新高，并且不再需要向科威特支付1990年入侵的赔款，但对于如何投资这些财富却没有任何愿景，而且预算仍然存在赤字。</text:p>
      <text:p text:style-name="P4">
扩大公共部门实际上有助于进一步减缓伊拉克的官僚主义，这阻碍了发展项目的实施，为了解决这个问题，经济改革是必要的，但预算中却没有进行这些改革。</text:p>
      <text:p text:style-name="P4">
例如，总理办公室经济政策部门没有拨款，因此，尽管伊拉克刚刚通过了有史以来最大的预算，但其主任仍在寻求外部资金。</text:p>
      <text:p text:style-name="P4">
现任政府可能只是在履行前任政府的招聘承诺，但没有明显的理由不将经济改革纳入预算法。</text:p>
      <text:p text:style-name="P4">
如果公共招聘冻结或上限被写入法律，，而不是由总理办公室的行政命令强制执行，那么扭转将更困难。</text:p>
      <text:p text:style-name="P4">
预算规模庞大，使得伊拉克很难寻求发展援助或经济改革的外国援助，伊拉克安全局势的改善和稳定的增强可能会吸引外国投资，例如伊拉克的 TotalEnergies交易价值 270 亿美元，其中卡塔尔能源公司拥有 25% 的股份。</text:p>
      <text:p text:style-name="P4">
然而，如果没有经济改革且预算与以前没有太大差异，很难向外国投资者证明伊拉克是一个不错的选择。</text:p>
      <text:p text:style-name="P4">
当然，除了这么大的预算容易滋生腐败这一事实之外，这进一步降低了外国对伊拉克商业环境的信任和兴趣，伊拉克长期以来一直与腐败作斗争，专家估计，自 2003年以来，已有 1500 亿至 3000 亿美元被盗出该国。</text:p>
      <text:p text:style-name="P4">
这份预算涵盖三年，具有前瞻性，强调基础设施和重建，这是积极的，但它对经济改革的漠视将给未来的预算和政府增加压力。</text:p>
      <text:p text:style-name="P4">
Source: <text:a xlink:type="simple" xlink:href="https://chinese.aljazeera.net/news/2023/6/26/%e5%88%86%e6%9e%90%e4%bc%8a%e6%8b%89%e5%85%8b%e6%96%b0%e9%a2%84%e7%ae%97%e5%8f%af%e8%83%bd%e5%bc%8a%e5%a4%a7%e4%ba%8e%e5%88%a9" text:style-name="Internet_20_link" text:visited-style-name="Visited_20_Internet_20_Link">
https://chinese.aljazeera.net/news/2023/6/26/%e5%88%86%e6%9e%90%e4%bc%8a%e6%8b%89%e5%85%8b%e6%96%b0%e9%a2%84%e7%ae%97%e5%8f%af%e8%83%bd%e5%bc%8a%e5%a4%a7%e4%ba%8e%e5%88%a9</text:a>
</text:p>
      <!--NEWS-->
      <text:h text:style-name="P10" text:outline-level="1">
<text:span text:style-name="T4">
评论 | 程晓农：台海和与战，究竟作何解？</text:span>
</text:h>
      <text:p text:style-name="P4">
Author: None</text:p>
      <text:p text:style-name="P4">
Publisher: Radio Free Asia (Organization)</text:p>
      <text:p text:style-name="P4">
Published Time: 2023-06-26T11:07:57-04:00</text:p>
      <text:p text:style-name="P4">
Modified Time: 2023-06-26T11:07:57-04:00</text:p>
      <text:p text:style-name="P4">
Description: None</text:p>
      <text:p text:style-name="P4">
Videos: []</text:p>
      <text:p text:style-name="P4">
Audios: ["<text:a xlink:type="simple" xlink:href="https://www.rfa.org/mandarin/pinglun/chengxiaonong/cxn-062620231024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321666in" draw:z-index="0">
<draw:image xlink:href="../Images/rfamandarin/2023-06-26T11-07-57-04-00/000000.png" xlink:type="simple" xlink:show="embed" xlink:actuate="onLoad" draw:mime-type="image/png"/>
</draw:frame>
 棋盘、中国和台湾旗帜 <text:a xlink:type="simple" xlink:href="https://www.rfa.org/mandarin/pinglun/chengxiaonong/cxn-06262023102443.html/@@images/image" text:style-name="Internet_20_link" text:visited-style-name="Visited_20_Internet_20_Link">
</text:a>
路透社图片  <text:a xlink:type="simple" xlink:href="https://www.rfa.org/mandarin/pinglun/chengxiaonong/cxn-06262023102443.html/@@stream" text:style-name="Internet_20_link" text:visited-style-name="Visited_20_Internet_20_Link">
Audio-1-Link：https://www.rfa.org/mandarin/pinglun/chengxiaonong/cxn-06262023102443.html/@@stream</text:a>
</text:p>
      <text:p text:style-name="P4">
布林肯访华，中共拒绝重启军事对话。中南海的这个姿态表明，中共想要继续扩军备战，进一步挑战国际秩序，而军事对话无疑会妨碍中共这样的谋划。由此可以判断，中美冷战不会因外交对话得到缓解；相反，中美冷战在扩军备战和情报战对抗中将继续升级。但是，这是否就意味着战争到来呢？本文分析台海地区和与战的真实含义，为什么台湾在中美冷战中可以保得和平，而对中共求和却必然毁掉和平。</text:p>
      <text:p text:style-name="P4">
<text:span text:style-name="T4">
一、中美冷战处于何种阶段？</text:span>
</text:p>
      <text:p text:style-name="P4">
虽然中共一直批判美国有冷战思维，而美国国务卿布林肯也强调，中美目前并非处于“冷战”关系，而是竞争和合作并存，但现实中，中美之间的关系越来越朝冷战升级的方向移动。中美冷战的始作俑者，毫无疑问是中共；中美冷战的升级推动者还是中共。实际上，中共在这方面的立场是，国际规则和国际秩序必须由我来任意决定，“我可以挑衅，你不许回应；我可以犯规，你不许抵制”，否则就是你有“冷战思维”；这不过是“只许州官放火，不许百姓点灯”的国际关系翻版，是二十一世纪新的红色大国霸权主义的宣示。</text:p>
      <text:p text:style-name="P4">
我今年6月16日在本台发表的文章，《中美冷战格局固定化》，介绍了中共点燃这场冷战的过程，以及从2020年初到现在，中美冷战如何从双方军事上的冷战式对抗，快速延伸到外交和高科技层面；而一旦中美对抗被锁定到了高科技层面，这场新冷战就最后被形塑成为标准的全面冷战了，中共因此也就无法退出来了。</text:p>
      <text:p text:style-name="P4">
最近，由中共制造的冷战升级行动再度成为国际关注的中心。6月3日中美之间又发生了军事上的冷战式对抗，中共驱逐舰苏州号在台湾海峡的国际航道上，于非常危险的近距离内（135米），横切美军驱逐舰钟云号的正常航线，制造了撞船危险，这是美苏冷战中苏联潜艇经常玩弄的威胁手法。而在情报战方面，中共则模仿苏联在美苏冷战期间的做法，到美国附近的古巴设置长期电子侦听站，公然窃取美国东海岸的军事电讯情报一事曝光，使得中共对美国的谍报活动达到了标准的冷战式情报战这一层级，中共的这个做法也是抄苏联在美苏冷战当中的“作业”。</text:p>
      <text:p text:style-name="P4">
为什么中共不怕自己的扩军备战活动和在海上、空中反复违反国际法规、制造危险和摩擦之举动，会“擦枪走火”、引发热战？道理很简单，中共很清楚，拥有核武器的红色大国对美国的一再挑衅，并不会导致美国开火反击，因为，在冷战状态下，双方“擦枪不走火”，才是最高准则；否则，拥有核武器的大国之间一旦发生热战，就可能导致核战和地球毁灭。中南海就是利用了这一“擦枪不走火”的冷战潜规则，不断测试美国的底线，步步进逼。而布林肯反复对习近平讲，双方要在军事对抗层面设立“护栏（guardrail），也是为了确保“擦枪不走火”。</text:p>
      <text:p text:style-name="P4">
<text:span text:style-name="T4">
二、中国抢占南海国际海域的真正意图</text:span>
</text:p>
      <text:p text:style-name="P4">
中共为什么要阻止美军在南海和台海这两个公海的国际水域作正常巡逻，共军把美国军舰和飞机的巡逻称为“抵近侦察”。南海的水下有什么东西，中共不想让美国侦察到？中共的一个去年被关闭的国安部外宣媒体《多维新闻》2020年3月4日刊登过一篇报道，标题是，《解码中国战略核潜艇南海“堡垒海区”，中美水下较量无声》。由于习近平打击中共国安部系统内的反习势力，《多维新闻》被关闭了，现在只有一家美国的中文网站转载的这篇文章还能看到。</text:p>
      <text:p text:style-name="P4">
这篇文章把中共强占南海公海海域的战略目的说得非常清楚：“关键在于，南海属于中国打造中的‘堡垒海区’……20世纪70年代中期后，苏联提出了‘堡垒海区’战略，即在一定的海域重兵设防，打造成海上堡垒，将弹道导弹核潜艇的发射阵地设置在堡垒海区，以增强‘二次核打击’能力……中国选择了两条腿走路，既要突破岛链封锁进入西太平洋，也要建立‘堡垒海区’……中国军方将南海打造成中国的‘堡垒海区’——弹道导弹核潜艇发射阵地。南海面积高达350万平方公里，平均水深1,212米，尤其是南海中部的南海海盆水深在3,400米至3,600米，非常适合弹道导弹核潜艇这样的大型潜艇活动。中国对西沙群岛、中沙群岛的控制以及南沙群岛的填海造地陆，使中国对南海海盆的控制大大加强……”</text:p>
      <text:p text:style-name="P4">
由此可见，中共在南海霸占暗礁，建造七个人工岛，目的就是保护从海南岛三亚市榆林军港潜航进入深海海域的战略核潜艇可以安全藏身。这种战略核潜艇携带的洲际飞弹可以从深海用核弹头袭击美国的西部和中西部地区，构成了对美国国家安全的核威胁。就是因为有了这样的战略核潜艇“堡垒海区”，中共才对美国接二连三地挑起军事威胁。</text:p>
      <text:p text:style-name="P4">
中共在军事上点燃中美冷战的第一个直接动作，是2020年初直接派海军舰队到美国在太平洋上的重要军事基地中途岛附近演习，并且放话“剑指珍珠港”；而中共建成战略核潜艇的南海“堡垒海区”，从那里派出核潜艇，穿越巴士海峡，进入西太平洋乃至中太平洋，就是中共直接威胁美国的第二个重大动作，我2020年12月7日在本台发表的文章《中共“南向崛起”的“立威之举”？》里介绍过。</text:p>
      <text:p text:style-name="P4">
中共把战略核潜艇的基地转移到海南省三亚市的榆林军港之后，从卫星照片上可以看到，这个基地把一座靠海的山掏空，潜艇基地设在山洞里；战略核潜艇潜航进港时立刻躲进山洞里，出港时也不用浮出水面，直接从山洞里钻进南海深水区。这种情况下，卫星只能看到战略核潜艇进港、出港那几分钟里水下潜艇的身影，日本曾经公布过这样的卫星照片；但潜艇躲到南海里，卫星就不容易看到了，所以美军只能用电子侦察机来侦测战略核潜艇发出的电子信号，从而发现它的位置。中共作出这样的军事部署，是标准的冷战式军事对抗姿态，构成了对美国的长期核威胁。</text:p>
      <text:p text:style-name="P4">
<text:span text:style-name="T4">
三、和与战：有无冷战，含义相反</text:span>
</text:p>
      <text:p text:style-name="P4">
由于中共在对内宣传上从来不对国人讲清楚冷战状态下“擦枪不走火”的关键潜规则，所以，对于中美冷战，中国的“粉红”们往往是一片战争叫嚣，以致于有时候中共会不得不放风来稍稍灭一下“火”。比如，我今年5月30日在本台发表的文章《中共对台长期战略与当下的"逼统"意图》中指出，今年4月下旬国内网站上出现了一篇《若收回台湾，中国可能要面临“四线作战”，我军必须慎重？》，说明解放军不能在台海轻启战端。此文刊登后已逾两月，笔者写作本文时它仍然在国内网站上传播，这就是中共内宣的“灭火”动作。</text:p>
      <text:p text:style-name="P4">
虽然台湾地处中美冷战的前线，但和平与战争这个问题在台湾有许多误解和误读。其中最典型的就是，“票投执政党，青年上战场”这样的选举口号；其相关的宣传同时强调，“票投在野党，和平无战争”。这种口号是对时局的误读或刻意曲解，因为这类口号完全错读了台湾所处的国际局势，更对中美冷战完全无知。然而，面对如此之刻意误导，台湾的许多年青人却很“吃”它，以致于在选前民调中出现了明显的对这种说法的认同倾向。</text:p>
      <text:p text:style-name="P4">
笔者觉得，有必要把冷战之下的和平与战争专门作一个解析，从而厘清其中的正误。讲到中共挑起的战争威胁，大家只看到了威胁本身，但往往看不到，军事威胁本身并不等于开战，而战争有热战和冷战之别。冷战说起来是战，那冷战之下有没有和平？美苏冷战几十年，世界大战并未爆发；恰恰是美苏冷战，给二战以后的地球带来了长达四十多年的和平。</text:p>
      <text:p text:style-name="P4">
很多人只把眼睛盯在冷战中的战字上，听到冷战就联想到热战，所以他们觉得，冷战也是战，不如和平好，在他们的心目中，冷战这个词一共两个字，冷字是虚词。然而，事实正好相反，冷战这个词，战才是虚词，冷才是核心概念。因为，冷战的目的就是避战，避免世界性的热战大爆发，也就是桃园县议员、退役少将于北辰将军讲的，“备战才能避战”。美苏冷战史证明，冷战确实成功地遏止了热战，所以才给世界带来了和平。所以，谈到冷战，真正核心的要害是，要把眼光放在冷战的冷字上。</text:p>
      <text:p text:style-name="P4">
冷战从来都是掌握核武器的共产党大国发动的，既然美国尚且不能劝阻共产党政权停止战争威胁，台湾的在野党就更没有资格妄谈和谈止战。中共发动冷战的对象，与苏联一样，并非台湾，而是美国；台湾在中美冷战当中，亦非可说合两边的第三方。假如不存在中美冷战，则中共对台湾动武就没有国际障碍了；那种情况下，战争会摧毁和平。然而，当中美冷战已经成型以后，美国不得不把稳定东亚、特别是台湾的安全，作为自己的战略目标，为此会与盟国一起支援台湾，美国国会现在两党都有共识，美军各军种也都已开始调整部署，以实现这个战略目标。这样，中美冷战状态下的台湾反而获得了和平的可能，就象美苏冷战时期的西德一样。</text:p>
      <text:p text:style-name="P4">
<text:span text:style-name="T4">
四、中美冷战中的美国角色</text:span>
</text:p>
      <text:p text:style-name="P4">
既然中共自以为军事实力增大以后，就有能力发动中美冷战，那在这个世界上，就只有美国才能顶住它。拥有核武器、又是头号军事强国的美国，除了制止共产党政权的战争威胁，并没有其他选择；否则，世界就会重蹈太平洋战争的覆辙，再度面临大日本帝国南进方略所造成的印太地区战乱。</text:p>
      <text:p text:style-name="P4">
对美国来讲，唯一可以对抗中共政权对外扩张野心的战略，就是迫使共产党政权陷入冷战之下国际对抗格局。这种格局最后将让共产党政权在扩军备战的过程中，技术逐渐落后，经济逐渐衰败，最后倒在冷战之中。这方面，苏联的解体和消失给了我们最清晰的结论。</text:p>
      <text:p text:style-name="P4">
其实，中共2020年初点燃中美冷战之后，一开始美国对中共军事威胁的态度，和当年美苏冷战早期一样，反应比较慢。川普总统先对中共发起关税制裁这样的贸易战，同时运用外交手段，希望中共改变大规模盗窃美国智慧产权的做法。中共则在外交上与美国虚与委蛇，毫不让步，既不停止情报战，又不停止扩军备战。</text:p>
      <text:p text:style-name="P4">
拜登上任后，美国面临中共越来越大的军事威胁，不得不抓紧应对，这就有了美军关于台海可能爆发战争的说法。这个时候，中共却认为，要靠加大军事威胁来让美国后退。于是，中共加紧了军机扰台和武统威胁，并扩大其威胁中太平洋水域的航母舰队，这就使美国必须加快军事布局和外交斡旋，与盟国包括台湾一起，来稳定东亚地区的稳定。</text:p>
      <text:p text:style-name="P4">
中共在冷战较量中，不但摆出决不让步的姿态，而且正对美国步步紧逼。比如，最近中共的对美情报战升级到了在古巴设军事监听站，再早还有大型间谍气球横穿美国全境；军事对抗方面，中共完全否认国际海洋法规，强行宣布台湾海峡和南海是其领海，为此还故意在台海用军舰横切航线来威胁美军舰船。所有的这些挑衅，只能升高中美冷战的进阶。</text:p>
      <text:p text:style-name="P4">
就像我6月16日在本台发表的文章《中美冷战格局固定化》提到的，冷战的升级必然导致科技战，美国为了放慢或阻止中共威胁世界和东亚和平的步伐，开始采用关键科技方面的封锁战术，比如，切断中共从西方获得高端晶片来扩军备战的途径。这就是美中晶片战的由来。</text:p>
      <text:p text:style-name="P4">
在台湾的安全方面，中美冷战格局的形成和升级，正在粉碎中共武力攻击台湾的企图。现在的局面是，“台湾有事，就是美国有事，日本有事，盟国有事”，中共自己也知道，它将面临“四线作战”的困境，所以，中共想武力占领台湾的梦想很难实现了。</text:p>
      <text:p text:style-name="P4">
这种局面，其实就是化中共试图武力攻台的那种可能的热战，转化为长期冷战。当然了，这场冷战不是中共和台湾之间的冷战，而是中美冷战。真正在中美冷战中承担最主要负担的是美国，因为美国是用巨大的军力和核弹储备来与中共相抗衡，迫使中共不能诉诸武力。从这个意义来讲，美国为这第二场冷战承担着巨大的风险，而台湾则变成了中美冷战的受益国，因而可能获得中美冷战之下的“和平”，直到中共逐渐陷入技术落后和经济困境，再也无力维持扩军备战的规模和速度，最后中美冷战以美国的盟友胜利而告终。</text:p>
      <text:p text:style-name="P4">
<text:span text:style-name="T4">
五、台湾：冷战保和平，求和毁和平</text:span>
</text:p>
      <text:p text:style-name="P4">
以上分析说明，台湾面临中共的武力威胁，其实只有一种和平的机会，那就是，在中美冷战的状态下，借助这场冷战来保住台湾，稳定台湾的经济社会，取得一种相对和平的生存环境。</text:p>
      <text:p text:style-name="P4">
在中美冷战的国际环境中，台湾完全不同于新加坡。新加坡不是中美冷战的着眼点，而台湾正好就是中共在中美冷战中想要夺取的第一块“跳板”和第一个前进基地。中共的印太战略很大程度上抄袭了大日本帝国的“大东亚共荣圈”构想。当时的大日本帝国是把中国作为它南进或北进的跳板和基地，因此，在太平洋战争之前先发动了对华战争。大日本帝国知道，它没有能力占领美国，但它只有把美军逐出太平洋，才能实现独霸印太地区的野心，因此发起了珍珠港袭击。</text:p>
      <text:p text:style-name="P4">
二战初期，核武器尚未出世，所以当年大日本帝国敢于毫无顾忌地发动海上和陆上的热战；如今的中美冷战是两个核大国之间的全方位对抗，中共不敢冒毁国的危险，悍然在东亚轻启热战的战端。中共试图制造东亚和印太地区国际秩序的混乱，而台湾要乱世求存，无法向侵犯者求来和平，而只能与维持印太和平的美国及其盟友一起，共同捍卫东亚的和平。因此，今天的台湾，绝无可能在意图颠覆印太地区国际秩序、企图吞并台湾的中共，和抵制中共侵略意图的美国及其盟友之间，保持所谓的“等距离”。因为，如果台湾去向北京“求和”，最后只会被迫加入中共对抗美国及其盟友的阵营，那将是对台湾最大的出卖，比二战前英国首相张伯伦找希特勒签慕尼黑协议危险百倍。</text:p>
      <text:p text:style-name="P4">
中共既然一段时间内无法武力攻击台湾，它就想利用台湾既存的政治势力，争取尽快达到“和平解放”台湾的目标。所以，只要是赞成与中共握手言好的人，他都想利用。而红色大国的好战本性从未改变过，不管台湾把姿态放得多软，中共只会步步紧逼，威胁台湾，以夺取台湾为最终目标。面对中共一个这样的红色政权，台湾不可能“搬家”，也无可逃避，只有背靠盟友，自保求和平。</text:p>
      <text:p text:style-name="P4">
在中美冷战的大背景下，台湾自保求和平，才能避免来自中共的热战或“和平解放”。如果台湾向中共下跪求饶，放弃国防，接受统一，那中共必然趁机占领台湾；并且进一步以台湾为前进基地，把美国挤出第一岛链，结果台湾将陷入中共对外扩张的陷阱里；在统一过程的短暂“和平”之后，台湾非常可能会被中共推入它对外扩张所造成的火海。</text:p>
      <text:p text:style-name="P4">
台湾以自己的民主自由为傲，但在中美冷战迅速升级这样的历史关头，作为这场冷战中被中共锁定的第一块“跳板”和第一个前进基地，台湾的自由民主取决于明年年初的大选。台湾民主化以来，没有一次大选象这次大选这样，对台湾的生死存亡如此重要。以前的大选，选民可以关心“政党轮替”，因为不同政党的对内政策不会让国家伤筋动骨；这次大选，在野党仍然打出了“政党轮替”或“换党做做看”的口号，却掩盖了一个每位选民都必须关心的事实，不同政党的对外政策，可能直接关系到台湾的国家存亡。  兹事体大，再不可以平常心待之。</text:p>
      <text:p text:style-name="P4">
（文章只代表特约评论员个人的立场和观点）</text:p>
      <text:p text:style-name="P4">
Source: <text:a xlink:type="simple" xlink:href="https://www.rfa.org/mandarin/pinglun/chengxiaonong/cxn-06262023102443.html" text:style-name="Internet_20_link" text:visited-style-name="Visited_20_Internet_20_Link">
https://www.rfa.org/mandarin/pinglun/chengxiaonong/cxn-06262023102443.html</text:a>
</text:p>
      <!--NEWS-->
      <text:h text:style-name="P10" text:outline-level="1">
<text:span text:style-name="T4">
因雷暴天气和通信故障 纽约华盛顿航班延误</text:span>
</text:h>
      <text:p text:style-name="P4">
Author: 联合早报 (Person)</text:p>
      <text:p text:style-name="P4">
Publisher: 联合早报 (Organization)</text:p>
      <text:p text:style-name="P4">
Published Time: 2023-06-26T11:20</text:p>
      <text:p text:style-name="P4">
Modified Time: 2023-06-26T11:23</text:p>
      <text:p text:style-name="P4">
Description: 因雷暴天气和美国联邦航空管理局一设施发生故障，导致美国东海岸星期天（6月25日）晚间航班严重延误，华盛顿和纽约一度暂停大多数入境航班。路透社报道，美国联邦航空管理局（FAA）说，华...</text:p>
      <text:p text:style-name="P4">
Videos: []</text:p>
      <text:p text:style-name="P4">
Audios: []</text:p>
      <text:p text:style-name="P4">
Images: []</text:p>
      <text:p text:style-name="P4">
Type: NewsArticle</text:p>
      <text:p text:style-name="P4">
Breadcrumbs: ['即时', '国际']</text:p>
      <text:p text:style-name="P4">
Keywords: ['航班', '华盛顿', '纽约', '故障', '天气']</text:p>
      <!--METADATA-->
      <text:p text:style-name="P4">
因雷暴天气和美国联邦航空管理局一设施发生故障，导致美国东海岸星期天（6月25日）晚间航班严重延误，华盛顿和纽约一度暂停大多数入境航班。</text:p>
      <text:p text:style-name="P4">
路透社报道，美国联邦航空管理局（FAA）说，华盛顿地区的航班服务在通信设备切换到备用系统后，已经恢复，但因雷暴天气导致航班延误的几个纽约机场还没有恢复。</text:p>
      <text:p text:style-name="P4">
FAA说，亚特兰大哈茨菲尔德—杰克逊机场、费城机场、纽瓦克自由机场、纽约肯尼迪机场和拉瓜迪亚机场，因雷暴天气，都发布了“地面停飞”指令。</text:p>
      <text:p text:style-name="P4">
航班追踪网站FlightAware的信息显示，纽瓦克自由机场有39%的航班延误起飞，从拉瓜迪亚机场起飞的航班有47%延误。</text:p>
      <text:p text:style-name="P4">
Source: <text:a xlink:type="simple" xlink:href="https://www.zaobao.com.sg/realtime/world/story20230626-1407885" text:style-name="Internet_20_link" text:visited-style-name="Visited_20_Internet_20_Link">
https://www.zaobao.com.sg/realtime/world/story20230626-1407885</text:a>
</text:p>
      <!--NEWS-->
      <text:h text:style-name="P10" text:outline-level="1">
<text:span text:style-name="T4">
中国拟立法   "习思想"指导爱国教育</text:span>
</text:h>
      <text:p text:style-name="P4">
Author: None</text:p>
      <text:p text:style-name="P4">
Publisher: Radio Free Asia (Organization)</text:p>
      <text:p text:style-name="P4">
Published Time: 2023-06-26T11:27:00-04:00</text:p>
      <text:p text:style-name="P4">
Modified Time: 2023-06-26T13:40:32-04:00</text:p>
      <text:p text:style-name="P4">
Description: None</text:p>
      <text:p text:style-name="P4">
Videos: []</text:p>
      <text:p text:style-name="P4">
Audios: ["<text:a xlink:type="simple" xlink:href="https://www.rfa.org/mandarin/yataibaodao/zhengzhi/hx2-062620230758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4.612011in" draw:z-index="0">
<draw:image xlink:href="../Images/rfamandarin/2023-06-26T11-27-00-04-00/000000.png" xlink:type="simple" xlink:show="embed" xlink:actuate="onLoad" draw:mime-type="image/png"/>
</draw:frame>
2022年10月12日，在北京举行的中共第二十次全国代表大会期间。 <text:a xlink:type="simple" xlink:href="https://www.rfa.org/mandarin/yataibaodao/zhengzhi/hx2-06262023075842.html/@@images/image" text:style-name="Internet_20_link" text:visited-style-name="Visited_20_Internet_20_Link">
</text:a>
路透社图片  <text:a xlink:type="simple" xlink:href="https://www.rfa.org/mandarin/yataibaodao/zhengzhi/hx2-06262023075842.html/@@stream" text:style-name="Internet_20_link" text:visited-style-name="Visited_20_Internet_20_Link">
Audio-1-Link：https://www.rfa.org/mandarin/yataibaodao/zhengzhi/hx2-06262023075842.html/@@stream</text:a>
</text:p>
      <text:p text:style-name="P4">
中国官方媒体本周一披露，当局正计划专门立法，加强爱国主义教育，并以所谓的"习思想"作为指导。有评论认为，此举旨在强化对青少年实施洗脑教育，以及便于习近平在政治上打击异己。</text:p>
      <text:p text:style-name="P4">
<text:a xlink:type="simple" xlink:href="https://www.rfa.org/mandarin/yataibaodao/zhengzhi/hx2-05232023094804.html" text:style-name="Internet_20_link" text:visited-style-name="Visited_20_Internet_20_Link">
 <text:span text:style-name="T4">
习近平发起"精神洗礼"运动 台学者：异己者将被肃清</text:span>
 </text:a>
  * <text:a xlink:type="simple" xlink:href="https://www.rfa.org/mandarin/yataibaodao/zhengzhi/rc-02012022142330.html" text:style-name="Internet_20_link" text:visited-style-name="Visited_20_Internet_20_Link">
 <text:span text:style-name="T4">
新时代文明实践中心遍地开花 “习思想”入脑入心？</text:span>
 </text:a>
  * <text:span text:style-name="T4">
<text:a xlink:type="simple" xlink:href="https://www.rfa.org/mandarin/yataibaodao/zhengzhi/hx2-04112023070604.html" text:style-name="Internet_20_link" text:visited-style-name="Visited_20_Internet_20_Link">
 回归个人崇拜：中共中央下令高校必学《习近平著作选读》 </text:a>
 </text:span>
</text:p>
      <text:p text:style-name="P4">
据新华社报道，《中华人民共和国爱国主义教育法》草案6月26日首次提请全国人大常委会审议。该草案将爱国主义教育纳入国民教育体系，突出学校和家庭对青少年和儿童的教育；并对利用红色资源、文化遗产、爱国主义教育基地和文化场馆等开展爱国主义教育，通过国家表彰、国庆节、重大节庆日等活动，通过升挂国旗、奏唱国歌、宪法宣誓等仪式开展爱国主义教育，作出具体规定。</text:p>
      <text:p text:style-name="P4">
中国全国人大常委会法工委发言人臧铁伟25日在记者会表示，《爱国主义教育法草案》是以“习近平新时代中国特色社会主义思想”为指导，坚持爱国、爱党、爱社会主义相统一，把维护祖国统一和民族团结作为着力点，把实现中华民族伟大复兴的中国梦作为鲜明主题。</text:p>
      <text:p text:style-name="P4">
台湾的中时新闻网指出，中国近年发生多起与爱国主义相关的舆论事件，如脱口秀演员李昊石以习近平勉励解放军的“作风优良，能打胜仗”8字形容野狗，遭当局调查；艺人张哲瀚曾在日本靖国神社拍照片，被曝光后遭封杀；中国政府在全国广设“爱国主义教育示范基地”，截至2021年已达到585个。</text:p>
      <text:p text:style-name="P4">
<text:span text:style-name="T4">
胡平：立法爱国 显示中共意识型态破产</text:span>
</text:p>
      <text:p text:style-name="P4">
新华社的报道说，制定爱国教育法，对振奋民族精神、凝聚人民力量具重大意义。</text:p>
      <text:p text:style-name="P4">
旅居美国的《北京之春》杂志荣誉主编胡平接受自由亚洲电台采访则指出，中国当局对内、对外打爱国主义大旗已有很长时间，显示中共强加的意识型态彻底破产。上述立法的目的在于打击和压制中国各种不同的政治见解。</text:p>
      <text:p text:style-name="P4">
 中国庆祝中华人民共和国成立70周年阅兵式（路透社）<text:a xlink:type="simple" xlink:href="https://www.rfa.org/mandarin/yataibaodao/zhengzhi/hx2-06262023075842.html/2.jpg" text:style-name="Internet_20_link" text:visited-style-name="Visited_20_Internet_20_Link">
 </text:a>
</text:p>
      <text:p text:style-name="P4">
胡平说：“当然爱党就要和爱习近平、‘不可妄议’连在一起了，就要把一切他不喜欢的思想言论扣上不爱国的罪名，说你卖国、汉奸。”</text:p>
      <text:p text:style-name="P4">
胡平提到，过去共产党打击异己的法宝就是扣上“反革命”帽子，但反革命这个词现在已经不吃香，而且中共已将它取消，变成颠覆国家政权、寻衅滋事，但中共认为这些罪名缺少意识型态的广泛性，索性把所谓的爱国主义加进去。</text:p>
      <text:p text:style-name="P4">
胡平分析，中国政府立爱国主义教育法的另一个作用是洗脑工具：“当局还在宣传马克思主义、毛泽东思想、邓小平理论、强调习近平思想这些东西，远起不到毛时代的广大力量，所以拿爱国主义作一个补充，通过这方式加强对青少年思想控制。”</text:p>
      <text:p text:style-name="P4">
<text:span text:style-name="T4">
台学者：中国惧怕內部掀起颜色革命</text:span>
</text:p>
      <text:p text:style-name="P4">
台湾韬略策进学会秘书长吴建忠接受本台采访表示：“这是世界上第一部爱国主义教育法，显然对中共而言，已到了刻不容缓，必须以立法维护国家统一的境地。2019年，（中国）国务院曾颁布《新时代爱国主义教育实施纲要》。中共迷信以法制暴、以法制乱有着密不可分的神功妙效，实际上违反国际社会潮流。”</text:p>
      <text:p text:style-name="P4">
吴建忠指出，中共内部面临经济、政治动荡，对外俄乌战争前景未明，非常担心出现颜色革命，即便各地已有爱国教育示范基地仍嫌不够，必须靠立法威吓人民。</text:p>
      <text:p text:style-name="P4">
吴建忠说：“舆论网路上出现许多中国威胁论、中国崩溃论，让中共感到威胁，必须透过爱国教育法规凝聚这样的共识。例如刚过的端午节，中共是把屈原当爱国诗人的思考进行宣传，这是为共产党服务的思考教育。”</text:p>
      <text:p text:style-name="P4">
吴建忠说，中共认为学生对爱国教育的理解只停留在书本，根本没有实践，因此以立法加强社会教育中的爱国主义。但当学生走入社会面对的是实际问题，如经济能否温饱，司法能否公平等问题，因此当局试图补齐年轻人离开学校之后的所谓“爱国意识”。</text:p>
      <text:p text:style-name="P4">
记者：夏小华 责编：陈美华 许书婷 何平 网编：瑞哲</text:p>
      <text:p text:style-name="P4">
Source: <text:a xlink:type="simple" xlink:href="https://www.rfa.org/mandarin/yataibaodao/zhengzhi/hx2-06262023075842.html" text:style-name="Internet_20_link" text:visited-style-name="Visited_20_Internet_20_Link">
https://www.rfa.org/mandarin/yataibaodao/zhengzhi/hx2-06262023075842.html</text:a>
</text:p>
      <!--NEWS-->
      <text:h text:style-name="P10" text:outline-level="1">
<text:span text:style-name="T4">
英媒：中国制监控摄像头对准英国军情六处</text:span>
</text:h>
      <text:p text:style-name="P4">
Author: None</text:p>
      <text:p text:style-name="P4">
Publisher: Radio Free Asia (Organization)</text:p>
      <text:p text:style-name="P4">
Published Time: 2023-06-26T11:29:00-04:00</text:p>
      <text:p text:style-name="P4">
Modified Time: 2023-06-26T12:04: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4.612011in" draw:z-index="0">
<draw:image xlink:href="../Images/rfamandarin/2023-06-26T11-29-00-04-00/000000.png" xlink:type="simple" xlink:show="embed" xlink:actuate="onLoad" draw:mime-type="image/png"/>
</draw:frame>
 图为海康威视公司总部外所装设的摄像头 <text:a xlink:type="simple" xlink:href="https://www.rfa.org/mandarin/Xinwen/1-06262023111757.html/@@images/image" text:style-name="Internet_20_link" text:visited-style-name="Visited_20_Internet_20_Link">
</text:a>
法新社资料图片</text:p>
      <text:p text:style-name="P4">
英国谍战系列影片“代号007”让英国情报机构军情六处声名大噪。英国媒体《星期日邮报》近日披露，中国制造的监控摄像头被安装在英国军情六处总部的门前。</text:p>
      <text:p text:style-name="P4">
报道称，这些摄像头是中国海康威视公司制造的，该公司被美国政府以国家安全为由已经在美国联邦建筑物中禁用，而现在它们被安装在英国军情六处伦敦基地前大门对面的路灯上。</text:p>
      <text:p text:style-name="P4">
安全专家警告称，这些摄像头可360度旋转，并可以从最多165英尺的距离缩放，可能被北京间谍用来监视出入英国外交情报机构总部的所有人员。</text:p>
      <text:p text:style-name="P4">
另外，记者还发现，海康威视的摄像头安装在沃克斯霍尔地铁站前，可能会记录到军情六处人员上下班的情况。</text:p>
      <text:p text:style-name="P4">
报道指出，军情六处附近的海康威视摄像头是由当地的兰贝斯特议会安装的，用于监控该地区的交通和不良行为。</text:p>
      <text:p text:style-name="P4">
有英国前陆军情报官员表示，这些摄像头构成了非常严重的安全风险，它们收集的数据可能会被中国国家安全部截取，而在英国任何情报机构大楼外的摄像头对他们来说都是高优先级的。这位官员呼吁应该移除这些摄像头。</text:p>
      <text:p text:style-name="P4">
另外，《星期日邮报》之前还披露了海康威视摄像头在全国各地的军营和场所安装的情况。</text:p>
      <text:p text:style-name="P4">
（责编：王允）</text:p>
      <text:p text:style-name="P4">
Source: <text:a xlink:type="simple" xlink:href="https://www.rfa.org/mandarin/Xinwen/1-06262023111757.html" text:style-name="Internet_20_link" text:visited-style-name="Visited_20_Internet_20_Link">
https://www.rfa.org/mandarin/Xinwen/1-06262023111757.html</text:a>
</text:p>
      <!--NEWS-->
      <text:h text:style-name="P10" text:outline-level="1">
<text:span text:style-name="T4">
德国极右翼选项党首次赢得区议会选举</text:span>
</text:h>
      <text:p text:style-name="P4">
Author: None (Language: zh)</text:p>
      <text:p text:style-name="P4">
Publisher: None</text:p>
      <text:p text:style-name="P4">
Time: 2023-06-26T11:33:00Z</text:p>
      <text:p text:style-name="P4">
Description: 德国民粹主义政党选项党（AfD）首次赢得区议会选举。在所有主流政党都支持另外一位候选人的情况下，选项党候选人塞塞尔曼（Robert Sesselmann）周日在索纳贝格（Sonneberg）的选举中获胜。</text:p>
      <text:p text:style-name="P4">
Videos: []</text:p>
      <text:p text:style-name="P4">
Images: []</text:p>
      <text:p text:style-name="P4">
Subject: 时政风云</text:p>
      <text:p text:style-name="P4">
Subjects: ['德中关系', '欧债危机', '欧盟', '刘晓波', '移民难民', '融入社会', '德国', '科隆', '留学德国', '留学德国']</text:p>
      <text:p text:style-name="P4">
Keywords: ['德国', '极右翼', '选项党', '区议会', 'AfD', '民主', '移民', '纳粹分子', '乌克兰战争']</text:p>
      <text:p text:style-name="P4">
ID: 66033353</text:p>
      <!--METADATA-->
      <text:p text:style-name="P4">
<text:a xlink:type="simple" xlink:href="https://www.dw.com/zh/overlay/image/article/66033353/66024763" text:style-name="Internet_20_link" text:visited-style-name="Visited_20_Internet_20_Link">
 </text:a>
</text:p>
      <text:p text:style-name="P4">
海报上的选项党（AfD）候选人塞塞尔曼（Robert Sesselmann）（上）和中右翼基民盟（CDU）的现任地区长官科珀（JürgenKöpper）（下）</text:p>
      <text:p text:style-name="P4">
（德国之声中文网）选举管理机构的官员于周日（6月25日）宣布，极右翼的选项党（AfD）在德国首次赢得区议会选举。</text:p>
      <text:p text:style-name="P4">
位于前东德东德的中部城镇索纳贝格（Sonneberg）的选民选出了选项党（AfD）候选人塞塞尔曼（RobertSesselmann），而放弃了中右翼基民盟（CDU）的现任地区长官科珀（Jürgen Köpper）。</text:p>
      <text:p text:style-name="P4">
据选举官员称，在图林根州索纳贝格区的决选中，塞塞尔曼赢得了 52.8% 的选票，获得了胜选所需的绝对多数。</text:p>
      <text:p text:style-name="P4">
该地区人口约为57000人，是德国最小的地区之一。尽管如此，这场胜利对于该极右翼政党来说是一个重大突破。</text:p>
      <text:p text:style-name="P4">
选项党图林根分部已被德国国内情报部门列为极右极端分子。所有主流政党都发誓绝不会与该党组成联合政府。</text:p>
      <text:p text:style-name="P4">
选项党图林根分部领导人霍克 (Björn Höcke) 对此次胜利表示欢迎，并称这表明了该党最近风头正健。</text:p>
      <text:p text:style-name="P4">
他说："随后我们将为东部的州选举做准备，在那里我们可以真正制造一场政治地震。"他指的是东部萨克森州、图林根州和勃兰登堡州的州议会选举。</text:p>
      <text:p text:style-name="P4">
</text:p>
      <text:p text:style-name="P4">
在索纳贝格（Sonneberg）赢得区议会选举的塞塞尔曼（Robert Sesselmann）（中）和选项党图林根分部强硬派领导人霍克 （BjörnHöcke）（左）和选项党议会党团主席蒂诺•楚帕拉(Tino Chrupalla)</text:p>
      <text:h text:style-name="P12" text:outline-level="3">
<text:span text:style-name="T4">
<text:span text:style-name="T4">
其他党派如何反应？</text:span>
</text:span>
</text:h>
      <text:p text:style-name="P4">
图林根州内政部长、中左翼社民党 (SPD) 成员迈尔 (Georg Maier) 将这一选举结果描述为"对所有民主力量发出的警报信号"。</text:p>
      <text:p text:style-name="P4">
他呼吁搁置政党利益，共同捍卫民主。</text:p>
      <text:p text:style-name="P4">
德国犹太人中央委员会主席舒斯特尔（Josef Schuster）表示，虽然并非每个选项党选民都持有极右翼观点，但该政党本身却是如此。</text:p>
      <text:p text:style-name="P4">
"这是这个国家的民主政治力量根本无法接受的分水岭。"他对德国网络新闻媒体"编辑部网络"（RND）说。</text:p>
      <text:p text:style-name="P4">
国际奥斯维辛委员会也表示震惊。</text:p>
      <text:p text:style-name="P4">
该委员会执行副总裁休布纳 (Christoph Heubner) 表示："今天对于索纳贝格、对于德国以及对于整个民主来说都是悲伤的一天。"</text:p>
      <text:p text:style-name="P4">
"大多数选民显然已经告别了民主，并有意选择了由纳粹分子（霍克）主导的极右翼破坏性政党。"</text:p>
      <text:h text:style-name="P12" text:outline-level="3">
<text:span text:style-name="T4">
<text:span text:style-name="T4">
民主的警钟长鸣</text:span>
</text:span>
</text:h>
      <text:p text:style-name="P4">
本月早些时候，在第一轮选举的决赛中，塞塞尔曼仅以几个百分点的差距未能最终获胜。</text:p>
      <text:p text:style-name="P4">
德国选项党候选人如此强劲的表现在全国范围内敲响了警钟，所有其他主要政党--社民党、绿党、新自由主义自民党和社会主义左翼党--全都支持选项党的竞争对手现任候选人。</text:p>
      <text:p text:style-name="P4">
尽管是这个地区政治小舞台上的最高政治职位，但该职位本身的影响并不大，权力也相当有限。即便选项党的塞塞尔曼当选，他的许多职责也只是在地方层面执行州或联邦议会的法律。</text:p>
      <text:p text:style-name="P4">
然而，选项党以任何方式获取政治权力都让批评者担心，他们认为该党仇外且反民主。</text:p>
      <text:p text:style-name="P4">
德国国内情报部门将选项党图林根分部及其备受争议的强硬派领导人霍克列为极右翼极端分子。</text:p>
      <text:p text:style-name="P4">
德国工会联合会（DGB）也敦促选民投票支持保守派候选人科珀。</text:p>
      <text:p text:style-name="P4">
基民盟声称竞选活动粗暴且令人厌恶，社交媒体上流传着虚假信息。</text:p>
      <text:h text:style-name="P12" text:outline-level="3">
<text:span text:style-name="T4">
德右翼民粹党人在中文社媒成“人间清醒”</text:span>
</text:h>
      <text:h text:style-name="P12" text:outline-level="3">
<text:span text:style-name="T4">
<text:span text:style-name="T4">
选项党的一个里程碑</text:span>
</text:span>
</text:h>
      <text:p text:style-name="P4">
德国选项党周日的胜利被广泛视为极右翼政党的一个里程碑， <text:a xlink:type="simple" xlink:href="https://www.dw.com/zh/zh/德国向右转选项党与社民党的支持率齐平/a-65809300" text:style-name="Internet_20_link" text:visited-style-name="Visited_20_Internet_20_Link">
 该党目前在全国范围内的民调在18%至20%之间</text:a>
 。</text:p>
      <text:p text:style-name="P4">
随着社民党、环保主义者绿党和新自由主义自民党组成的中左翼联邦联合政府显示出内讧迹象，选项党获得了新一波支持。然而，即使如此，来自社民党的总理肖尔茨面临的主要挑战仍然了来自右翼基民盟。前总理默克尔领导的基民盟的民意支持率略低于30%。</text:p>
      <text:p text:style-name="P4">
2017年，德国选项党高举反移民的大旗首次进入联邦议会。最近，该党一直批评德国支持乌克兰抵抗俄罗斯入侵。</text:p>
      <text:p text:style-name="P4">
（德新社、法新社、美联社）</text:p>
      <text:p text:style-name="P4">
Source: <text:a xlink:type="simple" xlink:href="https://www.dw.com/zh/德国极右翼选项党首次赢得区议会选举/a-66033353" text:style-name="Internet_20_link" text:visited-style-name="Visited_20_Internet_20_Link">
https://www.dw.com/zh/德国极右翼选项党首次赢得区议会选举/a-66033353?maca=chi-rss-chi-all-1127-rdf</text:a>
</text:p>
      <!--NEWS-->
      <text:h text:style-name="P10" text:outline-level="1">
<text:span text:style-name="T4">
“两个确立”写入共青团团章　习近平要求把青年凝聚在党周围</text:span>
</text:h>
      <text:p text:style-name="P4">
Author: None</text:p>
      <text:p text:style-name="P4">
Publisher: Radio Free Asia (Organization)</text:p>
      <text:p text:style-name="P4">
Published Time: 2023-06-26T11:34:33-04:00</text:p>
      <text:p text:style-name="P4">
Modified Time: 2023-06-26T11:34: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573471in" draw:z-index="0">
<draw:image xlink:href="../Images/rfamandarin/2023-06-26T11-34-33-04-00/000000.png" xlink:type="simple" xlink:show="embed" xlink:actuate="onLoad" draw:mime-type="image/png"/>
</draw:frame>
 中国共产主义青年团第十九次全国代表大会现场 <text:a xlink:type="simple" xlink:href="https://www.rfa.org/mandarin/Xinwen/2-06262023113019.html/@@images/image" text:style-name="Internet_20_link" text:visited-style-name="Visited_20_Internet_20_Link">
</text:a>
央视视频截图</text:p>
      <text:p text:style-name="P4">
上周（6月22日）刚刚闭幕的中国共产主义青年团第十九次全国代表大会宣布将深刻领悟“两个确立”的决定性意义写入团章。“两个确立”指的是确立习近平党中央的核心、全党的核心地位，确立习近平新时代中国特色社会主义思想的指导地位。</text:p>
      <text:p text:style-name="P4">
紧接着，本周一（6月26日），习近平在中南海同共青团中央新一届领导班子成员集体谈话并发表讲话。他要求，共青团中央深入贯彻中共要求，更好把青年一代团结凝聚在党的周围，为推进强国建设、民族复兴伟业接续奋斗。</text:p>
      <text:p text:style-name="P4">
这些消息在网民中显然并不受待见。在中国网络防火墙之外，网友在相关消息的推文下留言对共青团的这些新消息极尽挖苦和谴责。有人说，“害怕，洗脑手段又升级了。”还有人说，“两个凡是又诈尸还魂了。”更有人说，“上一次的“两个”是怎么烂尾的？好吧，再烂尾多一个也不多！”也有人说，“就业都解决不了，还是送去上山下乡吧。”这让人立即联想到近几个月爆出的青年失业率不断上升的消息。</text:p>
      <text:p text:style-name="P4">
（责编：王允）</text:p>
      <text:p text:style-name="P4">
Source: <text:a xlink:type="simple" xlink:href="https://www.rfa.org/mandarin/Xinwen/2-06262023113019.html" text:style-name="Internet_20_link" text:visited-style-name="Visited_20_Internet_20_Link">
https://www.rfa.org/mandarin/Xinwen/2-06262023113019.html</text:a>
</text:p>
      <!--NEWS-->
      <text:h text:style-name="P10" text:outline-level="1">
<text:span text:style-name="T4">
中国幻想的破灭</text:span>
</text:h>
      <text:p text:style-name="P4">
Author: None (Language: zh)</text:p>
      <text:p text:style-name="P4">
Publisher: None</text:p>
      <text:p text:style-name="P4">
Time: 2023-06-26T11:38:00Z</text:p>
      <text:p text:style-name="P4">
Description: 中国对于德国和欧洲企业来说，仍然光彩依旧吗？习近平推行的经济路线的后果正在逐一显现出来。</text:p>
      <text:p text:style-name="P4">
Videos: []</text:p>
      <text:p text:style-name="P4">
Images: []</text:p>
      <text:p text:style-name="P4">
Subject: 经济纵横</text:p>
      <text:p text:style-name="P4">
Subjects: []</text:p>
      <text:p text:style-name="P4">
Keywords: ['德中关系', '岛屿主权争端', '专题报道：全景观看“习马会”', '中国', '中共十九大']</text:p>
      <text:p text:style-name="P4">
ID: 66033341</text:p>
      <!--METADATA-->
      <text:p text:style-name="P4">
<text:a xlink:type="simple" xlink:href="https://www.dw.com/zh/overlay/image/article/66033341/65310440" text:style-name="Internet_20_link" text:visited-style-name="Visited_20_Internet_20_Link">
 </text:a>
</text:p>
      <text:p text:style-name="P4">
近年来中国一直在拉着手刹前行，这不仅仅是清零政策的影响。</text:p>
      <text:p text:style-name="P4">
（德国之声中文网）德国在华商会和中国欧盟商会今年6月做的调查均显示，在结束了 <text:a xlink:type="simple" xlink:href="https://www.dw.com/zh/zh/德语媒体清零令外企叫苦不迭/a-62207086" text:style-name="Internet_20_link" text:visited-style-name="Visited_20_Internet_20_Link">
 清零政策</text:a>
之后，中国经济强劲反弹的希望已经破灭。超过一半的德国企业预计今年的行业发展于去年持平甚至低于去年的水平。</text:p>
      <text:p text:style-name="P4">
尽管商业预期显得暗淡，但是仍有超过一半的德国公司（55%）打算在未来几年继续在中国投资。不过2020年和2021年新冠疫情期间，表示愿意继续在中国投资的德国受访公司超过70%。在表示不考虑所有问题而仍坚持进行投资的企业中，62%表示这样做主要是为了保持在中国市场上的竞争力。然而，几乎每四家企业中就有一家表示希望减少投资，这一比例明显高于疫情期间。</text:p>
      <text:p text:style-name="P4">
60%的受访企业预计市场环境会恶化，超过40%的公司担心地缘政治紧张局势会导致制裁或出口管制等形式的后果。对乌克兰战争和 <text:a xlink:type="simple" xlink:href="https://www.dw.com/zh/zh/德语媒体德国企业为北京武统未雨绸缪/a-65871883" text:style-name="Internet_20_link" text:visited-style-name="Visited_20_Internet_20_Link">
 潜在的台湾冲突</text:a>
 带来的不确定性 <text:a xlink:type="simple" xlink:href="https://www.dw.com/zh/zh/德语媒体在华德企气氛低迷/a-51229999" text:style-name="Internet_20_link" text:visited-style-name="Visited_20_Internet_20_Link">
 压低行业情绪</text:a>
。几乎四分之一的企业都认为，北京努力变得更加独立于国外市场，而这也是减少投资的一个原因。</text:p>
      <text:p text:style-name="P4">
另外也有五分之一的公司希望在中国以外的国家进行更多投资。而超过16%的公司已经制定计划，在最坏的情况下甚至可以完全撤出中国。</text:p>
      <text:h text:style-name="P12" text:outline-level="3">
<text:span text:style-name="T4">
商业环境负面纪录</text:span>
</text:h>
      <text:p text:style-name="P4">
针对570家企业做出的调查显示，绝大部分欧洲公司认为中国已经失去了作为一个商业地点的光彩。中国欧盟商会会长彦辞(JensEskelund)说，中国的商业气氛“是我们所感受到的最低的阶段”。</text:p>
      <text:p text:style-name="P4">
尽管清零政策已经结束，但外资 <text:a xlink:type="simple" xlink:href="https://www.dw.com/zh/zh/中国经济遭重创-在华德企商业信心探底/a-64092035" text:style-name="Internet_20_link" text:visited-style-name="Visited_20_Internet_20_Link">
 对中国经济前景的信心 </text:a>
正在消退。与此同时利润也在下降。面对日益增长的风险和不可预测的环境，64%的受访欧洲企业表示，在中国做生意变得更加困难。这一比例创下纪录。市场准入受限是在华外资企业遇到的一大问题。政府部分设定的限制也是企业抱怨的另一个困难。</text:p>
      <text:p text:style-name="P4">
此外，中国本土企业和外国公司之间往往缺少公平竞争。四分之一的欧洲企业抱怨遭遇强迫技术转让。</text:p>
      <text:p text:style-name="P4">
曾在巴斯夫长期担任高管、德国和欧盟商会前主席武特克（JörgWuttke）在接受德国之声采访时证实，可以清楚地感受到中国党和国家领导人习近平推行的日益激烈民族主义路线。</text:p>
      <text:p text:style-name="P4">
他说，“在一些领域中国出现有强烈的民族主义化：我们不再需要外国人了，所以我们不会让他们进入市场。”</text:p>
      <text:h text:style-name="P12" text:outline-level="3">
<text:span text:style-name="T4">
世界经济引擎光环不再 外企想撤离中国市场？</text:span>
</text:h>
      <text:h text:style-name="P12" text:outline-level="3">
<text:span text:style-name="T4">
中国失去原有的光彩</text:span>
</text:h>
      <text:p text:style-name="P4">
中国欧盟商会现任会长彦辞说，没有人期望监管环境在未来5年内真正得到改善，而且这种信心危机还没有结束。</text:p>
      <text:p text:style-name="P4">
武特克在接受德国之声采访时说，同以前的开放政策相比，中国现在更强调闭关自守。但是习近平想执行的与世隔绝的政策存在一个根本性的问题——“中国要尽可能地独立于世界，但同时又希望世界依赖于中国。这当然与全球化完全不相称”。</text:p>
      <text:p text:style-name="P4">
但是，欧洲人和西方伙伴在贸易和工业政策方面还能发挥什么作用？</text:p>
      <text:p text:style-name="P4">
武特克说：“当然，中国人将继续培植那些给他们带来技术和就业机会的大公司。在汽车、化工、机械工程领域情况都是如此。”</text:p>
      <text:p text:style-name="P4">
他强调说：“2022年，欧盟企业对中国的出口比对瑞士的出口高出23%。超过640万个集装箱从中国运往欧洲，但只有160万个集装箱从欧洲运回中国。这也就是说，从很多意义上来看，中国对我们市场的依赖性要远高于我们对中国市场的依赖。这是一件让人很郁闷的事，因为市场本来足够大。”</text:p>
      <text:p text:style-name="P4">
近年来中国一直在拉着手刹前行，这不仅仅是清零政策的影响。武特克表示：“还有很多市场准入限制的问题也让西方企业经营起来困难重重。”</text:p>
      <text:h text:style-name="P12" text:outline-level="3">
<text:span text:style-name="T4">
德国联邦议员：“中国的角色很复杂”</text:span>
</text:h>
      <text:h text:style-name="P12" text:outline-level="3">
<text:span text:style-name="T4">
批评意见声浪渐涨</text:span>
</text:h>
      <text:p text:style-name="P4">
著名对冲基金经理、亿万富翁投资者德鲁肯米勒（StanleyDruckenmiller）此前曾因为对中国经济增长保持坚定信念而闻名。但是今年6月初，他将中国从投资目的地的名单上划掉。德鲁肯米勒相信，循着习近平的政治路线，中国可能会错失在经济上追赶并超越世界最大经济体美国的崇高目标。在彭博投资会议上，德鲁肯米勒对中国的未来描绘了一幅暗淡的画面。</text:p>
      <text:p text:style-name="P4">
他说：“如果（中国）不出现高层权力更迭，那么经济就会变得丧失活力。”他说，即便今年中国出现任何明显的好转，那也只是突然的、短暂的能量爆发，就像你食用高糖分的东西一样。“我们预计在未来6到9个月内会出现糖分高涨和某种强劲增长。但从长远来看，我不认为他们（中国人）在经济实力和增长方面是对美国的主要挑战。”德鲁肯米勒说。</text:p>
      <text:p text:style-name="P4">
而武特克则对中国的经济政策困境进行了更为外交化的描述。他说，在一个努力克服严重老龄化问题的经济中，在房地产行业存在重大问题的情况下，在地方政府负债累累、小型银行可能面临破产威胁的情况下，中国也许可以尝试恢复其以前的开放性，然后重新执行“经济优先于意识形态”的思路。他说，对于欧洲的公司来说，这并不是所有选项中最糟糕的。</text:p>
      <text:p text:style-name="P4">
Source: <text:a xlink:type="simple" xlink:href="https://www.dw.com/zh/中国幻想的破灭/a-66033341" text:style-name="Internet_20_link" text:visited-style-name="Visited_20_Internet_20_Link">
https://www.dw.com/zh/中国幻想的破灭/a-66033341?maca=chi-rss-chi-all-1127-rdf</text:a>
</text:p>
      <!--NEWS-->
      <text:h text:style-name="P10" text:outline-level="1">
<text:span text:style-name="T4">
最高法院说国际邮递贩毒情况加剧</text:span>
</text:h>
      <text:p text:style-name="P4">
Author: None</text:p>
      <text:p text:style-name="P4">
Publisher: Radio Free Asia (Organization)</text:p>
      <text:p text:style-name="P4">
Published Time: 2023-06-26T11:43:36-04:00</text:p>
      <text:p text:style-name="P4">
Modified Time: 2023-06-26T11:43: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4.612011in" draw:z-index="0">
<draw:image xlink:href="../Images/rfamandarin/2023-06-26T11-43-36-04-00/000000.png" xlink:type="simple" xlink:show="embed" xlink:actuate="onLoad" draw:mime-type="image/png"/>
</draw:frame>
以中文书写的反毒警告牌，竖立在中国、老挝、和缅甸的边界地带。 <text:a xlink:type="simple" xlink:href="https://www.rfa.org/mandarin/Xinwen/3-06262023113558.html/@@images/image" text:style-name="Internet_20_link" text:visited-style-name="Visited_20_Internet_20_Link">
</text:a>
路透社资料图片</text:p>
      <text:p text:style-name="P4">
据中国官媒中新社报道，中国最高法院在周一（6月26日）的记者会上披露，中国源头性毒品犯罪出现新的趋势，通过国际物流寄递、陆路绕道或者海上走私毒品情况加剧。</text:p>
      <text:p text:style-name="P4">
最高法院刑事审判第五庭庭长李睿懿在会上介绍说，2018年至2022年，中国法院一审审结毒品案件数量持续下降：2022年降至3.7万件，较2015年高峰时期下降73%，较2018年下降63%。</text:p>
      <text:p text:style-name="P4">
法院一审审结毒品案件排名前10位的省份仍主要集中在西南、华南、华东和华中地区。但“金三角”仍是中国毒品的主要来源，境外毒品经传统渠道入境受阻后，利用货车夹带通关或者采取抛投、挖洞等隐蔽方式走私毒品案件增多，通过国际物流寄递、陆路绕道或者海上走私毒品情况加剧。</text:p>
      <text:p text:style-name="P4">
在另一面，从中国输出其他国家的毒品物资越来越受到国际社会的重视。美国司法部上周五（6月23日）起诉了四家中国化学品制造公司和八名个人，指控他们非法贩运用于制造芬太尼的前化学品。但中国驻美国大使馆周六就发表声明，指责美国在禁毒问题上对中国抹黑污蔑，非法制裁中国企业，并诱捕和起诉中国公民。</text:p>
      <text:p text:style-name="P4">
（责编：王允）</text:p>
      <text:p text:style-name="P4">
Source: <text:a xlink:type="simple" xlink:href="https://www.rfa.org/mandarin/Xinwen/3-06262023113558.html" text:style-name="Internet_20_link" text:visited-style-name="Visited_20_Internet_20_Link">
https://www.rfa.org/mandarin/Xinwen/3-06262023113558.html</text:a>
</text:p>
      <!--NEWS-->
      <text:h text:style-name="P10" text:outline-level="1">
<text:span text:style-name="T4">
曾闻到自己“尸体的味道” 残疾异议人士邵明亮被再捕再放</text:span>
</text:h>
      <text:p text:style-name="P4">
Author: None</text:p>
      <text:p text:style-name="P4">
Publisher: Radio Free Asia (Organization)</text:p>
      <text:p text:style-name="P4">
Published Time: 2023-06-26T11:47:13-04:00</text:p>
      <text:p text:style-name="P4">
Modified Time: 2023-06-26T11:47: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3.897317in" draw:z-index="0">
<draw:image xlink:href="../Images/rfamandarin/2023-06-26T11-47-13-04-00/000000.png" xlink:type="simple" xlink:show="embed" xlink:actuate="onLoad" draw:mime-type="image/png"/>
</draw:frame>
江苏南京伤残异议人士邵明亮因发表批评政府的言论，被当局刑事拘留。 （民生观察）</text:p>
      <text:p text:style-name="P4">
据海外的“维权网”消息，今年3月才出狱的江苏南京残疾异议人士邵明亮再被警方非法抓捕并遭酷刑虐待。</text:p>
      <text:p text:style-name="P4">
消息说，南京市公安局浦口分局珠江派出所的警察于6月17日凌晨，从鼓楼医院过道把邵明亮抓捕、关押，并且没有提供任何理由。邵明亮于6月20日获释，但目前仍处于被软禁状态。</text:p>
      <text:p text:style-name="P4">
邵明亮对警方的行为进行了强烈谴责，他表示，“所有行为完全是非法的，地道的政治迫害，人身迫害！至今仍没有给我行政处罚文书！反铐手又戴头套又加戴头盔，在审讯椅上一直铐着，直到把我押到我家裹扔在床上，仍铐着约半小时，一整天没给我吃一口饭。这是标准的酷刑、折磨虐待，侵犯人权！”</text:p>
      <text:p text:style-name="P4">
邵明亮此前以寻衅滋事罪名被判刑四年，他在狱中长期遭受酷刑，2022年8月，监狱方曾将他与担架一起称重，总共只有86斤。邵明亮曾感慨地说，他闻到自己身上“尸体的味道”，没想到能活下来。</text:p>
      <text:p text:style-name="P4">
（责编：王允）</text:p>
      <text:p text:style-name="P4">
Source: <text:a xlink:type="simple" xlink:href="https://www.rfa.org/mandarin/Xinwen/4-06262023114451.html" text:style-name="Internet_20_link" text:visited-style-name="Visited_20_Internet_20_Link">
https://www.rfa.org/mandarin/Xinwen/4-06262023114451.html</text:a>
</text:p>
      <!--NEWS-->
      <text:h text:style-name="P10" text:outline-level="1">
<text:span text:style-name="T4">
英国与伙伴国过去一年 培训逾万名乌克兰新兵</text:span>
</text:h>
      <text:p text:style-name="P4">
Author: 联合早报 (Person)</text:p>
      <text:p text:style-name="P4">
Publisher: 联合早报 (Organization)</text:p>
      <text:p text:style-name="P4">
Published Time: 2023-06-26T11:48</text:p>
      <text:p text:style-name="P4">
Modified Time: 2023-06-26T12:16</text:p>
      <text:p text:style-name="P4">
Description: 英国国防部说，英国和其他盟国过去一年培训超过1万7000名乌克兰新兵，以协助基辅对抗俄罗斯的入侵。法新社报道，英国是在去年6月，同加拿大、澳大利亚、新西兰、挪威等九个伙伴国启动名为...</text:p>
      <text:p text:style-name="P4">
Videos: []</text:p>
      <text:p text:style-name="P4">
Audios: []</text:p>
      <text:p text:style-name="P4">
Images: []</text:p>
      <text:p text:style-name="P4">
Type: NewsArticle</text:p>
      <text:p text:style-name="P4">
Breadcrumbs: ['即时', '国际']</text:p>
      <text:p text:style-name="P4">
Keywords: ['英国', '培训', '乌克兰', '俄乌战争']</text:p>
      <!--METADATA-->
      <text:p text:style-name="P4">
英国国防部说，英国和其他盟国过去一年培训超过1万7000名乌克兰新兵，以协助基辅对抗俄罗斯的入侵。</text:p>
      <text:p text:style-name="P4">
法新社报道，英国是在去年6月，同加拿大、澳大利亚、新西兰、挪威等九个伙伴国启动名为OperationInterflex的培训计划，教导毫无军事经验或经验有限的乌克兰志愿者各项技能，包括武器操作、战场急救和巡逻战术等。</text:p>
      <text:p text:style-name="P4">
英国国防部星期一（6月26日）说，这些来自各行各业的新兵经历为期五周的艰苦训练后，已“从平民转变为士兵”。</text:p>
      <text:p text:style-name="P4">
英国原本计划培训1万人，但如今已扩大目标，预计到了2024年可培训3万人。</text:p>
      <text:p text:style-name="P4">
英国国防部说，“英国武装部队与乌克兰保持密切沟通，以根据战场上最需要的技能来改进和发展课程”。情报显示，这项训练“对乌克兰的战斗力产生重大影响”。</text:p>
      <text:p text:style-name="P4">
Source: <text:a xlink:type="simple" xlink:href="https://www.zaobao.com.sg/realtime/world/story20230626-1407892" text:style-name="Internet_20_link" text:visited-style-name="Visited_20_Internet_20_Link">
https://www.zaobao.com.sg/realtime/world/story20230626-1407892</text:a>
</text:p>
      <!--NEWS-->
      <text:h text:style-name="P10" text:outline-level="1">
<text:span text:style-name="T4">
勃拉姆斯：G小调第一钢琴四重奏</text:span>
</text:h>
      <text:p text:style-name="P4">
Author: None (Language: zh)</text:p>
      <text:p text:style-name="P4">
Publisher: None</text:p>
      <text:p text:style-name="P4">
Time: 2023-06-26T11:48:00Z</text:p>
      <text:p text:style-name="P4">
Description: 勃拉姆斯一共作有3首钢琴四重奏。G小调第一钢琴四重奏是一部带有交响性创作思维，具有震撼力量的室内乐作品，布局严谨、饱含个人情感。</text:p>
      <text:p text:style-name="P4">
Videos: []</text:p>
      <text:p text:style-name="P4">
Images: []</text:p>
      <text:p text:style-name="P4">
Subject: 文化经纬</text:p>
      <text:p text:style-name="P4">
Subjects: ['贝多芬音乐节', '古典音乐风']</text:p>
      <text:p text:style-name="P4">
Keywords: ['音乐', '古典音乐']</text:p>
      <text:p text:style-name="P4">
ID: 65986798</text:p>
      <!--METADATA-->
      <h5>
文化经纬</h5>
      <text:h text:style-name="P12" text:outline-level="3">
<text:span text:style-name="T4">
勃拉姆斯：G小调第一钢琴四重奏</text:span>
</text:h>
      <text:p text:style-name="P4">
勃拉姆斯一共作有3首钢琴四重奏。G小调第一钢琴四重奏是一部带有交响性创作思维，具有震撼力量的室内乐作品，布局严谨、饱含个人情感。</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勃拉姆斯：G小调第一钢琴四重奏</text:span>
</text:h>
      <text:p text:style-name="P4">
勃拉姆斯的G小调第一钢琴四重奏的初稿完成于1855年，但全曲真正完成则是1861年。期间，勃拉姆斯几易其稿，并虚心接受了女钢琴家克拉拉•舒曼和小提琴家约阿希姆的审评。该曲1861年11月举行了首演。</text:p>
      <text:p text:style-name="P4">
G小调第一钢琴四重奏是一部带有交响性创作思维，具有震撼力量的室内乐作品，布局严谨、形式丰富、旋律优美、饱含个人情感，体现出作曲家既多愁善感、忧郁不安，又明朗真挚、热情奔放的多重性格。</text:p>
      <text:p text:style-name="P4">
1937年，美籍奥地利作曲家阿诺尔德·勋伯格（1874-1951）把勃拉姆斯的这一四重奏重新调配乐器，改编成一首由大管弦乐队演奏的乐曲。请听西德广播交响乐团的演出，由美国指挥家、小提琴家、作曲家克里斯蒂安•马切拉里如担任指挥。他在接受采访时赞叹勋伯格对这首优美乐曲的编排让舞台上每一件乐器的个性都得到体现，共同创造出美妙的音乐。</text:p>
      <text:p text:style-name="P4">
<text:span text:style-name="T4">
欢迎订阅德国之声“古典音乐风”播客，收听更多出色的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h5>
相关音频视频</h5>
      <text:p text:style-name="P4">
[</text:p>
      <text:h text:style-name="P12" text:outline-level="3">
<text:span text:style-name="T4">
勃拉姆斯：G小调第一钢琴四重奏</text:span>
</text:h>
      <text:p text:style-name="P4">
](https://www.dw.com/zh/overlay/media/zh/勃拉姆斯g小调第一钢琴四重奏/65320370/65986798)</text:p>
      <ul>
        <li>
<text:span text:style-name="T4">
日期</text:span>
 26.06.2023   * <text:span text:style-name="T4">
主题</text:span>
 <text:a xlink:type="simple" xlink:href="https://www.dw.com/zh/zh/贝多芬音乐节/t-17464944" text:style-name="Internet_20_link" text:visited-style-name="Visited_20_Internet_20_Link">
 贝多芬音乐节 </text:a>
 , <text:a xlink:type="simple" xlink:href="https://www.dw.com/zh/zh/古典音乐风/t-43820400" text:style-name="Internet_20_link" text:visited-style-name="Visited_20_Internet_20_Link">
 古典音乐风 </text:a>
  * <text:span text:style-name="T4">
关键词</text:span>
 <text:a xlink:type="simple" xlink:href="https://www.dw.com/zh/search/zh" text:style-name="Internet_20_link" text:visited-style-name="Visited_20_Internet_20_Link">
 音乐 </text:a>
 , <text:a xlink:type="simple" xlink:href="https://www.dw.com/zh/search/zh" text:style-name="Internet_20_link" text:visited-style-name="Visited_20_Internet_20_Link">
 古典音乐 </text:a>
  * <text:span text:style-name="T4">
下载</text:span>
 <text:a xlink:type="simple" xlink:href="https://radiodownloaddw-a.akamaihd.net/downloads/Events/dwelle/dira/mp3/chi/71C8DCB5_2.mp3" text:style-name="Internet_20_link" text:visited-style-name="Visited_20_Internet_20_Link">
 下载MP3文件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sBC</li>
      </ul>
      <h5>
相关内容</h5>
      <text:p text:style-name="P4">
[ </text:p>
      <text:h text:style-name="P12" text:outline-level="3">
<text:span text:style-name="T4">
阿尔班·贝尔格：《抒情组曲》</text:span>
</text:h>
      <text:p text:style-name="P4">
奥地利作曲家阿尔班·贝尔格（AlbanBerg）1885年2月9日出生于奥地利维也纳，是20世纪音乐的革新者。其弦乐四重奏《抒情组曲》是采用十二音序列技法创作的一部作品。</text:p>
      <text:p text:style-name="P4">
](https://www.dw.com/zh/zh/阿尔班贝尔格抒情组曲/av-66016108) [</text:p>
      <text:h text:style-name="P12" text:outline-level="3">
<text:span text:style-name="T4">
莫扎特：《让我如何忘记你？》</text:span>
</text:h>
      <text:p text:style-name="P4">
《让我如何忘记你？》是莫扎特1786年12月为女高音、钢琴和管弦乐队创作的一首音乐会咏叹调，被认为是同体裁作品中杰出的瑰宝。</text:p>
      <text:p text:style-name="P4">
](https://www.dw.com/zh/zh/莫扎特让我如何忘记你/av-66016084) [</text:p>
      <text:h text:style-name="P12" text:outline-level="3">
<text:span text:style-name="T4">
莫扎特：《费加罗的婚礼》苏珊娜咏叹调</text:span>
</text:h>
      <text:p text:style-name="P4">
《费加罗的婚礼》（Le Nozze diFigaro）是奥地利作曲家莫扎特的一部四幕喜歌剧，完成于1786年。请欣赏第四幕中的苏珊娜咏叹调“美妙的时刻将来临，快来吧别迟疑”。</text:p>
      <text:p text:style-name="P4">
](https://www.dw.com/zh/zh/莫扎特费加罗的婚礼苏珊娜咏叹调/av-66015871)</text:p>
      <text:p text:style-name="P4">
Source: <text:a xlink:type="simple" xlink:href="https://www.dw.com/zh/勃拉姆斯：g小调第一钢琴四重奏/a-65986798" text:style-name="Internet_20_link" text:visited-style-name="Visited_20_Internet_20_Link">
https://www.dw.com/zh/勃拉姆斯：g小调第一钢琴四重奏/a-65986798?maca=chi-rss-chi-all-1127-rdf</text:a>
</text:p>
      <!--NEWS-->
      <text:h text:style-name="P10" text:outline-level="1">
<text:span text:style-name="T4">
果然“灯下黑” 中央纪委国家监委一月内四名高官被查</text:span>
</text:h>
      <text:p text:style-name="P4">
Author: None</text:p>
      <text:p text:style-name="P4">
Publisher: Radio Free Asia (Organization)</text:p>
      <text:p text:style-name="P4">
Published Time: 2023-06-26T12:01:48-04:00</text:p>
      <text:p text:style-name="P4">
Modified Time: 2023-06-26T12:01: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88615in" draw:z-index="0">
<draw:image xlink:href="../Images/rfamandarin/2023-06-26T12-01-48-04-00/000000.png" xlink:type="simple" xlink:show="embed" xlink:actuate="onLoad" draw:mime-type="image/png"/>
</draw:frame>
据中国共产党中央纪委国家监委网站披露，中央纪委国家监委宣传部副部长、一级巡视员郝宗强涉嫌严重违纪违法，正接受审查调查。 <text:a xlink:type="simple" xlink:href="https://www.rfa.org/mandarin/Xinwen/5-06262023114842.html/@@images/image" text:style-name="Internet_20_link" text:visited-style-name="Visited_20_Internet_20_Link">
</text:a>
中纪委网站截图</text:p>
      <text:p text:style-name="P4">
据中国共产党中央纪委国家监委网站披露，中央纪委国家监委宣传部副部长、一级巡视员郝宗强涉嫌严重违纪违法，正接受审查调查。</text:p>
      <text:p text:style-name="P4">
据财新网报道，郝宗强是中央纪委国家监委一个月内第四名落马的官员。另外三名分别是中央纪委国家监委第十三审查调查室一级调研员崔玉男，中央纪委国家监委驻交通运输部纪检监察组原二级巡视员姚西科，和中央纪委国家监委第二监督检查室副主任、一级巡视员刘燃。</text:p>
      <text:p text:style-name="P4">
中共纪检监察系统从今年2月起开展对干部队伍的教育整顿，中共中央政治局常委、中央纪委书记李希当时就说，要坚持查处“两面人”、要坚决防止“灯下黑”。6月19日，中央纪委国家监委网站还发表评论《释放刀刃向己一严到底的强烈信号》。</text:p>
      <text:p text:style-name="P4">
值得注意的是，多年来，中国纪检监察系统不断有官员因涉嫌严重违纪违法被查，但这个系统内部的腐败问题并没有得到有效遏制，现在就连中央纪委国家监委这个最高监察机构也接连有高官被查。</text:p>
      <text:p text:style-name="P4">
（责编：王允）</text:p>
      <text:p text:style-name="P4">
Source: <text:a xlink:type="simple" xlink:href="https://www.rfa.org/mandarin/Xinwen/5-06262023114842.html" text:style-name="Internet_20_link" text:visited-style-name="Visited_20_Internet_20_Link">
https://www.rfa.org/mandarin/Xinwen/5-06262023114842.html</text:a>
</text:p>
      <!--NEWS-->
      <text:h text:style-name="P10" text:outline-level="1">
<text:span text:style-name="T4">
瓦格纳兵变给习近平敲响了警钟？</text:span>
</text:h>
      <text:p text:style-name="P4">
Author: None (Language: zh)</text:p>
      <text:p text:style-name="P4">
Publisher: None</text:p>
      <text:p text:style-name="P4">
Time: 2023-06-26T12:07:00Z</text:p>
      <text:p text:style-name="P4">
Description: 俄罗斯上周末发生的瓦格纳集团军事哗变虽已迅速收场，但震荡波犹存。作为俄罗斯最重要的盟友，中共领导人从中看到了什么样的警讯？事件可能如何影响攻台的考量？</text:p>
      <text:p text:style-name="P4">
Videos: []</text:p>
      <text:p text:style-name="P4">
Images: []</text:p>
      <text:p text:style-name="P4">
Subject: 时政风云</text:p>
      <text:p text:style-name="P4">
Subjects: ['薄熙来', '俄罗斯', '专题报道：习近平访美', '乌克兰', '中国共产党', '岛屿主权争端', '马英九', '专题报道：全景观看“习马会”', '中国反腐风暴', '20国集团']</text:p>
      <text:p text:style-name="P4">
Keywords: ['俄罗斯', '瓦格纳', '兵变', '普里戈津', '普京', '习近平', '台湾']</text:p>
      <text:p text:style-name="P4">
ID: 66033766</text:p>
      <!--METADATA-->
      <text:p text:style-name="P4">
<text:a xlink:type="simple" xlink:href="https://www.dw.com/zh/overlay/image/article/66033766/66022976" text:style-name="Internet_20_link" text:visited-style-name="Visited_20_Internet_20_Link">
 </text:a>
</text:p>
      <text:p text:style-name="P4">
莫斯科市中心一度被封锁</text:p>
      <text:p text:style-name="P4">
（德国之声中文网）《华尔街日报》发表分析文章称，俄罗斯一场短暂兵变的结束让北京方面松了一口气。这场危机标志着普京统治俄罗斯23年来遭遇的最严重挑战，对中国领导人习近平来说也是一个“不确定时刻”。</text:p>
      <text:p text:style-name="P4">
作者指出，习近平将中俄关系塑造成对抗美国在全球影响力的堡垒，并把他与普京的个人关系置于这个堡垒的中心。而现在，俄罗斯陷入了混乱， <text:a xlink:type="simple" xlink:href="https://www.dw.com/zh/zh/瓦格納叛亂曝普京弱點-有利烏軍反攻/a-66028854" text:style-name="Internet_20_link" text:visited-style-name="Visited_20_Internet_20_Link">
 普京的权威似乎被削弱</text:a>
了。“这正是中国政府对于俄乌战争最担心的风险。”</text:p>
      <text:p text:style-name="P4">
卡内基俄罗斯欧亚中心(Carnegie Russia Eurasia Center)的研究员乌马洛夫（TemurUmarov）表示：“这正是普京开始攻打乌克兰时，中国所担心的那种悲观情况，即普京这一决定最终会破坏俄罗斯政权的稳定。”</text:p>
      <text:p text:style-name="P4">
文章引述中国人民大学国际关系教授王义桅说，在中国老百姓中，很多人担心普京的政治地位不稳，俄罗斯的政治动荡可能会影响到中国。</text:p>
      <text:h text:style-name="P12" text:outline-level="3">
<text:span text:style-name="T4">
瓦格纳集团“造反”头目：战争的意义是什么？</text:span>
</text:h>
      <text:h text:style-name="P12" text:outline-level="3">
<text:span text:style-name="T4">
民族主义——搬起石头砸自己的脚？</text:span>
</text:h>
      <text:p text:style-name="P4">
加州克莱蒙特·麦肯纳学院（Claremont MckennaCollege）政治学教授、中国问题专家裴敏欣则具体分析认为，与普京相比，习近平的权力掌控更加稳固，而中共的统治体制与俄罗斯执政党更是不可同日而语。但瓦格纳兵变还是凸显了几个不可忽视的风险，会让习近平提高警惕：</text:p>
      <text:p text:style-name="P4">
“首先和最重要的是，要确保中国军队、特别是高层指挥官的政治忠诚。”裴敏欣为彭博社撰写的专栏文章写道，习近平与他的两位前任相比，在巩固个人对军队控制方面已经走的远得多，“尽管一些防范性措施会降低军队的战斗力，但习近平可能认为这种代价是值得的，能防止在危机中出现不忠诚。”</text:p>
      <text:p text:style-name="P4">
其次，北京将尽早防止军队不同部门之间的竞争。文章称，由于中国共产党对新闻界和军队的控制比普京更深入，高层之间公开政治斗争的风险要低得多。尽管如此，这也是习近平在冲突中不愿面对的另一个危险。</text:p>
      <text:p text:style-name="P4">
另外，这一事件会提醒习近平，“民族主义是一柄双刃剑”，因为极端民族主义者可以用更激进的好战言论对掌权的政治强人超车，“就像 <text:a xlink:type="simple" xlink:href="https://www.dw.com/zh/zh/普里戈津何许人也他有多大影响力/a-66020810" text:style-name="Internet_20_link" text:visited-style-name="Visited_20_Internet_20_Link">
 普里戈津</text:a>
对普京所做的那样”。作者认为，习近平已经开始通过约束他的下属来降低这种风险：新任外交部长秦刚总体上避免了"战狼"式的言论，尽管他忠实地执行了习近平毫不妥协的外交政策。</text:p>
      <text:h text:style-name="P12" text:outline-level="3">
<text:span text:style-name="T4">
专访：俄乌战争不会改变中国攻台考量</text:span>
</text:h>
      <text:h text:style-name="P12" text:outline-level="3">
<text:span text:style-name="T4">
攻台或导致“极端情况”</text:span>
</text:h>
      <text:p text:style-name="P4">
复旦大学俄罗斯中亚研究中心主任冯玉军对《南华早报》表示，一个孤立事件不会对中俄关系乃至中国自身产生直接影响，但整体的国际形势，包括俄乌战争的走向、俄罗斯未来发展的不确定性、地缘政治的挑战等，都将对中国产生深远的历史影响。</text:p>
      <text:p text:style-name="P4">
也有中国学者认为，北京将从这一事件中汲取政治和军事上的教训，尤其是在对台湾关系问题上。《南华早报》引述一位不愿具名的大陆研究者指出，如果在重大军事行动——比如统一台湾的行动的前线遭遇失败，可能会助长非官方的军事组织的崛起，“中国领导人必须为这种风险做好准备”。</text:p>
      <text:p text:style-name="P4">
不过他补充说，鉴于中国大陆不存在雇佣军，而且中共对军队有着统一领导，中国领导人要考虑的一个"极端情况"是，大规模军事行动的前线失败是否会导致军事力量的分裂。</text:p>
      <text:p text:style-name="P4">
《纽约时报》前驻华记者黄安伟（Edward Wong）也在推特发文称，“在整个俄乌战争中，如果有一件事能促使习近平重新考虑攻台，那就是瓦格纳集团反水了。”黄安伟表示，现在不是在中国有没有雇佣兵问题，“我想习近平正在观察一场旷日持久的战争如何给一个国家带来意想不到的后果。”“我们知道他对于解放军内的忠诚问题是敏感的，他的反贪腐伸延至解放军。”</text:p>
      <text:p text:style-name="P4">
黄安伟还指出，在习近平这个位置的人，时常都会思考民众——无论是社会草根还是菁英阶层，在如何看待自己权力的潜在弱点及合法性。这与这一体制的属性有关，“我推测，白纸运动使得这个问题更加突出。”</text:p>
      <text:p text:style-name="P4">
（综合报道）</text:p>
      <text:p text:style-name="P4">
Source: <text:a xlink:type="simple" xlink:href="https://www.dw.com/zh/瓦格纳兵变给习近平敲响了警钟？/a-66033766" text:style-name="Internet_20_link" text:visited-style-name="Visited_20_Internet_20_Link">
https://www.dw.com/zh/瓦格纳兵变给习近平敲响了警钟？/a-66033766?maca=chi-rss-chi-all-1127-rdf</text:a>
</text:p>
      <!--NEWS-->
      <text:h text:style-name="P10" text:outline-level="1">
<text:span text:style-name="T4">
俄更改二战结束纪念日名称 日本：煽动相互对抗</text:span>
</text:h>
      <text:p text:style-name="P4">
Author: 联合早报 (Person)</text:p>
      <text:p text:style-name="P4">
Publisher: 联合早报 (Organization)</text:p>
      <text:p text:style-name="P4">
Published Time: 2023-06-26T12:26</text:p>
      <text:p text:style-name="P4">
Modified Time: 2023-06-26T12:30</text:p>
      <text:p text:style-name="P4">
Description: 日本已就俄罗斯立法把9月3日定为“反日本军国主义战争胜利纪念日”，向俄罗斯提出抗议，称此举将煽动相互对抗。路透社报道，日本内阁秘书长松野博一星期一（6月26日）说：“俄罗斯这一立法...</text:p>
      <text:p text:style-name="P4">
Videos: []</text:p>
      <text:p text:style-name="P4">
Audios: []</text:p>
      <text:p text:style-name="P4">
Images: []</text:p>
      <text:p text:style-name="P4">
Type: NewsArticle</text:p>
      <text:p text:style-name="P4">
Breadcrumbs: ['即时', '国际']</text:p>
      <text:p text:style-name="P4">
Keywords: ['日本', '抗议', '俄罗斯']</text:p>
      <!--METADATA-->
      <text:p text:style-name="P4">
日本已就俄罗斯立法把9月3日定为“反日本军国主义战争胜利纪念日”，向俄罗斯提出抗议，称此举将煽动相互对抗。</text:p>
      <text:p text:style-name="P4">
路透社报道，日本内阁秘书长松野博一星期一（6月26日）说：“俄罗斯这一立法不仅会激起俄罗斯人民的反日情绪，还可能导致日本人民的反俄情绪。”</text:p>
      <text:p text:style-name="P4">
他称莫斯科的举动令人“极其遗憾”。</text:p>
      <text:p text:style-name="P4">
1945年9月2日，日本代表在停泊于东京湾的美国军舰密苏里号上签署对同盟国的投降书。9月3日一直被俄罗斯视为二战结束的纪念日。</text:p>
      <text:p text:style-name="P4">
俄罗斯总统普京6月24日签署一项法案，将9月3日“二战结束纪念日”，改名为“反日本军国主义战争胜利纪念日暨二战结束纪念日”。</text:p>
      <text:p text:style-name="P4">
根据法律的解释文件，俄罗斯开展乌克兰“ <text:a xlink:type="simple" xlink:href="https://www.zaobao.com/keywords/e-wu-zhan-zheng" text:style-name="Internet_20_link" text:visited-style-name="Visited_20_Internet_20_Link">
 特别军事行动 </text:a>
 ”后，日本与西方国家联合发起对俄不友好行动，9月3日纪念日名称的改动是“反制措施”之一。</text:p>
      <text:p text:style-name="P4">
Source: <text:a xlink:type="simple" xlink:href="https://www.zaobao.com.sg/realtime/world/story20230626-1407897" text:style-name="Internet_20_link" text:visited-style-name="Visited_20_Internet_20_Link">
https://www.zaobao.com.sg/realtime/world/story20230626-1407897</text:a>
</text:p>
      <!--NEWS-->
      <text:h text:style-name="P10" text:outline-level="1">
<text:span text:style-name="T4">
评论 | 王丹：关于瓦格纳军团哗变的几点思考</text:span>
</text:h>
      <text:p text:style-name="P4">
Author: None</text:p>
      <text:p text:style-name="P4">
Publisher: Radio Free Asia (Organization)</text:p>
      <text:p text:style-name="P4">
Published Time: 2023-06-26T12:30:00-04:00</text:p>
      <text:p text:style-name="P4">
Modified Time: 2023-06-26T16:24:31-04:00</text:p>
      <text:p text:style-name="P4">
Description: None</text:p>
      <text:p text:style-name="P4">
Videos: []</text:p>
      <text:p text:style-name="P4">
Audios: ["<text:a xlink:type="simple" xlink:href="https://www.rfa.org/mandarin/pinglun/wangdan/wd-062620230904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3.785646in" draw:z-index="0">
<draw:image xlink:href="../Images/rfamandarin/2023-06-26T12-30-00-04-00/000000.png" xlink:type="simple" xlink:show="embed" xlink:actuate="onLoad" draw:mime-type="image/png"/>
</draw:frame>
2023年6月24日，瓦格纳集团首脑普里戈津在俄罗斯顿河畔的罗斯托夫录制的视频讲话。 <text:a xlink:type="simple" xlink:href="https://www.rfa.org/mandarin/pinglun/wangdan/wd-06262023090455.html/@@images/image" text:style-name="Internet_20_link" text:visited-style-name="Visited_20_Internet_20_Link">
</text:a>
美联社图片  <text:a xlink:type="simple" xlink:href="https://www.rfa.org/mandarin/pinglun/wangdan/wd-06262023090455.html/@@stream" text:style-name="Internet_20_link" text:visited-style-name="Visited_20_Internet_20_Link">
Audio-1-Link：https://www.rfa.org/mandarin/pinglun/wangdan/wd-06262023090455.html/@@stream</text:a>
</text:p>
      <text:p text:style-name="P4">
6月24日开始的俄罗斯瓦格纳军团哗变一事，经历了24小时的过山车一样的演变。一开始的发展让很多自媒体和网友过于激动和期待，结果最后变成闹剧一场，又让外界大跌眼镜。关于这次哗变事件本身，已经有各种各样的评论，我在这里就不赘述，我只针对几个相关的问题谈谈自己的看法：</text:p>
      <text:p text:style-name="P4">
1.国际政治风云变幻，我们下判断一定需要冷静，不适宜过早的得出结论。我有一个“36小时法则”，用于自勉也愿意与大家共勉，那就是建议大家遇到任何事，都能冷静36小时，再下判断。我们有的时候会犯错误，就是把自己的愿望放在做出判断的根据的第一顺位，这可以理解但绝对不专业。让子弹飞一会儿，永远是我们下判断的不二法则。</text:p>
      <text:p text:style-name="P4">
2.瓦格纳首脑普里格津，现在已经去了白俄罗斯。事情看上去似乎已经平息，但无论如何，这对普京来说是一个沉重打击，而这个打击来自于他过去的忠实的追随者普里格津，更是一件非常值得玩味的事情。因为这再一次证明：任何一个独裁者，都会有一个摆脱不掉的困局或梦魇，那就是：他永远无法确定谁是最可以信任的人。对于独裁者来说，没有永远的盟友，而最可能背叛他们的人，往往是他们自以为最可以信任的人，尤其是表现得如同他们的奴才的人。普里格津对普京的背叛，对包括习近平在内的独裁者都是一个警告：不要相信那些奴才，最可能叛变的就是奴才。</text:p>
      <text:p text:style-name="P4">
3.现在，一些舆论关心一个问题：一旦习近平发生对台湾战争，中国是否会出现同样的哗变？在我的推特和脸书下面，主流意见是一定会发生。我个人有不同意见，我认为大概率不会发生。为什么？</text:p>
      <text:p text:style-name="P4">
第一：瓦格纳集团是独立的军事力量，而中国没有独立的军事力量。中国的军事力量没有自己的财政来源，军饷高度依赖中央，连地方政府都不能用军饷影响军队。此外，人事调动频繁，很难形成具有政治影响力的力量。军队虽然没有国家化，但已经党化，这一点跟俄罗斯不同。当初叶利钦可以调动军队砲轰议会，而1989年的时候，赵紫阳身为军委第一副主席，却不能调动一兵一卒。文革时期那么乱，军队的元帅们极为反对文革，也都没有发生兵变。你也许可以说当时有毛泽东的威望在，但现在习近平对权力的掌控已经不亚于毛泽东。</text:p>
      <text:p text:style-name="P4">
第二，即使军队内部存在对习近平不满的声音甚至力量，但枪口向内导致体制垮台，除非有一批真正具有理想主义追求，希望看到中国民主化的军队将领才有可能。但现在的中国军队，是中共的利益共同体中的重要一员，体制垮台，对军头们没有任何好处。他们为什么要造反？即使战争失败，死的又不是他们的孩子，他们也没有理由推翻他们赖以生存的中共极权体制。有个网友说得好：在中国，无论是政变还是兵变，最后都是党取得胜利，能够改变中国的，唯有民变。</text:p>
      <text:p text:style-name="P4">
第三，当然我们也要看到，这一次俄罗斯兵变说明，战争延续太久，什么事都有可能。这一点对中国来说也是如此。因此，习近平未来在台海战争的部署上，一定会寻求尽快结束军事行动的方案。我不认为他会被这次俄罗斯兵变吓唬到，相反，他会更加吸取经验教训。现在说，习近平会因此更加谨慎对待武力攻台计划，我认为是没有根据的。台湾人和全世界，还是不要把希望寄託在习近平会变得理性这一点上。</text:p>
      <text:p text:style-name="P4">
总之一句话，这次俄罗斯发生的事情，再次提醒我们，在分析极权国家的政治发展的时候，我们既不要小看了不确定因素的爆发力，同时也不要小看了威权体制的韧性。</text:p>
      <text:p text:style-name="P4">
（文章只代表特约评论员个人的立场和观点）</text:p>
      <text:p text:style-name="P4">
Source: <text:a xlink:type="simple" xlink:href="https://www.rfa.org/mandarin/pinglun/wangdan/wd-06262023090455.html" text:style-name="Internet_20_link" text:visited-style-name="Visited_20_Internet_20_Link">
https://www.rfa.org/mandarin/pinglun/wangdan/wd-06262023090455.html</text:a>
</text:p>
      <!--NEWS-->
      <text:h text:style-name="P10" text:outline-level="1">
<text:span text:style-name="T4">
专栏 | 劳工通讯：深圳市光明区玉塘街道长圳社区宇顺电子股份有限公司劳资冲突 (五)</text:span>
</text:h>
      <text:p text:style-name="P4">
Author: None</text:p>
      <text:p text:style-name="P4">
Publisher: Radio Free Asia (Organization)</text:p>
      <text:p text:style-name="P4">
Published Time: 2023-06-26T12:34:29-04:00</text:p>
      <text:p text:style-name="P4">
Modified Time: 2023-06-26T12:34:29-04:00</text:p>
      <text:p text:style-name="P4">
Description: None</text:p>
      <text:p text:style-name="P4">
Videos: []</text:p>
      <text:p text:style-name="P4">
Audios: ["<text:a xlink:type="simple" xlink:href="https://www.rfa.org/mandarin/zhuanlan/laogongtongxun/hdf-062620230939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4.645512in" draw:z-index="0">
<draw:image xlink:href="../Images/rfamandarin/2023-06-26T12-34-29-04-00/000000.png" xlink:type="simple" xlink:show="embed" xlink:actuate="onLoad" draw:mime-type="image/png"/>
</draw:frame>
 <text:a xlink:type="simple" xlink:href="https://www.rfa.org/mandarin/zhuanlan/laogongtongxun/hdf-06262023093950.html/@@images/image" text:style-name="Internet_20_link" text:visited-style-name="Visited_20_Internet_20_Link">
</text:a>
Photo: RFA  <text:a xlink:type="simple" xlink:href="https://www.rfa.org/mandarin/zhuanlan/laogongtongxun/hdf-06262023093950.html/@@stream" text:style-name="Internet_20_link" text:visited-style-name="Visited_20_Internet_20_Link">
Audio-1-Link：https://www.rfa.org/mandarin/zhuanlan/laogongtongxun/hdf-06262023093950.html/@@stream</text:a>
</text:p>
      <text:p text:style-name="P4">
今年五一劳动节刚过，位于深圳光明区玉塘街道长圳社区的宇顺电子股份有限公司发生劳资冲突，原因是工厂被当地社区限期搬迁，工人对工厂给出的补偿方案不满，便 <text:a xlink:type="simple" xlink:href="https://maps.clb.org.hk/" text:style-name="Internet_20_link" text:visited-style-name="Visited_20_Internet_20_Link">
聚集到长圳社区党群服务中心求助</text:a>
。</text:p>
      <text:p text:style-name="P4">
有工人从现场发出 <text:a xlink:type="simple" xlink:href="https://www.douyin.com/video/7232096082895981824" text:style-name="Internet_20_link" text:visited-style-name="Visited_20_Internet_20_Link">
 视频 </text:a>
，镜头从长圳社区“党群服务中心”和“新时代文明实践站”的牌子，缓缓移向楼顶上的五星红旗，工人的画外音说：看到没有，五星红旗飘的很高啊！</text:p>
      <text:p text:style-name="P4">
<text:a xlink:type="simple" xlink:href="http://www.szsuccess.com.cn/yxwl/index_13.aspx" text:style-name="Internet_20_link" text:visited-style-name="Visited_20_Internet_20_Link">
 宇顺电子股份有限公司 </text:a>
2004年成立，2009年A股上市。</text:p>
      <text:p text:style-name="P4">
早在4年前， <text:a xlink:type="simple" xlink:href="https://guba.eastmoney.com/o/news,qa,1202796272.html" text:style-name="Internet_20_link" text:visited-style-name="Visited_20_Internet_20_Link">
 2019年，宇顺厂便收到长圳社区发出书面通知</text:a>
，要在3年内搬迁。三年后，去年2月，企业又收到长圳社区书面通知，要求在去年5月31日前清理完租赁关系，8月10号腾空厂房。而宇顺厂的厂房租约到2024年7月才到期。</text:p>
      <text:p text:style-name="P4">
那么，从2019年企业第一次收到社区搬迁通知至今差不多4年期间，宇顺厂工会有没有代表员工跟厂方就补偿方案进行过协商谈判呢？</text:p>
      <text:p text:style-name="P4">
另外，主持工厂搬迁的是长圳社区，而长圳社区工会服务中心跟社区党群服务中心一起办公。那么，长圳社区工会有没有就这一有可能影响工人权益的搬迁计划，与社区服务中心进行协商，以确保员工利益在搬迁过程中能够得到保障呢？</text:p>
      <text:p text:style-name="P4">
尤其是，长圳社区要求宇顺厂在租约到期前搬迁，势必影响工厂的经营，从而影响企业对工人做出合理补偿的能力。长圳社区工会有没有代表宇顺厂工人参与企业跟长圳社区的协商，建议长圳社区就提早中止租约对企业做出额外补偿，以确保企业有能力对工人做出合理补偿呢？</text:p>
      <text:p text:style-name="P4">
再有，当工人们已经聚集到长圳社区党群服务中心（与长圳社区工会一起办公）求助的时候，社区工会有没有出面代表工人，跟社区和厂方协商谈判呢？</text:p>
      <text:p text:style-name="P4">
半年前，2022年12月13日，宇顺股份有限公司曾就本次搬迁发出 <text:a xlink:type="simple" xlink:href="https://pdf.dfcfw.com/pdf/H2_AN202212121581022248_1.pdf" text:style-name="Internet_20_link" text:visited-style-name="Visited_20_Internet_20_Link">
 公告</text:a>
，其中提到，员工将跟随厂区搬迁，未跟随厂区搬迁人员，公司将按劳动法有关规定合法终止劳动关系。</text:p>
      <text:p text:style-name="P4">
那么，在此后半年多时间里，长圳社区工会、玉塘街道工会、光明区工会以至于深圳市总工会，各自为避免事态激化做过些什么呢？</text:p>
      <text:p text:style-name="P4">
资料显示，玉塘街道总工会去年曾经公布过一个耗资17万元的购买法律服务 <text:a xlink:type="simple" xlink:href="http://www.szgm.gov.cn/xxgk/xqgwhxxgkml/gzgg/content/post_10136621.html" text:style-name="Internet_20_link" text:visited-style-name="Visited_20_Internet_20_Link">
 工作方案</text:a>
。这一方案9月公布，10月启动，目标是到2022年底，全街道一级、二级社区工会法律顾问覆盖率达到100%，还要协助重点企业工会参与劳动法律监督，构建多形式、多层级的劳资沟通协商机制。</text:p>
      <text:p text:style-name="P4">
那么，玉塘街道总工会有没有按照自己制定和公布的工作方案，协助宇顺电子有限公司工会与厂方协商搬迁补偿方案呢？</text:p>
      <text:p text:style-name="P4">
还有一件事，去年6月， <text:a xlink:type="simple" xlink:href="https://guba.eastmoney.com/o/news,qa,1202796272.html" text:style-name="Internet_20_link" text:visited-style-name="Visited_20_Internet_20_Link">
 宇顺厂50多名工人曾投诉</text:a>
到深圳市住房公积金管理中心，说厂方一直没给一线生产工人缴纳住房公积金。那次工人去公积金管理中心投诉前，有没有来找工会求助，要求工会代表工人跟企业通过协商完成补缴呢？</text:p>
      <text:p text:style-name="P4">
宇顺厂成立19年、上市14年，不给一线工人缴纳住房公积金，企业工会、长圳社区工会、玉塘街道工会、光明去工会对此知情吗？</text:p>
      <text:p text:style-name="P4">
请听我就这些问题，跟长圳社区工作人员的谈话。</text:p>
      <text:p text:style-name="P4">
Source: <text:a xlink:type="simple" xlink:href="https://www.rfa.org/mandarin/zhuanlan/laogongtongxun/hdf-06262023093950.html" text:style-name="Internet_20_link" text:visited-style-name="Visited_20_Internet_20_Link">
https://www.rfa.org/mandarin/zhuanlan/laogongtongxun/hdf-06262023093950.html</text:a>
</text:p>
      <!--NEWS-->
      <text:h text:style-name="P10" text:outline-level="1">
<text:span text:style-name="T4">
复兴大坝第四次蓄水加剧水资源危机 埃及有何应对措施？</text:span>
</text:h>
      <text:p text:style-name="P4">
Author: 半岛电视台</text:p>
      <text:p text:style-name="P4">
Publisher: Al Jazeera</text:p>
      <text:p text:style-name="P4">
Published Time: 2023-06-26T12:40:02</text:p>
      <text:p text:style-name="P4">
Modified Time: 2023-06-26T12:40:02</text:p>
      <text:p text:style-name="P4">
Description: 埃塞俄比亚即将开始进行复兴大坝第四次蓄水，观察家认为，这对埃及在尼罗河水域的份额构成了严重威胁，并呼吁立即做出强有力的反应。</text:p>
      <text:p text:style-name="P4">
Images: ["<text:a xlink:type="simple" xlink:href="https://chinese.aljazeera.net/wp-content/uploads/2023/06/1-1687780299.png" text:style-name="Internet_20_link" text:visited-style-name="Visited_20_Internet_20_Link">
1-1687780299.png</text:a>
"]</text:p>
      <text:p text:style-name="P4">
Topics: ['政治', '新闻']</text:p>
      <text:p text:style-name="P4">
Keywords: ['政治', '新闻', '埃及', '埃塞俄比亚']</text:p>
      <text:p text:style-name="P4">
Type: Article</text:p>
      <!--METADATA-->
      <text:p text:style-name="P4">
<draw:frame draw:style-name="fr1" draw:name="Image189" text:anchor-type="as-char" svg:width="6.9236in" svg:height="4.612736in" draw:z-index="0">
<draw:image xlink:href="../Images/Aljazeera Chinese/2023-06-26T12-40-02/1-1687780299.png" xlink:type="simple" xlink:show="embed" xlink:actuate="onLoad" draw:mime-type="image/png"/>
</draw:frame>
复兴大坝威胁埃及人民的用水安全，专家警告第四次蓄水存在危险（阿纳多卢通讯社）</text:p>
      <text:p text:style-name="P4">
埃塞俄比亚即将开始进行复兴大坝第四次蓄水，观察家认为，这对埃及在尼罗河水域的份额构成了严重威胁，并呼吁立即做出强有力的反应。</text:p>
      <text:p text:style-name="P4">
埃塞俄比亚外交部长德梅克·梅科宁表示，复兴大坝目前已接近第四次蓄水，并强调，“前三次蓄水没有伤害到下游国家，第四次蓄水也是如此。”</text:p>
      <text:p text:style-name="P4">
卫星图像显示，坝湖水位下降约10米，泄水量约70亿立方米，预计埃塞俄比亚将增加中间廊道高度，为第四次蓄水做准备。</text:p>
      <text:p text:style-name="P4">
埃塞俄比亚宣布愿意开始复兴大坝第四次蓄水，恰逢阿卜杜勒·法塔赫·塞西总统和埃塞俄比亚总理阿比·艾哈迈德在参加“新全球金融公约”峰会期间握手和交换微笑的场景，法国首都最近爆发了冲突，以及如果外交努力再次失败，埃及当局应对威胁该国的最严重危机的替代方案的问题。</text:p>
      <text:h text:style-name="P13" text:outline-level="4">
<text:span text:style-name="T4">
双重风险</text:span>
</text:h>
      <text:p text:style-name="P4">
开罗大学非洲研究学院水坝与水资源教授阿巴斯·萨拉基博士表示，复兴大坝的第四次蓄水对埃及造成了许多危险，其中最重要的是相当于过去三年的总蓄水量为 170亿立方米，而大坝水库却缺乏这一数量，此外，埃塞俄比亚在其境内的其他水坝上开展类似的工作会给埃及和苏丹带来严重的风险。</text:p>
      <text:p text:style-name="P4">
阿巴斯·萨拉基强调，第四次蓄水的危险不比第三次蓄水的危险小，第三次蓄水导致高坝发电量明显下降，原因是纳赛尔湖水位下降，以及至少以蒸汽形式储存的约10%的水流失并渗漏到地表以下。</text:p>
      <text:p text:style-name="P4">
萨拉基在接受半岛电视台采访时警告说，埃及损失10亿立方米的水意味着农业领域每年损失10亿美元。</text:p>
      <text:p text:style-name="P4">
他指出，复兴大坝的四次蓄水造成埃及约180亿-250亿立方米的损失，促使埃及实施了多个补偿项目，耗资数十亿美元，损害了埃及经济。</text:p>
      <text:p text:style-name="P4">
埃及专家批评了埃塞俄比亚关于蓄水作业没有损害下游国家的“指控”，并表示，依靠替代方案来应对复兴大坝的损害并不意味着承认既成事实。</text:p>
      <text:p text:style-name="P4">
关于埃及对第四次蓄水所持立场，萨拉基预计开罗继续开展政治和外交努力，以达成具有约束力的法律协议，并指出，埃及试图安排国际舞台向亚的斯亚贝巴施压，以免对其造成伤害，而不是被吸引卷入任何可能损害国家最高利益和国家机构的冲突。</text:p>
      <text:p text:style-name="P4">
埃及前水资源和灌溉部部长穆罕默德·纳斯尔·丁·阿拉姆表示，他对埃塞俄比亚宣布进行复兴大坝第四次蓄水的“官方漠视”表示惊讶，尽管这对埃及的水安全构成“极端”危险。</text:p>
      <text:p text:style-name="P4">
穆罕默德·纳斯尔·丁·阿拉姆在接受半岛电视台采访时表示，他担心埃塞俄比亚会利用这种情况试图强加既成事实，尽管与埃及和苏丹在乌干达签署了协议。</text:p>
      <text:p text:style-name="P4">
与此同时，这位前部长强调，埃及是一个能够保护自己利益的大国，已经在更加困难的情况下证明了这一点，它绝不会屈服于势力或计划，也不会对其国家利益视而不见。</text:p>
      <text:h text:style-name="P13" text:outline-level="4">
<text:span text:style-name="T4">
埃及和苏丹之间的隔阂</text:span>
</text:h>
      <text:p text:style-name="P4">
另一方面，水坝和河流专家穆罕默德·哈菲兹预计，如果复兴大坝的两个较低的出水口保持开放直到洪水期结束，这意味着第四次蓄水的完成将被推迟，不是9月中旬结束，而是推迟到10月下半月。</text:p>
      <text:p text:style-name="P4">
穆罕默德·哈菲兹解释说，这证实了埃塞俄比亚计划使用旁路溢洪道作为中间走廊的替代方案，在第四次蓄水完成后，向苏丹和埃及排水，从某种意义上说，亚的斯亚贝巴不是在第四次蓄水过程中关闭下游出水口，然后抓住未来几个月流向苏丹的水流，将其水坝水库蓄水85 亿立方米，这要求苏丹在埃塞俄比亚第四次蓄水的同时开始蓄水。</text:p>
      <text:p text:style-name="P4">
这位专家告诉半岛电视台说，第四次蓄水将在储存相当于430亿立方米后结束，包括苏丹获得了自己的份额，那么，在第四次蓄水结束后，苏丹和埃及之间将在剩余的90亿立方米上出现危机。</text:p>
      <text:p text:style-name="P4">
穆罕默德·哈菲兹解释说，过去四年，青尼罗河洪水的规模远大于平均洪水，而埃及政府在管理纳赛尔湖方面做得很好，但它损失了该湖在“奎尔”洪水期间本可以储存的大部分水量，而规定的份额（估计至少为555 亿立方米）减少了，比2016年至2018年年排放量减少约100亿立方米。</text:p>
      <text:h text:style-name="P13" text:outline-level="4">
<text:span text:style-name="T4">
多种应对方式选择</text:span>
</text:h>
      <text:p text:style-name="P4">
埃及前外交部长助理马苏姆·马尔祖克表示，应对这些事态发展有很多选择，包括通过相关国际和区域机构继续对埃塞俄比亚施加外交压力，并将这一问题永久保留在埃塞俄比亚面前。</text:p>
      <text:p text:style-name="P4">
这位埃及外交官强调，必须在国际上强调复兴大坝对国际和平与安全构成损害，“并且不要因为非洲国家对此问题的偏见，而屈服于埃塞俄比亚将这一问题留在非洲联盟的努力，这是埃及必须重视的事情，因为有必要与非洲国家建立更密切的关系。</text:p>
      <text:p text:style-name="P4">
马苏姆·马尔祖克指出，埃及有必要加强与以美国、欧盟、中国和俄罗斯为首的大国的外交接触，因为这些国家与埃塞俄比亚有着密切的关系，并利用这一点向其施压，要求其接受就埃塞俄比亚复兴大坝签署具有约束力的法律协议，保障上游和下游国家的权利，以及阿拉伯国家需要进行干预，推动埃塞俄比亚“倾听理性的语言”，他警告说，埃塞俄比亚认为，如果其水安全受到损害，埃及将保持沉默，那么，埃塞俄比亚就犯了一个战略错误。</text:p>
      <text:p text:style-name="P4">
Source: <text:a xlink:type="simple" xlink:href="https://chinese.aljazeera.net/news/2023/6/26/%e5%a4%8d%e5%85%b4%e5%a4%a7%e5%9d%9d%e7%ac%ac%e5%9b%9b%e6%ac%a1%e8%93%84%e6%b0%b4%e5%8a%a0%e5%89%a7%e6%b0%b4%e8%b5%84%e6%ba%90%e5%8d%b1%e6%9c%ba%e5%9f%83%e5%8f%8a%e6%9c%89%e4%bd%95%e5%ba%94%e5%af%b9" text:style-name="Internet_20_link" text:visited-style-name="Visited_20_Internet_20_Link">
https://chinese.aljazeera.net/news/2023/6/26/%e5%a4%8d%e5%85%b4%e5%a4%a7%e5%9d%9d%e7%ac%ac%e5%9b%9b%e6%ac%a1%e8%93%84%e6%b0%b4%e5%8a%a0%e5%89%a7%e6%b0%b4%e8%b5%84%e6%ba%90%e5%8d%b1%e6%9c%ba%e5%9f%83%e5%8f%8a%e6%9c%89%e4%bd%95%e5%ba%94%e5%af%b9</text:a>
</text:p>
      <!--NEWS-->
      <text:h text:style-name="P10" text:outline-level="1">
<text:span text:style-name="T4">
价格曾只有特斯拉一半 蔚来汽车却销量下滑</text:span>
</text:h>
      <text:p text:style-name="P4">
Author: None</text:p>
      <text:p text:style-name="P4">
Publisher: Radio Free Asia (Organization)</text:p>
      <text:p text:style-name="P4">
Published Time: 2023-06-26T13:00:27-04:00</text:p>
      <text:p text:style-name="P4">
Modified Time: 2023-06-26T13:00: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4.612011in" draw:z-index="0">
<draw:image xlink:href="../Images/rfamandarin/2023-06-26T13-00-27-04-00/000000.png" xlink:type="simple" xlink:show="embed" xlink:actuate="onLoad" draw:mime-type="image/png"/>
</draw:frame>
蔚来汽车创始人、董事长和CEO李斌,4月19日在上海车展中介绍该公司的新车ES6。 <text:a xlink:type="simple" xlink:href="https://www.rfa.org/mandarin/Xinwen/6-06262023130019.html/@@images/image" text:style-name="Internet_20_link" text:visited-style-name="Visited_20_Internet_20_Link">
</text:a>
美联社图片</text:p>
      <text:p text:style-name="P4">
被外界称为“特斯拉杀手”的中国电动汽车集团蔚来近几个月出现全球销量下滑，受到业界关注。</text:p>
      <text:p text:style-name="P4">
蔚来集团2017年曾推出价格只有特斯拉类似款型汽车一半的一款SUV，受到外界追捧。但据美国《华尔街日报》报道，近几年电动车市场的激烈竞争已经严重影响了汽车企业的利润，并波及整个供应链。与此同时，消费疲软，和中国购车补贴政策的结束，电动车销量已经不复此前爆炸式增长的趋势。</text:p>
      <text:p text:style-name="P4">
蔚来的情况并非独此一家，威马汽车(WMMotor)今年早些时候已经暂停了大部分生产，解雇了大量员工；以售价仅4,000美元的电动掀背车闻名的雷丁汽车(LetinAuto)于5月申请破产。在美国上市的中国电动汽车初创企业小鹏汽车从去年9月份以来销量一直在下降。</text:p>
      <text:p text:style-name="P4">
与此同时，外国汽车品牌包括福特等在电动车领域也受到挫折，还在奋力追赶。只有特斯拉还在中国市场的份额位居第二。</text:p>
      <text:p text:style-name="P4">
在另一方面，中国第一大电动车生产商比亚迪今年1-5月累计销量90万辆，其中包括混合动力汽车，在中国新能源汽车市场上占38%的比率；另一个新能源汽车后起之秀理想汽车今年头五个月共交付10万辆汽车。</text:p>
      <text:p text:style-name="P4">
（责编：王允）</text:p>
      <text:p text:style-name="P4">
Source: <text:a xlink:type="simple" xlink:href="https://www.rfa.org/mandarin/Xinwen/6-06262023130019.html" text:style-name="Internet_20_link" text:visited-style-name="Visited_20_Internet_20_Link">
https://www.rfa.org/mandarin/Xinwen/6-06262023130019.html</text:a>
</text:p>
      <!--NEWS-->
      <text:h text:style-name="P10" text:outline-level="1">
<text:span text:style-name="T4">
为降低政治风险　西方在华企业“孤岛经营”</text:span>
</text:h>
      <text:p text:style-name="P4">
Author: None</text:p>
      <text:p text:style-name="P4">
Publisher: Radio Free Asia (Organization)</text:p>
      <text:p text:style-name="P4">
Published Time: 2023-06-26T13:04:00-04:00</text:p>
      <text:p text:style-name="P4">
Modified Time: 2023-06-26T13:3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5.862726in" draw:z-index="0">
<draw:image xlink:href="../Images/rfamandarin/2023-06-26T13-04-00-04-00/000000.png" xlink:type="simple" xlink:show="embed" xlink:actuate="onLoad" draw:mime-type="image/png"/>
</draw:frame>
图为一汽大众成都厂区，工人席地而坐，正在为工厂运行做最后测试，据报道，大众汽车(Volkswagen)计划将其与一家中国芯片制造商合作研发的技术留在中国，以回避受到美国芯片禁令的影响。<text:a xlink:type="simple" xlink:href="https://www.rfa.org/mandarin/Xinwen/7-06262023130123.html/@@images/image" text:style-name="Internet_20_link" text:visited-style-name="Visited_20_Internet_20_Link">
 </text:a>
记者郭宸绮拍摄/RFA资料</text:p>
      <text:p text:style-name="P4">
为了降低中美紧张关系带来的政治风险，西方企业越来越倾向于将其在华业务进行分割。</text:p>
      <text:p text:style-name="P4">
据美国《华尔街日报》报道，德国大众汽车(Volkswagen)计划将其与一家中国芯片制造商合作研发的技术留在中国，以回避受到美国芯片禁令的影响。</text:p>
      <text:p text:style-name="P4">
日本卫浴产品制造商骊住集团(Lixil)则在重组其供应链，在中国生产面向中国的产品，在北美生产面向美国的产品。</text:p>
      <text:p text:style-name="P4">
但对于这种“孤岛”经营的策略，中国欧盟商会主席彦辞(JensEskelund)评价说，试图建立两个独立价值链的额外成本太高，尤其对中小企业而言，可能难以承受。但中国欧盟商会上周三发布调查显示，商会四分之一的会员公司在过去两年经历了总部与中国业务的脱钩。而脱钩的影响还涉及要为中国和全球其他地区开发独立的信息技术或数据存储。</text:p>
      <text:p text:style-name="P4">
报道也指出，西方公司面临中国越来越严格的数据安全规定，这迫使它们隔离在中国的数据存储。</text:p>
      <text:p text:style-name="P4">
但在另一面，西方公司将中国业务本地化或者孤立化，可以使得公司对本地市场的反应更为灵敏，以更好地与中国本地企业竞争。</text:p>
      <text:p text:style-name="P4">
（责编：王允）</text:p>
      <text:p text:style-name="P4">
Source: <text:a xlink:type="simple" xlink:href="https://www.rfa.org/mandarin/Xinwen/7-06262023130123.html" text:style-name="Internet_20_link" text:visited-style-name="Visited_20_Internet_20_Link">
https://www.rfa.org/mandarin/Xinwen/7-06262023130123.html</text:a>
</text:p>
      <!--NEWS-->
      <text:h text:style-name="P10" text:outline-level="1">
<text:span text:style-name="T4">
又有高官私藏问题书刊被双开</text:span>
</text:h>
      <text:p text:style-name="P4">
Author: None</text:p>
      <text:p text:style-name="P4">
Publisher: Radio Free Asia (Organization)</text:p>
      <text:p text:style-name="P4">
Published Time: 2023-06-26T13:09:39-04:00</text:p>
      <text:p text:style-name="P4">
Modified Time: 2023-06-26T13:09: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4.612011in" draw:z-index="0">
<draw:image xlink:href="../Images/rfamandarin/2023-06-26T13-09-39-04-00/000000.png" xlink:type="simple" xlink:show="embed" xlink:actuate="onLoad" draw:mime-type="image/png"/>
</draw:frame>
 北京市政府国资委原主任张贵林 <text:a xlink:type="simple" xlink:href="https://www.rfa.org/mandarin/Xinwen/8-06262023130628.html/@@images/image" text:style-name="Internet_20_link" text:visited-style-name="Visited_20_Internet_20_Link">
</text:a>
网络图片</text:p>
      <text:p text:style-name="P4">
据北京市纪委监委周日（6月25日）披露，北京市政府国资委原主任（正局级）张贵林被“双开”（开除党籍、公职）。</text:p>
      <text:p text:style-name="P4">
张贵林现年60岁，曾在广西工作，并在农业部任职，担任过中关村科技园区管委会副主任等职。2018年3月，张贵林调任北京市国资委党委书记、主任。去年11月被宣布因涉嫌严重违纪违法接受调查。</text:p>
      <text:p text:style-name="P4">
在中国官方的通报中，张贵林被指控私藏、阅览有严重政治问题的书刊；收受可能影响公正执行公务的礼金、消费卡；搞权色、钱色交易；利用职务上的便利，为他人谋取利益，非法收受他人财物。</text:p>
      <text:p text:style-name="P4">
近几年，不断有中国官员被指控私藏、阅览有严重政治问题的书刊。2020年底，湖南省长沙市原常务副市长陈泽珲、安徽淮南市原副市长、政协主席李忠和重庆市綦江区公安局国内安全保卫支队原政委李斌落马时都被指控从境外带禁书入境。上海东方网前总裁徐世平两周前被宣布开除党籍和公职，也被指控私藏及阅看违禁书刊。</text:p>
      <text:p text:style-name="P4">
（责编：王允 ）</text:p>
      <text:p text:style-name="P4">
Source: <text:a xlink:type="simple" xlink:href="https://www.rfa.org/mandarin/Xinwen/8-06262023130628.html" text:style-name="Internet_20_link" text:visited-style-name="Visited_20_Internet_20_Link">
https://www.rfa.org/mandarin/Xinwen/8-06262023130628.html</text:a>
</text:p>
      <!--NEWS-->
      <text:h text:style-name="P10" text:outline-level="1">
<text:span text:style-name="T4">
壳牌管道泄漏污染尼日尔三角洲尼日利亚农场和河流</text:span>
</text:h>
      <text:p text:style-name="P4">
Author: 半岛电视台＋通讯社</text:p>
      <text:p text:style-name="P4">
Publisher: Al Jazeera</text:p>
      <text:p text:style-name="P4">
Published Time: 2023-06-26T13:18:42</text:p>
      <text:p text:style-name="P4">
Modified Time: 2023-06-26T13:18:42</text:p>
      <text:p text:style-name="P4">
Description: 尼日利亚壳牌工厂发生的新漏油污染了农田和河流，破坏了尼日尔三角洲渔业和农业社区的生计，该地区长期遭受石油工业造成的环境污染。</text:p>
      <text:p text:style-name="P4">
Images: ["<text:a xlink:type="simple" xlink:href="https://chinese.aljazeera.net/wp-content/uploads/2023/06/1-1687784713.png" text:style-name="Internet_20_link" text:visited-style-name="Visited_20_Internet_20_Link">
1-1687784713.png</text:a>
", "<text:a xlink:type="simple" xlink:href="https://chinese.aljazeera.net/wp-content/uploads/2023/06/1-1687784999.png" text:style-name="Internet_20_link" text:visited-style-name="Visited_20_Internet_20_Link">
1-1687784999.png</text:a>
", "<text:a xlink:type="simple" xlink:href="https://chinese.aljazeera.net/wp-content/uploads/2023/06/1-1687784819.png" text:style-name="Internet_20_link" text:visited-style-name="Visited_20_Internet_20_Link">
1-1687784819.png</text:a>
", "<text:a xlink:type="simple" xlink:href="https://chinese.aljazeera.net/wp-content/uploads/2023/06/1-1687784854.png" text:style-name="Internet_20_link" text:visited-style-name="Visited_20_Internet_20_Link">
1-1687784854.png</text:a>
"]</text:p>
      <text:p text:style-name="P4">
Topics: ['政治', '新闻']</text:p>
      <text:p text:style-name="P4">
Keywords: ['政治', '新闻']</text:p>
      <text:p text:style-name="P4">
Type: Article</text:p>
      <!--METADATA-->
      <text:p text:style-name="P4">
<draw:frame draw:style-name="fr1" draw:name="Image196" text:anchor-type="as-char" svg:width="6.9236in" svg:height="4.612736in" draw:z-index="0">
<draw:image xlink:href="../Images/Aljazeera Chinese/2023-06-26T13-18-42/1-1687784713.png" xlink:type="simple" xlink:show="embed" xlink:actuate="onLoad" draw:mime-type="image/png"/>
</draw:frame>
 2023 年 6 月 16日，尼日利亚奥戈尼兰，工人们站在集装箱旁收集漏油废物（美联社）</text:p>
      <text:p text:style-name="P4">
尼日利亚壳牌工厂发生的新漏油污染了农田和河流，破坏了尼日尔三角洲渔业和农业社区的生计，该地区长期遭受石油工业造成的环境污染。</text:p>
      <text:p text:style-name="P4">
国家石油泄漏检测和响应机构(NOSDRA)告诉美联社说，泄漏事件来自壳牌运营的跨尼日尔管道，该管道穿过奥戈尼兰埃莱姆地区的社区，这家总部位于伦敦的能源巨头在该地区的石油勘探数十年来一直面临当地阻力。</text:p>
      <text:p text:style-name="P4">
漏油量尚未确定，但活动人士发布的照片显示，农田和水面被油光玷污，死鱼陷入粘稠原油中。</text:p>
      <text:p text:style-name="P4">
根据联合国环境规划署的数据，虽然由于破坏行为和管道缺乏维护，该地区经常发生泄漏事故，但活动人士称这是“重大事件”。</text:p>
      <text:p text:style-name="P4">
费内法斯·杜纳梅内是一位环保活动人士，其非营利组织负责监测三角洲地区的泄漏情况，他表示，这是“奥戈尼兰过去 16年来最糟糕的情况之一，”事情从6月11日开始。</text:p>
      <text:p text:style-name="P4">
青年与环境倡导中心的杜纳梅内表示：“这场洪水持续了一个多星期，冲入奥库卢河——这条河与其他河流相连，最终流入大西洋——影响了几个社区，并导致 300多名渔民流离失所。”</text:p>
      <text:p text:style-name="P4">
杜纳梅内表示，潮汐使石油光泽进一步深入该国石油商业首都哈科特港附近的小溪约 10 公里（6 英里）处。</text:p>
      <text:p text:style-name="P4">
20多年前，由于居民抗议环境破坏造成致命骚乱，壳牌公司停止了奥戈尼兰的生产，但跨尼日尔管道仍然将原油从其他地区的油田通过该地区的社区输送到出口码头。</text:p>
      <text:p text:style-name="P4">
NOSDRA 总干事伊德里斯·穆萨 (Idris Musa)表示，泄漏已得到控制，但正在处理农场和奥库鲁河泄漏的影响，并表示，该项目贯穿社区，目前已陷入停滞。</text:p>
      <text:p text:style-name="P4">
穆萨指责抗议居民说，“回应延迟，”并补充说，“但项目正在进行中。”</text:p>
      <text:p text:style-name="P4">
这种明显的僵局源于河流和石油丰富的尼日尔三角洲地区的不信任和过去的不满，该地区主要是少数族裔的家园，他们指责尼日利亚政府边缘化。</text:p>
      <text:p text:style-name="P4">
活动人士表示，非洲最大的经济体的收入很大程度上依赖于尼日尔三角洲的石油资源，但这种生产造成的污染使居民无法获得清洁水，损害了农业和渔业，并增加了暴力风险，</text:p>
      <text:p text:style-name="P4">
2020 年和 2021 年，NOSDRA 总共记录了 822 起石油泄漏事件，导致 28003 桶石油泄漏到环境中。</text:p>
      <text:p text:style-name="P4">
<draw:frame draw:style-name="fr1" draw:name="Image197" text:anchor-type="as-char" svg:width="6.9236in" svg:height="6.9236in" draw:z-index="0">
<draw:image xlink:href="../Images/Aljazeera Chinese/2023-06-26T13-18-42/1-1687784999.png" xlink:type="simple" xlink:show="embed" xlink:actuate="onLoad" draw:mime-type="image/png"/>
</draw:frame>
 尼日利亚  尼日尔三角洲地区发生多起漏油事件  1956年，尼日利亚首次发现商业数量的石油，此后，尼日尔三角洲发生了多起石油泄漏事件，根据政府泄漏检测机构的数据，在过去十年中，已记录了9828起石油泄漏事件</text:p>
      <text:p text:style-name="P4">
杜纳梅内表示，社区“对壳牌设备过时导致生计遭到破坏感到非常愤怒，并担心监管机构和壳牌会将责任归咎于居民的破坏行为”。</text:p>
      <text:p text:style-name="P4">
石油公司经常将泄漏事件归咎于受影响社区中愤愤不平的年轻人，这可能使他们逃避责任。</text:p>
      <text:p text:style-name="P4">
壳牌表示，它正在与一个由监管机构、奥戈尼兰居民和地方当局组成的联合调查小组合作，以确定泄漏的原因和影响。</text:p>
      <text:p text:style-name="P4">
壳牌在一份声明中表示，壳牌的响应团队“已经启动，根据安全要求，[动员]到现场采取保护环境、人员和设备安全可能必要的行动。”</text:p>
      <text:p text:style-name="P4">
NOSDRA 证实了联合调查的结果，但泄漏原因尚未公布。</text:p>
      <text:p text:style-name="P4">
杜纳梅内表示，数百名被切断生计的农民和渔民将坚持要求恢复环境，然后进行赔偿。</text:p>
      <text:p text:style-name="P4">
应尼日利亚政府的要求，联合国环境规划署对奥戈尼兰进行了独立环境评估，并于2011年发布了一份报告，批评壳牌和尼日利亚政府 50 年来的污染行为，并建议耗资10 亿美元进行全面清理。</text:p>
      <text:p text:style-name="P4">
尽管政府于 2016 年宣布进行清理工作，但几乎没有证据表明地面已得到恢复，政府表示，社区抗议和当地活动人士的诉讼阻碍了进展。</text:p>
      <text:p text:style-name="P4">
资深奥戈尼环保活动人士、奥戈尼人民生存运动前主席莱杜姆·米蒂说道，“对于尼日尔三角洲和非洲其他遭受石油污染的地区来说，可信的清理工作本来是希望的灯塔，但目前还没有可信的清理工作正在进行，”他并补充说，“这是一种掩盖行为，我们看不到其影响。”</text:p>
      <text:p text:style-name="P4">
<draw:frame draw:style-name="fr1" draw:name="Image198" text:anchor-type="as-char" svg:width="6.9236in" svg:height="4.360969in" draw:z-index="0">
<draw:image xlink:href="../Images/Aljazeera Chinese/2023-06-26T13-18-42/1-1687784819.png" xlink:type="simple" xlink:show="embed" xlink:actuate="onLoad" draw:mime-type="image/png"/>
</draw:frame>
 2023 年 6 月 16日，尼日利亚奥戈尼兰，工人们站在集装箱旁收集漏油废物（美联社）<draw:frame draw:style-name="fr1" draw:name="Image199" text:anchor-type="as-char" svg:width="6.9236in" svg:height="4.513828in" draw:z-index="0">
<draw:image xlink:href="../Images/Aljazeera Chinese/2023-06-26T13-18-42/1-1687784854.png" xlink:type="simple" xlink:show="embed" xlink:actuate="onLoad" draw:mime-type="image/png"/>
</draw:frame>
 2023 年 6 月 16日，尼日利亚奥戈尼兰的奥库卢河发生泄漏石油污染（美联社）</text:p>
      <text:p text:style-name="P4">
Source: <text:a xlink:type="simple" xlink:href="https://chinese.aljazeera.net/news/2023/6/26/%e5%a3%b3%e7%89%8c%e7%ae%a1%e9%81%93%e6%b3%84%e6%bc%8f%e6%b1%a1%e6%9f%93%e5%b0%bc%e6%97%a5%e5%b0%94%e4%b8%89%e8%a7%92%e6%b4%b2%e5%b0%bc%e6%97%a5%e5%88%a9%e4%ba%9a%e5%86%9c%e5%9c%ba%e5%92%8c%e6%b2%b3" text:style-name="Internet_20_link" text:visited-style-name="Visited_20_Internet_20_Link">
https://chinese.aljazeera.net/news/2023/6/26/%e5%a3%b3%e7%89%8c%e7%ae%a1%e9%81%93%e6%b3%84%e6%bc%8f%e6%b1%a1%e6%9f%93%e5%b0%bc%e6%97%a5%e5%b0%94%e4%b8%89%e8%a7%92%e6%b4%b2%e5%b0%bc%e6%97%a5%e5%88%a9%e4%ba%9a%e5%86%9c%e5%9c%ba%e5%92%8c%e6%b2%b3</text:a>
</text:p>
      <!--NEWS-->
      <text:h text:style-name="P10" text:outline-level="1">
<text:span text:style-name="T4">
德国将派遣4000兵力常驻立陶宛</text:span>
</text:h>
      <text:p text:style-name="P4">
Author: None (Language: zh)</text:p>
      <text:p text:style-name="P4">
Publisher: None</text:p>
      <text:p text:style-name="P4">
Time: 2023-06-26T13:25:00Z</text:p>
      <text:p text:style-name="P4">
Description: 立陶宛政府一再呼吁柏林在立陶宛部署常备作战部队，以确保这个与俄罗斯飞地领土加里宁格勒州接壤的北约盟国的安全。 如今，德国国防部长宣布了一项驻军决定。</text:p>
      <text:p text:style-name="P4">
Videos: []</text:p>
      <text:p text:style-name="P4">
Images: []</text:p>
      <text:p text:style-name="P4">
Subject: 时政风云</text:p>
      <text:p text:style-name="P4">
Subjects: ['德中关系', '欧债危机', '俄罗斯', '欧盟', '乌克兰', '德国', '留学德国', '留学德国', '德国联邦大选', '普京']</text:p>
      <text:p text:style-name="P4">
Keywords: ['德国', '立陶宛', '俄罗斯', '北约盟国', '联合军演']</text:p>
      <text:p text:style-name="P4">
ID: 66034467</text:p>
      <!--METADATA-->
      <text:p text:style-name="P4">
<text:a xlink:type="simple" xlink:href="https://www.dw.com/zh/overlay/image/article/66034467/66033228" text:style-name="Internet_20_link" text:visited-style-name="Visited_20_Internet_20_Link">
 </text:a>
</text:p>
      <text:p text:style-name="P4">
德国和立陶宛军队在立陶宛举行北约框架下的联合演习，代号为"格里芬风暴"</text:p>
      <text:p text:style-name="P4">
（德国之声中文网）德国国防部长皮斯托利斯（Boris Pistorius）周一（6 月26日）宣布，计划在北约盟国立陶宛永久驻扎 4000名士兵，以帮助确保该盟国东翼的安全。</text:p>
      <text:p text:style-name="P4">
皮斯托里斯正在立陶宛首都维尔纽斯访问，他表示："德国准备在立陶宛永久驻扎一支强大的旅。" 他还说，需要为此建造相应的设施。</text:p>
      <text:p text:style-name="P4">
</text:p>
      <text:p text:style-name="P4">
德国国防部长皮斯托利斯（Boris Pistorius）</text:p>
      <text:p text:style-name="P4">
此前，德国已经在立陶宛安扎部队--一个由约 1000 名士兵组成的加强营。</text:p>
      <text:p text:style-name="P4">
维尔纽斯一再呼吁柏林派遣更多作战部队。该国与 <text:a xlink:type="simple" xlink:href="https://www.dw.com/zh/zh/立陶宛阻俄罗斯过境运输-欧俄紧张再升级/a-62221478" text:style-name="Internet_20_link" text:visited-style-name="Visited_20_Internet_20_Link">
 俄罗斯飞地领土加里宁格勒州 </text:a>
 接壤。 德国于 2022 年 6 月承诺，将派遣一支完整的旅保卫立陶宛，以防其遭受袭击。</text:p>
      <text:p text:style-name="P4">
然而，柏林迄今未能兑现承诺，认为部队可以从德国的基地迅速调遣，而不必永久驻扎在立陶宛。</text:p>
      <text:p text:style-name="P4">
目前，只有该旅的指挥所驻扎在立陶宛的鲁克拉，共有大约20名德国士兵。其余的部队则驻扎在德国境内的不同地点。</text:p>
      <text:h text:style-name="P12" text:outline-level="3">
<text:span text:style-name="T4">
加里宁格勒飞地遭封锁?俄罗斯立陶宛打嘴仗</text:span>
</text:h>
      <text:h text:style-name="P12" text:outline-level="3">
<text:span text:style-name="T4">
<text:span text:style-name="T4">
立陶宛的北约联合演习</text:span>
</text:span>
</text:h>
      <text:p text:style-name="P4">
皮斯托利斯正在立陶宛视察德国和立陶宛军队举行的北约联合演习，该演习的代号为"格里芬风暴"。德国将第41机械化步兵旅"佛波莫瑞"旅的1000名士兵和300辆坦克调往立陶宛参加演习，演习的重点是保卫北约东翼。</text:p>
      <text:p text:style-name="P4">
这是第三次进行此类演习。目前的演习计划持续到 7 月 7 日。</text:p>
      <text:p text:style-name="P4">
位于帕布雷德的演习区距离加里宁格勒不到200公里。皮斯托利斯将与北约秘书长斯托尔滕贝格以及北约最重要决策机构北大西洋理事会的大使们一起观摩这次演习。立陶宛总统瑙塞达和国防部长阿努萨乌斯卡斯也将出席。</text:p>
      <text:p text:style-name="P4">
周一早些时候，瑙塞达总统表示，俄罗斯发生的瓦格纳叛乱表明克里姆林宫政权不稳定，可能会影响该地区的安全。</text:p>
      <text:p text:style-name="P4">
"瓦格纳集团转移到白俄罗斯建立据点可能会成为另一个（令人担忧的）因素。"他说。</text:p>
      <text:p text:style-name="P4">
（德新社、路透社）</text:p>
      <text:p text:style-name="P4">
Source: <text:a xlink:type="simple" xlink:href="https://www.dw.com/zh/德国将派遣4000兵力常驻立陶宛/a-66034467" text:style-name="Internet_20_link" text:visited-style-name="Visited_20_Internet_20_Link">
https://www.dw.com/zh/德国将派遣4000兵力常驻立陶宛/a-66034467?maca=chi-rss-chi-all-1127-rdf</text:a>
</text:p>
      <!--NEWS-->
      <text:h text:style-name="P10" text:outline-level="1">
<text:span text:style-name="T4">
北约秘书长：瓦格纳兵变显示蒲亭入侵乌克兰是「战略失误」</text:span>
</text:h>
      <text:p text:style-name="P4">
Publisher: 法新社</text:p>
      <text:p text:style-name="P4">
Published Time: 2023-06-26T13:32:08+00:00</text:p>
      <text:p text:style-name="P4">
Modified Time: 2023-06-26T13:05:02+00:00</text:p>
      <text:p text:style-name="P4">
Description: （法新社维尔纽斯26日电） 北约秘书长史托腾柏格今天表示，瓦格纳兵变显示俄国总统蒲亭入侵乌克兰，堪称是个「错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6-26T13-32-08-00-00/000000.png" xlink:type="simple" xlink:show="embed" xlink:actuate="onLoad" draw:mime-type="image/png"/>
</draw:frame>
</text:p>
      <text:p text:style-name="P4">
史托腾柏格（JensStoltenberg）今天访问立陶宛期间表示，「我们正密切注意俄罗斯的局势。上周末发生的（瓦格纳集团兵变）事件是俄罗斯内部事务，也是蒲亭总统非法并吞克里米亚（Crimea）和对乌克兰发动战争、犯下重大战略错误的又一明证。」立陶宛将于下月承办北大西洋公约组织（NATO）峰会。立陶宛总统瑙塞达（GitanasNauseda）也与史托腾柏格一起出席维尔纽斯（Vilnius）记者会。瑙塞达说，兵变事件彰显出「克里姆林宫政权的不稳定。未来还可能出现类似、甚至更大的挑战。」瑙塞达也示警，瓦格纳集团转往白俄罗斯后，可能成为另一个影响区域安全的因素。</text:p>
      <text:p text:style-name="P4">
Source: <text:a xlink:type="simple" xlink:href="https://www.rfi.fr/cn/%E5%9B%BD%E9%99%85%E6%8A%A5%E9%81%93/20230626-%E5%8C%97%E7%BA%A6%E7%A7%98%E4%B9%A6%E9%95%BF-%E7%93%A6%E6%A0%BC%E7%BA%B3%E5%85%B5%E5%8F%98%E6%98%BE%E7%A4%BA%E8%92%B2%E4%BA%AD%E5%85%A5%E4%BE%B5%E4%B9%8C%E5%85%8B%E5%85%B0%E6%98%AF-%E6%88%98%E7%95%A5%E5%A4%B1%E8%AF%AF" text:style-name="Internet_20_link" text:visited-style-name="Visited_20_Internet_20_Link">
https://www.rfi.fr/cn/%E5%9B%BD%E9%99%85%E6%8A%A5%E9%81%93/20230626-%E5%8C%97%E7%BA%A6%E7%A7%98%E4%B9%A6%E9%95%BF-%E7%93%A6%E6%A0%BC%E7%BA%B3%E5%85%B5%E5%8F%98%E6%98%BE%E7%A4%BA%E8%92%B2%E4%BA%AD%E5%85%A5%E4%BE%B5%E4%B9%8C%E5%85%8B%E5%85%B0%E6%98%AF-%E6%88%98%E7%95%A5%E5%A4%B1%E8%AF%AF</text:a>
</text:p>
      <!--NEWS-->
      <text:h text:style-name="P10" text:outline-level="1">
<text:span text:style-name="T4">
人权组织拍卖香港艺术家作品　筹募经费传承历史</text:span>
</text:h>
      <text:p text:style-name="P4">
Author: None</text:p>
      <text:p text:style-name="P4">
Publisher: Radio Free Asia (Organization)</text:p>
      <text:p text:style-name="P4">
Published Time: 2023-06-26T13:46:00-04:00</text:p>
      <text:p text:style-name="P4">
Modified Time: 2023-06-26T15:29:39-04:00</text:p>
      <text:p text:style-name="P4">
Description: None</text:p>
      <text:p text:style-name="P4">
Videos: []</text:p>
      <text:p text:style-name="P4">
Audios: ["<text:a xlink:type="simple" xlink:href="https://www.rfa.org/mandarin/yataibaodao/gangtai/al-062620231046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612011in" draw:z-index="0">
<draw:image xlink:href="../Images/rfamandarin/2023-06-26T13-46-00-04-00/000000.png" xlink:type="simple" xlink:show="embed" xlink:actuate="onLoad" draw:mime-type="image/png"/>
</draw:frame>
总部设于伦敦的人权组织"香港监察"周六（24日）在伦敦举办"静默拍卖会"，由移居英国的香港夫妻艺术家"淋漓淋浪"所创作、描绘香港末代总督彭定康的两幅作品最受欢迎。<text:a xlink:type="simple" xlink:href="https://www.rfa.org/mandarin/yataibaodao/gangtai/al-06262023104626.html/@@images/image" text:style-name="Internet_20_link" text:visited-style-name="Visited_20_Internet_20_Link">
 </text:a>
石头摄  <text:a xlink:type="simple" xlink:href="https://www.rfa.org/mandarin/yataibaodao/gangtai/al-06262023104626.html/@@stream" text:style-name="Internet_20_link" text:visited-style-name="Visited_20_Internet_20_Link">
Audio-1-Link：https://www.rfa.org/mandarin/yataibaodao/gangtai/al-06262023104626.html/@@stream</text:a>
</text:p>
      <text:p text:style-name="P4">
总部设于伦敦的人权组织"香港监察"（Hong Kong Watch）举行艺术展及拍卖会，十五位香港艺术家捐出作品展出及拍卖，除了为"香港监察"筹募经费外，更希望以艺术方式保留香港历史。</text:p>
      <text:p text:style-name="P4">
<text:a xlink:type="simple" xlink:href="https://www.rfa.org/mandarin/zhuanlan/baodaozheshijian/mrpt-02142023101341.html" text:style-name="Internet_20_link" text:visited-style-name="Visited_20_Internet_20_Link">
 <text:span text:style-name="T4">
在香港之外重建香港──BNO移民两年，离散港人怎样在英国继续发声？</text:span>
 </text:a>
</text:p>
      <text:p text:style-name="P4">
<text:a xlink:type="simple" xlink:href="https://www.rfa.org/mandarin/yataibaodao/gangtai/sc-07302022202606.html" text:style-name="Internet_20_link" text:visited-style-name="Visited_20_Internet_20_Link">
 <text:span text:style-name="T4">
专访程翔：人们应该怎样保存真实的香港历史</text:span>
 </text:a>
</text:p>
      <text:p text:style-name="P4">
总部设于伦敦的人权组织“香港监察”（Hong KongWatch）周六（24日）在伦敦举办“静默拍卖会”，十五位身在海外的香港艺术家捐出作品展出及拍卖，包括港人熟悉的阿涂、黄照达、张嘉莉、淋漓淋浪等，不少作品都与香港历史文化有关。</text:p>
      <text:p text:style-name="P4">
当中最受欢迎的是由移居英国的香港夫妻艺术家“淋漓淋浪”所创作的两幅油画“蛋挞号”和“蛋挞运动” ，描绘香港末代总督彭定康（ChrisPatten）乘坐“蛋挞号”，以及高举“蛋挞伞”的场面，两幅作品分别以820英镑及620英镑成交。</text:p>
      <text:p text:style-name="P4">
<text:span text:style-name="T4">
末代港督彭定康亲民形象深入民心</text:span>
</text:p>
      <text:p text:style-name="P4">
1997年香港主权移以交前，彭定康曾多次走到香港街头品尝蛋挞，爱吃和亲民的形象，成为香港人的集体回忆，亲切地称呼他为“肥彭”，也刺激香港艺术家淋漓淋浪以蛋挞为意念，创作两幅作品。</text:p>
      <text:p text:style-name="P4">
 艺术家“淋漓淋浪”创作的作品“蛋挞号”以最高价成交。（石头摄）  <text:a xlink:type="simple" xlink:href="https://www.rfa.org/mandarin/yataibaodao/gangtai/al-06262023104626.html/0626-uk-hkwatch1.jpg" text:style-name="Internet_20_link" text:visited-style-name="Visited_20_Internet_20_Link">
 </text:a>
</text:p>
      <text:p text:style-name="P4">
淋漓说：“我觉得蛋挞是一个很好的象征，除了是彭定康很喜欢吃之外，也是香港其中一样很受欢迎的平民美食，代表了什么？就是‘肥彭’很喜欢去接触基层的市民，很愿意，不会觉得自己高高在上。”</text:p>
      <text:p text:style-name="P4">
1997年7月1日，彭定康告别香港，坐上“不列颠尼亚号”离开，在雨中向港人挥手道别。淋漓淋浪也把港人的不舍，转化为画作“蛋挞号”。</text:p>
      <text:p text:style-name="P4">
到了2014年香港“雨伞运动”期间，彭定康出席牛津辩论社活动时，收下学生向他送上的黄色雨伞，也被淋漓淋浪收入画作“蛋挞运动”之中。对淋漓淋浪而言，这两张画作除了是怀念旧日香港的美好，更重要是想保存香港的历史。</text:p>
      <text:p text:style-name="P4">
 十多位香港艺术家捐出作品支持拍卖会。 （石头摄）<text:a xlink:type="simple" xlink:href="https://www.rfa.org/mandarin/yataibaodao/gangtai/al-06262023104626.html/0626-uk-hkwatch3.jpg" text:style-name="Internet_20_link" text:visited-style-name="Visited_20_Internet_20_Link">
 </text:a>
</text:p>
      <text:p text:style-name="P4">
林漓说：“现在的掌权者太喜欢改写历史，甚至有教育家夸张到说，香港曾经被英国‘管治’而不是‘殖民地’，那么夸张的事情都可以说。所以我觉得简简单单的两幅画，至少可以表明，‘肥彭’就是我们最后一任港督，在香港还是殖民地的时候，加上他很喜欢吃蛋挞，就是那么简单的讯息，至少掌权者不能横刀直入去改写我们的历史。”</text:p>
      <text:p text:style-name="P4">
<text:span text:style-name="T4">
“Blossom Everywhere” 香港民主运动遍地开花</text:span>
</text:p>
      <text:p text:style-name="P4">
移英20多年的香港艺术家黄美玉，为今次拍卖会捐出作品“BlossomEverywhere”，用一个玻璃罐盛载彩色纸花，并贴上写有标语的杏仁粒，象征着香港的民主运动“遍地开花”。</text:p>
      <text:p text:style-name="P4">
 香港艺术家黄美玉与她的作品“遍地开花”。 （石头摄）<text:a xlink:type="simple" xlink:href="https://www.rfa.org/mandarin/yataibaodao/gangtai/al-06262023104626.html/0626-uk-hkwatch4.jpg" text:style-name="Internet_20_link" text:visited-style-name="Visited_20_Internet_20_Link">
 </text:a>
</text:p>
      <text:p text:style-name="P4">
黄美玉说：“在香港发生的民主运动，表面上暂停下来了，但是很多香港人去了世界各地，也有很多香港人已经在世界各地住了很久，就像我一样，我们都可以发挥一点功夫。我希望这个作品可以表达到，我们在世界各地都可以遍地开花。”</text:p>
      <text:p text:style-name="P4">
“香港监察”创办人罗杰斯（BenedictRogers）向本台表示，希望这次活动可以团结海外港人，而活动筹得的经费，将作为“香港监察”的日常经费，继续在英国和加拿大进行香港人权工作，及跟进香港移民关注的议题。</text:p>
      <text:p text:style-name="P4">
记者：董舒悦 吕熙 （伦敦） 责编：嘉远 网编：瑞哲</text:p>
      <text:p text:style-name="P4">
Source: <text:a xlink:type="simple" xlink:href="https://www.rfa.org/mandarin/yataibaodao/gangtai/al-06262023104626.html" text:style-name="Internet_20_link" text:visited-style-name="Visited_20_Internet_20_Link">
https://www.rfa.org/mandarin/yataibaodao/gangtai/al-06262023104626.html</text:a>
</text:p>
      <!--NEWS-->
      <text:h text:style-name="P10" text:outline-level="1">
<text:span text:style-name="T4">
乌克兰：南部反攻再传捷报 收复顿内茨克州聚落</text:span>
</text:h>
      <text:p text:style-name="P4">
Publisher: 法新社</text:p>
      <text:p text:style-name="P4">
Published Time: 2023-06-26T14:02:08+00:00</text:p>
      <text:p text:style-name="P4">
Modified Time: 2023-06-26T13:35:01+00:00</text:p>
      <text:p text:style-name="P4">
Description: （法新社基辅26日电） 乌克兰国防部副部长马里亚尔（Ganna Malyar）今天表示，在南部的俄乌两军战线上，乌国部队又收复一座被俄军占据的聚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617581in" draw:z-index="0">
<draw:image xlink:href="../Images/rficn/2023-06-26T14-02-08-00-00/000000.png" xlink:type="simple" xlink:show="embed" xlink:actuate="onLoad" draw:mime-type="image/png"/>
</draw:frame>
</text:p>
      <text:p text:style-name="P4">
马里亚尔在她的通讯软体Telegram帐号上贴文：「国军部队让瑞夫诺皮尔（Rivnopil）重回我方掌控。让我们继续推进。」</text:p>
      <text:p text:style-name="P4">
顿内茨克州（Donetsk）有两处乡下社区都叫瑞夫诺皮尔，两地都在俄乌交战前线附近，一处在沃尔诺瓦哈（VolnovakhaDistrict），另一处在大诺沃西尔卡（Velyka Novosilka）。马里亚尔并未说明乌军收复的地方是哪一个瑞夫诺皮尔。</text:p>
      <text:p text:style-name="P4">
不过，根据乌军先前三面包抄大诺沃西尔卡的瑞夫诺皮尔，或许可以推断马里亚尔所称收复之地就是这座瑞夫诺皮尔，而非另一地。</text:p>
      <text:p text:style-name="P4">
乌克兰本月对占领南部和东部共计1/5国土的俄军发动反攻。</text:p>
      <text:p text:style-name="P4">
尽管乌克兰开始部署更多西方供应的武器和战车，总统泽伦斯基（Volodymyr Zelenskyy）仍坦言进展不若期望中的迅速。</text:p>
      <text:p text:style-name="P4">
但乌军已在顿内茨克州大诺沃西尔卡南方的莫克里亚利河（Mokri Yaly River）河谷取得突破，收复瑞夫诺皮尔代表乌军持续挺进。</text:p>
      <text:p text:style-name="P4">
俄军16日证实双方为了瑞夫诺皮尔交战，当时距离乌克兰正式发动夏季反攻刚过2周。</text:p>
      <text:p text:style-name="P4">
马里亚尔稍早总结上周战况时说，乌国部队又收复17平方公里的失土，累计光复130平方公里的国土，其中面积最大的一块位于布格列达尔（Vuhledar）以南，包括瑞夫诺皮尔在内。</text:p>
      <text:p text:style-name="P4">
Source: <text:a xlink:type="simple" xlink:href="https://www.rfi.fr/cn/%E5%9B%BD%E9%99%85%E6%8A%A5%E9%81%93/20230626-%E4%B9%8C%E5%85%8B%E5%85%B0-%E5%8D%97%E9%83%A8%E5%8F%8D%E6%94%BB%E5%86%8D%E4%BC%A0%E6%8D%B7%E6%8A%A5-%E6%94%B6%E5%A4%8D%E9%A1%BF%E5%86%85%E8%8C%A8%E5%85%8B%E5%B7%9E%E8%81%9A%E8%90%BD" text:style-name="Internet_20_link" text:visited-style-name="Visited_20_Internet_20_Link">
https://www.rfi.fr/cn/%E5%9B%BD%E9%99%85%E6%8A%A5%E9%81%93/20230626-%E4%B9%8C%E5%85%8B%E5%85%B0-%E5%8D%97%E9%83%A8%E5%8F%8D%E6%94%BB%E5%86%8D%E4%BC%A0%E6%8D%B7%E6%8A%A5-%E6%94%B6%E5%A4%8D%E9%A1%BF%E5%86%85%E8%8C%A8%E5%85%8B%E5%B7%9E%E8%81%9A%E8%90%BD</text:a>
</text:p>
      <!--NEWS-->
      <text:h text:style-name="P10" text:outline-level="1">
<text:span text:style-name="T4">
中国对瓦格纳兵变事件打破沉默 表态支持莫斯科</text:span>
</text:h>
      <text:p text:style-name="P4">
Author: chinese@voanews.com (金谷)</text:p>
      <text:p text:style-name="P4">
Publisher: 美国之音中文网 (Type: NewsMediaOrganization)</text:p>
      <text:p text:style-name="P4">
Published Time: 2023-06-26T14:06:32+08:00</text:p>
      <text:p text:style-name="P4">
Modified Time: 2023-06-26 06:06:32Z</text:p>
      <text:p text:style-name="P4">
Description: 中国早些时候没有对普京称威胁到俄罗斯生存的这场叛乱发表评论，而包括美国总统拜登在内的西方领导人表示，他们密切关注事态发展。</text:p>
      <text:p text:style-name="P4">
Videos: []</text:p>
      <text:p text:style-name="P4">
Images: []</text:p>
      <text:p text:style-name="P4">
Categories: ['中国', '欧洲', '军事', '乌克兰局势']</text:p>
      <text:p text:style-name="P4">
Type: None</text:p>
      <!--METADATA-->
      <text:p text:style-name="P4">
NoneNone</text:p>
      <text:p text:style-name="P4">
Source: <text:a xlink:type="simple" xlink:href="https://www.voachinese.com/a/china-breaks-silence-on-russia-wagner-mutiny-20230626/7152834.html" text:style-name="Internet_20_link" text:visited-style-name="Visited_20_Internet_20_Link">
https://www.voachinese.com/a/china-breaks-silence-on-russia-wagner-mutiny-20230626/7152834.html</text:a>
</text:p>
      <!--NEWS-->
      <text:h text:style-name="P10" text:outline-level="1">
<text:span text:style-name="T4">
瓦格纳集团兵变后 俄防长视察军队阵地首露面</text:span>
</text:h>
      <text:p text:style-name="P4">
Author: 联合早报 (Person)</text:p>
      <text:p text:style-name="P4">
Publisher: 联合早报 (Organization)</text:p>
      <text:p text:style-name="P4">
Published Time: 2023-06-26T14:10</text:p>
      <text:p text:style-name="P4">
Modified Time: 2023-06-26T14:41</text:p>
      <text:p text:style-name="P4">
Description: 俄新社星期一（6月26日）报道，俄罗斯国防部长绍伊古到参与乌克兰“特别军事行动”的俄罗斯军队阵地视察。这是自上周末俄罗斯雇佣兵组织瓦格纳集团发动叛变后，绍伊古首次公开露面。瓦格纳集...</text:p>
      <text:p text:style-name="P4">
Videos: []</text:p>
      <text:p text:style-name="P4">
Audios: []</text:p>
      <text:p text:style-name="P4">
Images: []</text:p>
      <text:p text:style-name="P4">
Type: NewsArticle</text:p>
      <text:p text:style-name="P4">
Breadcrumbs: ['即时', '国际']</text:p>
      <text:p text:style-name="P4">
Keywords: ['国防部长', '俄乌战争', '俄罗斯兵变']</text:p>
      <!--METADATA-->
      <text:p text:style-name="P4">
俄新社星期一（6月26日）报道，俄罗斯国防部长绍伊古到参与乌克兰“特别军事行动”的俄罗斯军队阵地视察。</text:p>
      <text:p text:style-name="P4">
这是自上周末俄罗斯雇佣兵组织瓦格纳集团发动叛变后，绍伊古首次公开露面。</text:p>
      <text:p text:style-name="P4">
瓦格纳集团首脑 <text:a xlink:type="simple" xlink:href="https://www.zaobao.com.sg/realtime/world/story20230624-1407486" text:style-name="Internet_20_link" text:visited-style-name="Visited_20_Internet_20_Link">
 普里戈任</text:a>
 星期六（24日） <text:a xlink:type="simple" xlink:href="https://www.zaobao.com.sg/realtime/world/story20230624-1407349" text:style-name="Internet_20_link" text:visited-style-name="Visited_20_Internet_20_Link">
在Telegram发布视频说</text:a>
，他的部队已从乌克兰前线进入俄罗斯境内，誓言要推翻腐败和无能的俄罗斯军方领导层，还说他和他的战士“已做好赴死的准备”。</text:p>
      <text:p text:style-name="P4">
普里戈任白天一路北上向莫斯科挺进，然而当天晚上却出现戏剧性转折，在白罗斯总统卢卡申科斡旋下，普里戈任同意停止挥军莫斯科，流亡白罗斯。</text:p>
      <text:p text:style-name="P4">
作为交换，普里戈任和瓦格纳集团战士获保证人身安全。分析认为，普京虽迅速化解危机，但这场武装叛变已暴露他的脆弱处境。</text:p>
      <text:p text:style-name="P4">
Source: <text:a xlink:type="simple" xlink:href="https://www.zaobao.com.sg/realtime/world/story20230626-1407908" text:style-name="Internet_20_link" text:visited-style-name="Visited_20_Internet_20_Link">
https://www.zaobao.com.sg/realtime/world/story20230626-1407908</text:a>
</text:p>
      <!--NEWS-->
      <text:h text:style-name="P10" text:outline-level="1">
<text:span text:style-name="T4">
情报机构：瑞士成为中俄间谍活动的中心</text:span>
</text:h>
      <text:p text:style-name="P4">
Author: None (Language: zh)</text:p>
      <text:p text:style-name="P4">
Publisher: None</text:p>
      <text:p text:style-name="P4">
Time: 2023-06-26T14:10:00Z</text:p>
      <text:p text:style-name="P4">
Description: 瑞士情报部门周一（6月26日）表示，俄罗斯对乌克兰的入侵使众多国际组织所在地的该国成为俄罗斯和中国间谍活动的中心。全球正在转向由美国和中国之间的系统性竞争塑造的两极世界秩序。</text:p>
      <text:p text:style-name="P4">
Videos: []</text:p>
      <text:p text:style-name="P4">
Images: []</text:p>
      <text:p text:style-name="P4">
Subject: 时政风云</text:p>
      <text:p text:style-name="P4">
Subjects: ['日内瓦', '俄罗斯', '岛屿主权争端', '专题报道：全景观看“习马会”', '中国', '中共十九大', '瑞士', '德中关系']</text:p>
      <text:p text:style-name="P4">
Keywords: ['情报机构', '中国', '俄国', '间谍活动', '瑞士', '日内瓦', '乌克兰战争']</text:p>
      <text:p text:style-name="P4">
ID: 66035871</text:p>
      <!--METADATA-->
      <text:p text:style-name="P4">
<text:a xlink:type="simple" xlink:href="https://www.dw.com/zh/overlay/image/article/66035871/65482234" text:style-name="Internet_20_link" text:visited-style-name="Visited_20_Internet_20_Link">
 </text:a>
</text:p>
      <text:p text:style-name="P4">
瑞士联邦情报局（FIS）认为，俄罗斯和中国的间谍活动对瑞士构成很大威胁</text:p>
      <text:p text:style-name="P4">
（德国之声中文网）瑞士情报部门周一（6月26日）表示，俄罗斯对乌克兰的入侵使众多国际组织所在地的该国成为俄罗斯和中国间谍活动的中心。</text:p>
      <text:p text:style-name="P4">
"俄罗斯破坏了欧洲基于规则的和平秩序。"瑞士联邦情报局（FIS）在其年度报告中表示。 FIS 负责瑞士的反情报窃取工作。</text:p>
      <text:p text:style-name="P4">
FIS表示："联合国或欧洲安全与合作组织等维护和平与安全的国际组织的有效性持续下降；没有任何迹象表明存在稳定的世界新秩序。"</text:p>
      <text:p text:style-name="P4">
总体而言， <text:a xlink:type="simple" xlink:href="https://www.dw.com/zh/zh/中国驻瑞大使在乎瑞中关系就不要实施制裁/a-63663739" text:style-name="Internet_20_link" text:visited-style-name="Visited_20_Internet_20_Link">
 瑞士的安全局势正在受到大国之间日益激烈的竞争的影响</text:a>
 ，乌克兰战争加剧了这种竞争。</text:p>
      <text:p text:style-name="P4">
FIS表示，全球正在转向由美国和中国之间的系统性竞争塑造的两极世界秩序。</text:p>
      <text:p text:style-name="P4">
但目前，俄罗斯在乌克兰的战争仍将是瑞士安全环境的焦点。</text:p>
      <text:p text:style-name="P4">
FIS 表示："外国（主要是俄罗斯和中国）间谍活动对瑞士构成的威胁仍然很高。"</text:p>
      <text:p text:style-name="P4">
该机构称，"在欧洲，瑞士是在外交掩护下开展活动的俄罗斯情报官员数量最多的国家之一，部分原因是瑞士作为众多国际组织东道主的角色。"</text:p>
      <text:p text:style-name="P4">
联合国的欧洲总部以及多个联合国机构的总部均位于日内瓦。</text:p>
      <text:p text:style-name="P4">
通常都有数以百计的外交官聚集在日内瓦参加这些机构的各种会议。</text:p>
      <text:p text:style-name="P4">
FIS表示，今年瑞士首次接任安理会轮值主席，"增加了瑞士人个体面临的间谍威胁"。这些瑞士人正在处理联合国安理会的档案和做出决定。</text:p>
      <text:p text:style-name="P4">
该机构表示，乌克兰战争迫使其将监控范围扩大到迄今为止很少受到关注的地区，例如土耳其、印度和欧亚经济联盟，因为俄罗斯正在利用这些国家的公司进行采购。</text:p>
      <text:p text:style-name="P4">
（法新社）</text:p>
      <text:p text:style-name="P4">
Source: <text:a xlink:type="simple" xlink:href="https://www.dw.com/zh/情报机构：瑞士成为中俄间谍活动的中心/a-66035871" text:style-name="Internet_20_link" text:visited-style-name="Visited_20_Internet_20_Link">
https://www.dw.com/zh/情报机构：瑞士成为中俄间谍活动的中心/a-66035871?maca=chi-rss-chi-all-1127-rdf</text:a>
</text:p>
      <!--NEWS-->
      <text:h text:style-name="P10" text:outline-level="1">
<text:span text:style-name="T4">
布林肯支持"独裁者"表述：总统替大家说话</text:span>
</text:h>
      <text:p text:style-name="P4">
Author: None (Language: zh)</text:p>
      <text:p text:style-name="P4">
Publisher: None</text:p>
      <text:p text:style-name="P4">
Time: 2023-06-26T14:11:00Z</text:p>
      <text:p text:style-name="P4">
Description: 拜登总统称习近平为独裁者后，中国政界哗然愤怒。刚刚访华处理中美关系的国务卿布林肯认为，双方都讲对方不喜欢的话，做对方不喜欢的事。</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周永康', '习近平']</text:p>
      <text:p text:style-name="P4">
Keywords: ['拜登', '布林肯', '独裁者', '习近平']</text:p>
      <text:p text:style-name="P4">
ID: 66035635</text:p>
      <!--METADATA-->
      <text:p text:style-name="P4">
<text:a xlink:type="simple" xlink:href="https://www.dw.com/zh/overlay/image/article/66035635/65957793" text:style-name="Internet_20_link" text:visited-style-name="Visited_20_Internet_20_Link">
 </text:a>
</text:p>
      <text:p text:style-name="P4">
布林肯：说对话不喜欢的话</text:p>
      <text:p text:style-name="P4">
（德国之声中文网）在美国总统拜登称习近平是独裁者后，布林肯国务卿在最新一次采访中表示 <text:a xlink:type="simple" xlink:href="https://www.dw.com/zh/zh/客座评论中美的独裁者风波何时平息/a-66014223" text:style-name="Internet_20_link" text:visited-style-name="Visited_20_Internet_20_Link">
 支持拜登的说法</text:a>
 。周日（6月25日） <text:a xlink:type="simple" xlink:href="https://www.cbsnews.com/news/antony-blinken-secretary-of-state-face-the-nation-transcript-06-25-2023/" text:style-name="Internet_20_link" text:visited-style-name="Visited_20_Internet_20_Link">
在美国CBS"面对国家"访谈节目里 </text:a>
，布林肯说，"总统讲话一向非常坦率，很直接。他表达得很清晰，他也是在为我们所有人说话"。</text:p>
      <text:p text:style-name="P4">
布林肯强调说，"我在这次旅行中对我的中方同行说，我们会继续做你们不喜欢的事，说你们不喜欢的话，就像你们无疑也会继续做我们不喜欢的事，说我们不喜欢的话一样。"</text:p>
      <text:p text:style-name="P4">
上周二（6月20日），在加州一个募捐活动发言时， <text:a xlink:type="simple" xlink:href="https://www.dw.com/zh/zh/拜登称习近平为独裁者-北京公开的政治挑衅/a-65987541" text:style-name="Internet_20_link" text:visited-style-name="Visited_20_Internet_20_Link">
 拜登谈到令本已紧张的中美关系继续陷入冰点的"气球事件"</text:a>
，他说，"习近平特别生气的原因是，我击落那个装满两车间谍设备的气球时，他不知道它（气球）在那里。"他接着说，"这对独裁者们来说尤其尴尬，他们不知道发生了什么，那里不应该是它的目的地，因风力它偏离了航线。"</text:p>
      <text:p text:style-name="P4">
就在拜登讲话一天前，到访北京的布林肯国务卿在同中国外交事务第一把手王毅以及外长秦刚会晤后，同中国国家主席习近平举行了会谈，这被看作是两国关系中的一个积极迹象，拜登本人也对布林肯访华给出"他做得非常棒"的评述，并认为，中美关系正"走在正确的道路上"。可想而知，"独裁者"言论让中国高层非常不满。</text:p>
      <text:p text:style-name="P4">
6月21日，中国外交部发言人毛宁在记者会上回答有关拜登提到独裁者时表示，"美方的言论极其荒谬,极不负责，严重违背基本事实，严重违背外交礼仪，严重侵犯中方政治尊严，是公开的政治挑衅。中方对此强烈不满，坚决反对。"</text:p>
      <text:p text:style-name="P4">
布林肯国务卿在周日的访谈节目里，没有表现出要刻意淡化总统言论的意味，他说，"此次访华的主要目的是为两国关系带来一些更大的稳定性。我们有义务、我认为，中国也有义务负责任地处理这一关系，确保我们之间的深刻分歧，不至演变成冲突。"</text:p>
      <text:p text:style-name="P4">
他认为，中美现在建立了一个 <text:a xlink:type="simple" xlink:href="https://www.dw.com/zh/zh/专家评布林肯访华对话是好的-但安全风险并未消失/a-65962928" text:style-name="Internet_20_link" text:visited-style-name="Visited_20_Internet_20_Link">
 更好的途径来进行沟通 </text:a>
 ， <text:a xlink:type="simple" xlink:href="https://www.dw.com/zh/zh/客座评论-布林肯访华结束中美稳定双边关系的考验才刚开始/a-65971604" text:style-name="Internet_20_link" text:visited-style-name="Visited_20_Internet_20_Link">
 而这一点如何表现 </text:a>
 ， <text:a xlink:type="simple" xlink:href="https://www.dw.com/zh/zh/美财长-拜登总统和我都认为保持美中沟通很关键/a-66004349" text:style-name="Internet_20_link" text:visited-style-name="Visited_20_Internet_20_Link">
 将在今后几周或几个月内向人们交出答卷</text:a>
 。</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综合报道）</text:p>
      <text:p text:style-name="P4">
Source: <text:a xlink:type="simple" xlink:href="https://www.dw.com/zh/布林肯支持-独裁者-表述：总统替大家说话/a-66035635" text:style-name="Internet_20_link" text:visited-style-name="Visited_20_Internet_20_Link">
https://www.dw.com/zh/布林肯支持-独裁者-表述：总统替大家说话/a-66035635?maca=chi-rss-chi-all-1127-rdf</text:a>
</text:p>
      <!--NEWS-->
      <text:h text:style-name="P10" text:outline-level="1">
<text:span text:style-name="T4">
中国拟在古巴建立基地 布林肯：已明确向北京和哈瓦那表达关切</text:span>
</text:h>
      <text:p text:style-name="P4">
Author: chinese@voanews.com (杨安)</text:p>
      <text:p text:style-name="P4">
Publisher: 美国之音中文网 (Type: NewsMediaOrganization)</text:p>
      <text:p text:style-name="P4">
Published Time: 2023-06-26T14:20:11+08:00</text:p>
      <text:p text:style-name="P4">
Modified Time: 2023-06-26 06:20:11Z</text:p>
      <text:p text:style-name="P4">
Description: 中国计划在古巴建立间谍和军事基地引起美国高度关注，美国国务卿安东尼·布林肯（Antony Blinken）周日（6月25日）表示，美国已经明确向北京和哈瓦那表达对此事的关切，并且在阻止中国在海外建立军事基地的努力中取得了一些成功。</text:p>
      <text:p text:style-name="P4">
Videos: []</text:p>
      <text:p text:style-name="P4">
Images: []</text:p>
      <text:p text:style-name="P4">
Categories: ['美国', '美洲', '中国', '军事']</text:p>
      <text:p text:style-name="P4">
Type: None</text:p>
      <!--METADATA-->
      <text:p text:style-name="P4">
NoneNone</text:p>
      <text:p text:style-name="P4">
Source: <text:a xlink:type="simple" xlink:href="https://www.voachinese.com/a/blinken-raised-cuban-military-base-concerns-with-beijing-and-havana-20230626/7152837.html" text:style-name="Internet_20_link" text:visited-style-name="Visited_20_Internet_20_Link">
https://www.voachinese.com/a/blinken-raised-cuban-military-base-concerns-with-beijing-and-havana-20230626/7152837.html</text:a>
</text:p>
      <!--NEWS-->
      <text:h text:style-name="P10" text:outline-level="1">
<text:span text:style-name="T4">
标普降中国经济预测 专家谈如何缓解就业难</text:span>
</text:h>
      <text:p text:style-name="P4">
Author: None (Language: zh)</text:p>
      <text:p text:style-name="P4">
Publisher: None</text:p>
      <text:p text:style-name="P4">
Time: 2023-06-26T14:26:00Z</text:p>
      <text:p text:style-name="P4">
Description: 评级机构标普下调对中国今年经济增长的预测至5.2%。法兰克福金融与管理学院教授略歇尔向德国之声表示，经济复苏不是摁一个按钮就可以实现的。他特别呼吁放松对高科技领域的监管限制，表示这也与青年就业问题相关。</text:p>
      <text:p text:style-name="P4">
Videos: []</text:p>
      <text:p text:style-name="P4">
Images: []</text:p>
      <text:p text:style-name="P4">
Subject: 经济纵横</text:p>
      <text:p text:style-name="P4">
Subjects: ['专题报道：中国经济何处去？']</text:p>
      <text:p text:style-name="P4">
Keywords: ['中国经济', '失业率', '青年失业率', '经济增长', '高科技', '阿里巴巴', '腾讯', '应届毕业生']</text:p>
      <text:p text:style-name="P4">
ID: 66036410</text:p>
      <!--METADATA-->
      <text:p text:style-name="P4">
<text:a xlink:type="simple" xlink:href="https://www.dw.com/zh/overlay/image/article/66036410/59247338" text:style-name="Internet_20_link" text:visited-style-name="Visited_20_Internet_20_Link">
 </text:a>
</text:p>
      <text:p text:style-name="P4">
（德国之声中文网）三大评级机构之一的标普下调了对中国今年经济增长的预测，从5.5%降至5.2%。这是首家全球评级机构下调对中国今年的预测。不过此前，包括高盛在内的主要投行也下调了相关预测，高盛从6%降至5.4%。</text:p>
      <text:p text:style-name="P4">
中国政府对今年经济增长的目标设定为5%左右。今年第一季度的增长为4.5%。</text:p>
      <text:p text:style-name="P4">
标普在周日的一份声明中指，消费者以及房地产市场信心低迷，导致经济复苏发力。这是 <text:a xlink:type="simple" xlink:href="https://www.dw.com/zh/zh/中国幻想的破灭/a-66033341" text:style-name="Internet_20_link" text:visited-style-name="Visited_20_Internet_20_Link">
 中国经济下行</text:a>
 的主要风险。</text:p>
      <text:p text:style-name="P4">
世界第二大经济体在取消三年严格的清零政策后，经济有所复苏，但近来数月速度减慢。五月，房地产投资再度下跌，工业产出、零售业增长低于预期。官方公布的青年失业率达到创纪录的20.8%。</text:p>
      <text:h text:style-name="P12" text:outline-level="3">
<text:span text:style-name="T4">
消费者恢复信心需要时间</text:span>
</text:h>
      <text:p text:style-name="P4">
法兰克福金融与管理学院略歇尔（HorstLöchel）教授向德国之声表示："一个经济体不是说摁一个按钮就可以复苏的。必须看到，中国政府两年多严格的封控政策让经济陷入很大程度的瘫痪。现在需要恢复人们的信心。比如<text:a xlink:type="simple" xlink:href="https://www.dw.com/zh/zh/疫後首個618戰績揭曉-專家中國消費仍疲軟/a-65955650" text:style-name="Internet_20_link" text:visited-style-name="Visited_20_Internet_20_Link">
 在消费领域，增长也很缓慢 </text:a>
。这是一个明确的信号，显示消费者对中国经济的未来尚未有真正的信心。此外，世界经济对中国出口的扶持作用也不如过往。"</text:p>
      <text:p text:style-name="P4">
略歇尔教授分析认为，无论是过去封控期间对经济的影响，还是现在青年失业率居高不下的新闻，都使人们的消费信心受到影响，更愿意存钱。而美国与中国的地缘政治紧张，也带来不确定性。</text:p>
      <text:p text:style-name="P4">
</text:p>
      <text:p text:style-name="P4">
专家认为，疫情期间的严格措施及其后果给人们带来的震惊仍需要时间来消逝，人们的消费信心也需要重新建立</text:p>
      <text:h text:style-name="P12" text:outline-level="3">
<text:span text:style-name="T4">
高科技领域发展受限也影响青年就业</text:span>
</text:h>
      <text:p text:style-name="P4">
在失业率问题上，略歇尔教授表示，问题的严峻性表现在，受过三到五年大学教育的年轻人不得不接受远低于自身教育水平的工作岗位。这会带来不满情绪。而出现这一情况的原因除严格的新冠措施对经济的影响外，还与比如<text:a xlink:type="simple" xlink:href="https://www.dw.com/zh/zh/中國推ai管理法-人工智慧也要姓黨/a-65275966" text:style-name="Internet_20_link" text:visited-style-name="Visited_20_Internet_20_Link">
 高科技领域近些年来受到更进一步的监管限制 </text:a>
有关。这一领域因此不得不裁员，或者不能招聘那么多应届毕业生，因为自身的增长不再那么快。这样的结构性问题也扮演着一个角色。比如，阿里巴巴、腾讯等，近些年来无论在数据方面还是反垄断法都受到压力。其市值也大幅缩水。经营业绩不再像过去那样直线上升。</text:p>
      <text:h text:style-name="P12" text:outline-level="3">
<text:span text:style-name="T4">
应扶持私有经济、吸引外国投资</text:span>
</text:h>
      <text:p text:style-name="P4">
标普认为，中国要促进经济，可能的措施包括放松购房限制和首付门槛、扩大贷款和基建融资、在财政上扶持消费。</text:p>
      <text:p text:style-name="P4">
中国全国政协常委、经济委员会副主任宁吉喆周末呼吁出台促进经济回升的一批政策。"宏观政策力度小了不行"，他说道，"政策能早出的早出、能快出的快出。"</text:p>
      <text:p text:style-name="P4">
上周，中国下调其贷款基准利率，是10个月来的首次。两周前，央行下调了短期和中期政策利率。</text:p>
      <text:p text:style-name="P4">
略歇尔教授表示，央行降息有助于促进投资，而由于中国的通胀很低，能够承受这样的措施。此外，估计还会通过财政政策以及基建项目来刺激经济。不过，应对结构问题的措施也很重要，比如<text:a xlink:type="simple" xlink:href="https://www.dw.com/zh/zh/每周工作一小时算就业中国失业率统计引争议/a-65837480" text:style-name="Internet_20_link" text:visited-style-name="Visited_20_Internet_20_Link">
 加大对私有经济的扶持 </text:a>
，进一步吸引外国投资，以及重新放松对高科技领域的限制。</text:p>
      <ul>
        <li>
</li>
      </ul>
      <h5>
2021年的中国科技企业：内外交困</h5>
      <text:h text:style-name="P12" text:outline-level="3">
<text:span text:style-name="T4">
科技股受创</text:span>
</text:h>
      <text:p text:style-name="P4">
在监管政策收紧的情况下，中国科技公司市值不断缩水，从而加剧了市场对中国这个世界第二大经济体增长放缓的担忧，投资者的情绪普遍受到影响。</text:p>
      <ul>
        <li>
</li>
      </ul>
      <h5>
2021年的中国科技企业：内外交困</h5>
      <text:h text:style-name="P12" text:outline-level="3">
<text:span text:style-name="T4">
反垄断和数据安全</text:span>
</text:h>
      <text:p text:style-name="P4">
自2020年底以来，北京以反垄断和保障数据安全等为由加大了对中国科技公司的监管力度。除了被点名批评和约谈，许多科技企业都受到不同程度的罚款。经历了20年宽松管制下蓬勃发展的中国互联网行业由此深受重创。</text:p>
      <ul>
        <li>
</li>
      </ul>
      <h5>
2021年的中国科技企业：内外交困</h5>
      <text:h text:style-name="P12" text:outline-level="3">
<text:span text:style-name="T4">
常见特征</text:span>
</text:h>
      <text:p text:style-name="P4">
有专家注意到，受管制的企业大多是有能力收集大量用户信息，取得市场中绝对优势地位的平台类企业。德国波恩大学全球科技政策教授、中国问题专家梅飞虎（MaximilianMayer）曾向德国之声分析：“这场运动的目的是加强对大型互联网企业及其数据处理方式的监管。”</text:p>
      <ul>
        <li>
</li>
      </ul>
      <h5>
2021年的中国科技企业：内外交困</h5>
      <text:h text:style-name="P12" text:outline-level="3">
<text:span text:style-name="T4">
科技“大佬”跌下神坛</text:span>
</text:h>
      <text:p text:style-name="P4">
不仅科技公司遭遇重创，这些公司的创始人自身也感受到了政府重拳的力量。首当其冲的是是阿里巴巴创始人马云。2020十月下旬马云高调抨击中国金融监管制度。不久后，阿里巴巴的金融业务——蚂蚁集团的上市计划被中国监管机构叫停。马云随之淡出公众视野。</text:p>
      <ul>
        <li>
</li>
      </ul>
      <h5>
2021年的中国科技企业：内外交困</h5>
      <text:h text:style-name="P12" text:outline-level="3">
<text:span text:style-name="T4">
财富再分配</text:span>
</text:h>
      <text:p text:style-name="P4">
中国国家领导人习近平提出“共同富裕”的目标，中国科技业巨头们纷纷表态全力支持，例如，腾讯及阿里巴巴将分别投资500亿和1000亿元助力“共同富裕”。外界分析，中国政府利用打压行动来推动科技巨头与员工和消费者分享其财富，缩小在政治上比较敏感的贫富差距。</text:p>
      <ul>
        <li>
</li>
      </ul>
      <h5>
2021年的中国科技企业：内外交困</h5>
      <text:h text:style-name="P12" text:outline-level="3">
<text:span text:style-name="T4">
双重压力</text:span>
</text:h>
      <text:p text:style-name="P4">
在中国勒紧“网络安全”缰绳、美国高举“外国公司问责法”的双重压力下，今年6月底才登陆纽交所的中国网约车巨滴滴出行不久前正式宣布“退美赴港”，打响大型中国互联网公司从美股退市的第一枪。总而言之，想在美国上市的中国公司一方面要面对中国监管机构严格审查，另一方面还要面临美国方面更严谨的风险披露要求。</text:p>
      <ul>
        <li>
</li>
      </ul>
      <h5>
2021年的中国科技企业：内外交困</h5>
      <text:h text:style-name="P12" text:outline-level="3">
<text:span text:style-name="T4">
遭美国封堵</text:span>
</text:h>
      <text:p text:style-name="P4">
“软科技”企业遭遇中国监管的同时，华为和大疆等“硬科技”企业则受到更多来自国外的限制。多年以来，美国不仅致力于在本国国内根除华为等中国设备，也试图说服其它国家不要选购相关设备。《安全设备法案》(SecureEquipment Act)是美国政府为打击中国电信和科技公司所做出的最新动作之一。</text:p>
      <ul>
        <li>
</li>
      </ul>
      <h5>
2021年的中国科技企业：内外交困</h5>
      <text:h text:style-name="P12" text:outline-level="3">
<text:span text:style-name="T4">
连出重拳</text:span>
</text:h>
      <text:p text:style-name="P4">
美国收紧对中国科技企业限制的另一个例子是：将中国人工智能巨头商汤科技列入一份投资黑名单，美国政府称该名单上的公司为中国的军事发展提供支持。本周，美国财政部再将多家中国公司列入实体清单，其中包括全球最大的商用无人机制造商大疆创新以及多个生物技术公司，并严禁对名单上的公司进行投资和出口技术。</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上周，三大国有证券报纸头版发文，引述经济学者称央行可能继续放宽货币政策。而本周日，半官方环球时报英文版报道称，许多毕业生到寺庙烧香以缓解找工作的焦虑。</text:p>
      <text:p text:style-name="P4">
据路透社报道，市场广泛预期，7月中共政治局的定期会议预计将公布刺激经济的政策。上海华宝信托经济师聂文（音译）称："政府正允许国家媒体发表更多呼吁，以便在民意上为（即将召开的政治局）会议作准备，提高对更多刺激措施的心理预期。"</text:p>
      <text:p text:style-name="P4">
Source: <text:a xlink:type="simple" xlink:href="https://www.dw.com/zh/标普降中国经济预测-专家谈如何缓解就业难/a-66036410" text:style-name="Internet_20_link" text:visited-style-name="Visited_20_Internet_20_Link">
https://www.dw.com/zh/标普降中国经济预测-专家谈如何缓解就业难/a-66036410?maca=chi-rss-chi-all-1127-rdf</text:a>
</text:p>
      <!--NEWS-->
      <text:h text:style-name="P10" text:outline-level="1">
<text:span text:style-name="T4">
中国“强烈抗议”美国起诉多家中国芬太尼制造与销售商</text:span>
</text:h>
      <text:p text:style-name="P4">
Author: chinese@voanews.com (美国之音)</text:p>
      <text:p text:style-name="P4">
Publisher: 美国之音中文网 (Type: NewsMediaOrganization)</text:p>
      <text:p text:style-name="P4">
Published Time: 2023-06-26T14:40:36+08:00</text:p>
      <text:p text:style-name="P4">
Modified Time: 2023-06-26 06:40:36Z</text:p>
      <text:p text:style-name="P4">
Description: 中国“强烈抗议”美国以涉嫌生产销售与芬太尼有关的化学品为由起诉多家中国企业和多名中国公民，称中方将采取必要措施，坚定维护中国企业和公民的合法权益。</text:p>
      <text:p text:style-name="P4">
Videos: []</text:p>
      <text:p text:style-name="P4">
Images: []</text:p>
      <text:p text:style-name="P4">
Categories: ['中国', '美国', '健康']</text:p>
      <text:p text:style-name="P4">
Type: None</text:p>
      <!--METADATA-->
      <text:p text:style-name="P4">
NoneNone</text:p>
      <text:p text:style-name="P4">
Source: <text:a xlink:type="simple" xlink:href="https://www.voachinese.com/a/china-slams-us-fentanyl-indictment-20230626/7152840.html" text:style-name="Internet_20_link" text:visited-style-name="Visited_20_Internet_20_Link">
https://www.voachinese.com/a/china-slams-us-fentanyl-indictment-20230626/7152840.html</text:a>
</text:p>
      <!--NEWS-->
      <text:h text:style-name="P10" text:outline-level="1">
<text:span text:style-name="T4">
日本政府拟放宽致命武器出口</text:span>
</text:h>
      <text:p text:style-name="P4">
Author: 联合早报 (Person)</text:p>
      <text:p text:style-name="P4">
Publisher: 联合早报 (Organization)</text:p>
      <text:p text:style-name="P4">
Published Time: 2023-06-26T14:51</text:p>
      <text:p text:style-name="P4">
Modified Time: 2023-06-26T14:51</text:p>
      <text:p text:style-name="P4">
Description: 共同社星期天（6月25日）引述知情者的话说，日本政府曾向执政党自民党表明，若使用目的属于现行制度规定的“警戒”等非战斗的五个领域，即使是有杀伤力的武器也能出口。这包括搭载机关炮的陆...</text:p>
      <text:p text:style-name="P4">
Videos: []</text:p>
      <text:p text:style-name="P4">
Audios: []</text:p>
      <text:p text:style-name="P4">
Images: []</text:p>
      <text:p text:style-name="P4">
Type: NewsArticle</text:p>
      <text:p text:style-name="P4">
Breadcrumbs: ['即时', '国际']</text:p>
      <text:p text:style-name="P4">
Keywords: ['日本', '武器', '出口']</text:p>
      <!--METADATA-->
      <text:p text:style-name="P4">
共同社星期天（6月25日）引述知情者的话说，日本政府曾向执政党自民党表明，若使用目的属于现行制度规定的“警戒”等非战斗的五个领域，即使是有杀伤力的武器也能出口。这包括搭载机关炮的陆上自卫队“侦察警戒车”和海上自卫队的扫雷舰等。</text:p>
      <text:p text:style-name="P4">
报道称，日本国防部长滨田靖一在记者会上说，规定出口规则的“防卫装备转移三原则”和运用指针，没有提及能否出口有杀伤能力的武器，仅表示对实际出口“将个别做出判断”。</text:p>
      <text:p text:style-name="P4">
日本执政党内部人士提出放宽限制，主要是考虑到日本与英国和意大利决定共同开发下一代战斗机，合作意味着日本不能再严守不向第三国转让共同开发的战斗装备。</text:p>
      <text:p text:style-name="P4">
根据日本现行规定，日本仅允许出口或转让与“救援”、“运输”、“监视”和“扫雷”等不含杀伤目的军事装备出口。</text:p>
      <text:p text:style-name="P4">
Source: <text:a xlink:type="simple" xlink:href="https://www.zaobao.com.sg/realtime/world/story20230626-1407920" text:style-name="Internet_20_link" text:visited-style-name="Visited_20_Internet_20_Link">
https://www.zaobao.com.sg/realtime/world/story20230626-1407920</text:a>
</text:p>
      <!--NEWS-->
      <text:h text:style-name="P10" text:outline-level="1">
<text:span text:style-name="T4">
德语媒体：中国的“智慧城市”有多危险？</text:span>
</text:h>
      <text:p text:style-name="P4">
Author: None (Language: zh)</text:p>
      <text:p text:style-name="P4">
Publisher: None</text:p>
      <text:p text:style-name="P4">
Time: 2023-06-26T14:58:00Z</text:p>
      <text:p text:style-name="P4">
Description: 《世界报》关注中国的数字监控和人工智能技术的结合给自由开放社会带来的风险。《法兰克福汇报》则设想了瓦格纳兵变会给中国领导人带来哪些思考。</text:p>
      <text:p text:style-name="P4">
Videos: []</text:p>
      <text:p text:style-name="P4">
Images: []</text:p>
      <text:p text:style-name="P4">
Subject: 评论分析</text:p>
      <text:p text:style-name="P4">
Subjects: ['薄熙来', '俄罗斯', '专题报道：习近平访美', '乌克兰', '中国共产党', '专题报道：全景观看“习马会”', '中国反腐风暴', '20国集团', '拜罗伊特音乐节', '毛泽东']</text:p>
      <text:p text:style-name="P4">
Keywords: ['瓦格纳', '兵变', '习近平', '俄罗斯', '乌克兰战争', '人工智能', '智慧城市', '数字监控']</text:p>
      <text:p text:style-name="P4">
ID: 66036829</text:p>
      <!--METADATA-->
      <text:p text:style-name="P4">
<text:a xlink:type="simple" xlink:href="https://www.dw.com/zh/overlay/image/article/66036829/59635831" text:style-name="Internet_20_link" text:visited-style-name="Visited_20_Internet_20_Link">
 </text:a>
</text:p>
      <text:p text:style-name="P4">
阿里巴巴在杭州的云计算中心</text:p>
      <text:p text:style-name="P4">
（德国之声中文网）《法兰克福汇报》刊登题为"北京的噩梦"（PekingsAlbtraum）的评论文章，指出俄罗斯的瓦格纳雇佣军团哗变事件，不仅让北京因担心俄罗斯陷入混乱而感到紧张，更可能让习近平对自己权力的稳固产生疑问，甚至影响他<text:a xlink:type="simple" xlink:href="https://www.dw.com/zh/zh/瓦格纳兵变给习近平敲响了警钟/a-66033766" text:style-name="Internet_20_link" text:visited-style-name="Visited_20_Internet_20_Link">
 武统台湾的决心 </text:a>
 。作者写道：</text:p>
      <text:p text:style-name="P4">
"俄罗斯发生的事情或许再次让中国领导层如临噩梦，这是30多年来的第二次。这个领导层试图让全世界相信，自己是强大和不可战胜的。1991年，中国的邻国不仅（与中国同样的）制度崩溃，而且整个国家随之瓦解。而现在在俄罗斯，领导人公开受到质疑。北京在1991年得到的教训是，要让民众生活得更加富足，但同时在政治上收紧控制。像瓦格纳这样的私人军队，中国党和国家领导人习近平是绝不会允许其存在的。然而他或许也会在四下无人的时刻自问：一旦发生动乱，他是否真的能对所有国家机构保持信任。</text:p>
      <text:p text:style-name="P4">
世界不应该寄希望于中国会放松对内政治管控。如果习近平能把普京作为军队统帅的经历引以为戒，对是否要军事攻击台湾三思而行，当然是一件好事。乌克兰16个月以来的行动表明，客观上处于劣势的一方也能顽强抵抗，让侵略者陷入严重的困境。尽管台湾没有像乌克兰那样的领土纵深，但谁又能说，这个小小的岛国不可能做到这一切呢？如果台北得到有目共睹的良好武装，对北京的那些好战者将是一种有效的威慑。"</text:p>
      <text:p text:style-name="P4">
</text:p>
      <text:p text:style-name="P4">
瓦格纳军团的哗变让习近平也感到紧张？</text:p>
      <text:h text:style-name="P12" text:outline-level="3">
<text:span text:style-name="T4">
危险的"智慧城市"</text:span>
</text:h>
      <text:p text:style-name="P4">
《星期日世界报》发表题为"为什么中国的智慧城市如此危险？"的客座文章，指出中国运用人工智能管理城市，利器之一是对公民的全方位监控。有关技术已出口到许多其他国家。</text:p>
      <text:p text:style-name="P4">
"在中国，人们对智能网络化的机器系统很着迷，这在中国的监控设计上体现的很明显。这一技术让监控居民更为便捷，正在向 <text:a xlink:type="simple" xlink:href="https://www.dw.com/zh/zh/后疫情时代的中国智慧城市当道/a-53925591" text:style-name="Internet_20_link" text:visited-style-name="Visited_20_Internet_20_Link">
 智慧城市</text:a>
 （Smart Cities）的方向发展。</text:p>
      <text:p text:style-name="P4">
中国的官员在城市的各类空间安装了大量传感设备，并设立了许多被称为' <text:a xlink:type="simple" xlink:href="https://www.dw.com/zh/zh/一切均无法遁形上海城市大脑火眼金睛/a-57748025" text:style-name="Internet_20_link" text:visited-style-name="Visited_20_Internet_20_Link">
 城市大脑</text:a>
 '（CityBrain）的指挥中心。这些中心收集、并运用人工智能支持的云计算机分析城市里的所有数据，将其用直观的形式展示给数字驾驶舱里的工作人员和城市管理者。</text:p>
      <text:p text:style-name="P4">
'城市大脑'的愿景受到党的领导人、科学家和工业界的影响。国家主席习近平将其视为通过人工智能、大数据和云计算让城市变得更聪明的关键。</text:p>
      <text:p text:style-name="P4">
中国已经有500个城市宣布，将建设智慧城市。中国同时也致力于在地区和全球的扩张。阿里巴巴的智慧城市技术已出口到马来西亚的吉隆坡。"</text:p>
      <text:p text:style-name="P4">
</text:p>
      <text:p text:style-name="P4">
马来西亚的吉隆坡引进了阿里巴巴的智慧城市系统</text:p>
      <text:p text:style-name="P4">
"许多引进了中国智慧城市的城市，将会失去对自己数据的主权，因为这一系统的人工智能运用过于复杂，难以完全理解。此外还有许多问题尚没有答案：全球范围互动的城市大脑网络将是怎样的？决定将在哪里做出？城市大脑网络追求的是谁的利益？将遵循哪些技术标准和算法？"</text:p>
      <text:p text:style-name="P4">
文章的作者韦伯（ValentinWeber）是德国外交政策协会（DGAP）的研究员，研究重点之一是网络安全。他认为，智慧城市可以帮助中国获取其他国家敏感数据。出口的监控基础设施智能程度越高，开展间谍活动就越容易，中国在有关地区的影响力也就越高。</text:p>
      <text:p text:style-name="P4">
"一旦中国同马来西亚或该地区其他国家之间的领土纠纷发展为公开的敌对状态，从中期看，吉隆坡的阿里巴巴城市大脑定位监控设施和数据流就可以被整合到中国空军战机的作战地图中。"</text:p>
      <text:p text:style-name="P4">
作者认为，"在2023年，我们距离城市大脑的大范围网络化还很遥远。尽管如此，民主国家的政治决策者还是应该认识到中国向国外输出智慧城市项目的地缘战略特性。"</text:p>
      <text:p text:style-name="P4">
<text:span text:style-name="T5">
摘编自其他媒体的内容，不代表德国之声的立场或观点。</text:span>
</text:p>
      <text:p text:style-name="P4">
Source: <text:a xlink:type="simple" xlink:href="https://www.dw.com/zh/德语媒体：中国的-智慧城市-有多危险？/a-66036829" text:style-name="Internet_20_link" text:visited-style-name="Visited_20_Internet_20_Link">
https://www.dw.com/zh/德语媒体：中国的-智慧城市-有多危险？/a-66036829?maca=chi-rss-chi-all-1127-rdf</text:a>
</text:p>
      <!--NEWS-->
      <text:h text:style-name="P10" text:outline-level="1">
<text:span text:style-name="T4">
“不要熄灭真善美之光”   农大院长的呼声为何被删？</text:span>
</text:h>
      <text:p text:style-name="P4">
Author: None</text:p>
      <text:p text:style-name="P4">
Publisher: Radio Free Asia (Organization)</text:p>
      <text:p text:style-name="P4">
Published Time: 2023-06-26T15:03:00-04:00</text:p>
      <text:p text:style-name="P4">
Modified Time: 2023-06-26T17:17:16-04:00</text:p>
      <text:p text:style-name="P4">
Description: None</text:p>
      <text:p text:style-name="P4">
Videos: []</text:p>
      <text:p text:style-name="P4">
Audios: ["<text:a xlink:type="simple" xlink:href="https://www.rfa.org/mandarin/yataibaodao/renquanfazhi/kw-062620231120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88615in" draw:z-index="0">
<draw:image xlink:href="../Images/rfamandarin/2023-06-26T15-03-00-04-00/000000.png" xlink:type="simple" xlink:show="embed" xlink:actuate="onLoad" draw:mime-type="image/png"/>
</draw:frame>
中国农业大学人文与发展学院院长叶敬忠在近日举行的毕业典礼上公开批评社会多种乱象，勉励毕业生"在权力的包围中，不要熄灭真善美的光"。 <text:a xlink:type="simple" xlink:href="https://www.rfa.org/mandarin/yataibaodao/renquanfazhi/kw-06262023112034.html/@@images/image" text:style-name="Internet_20_link" text:visited-style-name="Visited_20_Internet_20_Link">
</text:a>
中国农业大学人文与发展学院官网截图  <text:a xlink:type="simple" xlink:href="https://www.rfa.org/mandarin/yataibaodao/renquanfazhi/kw-06262023112034.html/@@stream" text:style-name="Internet_20_link" text:visited-style-name="Visited_20_Internet_20_Link">
Audio-1-Link：https://www.rfa.org/mandarin/yataibaodao/renquanfazhi/kw-06262023112034.html/@@stream</text:a>
</text:p>
      <text:p text:style-name="P4">
近日，中国农业大学一位院长在毕业典礼上公开批评社会多种乱象，勉励毕业生"在权力的包围中，不要熄灭真善美的光"。但随后，这篇演讲的内容却在中国互联网上遭到删除。有关公民意识的呼声为何触动了当局的敏感神经？在当前年轻人失业率高企之下，即将步入社会的中国毕业生们能在权力面前保持清醒吗？</text:p>
      <ul>
        <li>
<text:span text:style-name="T4">
<text:a xlink:type="simple" xlink:href="https://www.rfa.org/mandarin/yataibaodao/shehui/tj2-06212023141621.html" text:style-name="Internet_20_link" text:visited-style-name="Visited_20_Internet_20_Link">
 中国"剩饭盲盒"兴起 广受年轻世代欢迎 </text:a>
 </text:span>
  * <text:span text:style-name="T4">
<text:a xlink:type="simple" xlink:href="https://www.rfa.org/mandarin/yataibaodao/jingmao/sc-06162023104911.html" text:style-name="Internet_20_link" text:visited-style-name="Visited_20_Internet_20_Link">
 中国国家统计局：每周工作一小时就算就业 </text:a>
 </text:span>
  * <text:a xlink:type="simple" xlink:href="https://www.rfa.org/mandarin/yataibaodao/jingmao/hcm-06152023101737.html" text:style-name="Internet_20_link" text:visited-style-name="Visited_20_Internet_20_Link">
 <text:span text:style-name="T4">
中国五月份青年失业率再创新高 经济数据疲软不振</text:span>
 </text:a>
</li>
      </ul>
      <text:p text:style-name="P4">
目前正值中国高校毕业季，多达1158万高校毕业生即将步出校园，走入社会谋生。与此同时，中国5月份的16至24岁城镇调查失业率却高达20.8%，创下历史新高。</text:p>
      <text:p text:style-name="P4">
为缓解严峻的青年人失业问题，中国人力资源社会保障部25日（周日）印发通知，将启动为期半年的“2023年高校毕业生等青年就业服务攻坚行动”，以通过多项帮扶措施，争取年底前让这些年轻人都能实现就业，或参加到就业准备活动当中。</text:p>
      <text:p text:style-name="P4">
<text:span text:style-name="T4">
中国农大院长</text:span>
 <text:span text:style-name="T4">
叶敬忠毕业致辞被删</text:span>
</text:p>
      <text:p text:style-name="P4">
就在高校毕业生们为能否挤入严酷就业市场担忧之际，中国农业大学人文与发展学院（简称“中国农大人发学院”）院长叶敬忠在毕业典礼上的致辞《在权力的包围中不要熄灭真善美的光》，引发舆论关注。</text:p>
      <text:p text:style-name="P4">
据海外网络媒体“中国数字时代”报道，该院6月21日在 <text:a xlink:type="simple" xlink:href="https://mp.weixin.qq.com/s/vox6KDdHGvRImPC0EVB8dg" text:style-name="Internet_20_link" text:visited-style-name="Visited_20_Internet_20_Link">
 官方微信公众号</text:a>
上刊发了叶敬忠院长的演讲全文。但截至目前，这篇文章在 <text:a xlink:type="simple" xlink:href="https://www.163.com/dy/article/I7TRJCGR05438Q4K.html" text:style-name="Internet_20_link" text:visited-style-name="Visited_20_Internet_20_Link">
 网易</text:a>
 、 <text:a xlink:type="simple" xlink:href="https://www.sohu.com/a/689738844_260616" text:style-name="Internet_20_link" text:visited-style-name="Visited_20_Internet_20_Link">
 搜狐</text:a>
 、 <text:a xlink:type="simple" xlink:href="https://zhuanlan.zhihu.com/p/639063504" text:style-name="Internet_20_link" text:visited-style-name="Visited_20_Internet_20_Link">
 知乎</text:a>
 等多个媒体平台的转载均已被删除。</text:p>
      <text:p text:style-name="P4">
针对这篇演讲，全美学生学者自治联合会理事陈闯创告诉本台：“这个院长的讲话我还是很佩服的。其实在当下的中国，让他们讲出来一些真话，尤其是在那样大的环境下，是挺难的。”</text:p>
      <text:p text:style-name="P4">
旅美时事评论员唐靖远则表示：“他的讲话已经触及到了中共的体制性矛盾，就是权力无所不在，权力包围了每个人。”</text:p>
      <text:p text:style-name="P4">
<text:span text:style-name="T4">
叶敬忠: 在权力的包围中保持清醒</text:span>
</text:p>
      <text:p text:style-name="P4">
那么，叶敬忠院长在演讲中到底谈到了什么内容呢？根据农大人发学院公开的演讲稿，叶敬忠在演讲中指出，从世界范围来看，每每感到“三观”被打破，底线被击穿，想象力严重赤字。在此时代，他特别想叮嘱毕业生们：“在权力的包围中保持清醒！”因为他很担心，“你们会在权力的包围中‘入乡随俗’，渐渐地迷恋上权力，迷失了自我，迷茫了人生。”</text:p>
      <text:p text:style-name="P4">
叶敬忠以近期发生的社会事件举例说，权力系统的一个动作，就可以让收割机在高速公路上排起长队，将绿水青山开垦成梯田泥石流，将昨日的“退耕还林”变为今日的“退林还耕”;更为严重的是，权力还可能制造出无所不能的幻象，因此在光天化日之下“强行变码”、“指鼠为鸭”。</text:p>
      <text:p text:style-name="P4">
叶敬忠还谈到，权力的规训力可以让人变得机械刻板，从而麻木迷茫。他举例说，一位学生在南方某污染治理部门工作，每天制造海量的数据报表，唯一要求就是确保数据达标；一位学生在西部某督查部门工作，每天按照上级要求上报百分之百的村民扫码率，但很多村庄的村民甚至都没听说过扫码这件事；一位学生在东部某地负责食品安全督导工作，每次也只是在乡村超市前停留半分钟拍照，有了照片便是“尽职免责”。</text:p>
      <text:p text:style-name="P4">
唐靖远告诉本台：“他（叶敬忠）涉及到的是中共政府的权力已经严重地侵犯了任何一个正常社会所必需要有的一个公共空间以及私人领域，所以才会造成现在这样一种‘指鼠为鸭’或万马齐喑的状态。”他指出，整个中国社会风气的扭曲追根溯源都是因为政府权力的无所不在和插手，扭曲了社会的正常生态。</text:p>
      <text:p text:style-name="P4">
对于叶敬忠谈到的权力问题，陈闯创告诉本台：“其实核心的原因是中国人民手中没有政治权利，没有选票，没有改变政府的权利。”他认为，中国年轻人的失业问题，也是因为过去三年疫情期间，权力的肆意妄为严重伤害了国民经济。</text:p>
      <text:p text:style-name="P4">
 参加职业招聘会的中国大学生（法新社图片）</text:p>
      <text:p text:style-name="P4">
<text:span text:style-name="T4">
叶敬忠: 在权力的包围中不要熄灭真善美的光</text:span>
</text:p>
      <text:p text:style-name="P4">
演讲中，叶敬忠告诉毕业生们，尽管在权力的诱惑、支配和规训之下，每个人都很难独善其身，但“我还是希望你们不要因为权力的吸引力而变得‘精致’圆滑，不要因为权力的支配力而变得傲慢任性，也不要因为权力的规训力而变得麻木迷茫。因为，你们永远都是老师眼里的那束光。”</text:p>
      <text:p text:style-name="P4">
叶敬忠还提到，权力从本质上并无好坏之分，但权力的实践既可能带来说谎造假、使坏行恶、比丑摆烂，也可能实现诚信真实、积福行善、审美向上。</text:p>
      <text:p text:style-name="P4">
他勉励毕业生们：“面对权力的包围，我不能要求你们像一枚鸡蛋撞向坚硬的高墙，但希望你们能够保留装在脆弱外壳里那颗真善美的灵魂；希望你们不要熄灭灵魂深处那束真善美的光；希望你们保持向着真善美的那束光自由奔跑的勇气，即便摔了一跤，也可以面带微笑。你们的奔跑或许可以让更多人获得平等，让更多人享有自由，让更多人得到尊重。”</text:p>
      <text:p text:style-name="P4">
针对叶敬忠的呼吁，唐靖远认为:“呼吁的背后折射出的就是希望学生们保持一个独立的思考能力，不要轻易地去迎合或者服从权力。这个要站在中共当局或者体制的角度来看，显然是和他们相抵触的。”</text:p>
      <text:p text:style-name="P4">
不过，唐靖远也认为，在一个“一切以权力为中心”的社会氛围之中，特别是毕业生们在面对巨大就业生存压力之下，要想保持住独立思考能力和做人的底线，难度非常大。</text:p>
      <text:p text:style-name="P4">
陈闯创则强调，也许未来当这些年轻人遇到巨大生存困难的时候，会去被迫反思如何才能改变这种权力无所不在的现状，为自己争取最基本的权利。到那时，中国的政治变革才可能到来。</text:p>
      <text:p text:style-name="P4">
记者：凯迪 责编：何平 网编：洪伟</text:p>
      <text:p text:style-name="P4">
Source: <text:a xlink:type="simple" xlink:href="https://www.rfa.org/mandarin/yataibaodao/renquanfazhi/kw-06262023112034.html" text:style-name="Internet_20_link" text:visited-style-name="Visited_20_Internet_20_Link">
https://www.rfa.org/mandarin/yataibaodao/renquanfazhi/kw-06262023112034.html</text:a>
</text:p>
      <!--NEWS-->
      <text:h text:style-name="P10" text:outline-level="1">
<text:span text:style-name="T4">
消息：韩军打捞起疑似朝鲜侦察卫星残骸</text:span>
</text:h>
      <text:p text:style-name="P4">
Author: 联合早报 (Person)</text:p>
      <text:p text:style-name="P4">
Publisher: 联合早报 (Organization)</text:p>
      <text:p text:style-name="P4">
Published Time: 2023-06-26T15:06</text:p>
      <text:p text:style-name="P4">
Modified Time: 2023-06-26T15:12</text:p>
      <text:p text:style-name="P4">
Description: 韩国军方消息人士星期一（6月26日）透露，海军上周在西部海域公海上捞起疑似朝鲜军事侦察卫星“万里镜-1”号的残骸。韩联社报道，消息人士说，韩国军方捞起多件残骸，还在继续进行打捞等相...</text:p>
      <text:p text:style-name="P4">
Videos: []</text:p>
      <text:p text:style-name="P4">
Audios: []</text:p>
      <text:p text:style-name="P4">
Images: []</text:p>
      <text:p text:style-name="P4">
Type: NewsArticle</text:p>
      <text:p text:style-name="P4">
Breadcrumbs: ['即时', '国际']</text:p>
      <text:p text:style-name="P4">
Keywords: ['韩国', '朝鲜', '卫星']</text:p>
      <!--METADATA-->
      <text:p text:style-name="P4">
韩国军方消息人士星期一（6月26日）透露，海军上周在西部海域公海上捞起疑似朝鲜军事侦察卫星 <text:a xlink:type="simple" xlink:href="https://www.zaobao.com/realtime/world/story20230616-1404850" text:style-name="Internet_20_link" text:visited-style-name="Visited_20_Internet_20_Link">
 “万里镜-1”号的残骸</text:a>
 。</text:p>
      <text:p text:style-name="P4">
韩联社报道，消息人士说，韩国军方捞起多件残骸，还在继续进行打捞等相关工作，并已将疑似残骸物体移送至大田国防科学研究所进行分析。若物体确实为万里镜-1号残骸，且状态相对良好，军方就能较具体地掌握朝鲜侦察卫星的技术水平。</text:p>
      <text:p text:style-name="P4">
朝鲜5月31日在平安北道东仓里发射的航天运载器在 <text:a xlink:type="simple" xlink:href="https://www.zaobao.com/realtime/world/story20230531-1399832" text:style-name="Internet_20_link" text:visited-style-name="Visited_20_Internet_20_Link">
 一级分离后二级点火失败</text:a>
，之后坠入西海，韩军宙斯盾驱逐舰和空军雷达捕捉到180多件残骸。军方6月15日打捞起二级箭体，但未找到搭载的侦察卫星。韩美军方正在对打捞出水的残骸进行共同分析。</text:p>
      <text:p text:style-name="P4">
Source: <text:a xlink:type="simple" xlink:href="https://www.zaobao.com.sg/realtime/world/story20230626-1408018" text:style-name="Internet_20_link" text:visited-style-name="Visited_20_Internet_20_Link">
https://www.zaobao.com.sg/realtime/world/story20230626-1408018</text:a>
</text:p>
      <!--NEWS-->
      <text:h text:style-name="P10" text:outline-level="1">
<text:span text:style-name="T4">
因应中国威胁 台湾呼吁澳大利亚互派武官共享情资</text:span>
</text:h>
      <text:p text:style-name="P4">
Author: chinese@voanews.com (杨安)</text:p>
      <text:p text:style-name="P4">
Publisher: 美国之音中文网 (Type: NewsMediaOrganization)</text:p>
      <text:p text:style-name="P4">
Published Time: 2023-06-26T15:15:10+08:00</text:p>
      <text:p text:style-name="P4">
Modified Time: 2023-06-26 07:15:10Z</text:p>
      <text:p text:style-name="P4">
Description: 台湾外交部长吴钊燮在接受《澳大利亚人报》（The Australian）专访时呼吁澳大利亚政府与台湾互相派驻武官；台湾外交部进一步透露，澳大利亚驻台办事处已经于去年增设战略事务处长（Director of Strategic Affairs）一职，并与台湾国防部等单位密切交流。</text:p>
      <text:p text:style-name="P4">
Videos: []</text:p>
      <text:p text:style-name="P4">
Images: []</text:p>
      <text:p text:style-name="P4">
Categories: ['台湾', '中国', '军事']</text:p>
      <text:p text:style-name="P4">
Type: None</text:p>
      <!--METADATA-->
      <text:p text:style-name="P4">
NoneNone</text:p>
      <text:p text:style-name="P4">
Source: <text:a xlink:type="simple" xlink:href="https://www.voachinese.com/a/taiwan-australia-military-attache-20230626/7152847.html" text:style-name="Internet_20_link" text:visited-style-name="Visited_20_Internet_20_Link">
https://www.voachinese.com/a/taiwan-australia-military-attache-20230626/7152847.html</text:a>
</text:p>
      <!--NEWS-->
      <text:h text:style-name="P10" text:outline-level="1">
<text:span text:style-name="T4">
莫斯科市取消反恐行动 反恐委员会：国内局势“稳定”</text:span>
</text:h>
      <text:p text:style-name="P4">
Author: 联合早报 (Person)</text:p>
      <text:p text:style-name="P4">
Publisher: 联合早报 (Organization)</text:p>
      <text:p text:style-name="P4">
Published Time: 2023-06-26T15:46</text:p>
      <text:p text:style-name="P4">
Modified Time: 2023-06-26T15:47</text:p>
      <text:p text:style-name="P4">
Description: 莫斯科市星期一（6月26日）取消了反恐行动制度。当局在俄罗斯雇佣兵组织瓦格纳集团首脑普里戈任发动武装叛变后，实施这个法律制度。路透社报道，莫斯科市长索比亚宁星期一在即时通信应用Te...</text:p>
      <text:p text:style-name="P4">
Videos: []</text:p>
      <text:p text:style-name="P4">
Audios: []</text:p>
      <text:p text:style-name="P4">
Images: []</text:p>
      <text:p text:style-name="P4">
Type: NewsArticle</text:p>
      <text:p text:style-name="P4">
Breadcrumbs: ['即时', '国际']</text:p>
      <text:p text:style-name="P4">
Keywords: ['莫斯科', '反恐', '俄罗斯兵变']</text:p>
      <!--METADATA-->
      <text:p text:style-name="P4">
莫斯科市星期一（6月26日）取消了反恐行动制度。当局在俄罗斯雇佣兵组织瓦格纳集团首脑普里戈任发动 <text:a xlink:type="simple" xlink:href="https://www.zaobao.com.sg/keywords/e-luo-si-bing-bian" text:style-name="Internet_20_link" text:visited-style-name="Visited_20_Internet_20_Link">
 武装叛变</text:a>
 后，实施这个法律制度。</text:p>
      <text:p text:style-name="P4">
路透社报道，莫斯科市长索比亚宁星期一在即时通信应用Telegram作此宣布。</text:p>
      <text:p text:style-name="P4">
根据俄罗斯媒体报道，俄罗斯联邦安全局（FSB）办公室说，沃罗涅日州和莫斯科州行政区也取消了反恐行动制度。</text:p>
      <text:p text:style-name="P4">
另外，俄罗斯国家反恐委员会说，俄罗斯国内的局势“稳定”。</text:p>
      <text:p text:style-name="P4">
瓦格纳集团首脑普里戈任上星期六（24日）发动武装叛变后，国家反恐委员会随即宣布，为防止莫斯科市、莫斯科州和沃罗涅日州可能发生恐怖主义行为，在这 <text:a xlink:type="simple" xlink:href="https://www.zaobao.com/realtime/world/story20230624-1407376" text:style-name="Internet_20_link" text:visited-style-name="Visited_20_Internet_20_Link">
三个地方实施反恐行动制度 </text:a>
 。</text:p>
      <text:p text:style-name="P4">
按照相关法律规定，实行反恐行动制度期间，当局可以采取若干特殊措施和限制，包括加强维护公共秩序、暂停危险行业、限制通信、车辆和行人等。</text:p>
      <text:p text:style-name="P4">
Source: <text:a xlink:type="simple" xlink:href="https://www.zaobao.com.sg/realtime/world/story20230626-1408028" text:style-name="Internet_20_link" text:visited-style-name="Visited_20_Internet_20_Link">
https://www.zaobao.com.sg/realtime/world/story20230626-1408028</text:a>
</text:p>
      <!--NEWS-->
      <text:h text:style-name="P10" text:outline-level="1">
<text:span text:style-name="T4">
朝鲜举行大型集会威胁对美国展开“复仇战争”</text:span>
</text:h>
      <text:p text:style-name="P4">
Author: chinese@voanews.com (金谷)</text:p>
      <text:p text:style-name="P4">
Publisher: 美国之音中文网 (Type: NewsMediaOrganization)</text:p>
      <text:p text:style-name="P4">
Published Time: 2023-06-26T15:57:53+08:00</text:p>
      <text:p text:style-name="P4">
Modified Time: 2023-06-26 07:57:53Z</text:p>
      <text:p text:style-name="P4">
Description: 据朝鲜官媒周一（6月26日）报道，在纪念朝鲜战争爆发73周年之际，朝鲜周日（6月25日）在平壤举行大规模集会，人们高喊口号，誓言发动“复仇战争”摧毁美国；朝鲜外务省周日发表一份报告也称，今年来美国侵害朝鲜自主权与安全利益已濒临“再也不可容许的临界点”。</text:p>
      <text:p text:style-name="P4">
Videos: []</text:p>
      <text:p text:style-name="P4">
Images: []</text:p>
      <text:p text:style-name="P4">
Categories: ['朝鲜半岛局势', '亚太', '美国', '军事']</text:p>
      <text:p text:style-name="P4">
Type: None</text:p>
      <!--METADATA-->
      <text:p text:style-name="P4">
NoneNone</text:p>
      <text:p text:style-name="P4">
Source: <text:a xlink:type="simple" xlink:href="https://www.voachinese.com/a/north-korea-warns-of-war-against-us-20230626/7152860.html" text:style-name="Internet_20_link" text:visited-style-name="Visited_20_Internet_20_Link">
https://www.voachinese.com/a/north-korea-warns-of-war-against-us-20230626/7152860.html</text:a>
</text:p>
      <!--NEWS-->
      <text:h text:style-name="P10" text:outline-level="1">
<text:span text:style-name="T4">
普里戈津出面讲话　说无意推翻现政权</text:span>
</text:h>
      <text:p text:style-name="P4">
Author: None</text:p>
      <text:p text:style-name="P4">
Publisher: Radio Free Asia (Organization)</text:p>
      <text:p text:style-name="P4">
Published Time: 2023-06-26T16:14:00-04:00</text:p>
      <text:p text:style-name="P4">
Modified Time: 2023-06-26T16:23: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3.88615in" draw:z-index="0">
<draw:image xlink:href="../Images/rfamandarin/2023-06-26T16-14-00-04-00/000000.png" xlink:type="simple" xlink:show="embed" xlink:actuate="onLoad" draw:mime-type="image/png"/>
</draw:frame>
 周六放弃了武装叛乱的俄罗斯雇佣军瓦格纳的首领普里戈津<text:a xlink:type="simple" xlink:href="https://www.rfa.org/mandarin/Xinwen/9-06262023161150.html/@@images/image" text:style-name="Internet_20_link" text:visited-style-name="Visited_20_Internet_20_Link">
 </text:a>
Prigozhin Press Service via AP</text:p>
      <text:p text:style-name="P4">
周六放弃了武装叛乱的俄罗斯雇佣军瓦格纳的首领普里戈津本周一（6月26日）突然发表了一份音频讲话，并把这次叛乱称为“起义”，表示无意推翻普京政权。据美国《纽约时报》，这段音频是发布在社交媒体电报（Telegram）群里的。</text:p>
      <text:p text:style-name="P4">
英国《卫报》在网站上发布了普里戈津讲话的音频节选。普里戈津在讲话中强调，这次行动表明俄罗斯在领土安全上存在严重问题，而起义行动是基于社会的要求，因为俄罗斯入侵乌克兰的军事领导层存在失败。</text:p>
      <text:p text:style-name="P4">
另据《纽约时报》报道，普里戈津在讲话中解释说，这次行动是为了抗议国防部强迫他的部队与政府签订协议，协议将使得瓦格纳军队从7月1日起停止在乌克兰的行动。但当看到继续抗议可能导致俄罗斯人流血，瓦格纳就停止了行动。</text:p>
      <text:p text:style-name="P4">
据《卫报》报道，普里戈津还表示，他的部队将抵制被俄罗斯国防部吞并，并拒绝签订合同；同时，瓦格纳甚至可能被允许在白俄罗斯继续进行行动。</text:p>
      <text:p text:style-name="P4">
普里戈津在讲话中还指责俄罗斯正规军对瓦格纳的炮击，并称这次起义就是为了防止瓦格纳军队被摧毁，并追究那些由于其不专业行为而犯下大量错误的官员的责任。</text:p>
      <text:p text:style-name="P4">
同时他又声称，瓦格纳军队进入俄罗斯境内是对俄罗斯入侵乌克兰的示范，如果让瓦格纳来采取入侵行动，有可能一天就能完成任务。普里戈津矛头针对的俄罗斯国防部长绍伊古周一早些时候露面，一段视频显示他参观了‘西部’集团军的前沿指挥所。</text:p>
      <text:p text:style-name="P4">
普里戈津没有表明他的所在地，也没有透露是否会按照先前与白俄罗斯领导人卢卡申科达成的协议一样流亡到白俄罗斯。</text:p>
      <text:p text:style-name="P4">
（责编：王允）</text:p>
      <text:p text:style-name="P4">
Source: <text:a xlink:type="simple" xlink:href="https://www.rfa.org/mandarin/Xinwen/9-06262023161150.html" text:style-name="Internet_20_link" text:visited-style-name="Visited_20_Internet_20_Link">
https://www.rfa.org/mandarin/Xinwen/9-06262023161150.html</text:a>
</text:p>
      <!--NEWS-->
      <text:h text:style-name="P10" text:outline-level="1">
<text:span text:style-name="T4">
誓言管用吗？普京现身讲话　将对叛乱组织者追责</text:span>
</text:h>
      <text:p text:style-name="P4">
Author: None</text:p>
      <text:p text:style-name="P4">
Publisher: Radio Free Asia (Organization)</text:p>
      <text:p text:style-name="P4">
Published Time: 2023-06-26T16:21:00-04:00</text:p>
      <text:p text:style-name="P4">
Modified Time: 2023-06-26T16:29: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4.612011in" draw:z-index="0">
<draw:image xlink:href="../Images/rfamandarin/2023-06-26T16-21-00-04-00/000000.png" xlink:type="simple" xlink:show="embed" xlink:actuate="onLoad" draw:mime-type="image/png"/>
</draw:frame>
 俄罗斯总统普京在周一晚当地时间10点通过电视发表讲话<text:a xlink:type="simple" xlink:href="https://www.rfa.org/mandarin/Xinwen/10-06262023161619.html/@@images/image" text:style-name="Internet_20_link" text:visited-style-name="Visited_20_Internet_20_Link">
 </text:a>
路透社图片</text:p>
      <text:p text:style-name="P4">
俄罗斯总统普京在周六瓦格纳部队的叛乱中止后，约两天时间没有现身，直到周一晚当地时间10点突然通过电视发表讲话。英国天空新闻实时转播了这次讲话。</text:p>
      <text:p text:style-name="P4">
普京在讲话中强调，将对周六这次叛乱的组织者追究刑事责任，他强调，每个人都知道应当如此。他说这是刑事犯罪，削弱了国家，是从外部对国家的威胁。</text:p>
      <text:p text:style-name="P4">
他还说，叛乱的组织者违背了那些被迫卷入这一组织的人们。这种自杀性的行为是新纳粹，他们的目的是让俄罗斯士兵互相屠杀，他们就是想杀害士兵和普通人，想分裂俄罗斯社会。他们是想为自己的失败而进行报复。但他们做错了。</text:p>
      <text:p text:style-name="P4">
同时，俄罗斯人也知道瓦格纳军队的绝大多数人都是忠于俄罗斯的。他们凭借自己的勇气保卫了顿巴斯。而他们最后在叛乱行动中转过身来，避免了俄罗斯人流血。要感谢这些决定中止行动，避免了流血冲突的士兵们。普京希望这些士兵能与国防部联系，或者回到自己的家。俄罗斯政府将遵守之前的誓言。现在就是取决于这些士兵自己的选择了。普京在讲话的最后感谢了白俄罗斯总统卢卡申科斡旋这场叛乱，帮助俄罗斯恢复了和平。</text:p>
      <text:p text:style-name="P4">
据英国广播公司（BBC）周一早些时候曾报道，俄罗斯多家媒体披露，普里戈津仍在因试图组织武装叛乱而受到调查，针对普里戈津的刑事案件尚未撤销。而据半岛电视台网站周日（6月25日）报道，在克里姆林宫发言人佩斯科夫透露的普京和卢卡申科之间的协议要点中提到，结束针对普里戈津的刑事指控，之后他将前往白俄罗斯。</text:p>
      <text:p text:style-name="P4">
周一早些时候，瓦格纳部队的首领普里戈津通过社媒发布了一段11分钟的讲话音频，强调他并无意推翻普京政权。</text:p>
      <text:p text:style-name="P4">
（责编：王允）</text:p>
      <text:p text:style-name="P4">
Source: <text:a xlink:type="simple" xlink:href="https://www.rfa.org/mandarin/Xinwen/10-06262023161619.html" text:style-name="Internet_20_link" text:visited-style-name="Visited_20_Internet_20_Link">
https://www.rfa.org/mandarin/Xinwen/10-06262023161619.html</text:a>
</text:p>
      <!--NEWS-->
      <text:h text:style-name="P10" text:outline-level="1">
<text:span text:style-name="T4">
俄媒：联邦安全局还在调查普里戈任</text:span>
</text:h>
      <text:p text:style-name="P4">
Author: 联合早报 (Person)</text:p>
      <text:p text:style-name="P4">
Publisher: 联合早报 (Organization)</text:p>
      <text:p text:style-name="P4">
Published Time: 2023-06-26T17:15</text:p>
      <text:p text:style-name="P4">
Modified Time: 2023-06-26T18:45</text:p>
      <text:p text:style-name="P4">
Description: 俄罗斯《生意人报》星期一（6月26日）引述消息人士报道，雇佣兵组织瓦格纳集团首脑普里戈任仍因为涉嫌组织武装叛变，面对联邦安全局（FSB）的调查。普里戈任上星期五（23日）誓言要举行...</text:p>
      <text:p text:style-name="P4">
Videos: []</text:p>
      <text:p text:style-name="P4">
Audios: []</text:p>
      <text:p text:style-name="P4">
Images: []</text:p>
      <text:p text:style-name="P4">
Type: NewsArticle</text:p>
      <text:p text:style-name="P4">
Breadcrumbs: ['即时', '国际']</text:p>
      <text:p text:style-name="P4">
Keywords: ['俄罗斯', '俄罗斯兵变', '白罗斯']</text:p>
      <!--METADATA-->
      <text:p text:style-name="P4">
俄罗斯《生意人报》星期一（6月26日）引述消息人士报道，雇佣兵组织瓦格纳集团首脑普里戈任仍因为涉嫌组织 <text:a xlink:type="simple" xlink:href="https://www.zaobao.com.sg/keywords/e-luo-si-bing-bian" text:style-name="Internet_20_link" text:visited-style-name="Visited_20_Internet_20_Link">
 武装叛变</text:a>
 ，面对联邦安全局（FSB）的调查。</text:p>
      <text:p text:style-name="P4">
普里戈任上星期五（23日）誓言要举行反对俄军事领导层的 <text:a xlink:type="simple" xlink:href="https://www.zaobao.com/realtime/world/story20230624-1407363" text:style-name="Internet_20_link" text:visited-style-name="Visited_20_Internet_20_Link">
 “正义游行”</text:a>
之后，俄罗斯当局就启动了针对普里戈任的刑事调查。</text:p>
      <text:p text:style-name="P4">
普里戈任后来在白罗斯总统卢卡申科的斡旋下，与莫斯科 <text:a xlink:type="simple" xlink:href="https://www.zaobao.com/news/world/story20230625-1407836" text:style-name="Internet_20_link" text:visited-style-name="Visited_20_Internet_20_Link">
 达成了和解</text:a>
。按照克里姆林宫发言人的说法，当局将撤销对叛变者的刑事指控，以换取他们返回营地，以及普里戈任流亡白罗斯，但《生意人报》（Kommersant）网站引述消息人士的话说，当局还没有时间撤销案件。</text:p>
      <text:p text:style-name="P4">
Source: <text:a xlink:type="simple" xlink:href="https://www.zaobao.com.sg/realtime/world/story20230626-1408057" text:style-name="Internet_20_link" text:visited-style-name="Visited_20_Internet_20_Link">
https://www.zaobao.com.sg/realtime/world/story20230626-1408057</text:a>
</text:p>
      <!--NEWS-->
      <text:h text:style-name="P10" text:outline-level="1">
<text:span text:style-name="T4">
《亚太报道》2023年6月26日音频</text:span>
</text:h>
      <text:p text:style-name="P4">
Author: None</text:p>
      <text:p text:style-name="P4">
Publisher: Radio Free Asia (Organization)</text:p>
      <text:p text:style-name="P4">
Published Time: 2023-06-26T17:19:11-04:00</text:p>
      <text:p text:style-name="P4">
Modified Time: 2023-06-26T17:19:11-04:00</text:p>
      <text:p text:style-name="P4">
Description: None</text:p>
      <text:p text:style-name="P4">
Videos: []</text:p>
      <text:p text:style-name="P4">
Audios: ["<text:a xlink:type="simple" xlink:href="https://www.rfa.org/mandarin/apr-audio/yp-062620230950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3.88615in" draw:z-index="0">
<draw:image xlink:href="../Images/rfamandarin/2023-06-26T17-19-11-04-00/000000.png" xlink:type="simple" xlink:show="embed" xlink:actuate="onLoad" draw:mime-type="image/png"/>
</draw:frame>
 <text:a xlink:type="simple" xlink:href="https://www.rfa.org/mandarin/apr-audio/yp-06262023095035.html/@@images/image" text:style-name="Internet_20_link" text:visited-style-name="Visited_20_Internet_20_Link">
</text:a>
 自由亚洲电台制图  <text:a xlink:type="simple" xlink:href="https://www.rfa.org/mandarin/apr-audio/yp-06262023095035.html/@@stream" text:style-name="Internet_20_link" text:visited-style-name="Visited_20_Internet_20_Link">
Audio-1-Link：https://www.rfa.org/mandarin/apr-audio/yp-06262023095035.html/@@stream </text:a>
</text:p>
      <text:p text:style-name="P4">
此次节目的主要内容：</text:p>
      <text:p text:style-name="P4">
1. 瓦格纳兵变动摇普京威权, 中方观望与事后表态引发热议；</text:p>
      <text:p text:style-name="P4">
2. 人大审议立法，"习思想"要为爱国教育指明方向；</text:p>
      <text:p text:style-name="P4">
3. 青年失业率居高不下，中国农大院长向毕业生呼唤公民意识；</text:p>
      <text:p text:style-name="P4">
4. 湖南异议人士谢文飞被以"寻衅滋事罪"判刑，并移送赤山监狱服刑；</text:p>
      <text:p text:style-name="P4">
5. 德国企业给销往中国的机床"上锁"，原因何在？</text:p>
      <text:p text:style-name="P4">
Source: <text:a xlink:type="simple" xlink:href="https://www.rfa.org/mandarin/apr-audio/yp-06262023095035.html" text:style-name="Internet_20_link" text:visited-style-name="Visited_20_Internet_20_Link">
https://www.rfa.org/mandarin/apr-audio/yp-06262023095035.html</text:a>
</text:p>
      <!--NEWS-->
      <text:h text:style-name="P10" text:outline-level="1">
<text:span text:style-name="T4">
一大国际评级机构下调中国今年GDP预期</text:span>
</text:h>
      <text:p text:style-name="P4">
Author: chinese@voanews.com (美国之音)</text:p>
      <text:p text:style-name="P4">
Publisher: 美国之音中文网 (Type: NewsMediaOrganization)</text:p>
      <text:p text:style-name="P4">
Published Time: 2023-06-26T17:26:21+08:00</text:p>
      <text:p text:style-name="P4">
Modified Time: 2023-06-26 09:26:21Z</text:p>
      <text:p text:style-name="P4">
Description: 标准普尔全球下调了今年对中国经济增长的预测，突显了中国经济重新开放后复苏的不平衡性，这引发了更多要求政府进一步采取刺激措施的呼声。</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s-p-cuts-china-gdp-forecast-as-calls-for-stimulus-intensify-20230626/7152895.html" text:style-name="Internet_20_link" text:visited-style-name="Visited_20_Internet_20_Link">
https://www.voachinese.com/a/s-p-cuts-china-gdp-forecast-as-calls-for-stimulus-intensify-20230626/7152895.html</text:a>
</text:p>
      <!--NEWS-->
      <text:h text:style-name="P10" text:outline-level="1">
<text:span text:style-name="T4">
澳大利亚加码援助乌克兰 送70辆军用车辆抗击俄罗斯入侵</text:span>
</text:h>
      <text:p text:style-name="P4">
Author: chinese@voanews.com (杨安)</text:p>
      <text:p text:style-name="P4">
Publisher: 美国之音中文网 (Type: NewsMediaOrganization)</text:p>
      <text:p text:style-name="P4">
Published Time: 2023-06-26T17:32:22+08:00</text:p>
      <text:p text:style-name="P4">
Modified Time: 2023-06-26 09:32:22Z</text:p>
      <text:p text:style-name="P4">
Description: 《路透社》报道，澳大利亚总理安东尼·阿尔巴尼斯（Antony Albanese）周一（6月26日）表示，澳大利亚政府将向乌克兰提供价值1.1亿澳元（约合 7350 万美元）的新援助，其中包括70辆军用车辆，用以抵御俄罗斯的入侵。</text:p>
      <text:p text:style-name="P4">
Videos: []</text:p>
      <text:p text:style-name="P4">
Images: []</text:p>
      <text:p text:style-name="P4">
Categories: ['亚太', '欧洲', '军事', '乌克兰局势']</text:p>
      <text:p text:style-name="P4">
Type: None</text:p>
      <!--METADATA-->
      <text:p text:style-name="P4">
NoneNone</text:p>
      <text:p text:style-name="P4">
Source: <text:a xlink:type="simple" xlink:href="https://www.voachinese.com/a/australia-to-provide-more-armored-vehicles-to-ukraine-20230626/7152899.html" text:style-name="Internet_20_link" text:visited-style-name="Visited_20_Internet_20_Link">
https://www.voachinese.com/a/australia-to-provide-more-armored-vehicles-to-ukraine-20230626/7152899.html</text:a>
</text:p>
      <!--NEWS-->
      <text:h text:style-name="P10" text:outline-level="1">
<text:span text:style-name="T4">
美国得州机场人员被吸入客机引擎后死亡</text:span>
</text:h>
      <text:p text:style-name="P4">
Author: 联合早报 (Person)</text:p>
      <text:p text:style-name="P4">
Publisher: 联合早报 (Organization)</text:p>
      <text:p text:style-name="P4">
Published Time: 2023-06-26T18:10</text:p>
      <text:p text:style-name="P4">
Modified Time: 2023-06-26T18:19</text:p>
      <text:p text:style-name="P4">
Description: 美国得克萨斯州发生机场工作人员被吸入客机引擎后死亡的事件，美国监管机构正在展开调查。美国国家运输安全委员会（NTSB）星期天（6月25日）发表声明说，达美航空一架客机星期五（23日...</text:p>
      <text:p text:style-name="P4">
Videos: []</text:p>
      <text:p text:style-name="P4">
Audios: []</text:p>
      <text:p text:style-name="P4">
Images: []</text:p>
      <text:p text:style-name="P4">
Type: NewsArticle</text:p>
      <text:p text:style-name="P4">
Breadcrumbs: ['即时', '国际']</text:p>
      <text:p text:style-name="P4">
Keywords: ['美国', '达美航空', '得克萨斯州', '意外']</text:p>
      <!--METADATA-->
      <text:p text:style-name="P4">
美国得克萨斯州发生机场工作人员被吸入客机引擎后死亡的事件，美国监管机构正在展开调查。</text:p>
      <text:p text:style-name="P4">
美国国家运输安全委员会（NTSB）星期天（6月25日）发表声明说，达美航空一架客机星期五（23日）晚上从洛杉矶飞抵得州圣安东尼奥市，正滑行至登机口时，其中一个引擎仍在运行，“一名工作人员被吸入引擎中”。</text:p>
      <text:p text:style-name="P4">
声明说：“国家运输安全委员会正在继续收集有关这起事件的信息。”</text:p>
      <text:p text:style-name="P4">
据当地媒体报道，这名工人受雇于Unifi Aviation，这家公司与达美签订了地勤业务合同。</text:p>
      <text:p text:style-name="P4">
达美航空告诉圣安东尼奥媒体，公司对星期五晚上的事件“深感悲痛”，并“正在配合当局的调查”。</text:p>
      <text:p text:style-name="P4">
Unifi Aviation也说，这是一起“悲惨事故”。“根据我们的初步调查，这起事件与Unifi的运营流程、安全程序和政策无关。”</text:p>
      <text:p text:style-name="P4">
Source: <text:a xlink:type="simple" xlink:href="https://www.zaobao.com.sg/realtime/world/story20230626-1408070" text:style-name="Internet_20_link" text:visited-style-name="Visited_20_Internet_20_Link">
https://www.zaobao.com.sg/realtime/world/story20230626-1408070</text:a>
</text:p>
      <!--NEWS-->
      <text:h text:style-name="P10" text:outline-level="1">
<text:span text:style-name="T4">
近期互翻旧账 国阵希盟同意既往不咎</text:span>
</text:h>
      <text:p text:style-name="P4">
Author: 联合早报 (Person)</text:p>
      <text:p text:style-name="P4">
Publisher: 联合早报 (Organization)</text:p>
      <text:p text:style-name="P4">
Published Time: 2023-06-26T18:41</text:p>
      <text:p text:style-name="P4">
Modified Time: 2023-06-26T18:41</text:p>
      <text:p text:style-name="P4">
Description: 马来西亚六州选举将近，同属团结政府的国民阵线（国阵）与希望联盟（希盟）近来却互相“翻旧账”，影响互信。首相安华出面斡旋安抚后，国阵主席阿末扎希与民主行动党秘书长陆兆福都同意既往不咎...</text:p>
      <text:p text:style-name="P4">
Videos: []</text:p>
      <text:p text:style-name="P4">
Audios: []</text:p>
      <text:p text:style-name="P4">
Images: []</text:p>
      <text:p text:style-name="P4">
Type: NewsArticle</text:p>
      <text:p text:style-name="P4">
Breadcrumbs: ['即时', '国际']</text:p>
      <text:p text:style-name="P4">
Keywords: ['马国六州选举', '希望联盟', '国民阵线', '安华', '阿末扎希']</text:p>
      <!--METADATA-->
      <text:p text:style-name="P4">
马来西亚 <text:a xlink:type="simple" xlink:href="https://www.zaobao.com/keywords/ma-guo-liu-zhou-xuan-ju" text:style-name="Internet_20_link" text:visited-style-name="Visited_20_Internet_20_Link">
 六州选举 </text:a>
将近，同属团结政府的国民阵线（国阵）与希望联盟（希盟）近来却互相“翻旧账”，影响互信。首相安华出面斡旋安抚后，国阵主席阿末扎希与民主行动党秘书长陆兆福都同意既往不咎，共同面对六州选举。</text:p>
      <text:p text:style-name="P4">
国阵与希盟各成员党近来针对各种“旧账”而互相指责。这包括槟州第二副首长拉玛沙米5月31日质疑马华和国大党在六州选举的号召力，引起反弹。</text:p>
      <text:p text:style-name="P4">
民行党前宣传秘书潘俭伟星期五（6月23日） <text:a xlink:type="simple" xlink:href="https://www.zaobao.com/news/sea/story20230624-1407559" text:style-name="Internet_20_link" text:visited-style-name="Visited_20_Internet_20_Link">
 指国阵、巫统和土著团结党是“贪腐联盟”</text:a>
，则引起巫统不满。马青总秘书胡伟也在星期天（25日）主张马华不要参加六州选举，也不要为来自巫统及民行党的“傲慢候选人”拉票。</text:p>
      <text:p text:style-name="P4">
阿末扎希星期一（26日）在记者会受询时，形容目前国阵与希盟的合作是历来最紧密的，因此不必理会双方一些党员的个人言论。他也促请国阵的马华、国大党与沙巴人民团结党等成员党，切勿在目前准备应付六州选举的紧张局势下，再制造任何课题。</text:p>
      <text:p text:style-name="P4">
他说，国阵成员党主要领袖都同意，不必理会个别党员的个人言论，否则将造成执政团队各政党联盟之间没有共识的负面印象。“我感谢马华、国大党和沙巴人民团结党的领导人都支持（团结政府）一致面对来临的州选。国阵和希盟之间的合作，目前是历来最好的阶段。”</text:p>
      <text:p text:style-name="P4">
民行党秘书长陆兆福星期一在另一场记者会受询时，也呼应阿末扎希的说法。陆兆福说，阿末扎希已经承诺与民行党一起面对六州选举，至于其他人的个别意见则不必理会。</text:p>
      <text:p text:style-name="P4">
Source: <text:a xlink:type="simple" xlink:href="https://www.zaobao.com.sg/realtime/world/story20230626-1408082" text:style-name="Internet_20_link" text:visited-style-name="Visited_20_Internet_20_Link">
https://www.zaobao.com.sg/realtime/world/story20230626-1408082</text:a>
</text:p>
      <!--NEWS-->
      <text:h text:style-name="P10" text:outline-level="1">
<text:span text:style-name="T4">
俄总理吁人民保持团结支持普京</text:span>
</text:h>
      <text:p text:style-name="P4">
Author: 联合早报 (Person)</text:p>
      <text:p text:style-name="P4">
Publisher: 联合早报 (Organization)</text:p>
      <text:p text:style-name="P4">
Published Time: 2023-06-26T19:39</text:p>
      <text:p text:style-name="P4">
Modified Time: 2023-06-26T19:39</text:p>
      <text:p text:style-name="P4">
Description: 俄罗斯总理米舒斯京说，俄罗斯的稳定面临挑战，必须继续团结一致，支持总统普京。路透社报道，米舒斯京星期一（6月26日）在电视转播的政府会议上呼吁，在面对西方国家破坏俄罗斯的企图时，应...</text:p>
      <text:p text:style-name="P4">
Videos: []</text:p>
      <text:p text:style-name="P4">
Audios: []</text:p>
      <text:p text:style-name="P4">
Images: []</text:p>
      <text:p text:style-name="P4">
Type: NewsArticle</text:p>
      <text:p text:style-name="P4">
Breadcrumbs: ['即时', '国际']</text:p>
      <text:p text:style-name="P4">
Keywords: ['俄罗斯', '俄罗斯兵变']</text:p>
      <!--METADATA-->
      <text:p text:style-name="P4">
俄罗斯总理米舒斯京说，俄罗斯的稳定面临挑战，必须继续团结一致，支持总统普京。</text:p>
      <text:p text:style-name="P4">
路透社报道，米舒斯京星期一（6月26日）在电视转播的政府会议上呼吁，在面对西方国家破坏俄罗斯的企图时，应该全民团结。这相信是雇佣兵组织瓦格纳集团兵变结束以来，俄罗斯高级政府官员的首次公开评论。</text:p>
      <text:p text:style-name="P4">
米舒斯京说：“在当前情况下，最主要的是确保国家的主权和独立，确保公民的安全和福祉。为此，整个社会的团结尤为重要；我们须要做为一个团队共同行动，保持所有力量的团结，支持总统。”</text:p>
      <text:p text:style-name="P4">
米舒斯京还在讲话中抨击西方国家。“正如总统所指出的，西方的整个军事、经济、信息机器几乎都在针对我们。”</text:p>
      <text:p text:style-name="P4">
Source: <text:a xlink:type="simple" xlink:href="https://www.zaobao.com.sg/realtime/world/story20230626-1408094" text:style-name="Internet_20_link" text:visited-style-name="Visited_20_Internet_20_Link">
https://www.zaobao.com.sg/realtime/world/story20230626-1408094</text:a>
</text:p>
      <!--NEWS-->
      <text:h text:style-name="P10" text:outline-level="1">
<text:span text:style-name="T4">
周一美市盘前微跌 重点谈分析师眼里的亚马逊</text:span>
</text:h>
      <text:p text:style-name="P4">
Author: 李可爱 (Person)</text:p>
      <text:p text:style-name="P4">
Publisher: 联合早报 (Organization)</text:p>
      <text:p text:style-name="P4">
Published Time: 2023-06-26T19:47</text:p>
      <text:p text:style-name="P4">
Modified Time: 2023-06-26T19:49</text:p>
      <text:p text:style-name="P4">
Description: 星期一（6月26日）重点：美国华尔街股市主要股指期货星期一（6月26日）小幅下跌。在经历了俄罗斯周末经兵变危机之后，所幸全球油价仍保持稳定。在晚上7时截稿时，标准与普尔500指数期...</text:p>
      <text:p text:style-name="P4">
Videos: []</text:p>
      <text:p text:style-name="P4">
Audios: []</text:p>
      <text:p text:style-name="P4">
Images: []</text:p>
      <text:p text:style-name="P4">
Type: NewsArticle</text:p>
      <text:p text:style-name="P4">
Breadcrumbs: ['即时', '国际']</text:p>
      <text:p text:style-name="P4">
Keywords: ['美国股市', '美市', '财经即时', '亚马逊', '今晚美市看什么']</text:p>
      <!--METADATA-->
      <text:h text:style-name="P13" text:outline-level="4">
<text:span text:style-name="T4">
星期一（6月26日）重点：</text:span>
</text:h>
      <ul>
        <li>
美国华尔街股市主要股指期货星期一（6月26日）小幅下跌。在经历了 <text:a xlink:type="simple" xlink:href="http://www.zaobao.com/realtime/world/story20230624-1407349" text:style-name="Internet_20_link" text:visited-style-name="Visited_20_Internet_20_Link">
 俄罗斯周末经兵变危机 </text:a>
 之后，所幸全球油价仍保持稳定。   * 在晚上7时截稿时，标准与普尔500指数期货微跌6.40点或0.15％，报4341.90点；纳斯达克100指数期货也跌35.10点或0.24％，报14856.40点；道琼斯指数期货则起小幅退低21.40点，报33706.00点。   * 美国联邦储备局主席鲍威尔在国会表明鹰派立场，证词中暗示未来将进一步加息。虽然他也誓言央行将谨慎行事，美国股市上星期五还是收低。其中标准与普尔500指数上星期总共下跌了1.4％，创下自今年3月初以来最差的一周表现。   * 标准与普尔500指数上星期五下跌33.56点，闭市报4348.33点。重量级的道琼斯指数则跌219.28点，闭市报33727.43点。以科技股为主的纳斯达克100指数也退低1.00％或150.84点，以14891.48点收市。   * 美国股市上星期五的交易非常活跃，交易所的总成交量是159亿3000万股，比过去20天的116亿8000万股平均成交量多。</li>
      </ul>
      <text:h text:style-name="P13" text:outline-level="4">
<text:span text:style-name="T4">
盘前交易重点：</text:span>
</text:h>
      <ul>
        <li>
《华尔街日报》援引知情人士说，国际商业机器公司（IBM）即将以约50亿美元的价格，收购软件公司Apptio。Apptio目前是归私募股权公司Vista Equity Partners所有。IBM股价在今晚盘前下跌0.85美元，截稿时报128.58美元。</li>
      </ul>
      <text:p text:style-name="P4">
国际商业机器公司即将以约50亿美元的价格，收购软件公司Apptio。（路透社）</text:p>
      <ul>
        <li>
美国“女股神”凯西伍德（Cathie Wood）旗下的方舟基金，上星期五再次进场卖出总值867万美元的特斯拉（Tesla）股票。她的基金在上个星期总共抛出了1581万美元的特斯拉股票。特斯拉股价在今晚盘前下跌5.21美元，截稿时报251.39美元。   * 被誉为全球最有价值的晶片制造商英伟达（Nvidia），公司首席执行官黄仁勋隔夜表示，英伟达“极有可能”前往欧洲展开投资。英伟达股价在今晚盘前退低0.99美元，截稿时报421.10美元。   * 星期一下文我们来看看分析师眼里的亚马逊（Amazon.com Inc）。今晚盘前该股起0.28美元，截稿时报129.61美元。   * 盘前活跃股按序：特斯拉、维珍银河（Virgin Galactic）、苹果（Apple）、Carnival Corp和英伟达。截稿时，这五只活跃股的股价起落参半。</li>
      </ul>
      <text:p text:style-name="P4">
 摩根大通说，亚马逊今年有望实现有史以来最快的配送服务。（路透社）</text:p>
      <text:h text:style-name="P13" text:outline-level="4">
<text:span text:style-name="T4">
亚马逊（Amazon.com Inc）（纳斯达克证券交易所代码：AMZN）</text:span>
</text:h>
      <text:p text:style-name="P4">
摩根大通（J.P. Morgan）分析师安穆斯（Doug Anmuth）和斯迈莱克（Bryan M.Smilek）双双大胆预测，亚马逊将在2024年取代沃尔玛（Walmart），成为美国最大的零售商。</text:p>
      <text:p text:style-name="P4">
如果这个预测成为现实，这将会是美国零售业一场革命性的巨大转变。美国零售业将转型成为一个电子商务渗透率高、交货时间短，以及会员“粘性”高的崭新零售业。摩根大通甚至还预计，今年亚马逊的商品交易总额（GrossMerchandise Volume，简称：GMV）将同比增长11.6％，达到4770亿美元。</text:p>
      <text:p text:style-name="P4">
摩根大通的这种增长预测，显示华尔街股市分析师对电子商务韧性的信心。尽管亚马逊等电商企业在疫情期间出现了大繁荣，他们在去年确实是经历了艰难的一年。</text:p>
      <text:p text:style-name="P4">
安穆斯和斯迈莱克在分析亚马逊的一份报告中说：“可能是受到宏观压力、实体零售商复苏，以及疫情后向全渠道零售的转变的影响，去年也是美国电子商务业自2009年以来，增长率首次低过10％，同比仅增长8.5％。”</text:p>
      <text:p text:style-name="P4">
今年，亚马逊的GMV不断增长，主要是因为它的杂货和服装等，原本市场渗透率不足的产品类别取得非常稳健增长，而且它的快速配送服务也越来越是业内的亮点。亚马逊今年还有望实现有史以来最快的配送服务。</text:p>
      <text:p text:style-name="P4">
另外，摩根大通也预测，到今年底，亚马逊全球将有约3亿名Prime会员。在2021年，亚马逊在全球拥有超过2亿名Prime会员。换言之，这短短两年里的增幅确实是令人刮目相看的。</text:p>
      <text:p text:style-name="P4">
除了有庞大的会员之外，亚马逊在电子商务市场上也拥有巨大的控制力。摩根大通分析师预计，到今年底，该公司的电子商务市场份额将达到42.2％，同比增长106个基点。</text:p>
      <text:p text:style-name="P4">
在Tipranks的38名分析师都相当看好亚马逊股。其中就有37名给予亚马逊股“买进”的评级，一名给予“持守”的评级，而一年期限平均目标价是139.80美元。</text:p>
      <text:p text:style-name="P4">
Source: <text:a xlink:type="simple" xlink:href="https://www.zaobao.com.sg/realtime/world/story20230626-1408096" text:style-name="Internet_20_link" text:visited-style-name="Visited_20_Internet_20_Link">
https://www.zaobao.com.sg/realtime/world/story20230626-1408096</text:a>
</text:p>
      <!--NEWS-->
      <text:h text:style-name="P10" text:outline-level="1">
<text:span text:style-name="T4">
北约：瓦格纳兵变表明俄战略错误</text:span>
</text:h>
      <text:p text:style-name="P4">
Author: 联合早报 (Person)</text:p>
      <text:p text:style-name="P4">
Publisher: 联合早报 (Organization)</text:p>
      <text:p text:style-name="P4">
Published Time: 2023-06-26T20:47</text:p>
      <text:p text:style-name="P4">
Modified Time: 2023-06-26T20:47</text:p>
      <text:p text:style-name="P4">
Description: 北约秘书长斯托尔滕贝格说，瓦格纳雇佣兵组织周末的兵变表明，俄罗斯在对乌克兰发动战争方面犯下了严重的战略错误。路透社报道，斯托尔滕贝格星期一（6月26日）在访问立陶宛首都维尔纽斯时对...</text:p>
      <text:p text:style-name="P4">
Videos: []</text:p>
      <text:p text:style-name="P4">
Audios: []</text:p>
      <text:p text:style-name="P4">
Images: []</text:p>
      <text:p text:style-name="P4">
Type: NewsArticle</text:p>
      <text:p text:style-name="P4">
Breadcrumbs: ['即时', '国际']</text:p>
      <text:p text:style-name="P4">
Keywords: ['俄罗斯兵变', '北约']</text:p>
      <!--METADATA-->
      <text:p text:style-name="P4">
北约秘书长斯托尔滕贝格说，瓦格纳雇佣兵组织周末的 <text:a xlink:type="simple" xlink:href="https://www.zaobao.com/keywords/e-luo-si-bing-bian" text:style-name="Internet_20_link" text:visited-style-name="Visited_20_Internet_20_Link">
 兵变 </text:a>
 表明，俄罗斯在对乌克兰发动战争方面犯下了严重的战略错误。</text:p>
      <text:p text:style-name="P4">
路透社报道，斯托尔滕贝格星期一（6月26日）在访问立陶宛首都维尔纽斯时对记者说：“周末发生的事件是俄罗斯的内部事务，再次表明普京总统非法吞并克里米亚和对乌克兰发动战争所犯的重大战略错误。”</text:p>
      <text:p text:style-name="P4">
普里戈任星期六（24日）白天一路北上向莫斯科挺进，然而当天晚上却出现戏剧性转折，在白罗斯总统卢卡申科斡旋下，普里戈任同意停止挥军莫斯科，流亡白罗斯。作为交换，普里戈任和瓦格纳集团战士获保证人身安全。</text:p>
      <text:p text:style-name="P4">
斯托尔滕贝格说，北约正在监测白罗斯的局势，并再次谴责莫斯科宣布在那里部署核武器。“我们没有看到任何迹象显示，俄罗斯准备使用核武器，但北约将保持警惕。”他还说，北约的威慑力足以在一个“更危险的世界”中保护人民的安全。斯托尔滕贝格同时向乌克兰保证北约的持续支持。</text:p>
      <text:p text:style-name="P4">
Source: <text:a xlink:type="simple" xlink:href="https://www.zaobao.com.sg/realtime/world/story20230626-1408110" text:style-name="Internet_20_link" text:visited-style-name="Visited_20_Internet_20_Link">
https://www.zaobao.com.sg/realtime/world/story20230626-1408110</text:a>
</text:p>
      <!--NEWS-->
      <text:h text:style-name="P10" text:outline-level="1">
<text:span text:style-name="T4">
瓦格纳兵变后，被普里戈津骂惨的俄防长邵伊古首次公开露面</text:span>
</text:h>
      <text:p text:style-name="P4">
Author: chinese@voanews.com (美国之音)</text:p>
      <text:p text:style-name="P4">
Publisher: 美国之音中文网 (Type: NewsMediaOrganization)</text:p>
      <text:p text:style-name="P4">
Published Time: 2023-06-26T22:21:54+08:00</text:p>
      <text:p text:style-name="P4">
Modified Time: 2023-06-26 14:21:54Z</text:p>
      <text:p text:style-name="P4">
Description: 在俄罗斯经历了瓦格纳雇佣军集团兵变这一几十年来最严重的政治危机后，一年多来一直受普里戈津诟病和指责指挥乌克兰战争不利的俄罗斯国防部长邵伊古（Sergei Shoigu），星期一（6月26日）在乌克兰视察俄军的一个视频中首次公开露面。俄罗斯媒体猜测邵伊古和其他军方精英已经失去普京信任并可能遭撤换后，这个视频显然意图对外展示秩序井然。</text:p>
      <text:p text:style-name="P4">
Videos: []</text:p>
      <text:p text:style-name="P4">
Images: []</text:p>
      <text:p text:style-name="P4">
Categories: ['欧洲', '军事', '乌克兰局势']</text:p>
      <text:p text:style-name="P4">
Type: None</text:p>
      <!--METADATA-->
      <text:p text:style-name="P4">
NoneNone</text:p>
      <text:p text:style-name="P4">
Source: <text:a xlink:type="simple" xlink:href="https://www.voachinese.com/a/russian-defense-minister-makes-first-public-appearance-since-mercenary-revolt-as-uncertainty-swirls-20230626/7152959.html" text:style-name="Internet_20_link" text:visited-style-name="Visited_20_Internet_20_Link">
https://www.voachinese.com/a/russian-defense-minister-makes-first-public-appearance-since-mercenary-revolt-as-uncertainty-swirls-20230626/7152959.html</text:a>
</text:p>
      <!--NEWS-->
      <text:h text:style-name="P10" text:outline-level="1">
<text:span text:style-name="T4">
为加强北约东部防御 德国准备在立陶宛永久驻军</text:span>
</text:h>
      <text:p text:style-name="P4">
Author: 联合早报 (Person)</text:p>
      <text:p text:style-name="P4">
Publisher: 联合早报 (Organization)</text:p>
      <text:p text:style-name="P4">
Published Time: 2023-06-26T22:31</text:p>
      <text:p text:style-name="P4">
Modified Time: 2023-06-26T22:31</text:p>
      <text:p text:style-name="P4">
Description: 德国准备在立陶宛永久部署一支约4000人的陆军旅，以配合北约在俄罗斯入侵乌克兰之后要加强东翼防御的计划。路透社报道，德国国防部长皮斯托瑞斯星期一（6月26日）访问立陶宛首都维尔纽斯...</text:p>
      <text:p text:style-name="P4">
Videos: []</text:p>
      <text:p text:style-name="P4">
Audios: []</text:p>
      <text:p text:style-name="P4">
Images: []</text:p>
      <text:p text:style-name="P4">
Type: NewsArticle</text:p>
      <text:p text:style-name="P4">
Breadcrumbs: ['即时', '国际']</text:p>
      <text:p text:style-name="P4">
Keywords: ['德国', '立陶宛']</text:p>
      <!--METADATA-->
      <text:p text:style-name="P4">
德国准备在立陶宛永久部署一支约4000人的陆军旅，以配合北约在俄罗斯入侵乌克兰之后要加强东翼防御的计划。</text:p>
      <text:p text:style-name="P4">
路透社报道，德国国防部长皮斯托瑞斯星期一（6月26日）访问立陶宛首都维尔纽斯时告诉记者：“做为北约成员国和欧洲最大经济体，德国恪守承诺，捍卫东翼。”</text:p>
      <text:p text:style-name="P4">
皮斯托瑞斯没有给出驻军的具体时间，但表明驻军的先决条件是，必要的基础设施必须到位。德国曾说，立陶宛须要几年的时间才能建好驻军所需的军营、家属住房区、仓库和足够的训练场地。</text:p>
      <text:p text:style-name="P4">
皮斯托瑞斯强调，这样的部署不可能在几个月内完成，而且必须配合北约的计划。</text:p>
      <text:p text:style-name="P4">
立陶宛总统瑙塞达说，他的目标是基础设施最迟2026年到位。</text:p>
      <text:p text:style-name="P4">
Source: <text:a xlink:type="simple" xlink:href="https://www.zaobao.com.sg/realtime/world/story20230626-1408132" text:style-name="Internet_20_link" text:visited-style-name="Visited_20_Internet_20_Link">
https://www.zaobao.com.sg/realtime/world/story20230626-1408132</text:a>
</text:p>
      <!--NEWS-->
      <text:h text:style-name="P10" text:outline-level="1">
<text:span text:style-name="T4">
俄罗斯兵变虽落幕，但闹剧险让全球经济陷入进一步困境</text:span>
</text:h>
      <text:p text:style-name="P4">
Author: chinese@voanews.com (松仁)</text:p>
      <text:p text:style-name="P4">
Publisher: 美国之音中文网 (Type: NewsMediaOrganization)</text:p>
      <text:p text:style-name="P4">
Published Time: 2023-06-26T22:35:58+08:00</text:p>
      <text:p text:style-name="P4">
Modified Time: 2023-06-26 14:35:58Z</text:p>
      <text:p text:style-name="P4">
Description: 在经历了周末俄罗斯发生的瓦格纳雇佣军兵变惊魂之后，莫斯科街头星期一（6月26日）出奇地平静，而全球金融市场星期一的基本反应也是平静。</text:p>
      <text:p text:style-name="P4">
Videos: []</text:p>
      <text:p text:style-name="P4">
Images: []</text:p>
      <text:p text:style-name="P4">
Categories: ['经济·金融·贸易', '欧洲', '乌克兰局势']</text:p>
      <text:p text:style-name="P4">
Type: None</text:p>
      <!--METADATA-->
      <text:p text:style-name="P4">
NoneNone</text:p>
      <text:p text:style-name="P4">
Source: <text:a xlink:type="simple" xlink:href="https://www.voachinese.com/a/world-markets-calm-after-russia-drama-20230626/7153065.html" text:style-name="Internet_20_link" text:visited-style-name="Visited_20_Internet_20_Link">
https://www.voachinese.com/a/world-markets-calm-after-russia-drama-20230626/7153065.html</text:a>
</text:p>
      <!--NEWS-->
      <text:h text:style-name="P10" text:outline-level="1">
<text:span text:style-name="T4">
新西兰总理访华军用座机太不可靠，新空军出动备用机伴飞遭非议</text:span>
</text:h>
      <text:p text:style-name="P4">
Author: chinese@voanews.com (松仁)</text:p>
      <text:p text:style-name="P4">
Publisher: 美国之音中文网 (Type: NewsMediaOrganization)</text:p>
      <text:p text:style-name="P4">
Published Time: 2023-06-26T23:29:45+08:00</text:p>
      <text:p text:style-name="P4">
Modified Time: 2023-06-26 17:25:48Z</text:p>
      <text:p text:style-name="P4">
Description: 新西兰总理克里斯·希普金斯（Chris Hipkins）星期一（6月26日）抵达北京，展开对中国的正式访问。但是他所率领的代表团前往北京所搭乘的新西兰皇家空军的一架军机是如此的不可靠，军方还不得不出动另一架备份军机伴飞以应对不时之需。</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new-zealand-pm-sparks-row-after-flying-to-china-with-backup-plane-20230626/7153090.html" text:style-name="Internet_20_link" text:visited-style-name="Visited_20_Internet_20_Link">
https://www.voachinese.com/a/new-zealand-pm-sparks-row-after-flying-to-china-with-backup-plane-20230626/7153090.html</text:a>
</text:p>
      <!--NEWS-->
      <text:h text:style-name="P10" text:outline-level="1">
<text:span text:style-name="T4">
美国最高法院的大裁决即将到来</text:span>
</text:h>
      <text:p text:style-name="P4">
Author: chinese@voanews.com (美国之音)</text:p>
      <text:p text:style-name="P4">
Publisher: 美国之音中文网 (Type: NewsMediaOrganization)</text:p>
      <text:p text:style-name="P4">
Published Time: 2023-06-26T23:37:37+08:00</text:p>
      <text:p text:style-name="P4">
Modified Time: 2023-06-26 15:37:37Z</text:p>
      <text:p text:style-name="P4">
Description: 美国最高法院正准备对本任期内一些最大的案件做出裁决。高等法院还有10项意见需要在下周法官们开始暑假之前发布。像往常一样，最后发布的意见涵盖了一些最具争议的问题，包括平权运动、学生贷款和同性恋权利。</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the-supreme-court-s-biggest-decisions-on-affirmative-action-student-loans-and-gay-rights-are-coming-20230626/7153074.html" text:style-name="Internet_20_link" text:visited-style-name="Visited_20_Internet_20_Link">
https://www.voachinese.com/a/the-supreme-court-s-biggest-decisions-on-affirmative-action-student-loans-and-gay-rights-are-coming-20230626/7153074.html</text:a>
</text:p>
      <!--NEWS-->
      <text:h text:style-name="P10" text:outline-level="1">
<text:span text:style-name="T4">
普里戈任：发动兵变为自救和抗议 不为推翻政府</text:span>
</text:h>
      <text:p text:style-name="P4">
Author: 联合早报 (Person)</text:p>
      <text:p text:style-name="P4">
Publisher: 联合早报 (Organization)</text:p>
      <text:p text:style-name="P4">
Published Time: 2023-06-26T23:51</text:p>
      <text:p text:style-name="P4">
Modified Time: 2023-06-26T23:52</text:p>
      <text:p text:style-name="P4">
Description: 俄罗斯雇佣兵组织瓦格纳集团首脑普里戈任在结束兵变后首次发言称，瓦格纳向莫斯科行军是为了自救，同时对乌克兰战事进行的无效方式表达抗议，而不是为了推翻俄领导层。普里戈任星期一（6月26...</text:p>
      <text:p text:style-name="P4">
Videos: []</text:p>
      <text:p text:style-name="P4">
Audios: []</text:p>
      <text:p text:style-name="P4">
Images: []</text:p>
      <text:p text:style-name="P4">
Type: NewsArticle</text:p>
      <text:p text:style-name="P4">
Breadcrumbs: ['即时', '国际']</text:p>
      <text:p text:style-name="P4">
Keywords: ['俄罗斯', '俄罗斯兵变', '俄乌战争']</text:p>
      <!--METADATA-->
      <text:p text:style-name="P4">
俄罗斯雇佣兵组织瓦格纳集团首脑普里戈任在结束 <text:a xlink:type="simple" xlink:href="http://www.zaobao.com/keywords/e-luo-si-bing-bian" text:style-name="Internet_20_link" text:visited-style-name="Visited_20_Internet_20_Link">
 兵变 </text:a>
 后首次发言称，瓦格纳向莫斯科行军是为了自救，同时对乌克兰战事进行的无效方式表达抗议，而不是为了推翻俄领导层。</text:p>
      <text:p text:style-name="P4">
普里戈任星期一（6月26日）通过Telegram应用发布11分钟的音频说，俄罗斯国防部长绍伊古此前下令所有志愿兵团与俄国防部签约，而到签约截止的7月1日，瓦格纳集团将不复存在。</text:p>
      <text:p text:style-name="P4">
他也说，瓦格纳部队决定结束兵变，调头返回营地，是要避免让俄罗斯士兵流血。</text:p>
      <text:p text:style-name="P4">
瓦格纳上星期五（23日）发动兵变。经白罗斯总统卢卡申科斡旋，普里戈任星期六（24日）同意，停止挥军莫斯科并流亡白罗斯。</text:p>
      <text:p text:style-name="P4">
不过，普里戈任星期六撤离罗斯托夫俄军总部后便行踪不明。他也没有在最新发布的音频中说明自己身在何处。</text:p>
      <text:p text:style-name="P4">
Source: <text:a xlink:type="simple" xlink:href="https://www.zaobao.com.sg/realtime/world/story20230626-1408158" text:style-name="Internet_20_link" text:visited-style-name="Visited_20_Internet_20_Link">
https://www.zaobao.com.sg/realtime/world/story20230626-1408158</text:a>
</text:p>
      <!--NEWS-->
      <text:h text:style-name="P10" text:outline-level="1">
<text:span text:style-name="T4">
在岸人民币周一急跌、携离岸再创近7个月新低 (Free Version)</text:span>
</text:h>
      <text:p text:style-name="P4">
Author: None</text:p>
      <text:p text:style-name="P4">
Publisher: 华尔街日报中文网</text:p>
      <text:p text:style-name="P4">
Published Time: 2023-06-26T3:50:00.000Z</text:p>
      <text:p text:style-name="P4">
Modified Time: 2023-06-26T08:50:00.000Z</text:p>
      <text:p text:style-name="P4">
Created Time: 2023-06-26T07:44:00.000Z</text:p>
      <text:p text:style-name="P4">
Description: 随美元指数连续两日急弹，在岸人民币兑美元周一暴跌，节日期间多重利空齐发，避险情绪也在不断升温。</text:p>
      <text:p text:style-name="P4">
Images: []</text:p>
      <text:p text:style-name="P4">
Categories: ['金融市场']</text:p>
      <text:p text:style-name="P4">
Keywords: SYND</text:p>
      <text:p text:style-name="P4">
Type: Article</text:p>
      <!--METADATA-->
      <text:p text:style-name="P4">
随着美元指数连续两日急弹，在岸人民币兑美元周一暴跌，节日期间多重利空齐发，避险情绪也在不断升温。</text:p>
      <text:p text:style-name="P4">
Source: <text:a xlink:type="simple" xlink:href="https://cn.wsj.com/articles/%E5%9C%A8%E5%B2%B8%E4%BA%BA%E6%B0%91%E5%B8%81%E5%91%A8%E4%B8%80%E6%80%A5%E8%B7%8C-%E6%90%BA%E7%A6%BB%E5%B2%B8%E5%86%8D%E5%88%9B%E8%BF%917%E4%B8%AA%E6%9C%88%E6%96%B0%E4%BD%8E-65a58bef" text:style-name="Internet_20_link" text:visited-style-name="Visited_20_Internet_20_Link">
https://cn.wsj.com/articles/%E5%9C%A8%E5%B2%B8%E4%BA%BA%E6%B0%91%E5%B8%81%E5%91%A8%E4%B8%80%E6%80%A5%E8%B7%8C-%E6%90%BA%E7%A6%BB%E5%B2%B8%E5%86%8D%E5%88%9B%E8%BF%917%E4%B8%AA%E6%9C%88%E6%96%B0%E4%BD%8E-65a58bef</text:a>
</text:p>
      <!--NEWS-->
      <text:h text:style-name="P10" text:outline-level="1">
<text:span text:style-name="T4">
日本拟助亚细安构建气象灾害预警系统</text:span>
</text:h>
      <text:p text:style-name="P4">
Author: 联合早报 (Person)</text:p>
      <text:p text:style-name="P4">
Publisher: 联合早报 (Organization)</text:p>
      <text:p text:style-name="P4">
Published Time: 2023-06-27T00:17</text:p>
      <text:p text:style-name="P4">
Modified Time: 2023-06-27T00:17</text:p>
      <text:p text:style-name="P4">
Description: 日本计划协助亚细安国家构建气象灾害预警系统。共同社星期一（6月26日）报道，日本环境部计划在亚太地区支援构建利用卫星数据等减轻气象灾害的“预警系统”，到2025年推广至亚细安的过半...</text:p>
      <text:p text:style-name="P4">
Videos: []</text:p>
      <text:p text:style-name="P4">
Audios: []</text:p>
      <text:p text:style-name="P4">
Images: []</text:p>
      <text:p text:style-name="P4">
Type: NewsArticle</text:p>
      <text:p text:style-name="P4">
Breadcrumbs: ['即时', '国际']</text:p>
      <text:p text:style-name="P4">
Keywords: ['日本', '亚细安']</text:p>
      <!--METADATA-->
      <text:p text:style-name="P4">
日本计划协助亚细安国家构建气象灾害预警系统。</text:p>
      <text:p text:style-name="P4">
共同社星期一（6月26日）报道，日本环境部计划在亚太地区支援构建利用卫星数据等减轻气象灾害的“预警系统”，到2025年推广至亚细安的过半数国家。</text:p>
      <text:p text:style-name="P4">
全球变暖导致暴雨、热浪等异常气象风险日益严峻，此举可帮助应对能力较弱的发展中国家减少损失。</text:p>
      <text:p text:style-name="P4">
日本政府计划让日企参与这一项目，成立由气象预报服务、财产保险等约50家企业参与的官民合作磋商会，对当地的需求进行调查并建立商业模式。</text:p>
      <text:p text:style-name="P4">
预警系统将利用卫星等事先告知气象灾害风险，以确保地区居民的安全并减轻工业损失。</text:p>
      <text:p text:style-name="P4">
Source: <text:a xlink:type="simple" xlink:href="https://www.zaobao.com.sg/realtime/world/story20230627-1408162" text:style-name="Internet_20_link" text:visited-style-name="Visited_20_Internet_20_Link">
https://www.zaobao.com.sg/realtime/world/story20230627-1408162</text:a>
</text:p>
      <!--NEWS-->
      <text:h text:style-name="P10" text:outline-level="1">
<text:span text:style-name="T4">
美中恢复高层会谈之际 观察人士: 习近平的“极限思维”恐再添“灰色地带冲突”</text:span>
</text:h>
      <text:p text:style-name="P4">
Author: chinese@voanews.com (朱易)</text:p>
      <text:p text:style-name="P4">
Publisher: 美国之音中文网 (Type: NewsMediaOrganization)</text:p>
      <text:p text:style-name="P4">
Published Time: 2023-06-27T02:04:42+08:00</text:p>
      <text:p text:style-name="P4">
Modified Time: 2023-06-26 18:04:42Z</text:p>
      <text:p text:style-name="P4">
Description: 美国国务卿布林肯与中国国家主席习近平高调进行“布习会”后，美中两大强权未来将如何修补关系成为一周来各界关注的议题。对此，观察人士警告，习近平5月底提出的“极限思维”源自毛泽东时代，是一个带有“化被动为主动、制造极端”的策略，应用在未来的对美国外交上，恐代表中共将策动一连串“灰色地带冲突”，以争取对美国的政治胜利。</text:p>
      <text:p text:style-name="P4">
Videos: []</text:p>
      <text:p text:style-name="P4">
Images: []</text:p>
      <text:p text:style-name="P4">
Categories: ['美中关系', '中国', '台湾']</text:p>
      <text:p text:style-name="P4">
Type: None</text:p>
      <!--METADATA-->
      <text:p text:style-name="P4">
NoneNone</text:p>
      <text:p text:style-name="P4">
Source: <text:a xlink:type="simple" xlink:href="https://www.voachinese.com/a/xi-jinping-urges-to-prepare-china-for-the-extreme-scenarios-20230626/7153536.html" text:style-name="Internet_20_link" text:visited-style-name="Visited_20_Internet_20_Link">
https://www.voachinese.com/a/xi-jinping-urges-to-prepare-china-for-the-extreme-scenarios-20230626/7153536.html</text:a>
</text:p>
      <!--NEWS-->
      <text:h text:style-name="P10" text:outline-level="1">
<text:span text:style-name="T4">
黄浦江封: 瓦格纳兵变冲击中国 敲响个人威权体制丧钟</text:span>
</text:h>
      <text:p text:style-name="P4">
Author: chinese@voanews.com (江枫)</text:p>
      <text:p text:style-name="P4">
Publisher: 美国之音中文网 (Type: NewsMediaOrganization)</text:p>
      <text:p text:style-name="P4">
Published Time: 2023-06-27T02:23:09+08:00</text:p>
      <text:p text:style-name="P4">
Modified Time: 2023-06-26 18:25:45Z</text:p>
      <text:p text:style-name="P4">
Description: 在俄乌战争进行到将近500天的时候，战场的压力和战局的无望最终转为一场兵变。这就是上周末发生的瓦格纳兵变。虽然这场兵变持续不到24小时就被瓦解，但是兵锋所向逼近了莫斯科，也穿透了普京的神话和铠甲。几乎所有人都看到了普京政权的虚弱和战争终局的到来，在国际社会齐聚伦敦商讨乌克兰战后重建之后，国际媒体和观察家们都开始讨论普京的命运。</text:p>
      <text:p text:style-name="P4">
Videos: []</text:p>
      <text:p text:style-name="P4">
Images: []</text:p>
      <text:p text:style-name="P4">
Categories: ['特约时评', '欧洲', '军事', '乌克兰局势']</text:p>
      <text:p text:style-name="P4">
Type: None</text:p>
      <!--METADATA-->
      <text:p text:style-name="P4">
NoneNone</text:p>
      <text:p text:style-name="P4">
Source: <text:a xlink:type="simple" xlink:href="https://www.voachinese.com/a/wagner-coup-20230626/7153558.html" text:style-name="Internet_20_link" text:visited-style-name="Visited_20_Internet_20_Link">
https://www.voachinese.com/a/wagner-coup-20230626/7153558.html</text:a>
</text:p>
      <!--NEWS-->
      <text:h text:style-name="P10" text:outline-level="1">
<text:span text:style-name="T4">
德国、法国和意大利达成原材料合作协议</text:span>
</text:h>
      <text:p text:style-name="P4">
Author: chinese@voanews.com (美国之音)</text:p>
      <text:p text:style-name="P4">
Publisher: 美国之音中文网 (Type: NewsMediaOrganization)</text:p>
      <text:p text:style-name="P4">
Published Time: 2023-06-27T04:30:03+08:00</text:p>
      <text:p text:style-name="P4">
Modified Time: 2023-06-26 20:30:03Z</text:p>
      <text:p text:style-name="P4">
Description: 德国，法国和意大利周一（6月26日）表示，鉴于欧洲寻求减少对中国等国家进口的依赖，它们将在原材料采购方面进行更密切的合作。</text:p>
      <text:p text:style-name="P4">
Videos: []</text:p>
      <text:p text:style-name="P4">
Images: []</text:p>
      <text:p text:style-name="P4">
Categories: ['欧洲', '经济·金融·贸易', '中国', '科技']</text:p>
      <text:p text:style-name="P4">
Type: None</text:p>
      <!--METADATA-->
      <text:p text:style-name="P4">
NoneNone</text:p>
      <text:p text:style-name="P4">
Source: <text:a xlink:type="simple" xlink:href="https://www.voachinese.com/a/germany-france-and-italy-agree-raw-materials-cooperation-20230626/7153744.html" text:style-name="Internet_20_link" text:visited-style-name="Visited_20_Internet_20_Link">
https://www.voachinese.com/a/germany-france-and-italy-agree-raw-materials-cooperation-20230626/7153744.html</text:a>
</text:p>
      <!--NEWS-->
      <text:h text:style-name="P10" text:outline-level="1">
<text:span text:style-name="T4">
巴基斯坦军方：102名前总理汗的支持者在军事法庭受审</text:span>
</text:h>
      <text:p text:style-name="P4">
Author: chinese@voanews.com (古尔)</text:p>
      <text:p text:style-name="P4">
Publisher: 美国之音中文网 (Type: NewsMediaOrganization)</text:p>
      <text:p text:style-name="P4">
Published Time: 2023-06-27T05:05:31+08:00</text:p>
      <text:p text:style-name="P4">
Modified Time: 2023-06-26 21:05:31Z</text:p>
      <text:p text:style-name="P4">
Description: 巴基斯坦军方星期一透露，一百多人因参与上月全国各地暴力抗议突然逮捕前总理伊姆兰·汗（Imran Khan）而在军事法庭被起诉。</text:p>
      <text:p text:style-name="P4">
Videos: []</text:p>
      <text:p text:style-name="P4">
Images: []</text:p>
      <text:p text:style-name="P4">
Categories: ['亚太', '人权', '法律', '军事']</text:p>
      <text:p text:style-name="P4">
Type: None</text:p>
      <!--METADATA-->
      <text:p text:style-name="P4">
NoneNone</text:p>
      <text:p text:style-name="P4">
Source: <text:a xlink:type="simple" xlink:href="https://www.voachinese.com/a/pakistan-military-courts-trials-20230626/7153756.html" text:style-name="Internet_20_link" text:visited-style-name="Visited_20_Internet_20_Link">
https://www.voachinese.com/a/pakistan-military-courts-trials-20230626/7153756.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